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2264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9.8752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17.9665in"/>
    </style:style>
    <style:style style:name="co10" style:family="table-column">
      <style:table-column-properties fo:break-before="auto" style:column-width="7.2346in"/>
    </style:style>
    <style:style style:name="co11" style:family="table-column">
      <style:table-column-properties fo:break-before="auto" style:column-width="10.0146in"/>
    </style:style>
    <style:style style:name="co12" style:family="table-column">
      <style:table-column-properties fo:break-before="auto" style:column-width="9.6283in"/>
    </style:style>
    <style:style style:name="co13" style:family="table-column">
      <style:table-column-properties fo:break-before="auto" style:column-width="6.1925in"/>
    </style:style>
    <style:style style:name="co14" style:family="table-column">
      <style:table-column-properties fo:break-before="auto" style:column-width="6.5165in"/>
    </style:style>
    <style:style style:name="co15" style:family="table-column">
      <style:table-column-properties fo:break-before="auto" style:column-width="3.5598in"/>
    </style:style>
    <style:style style:name="co16" style:family="table-column">
      <style:table-column-properties fo:break-before="auto" style:column-width="3.7992in"/>
    </style:style>
    <style:style style:name="co17" style:family="table-column">
      <style:table-column-properties fo:break-before="auto" style:column-width="3.0811in"/>
    </style:style>
    <style:style style:name="co18" style:family="table-column">
      <style:table-column-properties fo:break-before="auto" style:column-width="3.1429in"/>
    </style:style>
    <style:style style:name="co19" style:family="table-column">
      <style:table-column-properties fo:break-before="auto" style:column-width="4.5717in"/>
    </style:style>
    <style:style style:name="co20" style:family="table-column">
      <style:table-column-properties fo:break-before="auto" style:column-width="3.8071in"/>
    </style:style>
    <style:style style:name="co21" style:family="table-column">
      <style:table-column-properties fo:break-before="auto" style:column-width="3.0043in"/>
    </style:style>
    <style:style style:name="co22" style:family="table-column">
      <style:table-column-properties fo:break-before="auto" style:column-width="5.6835in"/>
    </style:style>
    <style:style style:name="co23" style:family="table-column">
      <style:table-column-properties fo:break-before="auto" style:column-width="4.7181in"/>
    </style:style>
    <style:style style:name="co24" style:family="table-column">
      <style:table-column-properties fo:break-before="auto" style:column-width="1.5217in"/>
    </style:style>
    <style:style style:name="co25" style:family="table-column">
      <style:table-column-properties fo:break-before="auto" style:column-width="1.0665in"/>
    </style:style>
    <style:style style:name="co26" style:family="table-column">
      <style:table-column-properties fo:break-before="auto" style:column-width="3.228in"/>
    </style:style>
    <style:style style:name="co27" style:family="table-column">
      <style:table-column-properties fo:break-before="auto" style:column-width="2.4252in"/>
    </style:style>
    <style:style style:name="co28" style:family="table-column">
      <style:table-column-properties fo:break-before="auto" style:column-width="2.1008in"/>
    </style:style>
    <style:style style:name="co29" style:family="table-column">
      <style:table-column-properties fo:break-before="auto" style:column-width="1.5917in"/>
    </style:style>
    <style:style style:name="co30" style:family="table-column">
      <style:table-column-properties fo:break-before="auto" style:column-width="1.8772in"/>
    </style:style>
    <style:style style:name="co31" style:family="table-column">
      <style:table-column-properties fo:break-before="auto" style:column-width="0.9193in"/>
    </style:style>
    <style:style style:name="co32" style:family="table-column">
      <style:table-column-properties fo:break-before="auto" style:column-width="0.9118in"/>
    </style:style>
    <style:style style:name="co33" style:family="table-column">
      <style:table-column-properties fo:break-before="auto" style:column-width="2.7339in"/>
    </style:style>
    <style:style style:name="co34" style:family="table-column">
      <style:table-column-properties fo:break-before="auto" style:column-width="1.028in"/>
    </style:style>
    <style:style style:name="co35" style:family="table-column">
      <style:table-column-properties fo:break-before="auto" style:column-width="2.0311in"/>
    </style:style>
    <style:style style:name="co36" style:family="table-column">
      <style:table-column-properties fo:break-before="auto" style:column-width="1.2437in"/>
    </style:style>
    <style:style style:name="co37" style:family="table-column">
      <style:table-column-properties fo:break-before="auto" style:column-width="1.0583in"/>
    </style:style>
    <style:style style:name="co38" style:family="table-column">
      <style:table-column-properties fo:break-before="auto" style:column-width="0.5953in"/>
    </style:style>
    <style:style style:name="co39" style:family="table-column">
      <style:table-column-properties fo:break-before="auto" style:column-width="0.7189in"/>
    </style:style>
    <style:style style:name="co40" style:family="table-column">
      <style:table-column-properties fo:break-before="auto" style:column-width="1.0354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1.1047in"/>
    </style:style>
    <style:style style:name="co44" style:family="table-column">
      <style:table-column-properties fo:break-before="auto" style:column-width="0.572in"/>
    </style:style>
    <style:style style:name="co45" style:family="table-column">
      <style:table-column-properties fo:break-before="auto" style:column-width="1.8846in"/>
    </style:style>
    <style:style style:name="co47" style:family="table-column">
      <style:table-column-properties fo:break-before="auto" style:column-width="0.4717in"/>
    </style:style>
    <style:style style:name="co48" style:family="table-column">
      <style:table-column-properties fo:break-before="auto" style:column-width="0.7728in"/>
    </style:style>
    <style:style style:name="co49" style:family="table-column">
      <style:table-column-properties fo:break-before="auto" style:column-width="0.263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9" table:number-columns-repeated="2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0&amp;&quot;,&quot;&quot;text&quot;&quot;:&quot;&quot;&quot;&amp;[.K2]&amp;&quot;&quot;&quot;},&quot;;&quot;&quot;) &amp;IF([.L2]&gt;0;&quot;{&quot;&quot;value&quot;&quot;:&quot;&amp;COLUMN([.L2])-10&amp;&quot;,&quot;&quot;text&quot;&quot;:&quot;&quot;&quot;&amp;[.L2]&amp;&quot;&quot;&quot;},&quot;;&quot;&quot;) &amp;IF([.M2]&gt;0;&quot;{&quot;&quot;value&quot;&quot;:&quot;&amp;COLUMN([.M2])-10&amp;&quot;,&quot;&quot;text&quot;&quot;:&quot;&quot;&quot;&amp;[.M2]&amp;&quot;&quot;&quot;},&quot;;&quot;&quot;) &amp;IF([.N2]&gt;0;&quot;{&quot;&quot;value&quot;&quot;:&quot;&amp;COLUMN([.N2])-10&amp;&quot;,&quot;&quot;text&quot;&quot;:&quot;&quot;&quot;&amp;[.N2]&amp;&quot;&quot;&quot;},&quot;;&quot;&quot;) &amp;IF([.O2]&gt;0;&quot;{&quot;&quot;value&quot;&quot;:&quot;&amp;COLUMN([.O2])-10&amp;&quot;,&quot;&quot;text&quot;&quot;:&quot;&quot;&quot;&amp;[.O2]&amp;&quot;&quot;&quot;},&quot;;&quot;&quot;) &amp;IF([.P2]&gt;0;&quot;{&quot;&quot;value&quot;&quot;:&quot;&amp;COLUMN([.P2])-10&amp;&quot;,&quot;&quot;text&quot;&quot;:&quot;&quot;&quot;&amp;[.P2]&amp;&quot;&quot;&quot;},&quot;;&quot;&quot;) &amp;IF([.Q2]&gt;0;&quot;{&quot;&quot;value&quot;&quot;:&quot;&amp;COLUMN([.Q2])-10&amp;&quot;,&quot;&quot;text&quot;&quot;:&quot;&quot;&quot;&amp;[.Q2]&amp;&quot;&quot;&quot;},&quot;;&quot;&quot;) &amp;IF([.R2]&gt;0;&quot;{&quot;&quot;value&quot;&quot;:&quot;&amp;COLUMN([.R2])-10&amp;&quot;,&quot;&quot;text&quot;&quot;:&quot;&quot;&quot;&amp;[.R2]&amp;&quot;&quot;&quot;},&quot;;&quot;&quot;) &amp;IF([.S2]&gt;0;&quot;{&quot;&quot;value&quot;&quot;:&quot;&amp;COLUMN([.S2])-10&amp;&quot;,&quot;&quot;text&quot;&quot;:&quot;&quot;&quot;&amp;[.S2]&amp;&quot;&quot;&quot;},&quot;;&quot;&quot;) &amp;IF([.T2]&gt;0;&quot;{&quot;&quot;value&quot;&quot;:&quot;&amp;COLUMN([.T2])-10&amp;&quot;,&quot;&quot;text&quot;&quot;:&quot;&quot;&quot;&amp;[.T2]&amp;&quot;&quot;&quot;},&quot;;&quot;&quot;) &amp;IF([.U2]&gt;0;&quot;{&quot;&quot;value&quot;&quot;:&quot;&amp;COLUMN([.U2])-10&amp;&quot;,&quot;&quot;text&quot;&quot;:&quot;&quot;&quot;&amp;[.U2]&amp;&quot;&quot;&quot;},&quot;;&quot;&quot;) &amp;IF([.V2]&gt;0;&quot;{&quot;&quot;value&quot;&quot;:&quot;&amp;COLUMN([.V2])-10&amp;&quot;,&quot;&quot;text&quot;&quot;:&quot;&quot;&quot;&amp;[.V2]&amp;&quot;&quot;&quot;},&quot;;&quot;&quot;) &amp;IF([.W2]&gt;0;&quot;{&quot;&quot;value&quot;&quot;:&quot;&amp;COLUMN([.W2])-10&amp;&quot;,&quot;&quot;text&quot;&quot;:&quot;&quot;&quot;&amp;[.W2]&amp;&quot;&quot;&quot;},&quot;;&quot;&quot;) &amp;IF([.X2]&gt;0;&quot;{&quot;&quot;value&quot;&quot;:&quot;&amp;COLUMN([.X2])-10&amp;&quot;,&quot;&quot;text&quot;&quot;:&quot;&quot;&quot;&amp;[.X2]&amp;&quot;&quot;&quot;},&quot;;&quot;&quot;) &amp;IF([.Y2]&gt;0;&quot;{&quot;&quot;value&quot;&quot;:&quot;&amp;COLUMN([.Y2])-10&amp;&quot;,&quot;&quot;text&quot;&quot;:&quot;&quot;&quot;&amp;[.Y2]&amp;&quot;&quot;&quot;},&quot;;&quot;&quot;) &amp;IF([.Z2]&gt;0;&quot;{&quot;&quot;value&quot;&quot;:&quot;&amp;COLUMN([.Z2])-10&amp;&quot;,&quot;&quot;text&quot;&quot;:&quot;&quot;&quot;&amp;[.Z2]&amp;&quot;&quot;&quot;},&quot;;&quot;&quot;) &amp;IF([.AA2]&gt;0;&quot;{&quot;&quot;value&quot;&quot;:&quot;&amp;COLUMN([.AA2])-10&amp;&quot;,&quot;&quot;text&quot;&quot;:&quot;&quot;&quot;&amp;[.AA2]&amp;&quot;&quot;&quot;},&quot;;&quot;&quot;)" office:value-type="string" office:string-value="{&quot;id&quot;:1,&quot;ordinal&quot;:0,&quot;required&quot;:0,&quot;category&quot;:&quot;Demo&quot;,&quot;skip&quot;:&quot;null&quot;,&quot;text&quot;:&quot;How old are you?&quot;,&quot;type&quot;:&quot;SC&quot;,&quot;options&quot;:[{&quot;value&quot;:1,&quot;text&quot;:&quot;12&quot;},{&quot;value&quot;:2,&quot;text&quot;:&quot;13&quot;},{&quot;value&quot;:3,&quot;text&quot;:&quot;14&quot;},{&quot;value&quot;:4,&quot;text&quot;:&quot;15&quot;},{&quot;value&quot;:5,&quot;text&quot;:&quot;16&quot;},{&quot;value&quot;:6,&quot;text&quot;:&quot;17&quot;},{&quot;value&quot;:7,&quot;text&quot;:&quot;18&quot;},">
            <text:p>{"id":1,"ordinal":0,"required":0,"category":"Demo","skip":"null","text":"How old are you?","type":"SC","options":[{"value":1,"text":"12"},{"value":2,"text":"13"},{"value":3,"text":"14"},{"value":4,"text":"15"},{"value":5,"text":"16"},{"value":6,"text":"17"},{"value":7,"text":"18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0&amp;&quot;,&quot;&quot;text&quot;&quot;:&quot;&quot;&quot;&amp;[.K3]&amp;&quot;&quot;&quot;},&quot;;&quot;&quot;) &amp;IF([.L3]&gt;0;&quot;{&quot;&quot;value&quot;&quot;:&quot;&amp;COLUMN([.L3])-10&amp;&quot;,&quot;&quot;text&quot;&quot;:&quot;&quot;&quot;&amp;[.L3]&amp;&quot;&quot;&quot;},&quot;;&quot;&quot;) &amp;IF([.M3]&gt;0;&quot;{&quot;&quot;value&quot;&quot;:&quot;&amp;COLUMN([.M3])-10&amp;&quot;,&quot;&quot;text&quot;&quot;:&quot;&quot;&quot;&amp;[.M3]&amp;&quot;&quot;&quot;},&quot;;&quot;&quot;) &amp;IF([.N3]&gt;0;&quot;{&quot;&quot;value&quot;&quot;:&quot;&amp;COLUMN([.N3])-10&amp;&quot;,&quot;&quot;text&quot;&quot;:&quot;&quot;&quot;&amp;[.N3]&amp;&quot;&quot;&quot;},&quot;;&quot;&quot;) &amp;IF([.O3]&gt;0;&quot;{&quot;&quot;value&quot;&quot;:&quot;&amp;COLUMN([.O3])-10&amp;&quot;,&quot;&quot;text&quot;&quot;:&quot;&quot;&quot;&amp;[.O3]&amp;&quot;&quot;&quot;},&quot;;&quot;&quot;) &amp;IF([.P3]&gt;0;&quot;{&quot;&quot;value&quot;&quot;:&quot;&amp;COLUMN([.P3])-10&amp;&quot;,&quot;&quot;text&quot;&quot;:&quot;&quot;&quot;&amp;[.P3]&amp;&quot;&quot;&quot;},&quot;;&quot;&quot;) &amp;IF([.Q3]&gt;0;&quot;{&quot;&quot;value&quot;&quot;:&quot;&amp;COLUMN([.Q3])-10&amp;&quot;,&quot;&quot;text&quot;&quot;:&quot;&quot;&quot;&amp;[.Q3]&amp;&quot;&quot;&quot;},&quot;;&quot;&quot;) &amp;IF([.R3]&gt;0;&quot;{&quot;&quot;value&quot;&quot;:&quot;&amp;COLUMN([.R3])-10&amp;&quot;,&quot;&quot;text&quot;&quot;:&quot;&quot;&quot;&amp;[.R3]&amp;&quot;&quot;&quot;},&quot;;&quot;&quot;) &amp;IF([.S3]&gt;0;&quot;{&quot;&quot;value&quot;&quot;:&quot;&amp;COLUMN([.S3])-10&amp;&quot;,&quot;&quot;text&quot;&quot;:&quot;&quot;&quot;&amp;[.S3]&amp;&quot;&quot;&quot;},&quot;;&quot;&quot;) &amp;IF([.T3]&gt;0;&quot;{&quot;&quot;value&quot;&quot;:&quot;&amp;COLUMN([.T3])-10&amp;&quot;,&quot;&quot;text&quot;&quot;:&quot;&quot;&quot;&amp;[.T3]&amp;&quot;&quot;&quot;},&quot;;&quot;&quot;) &amp;IF([.U3]&gt;0;&quot;{&quot;&quot;value&quot;&quot;:&quot;&amp;COLUMN([.U3])-10&amp;&quot;,&quot;&quot;text&quot;&quot;:&quot;&quot;&quot;&amp;[.U3]&amp;&quot;&quot;&quot;},&quot;;&quot;&quot;) &amp;IF([.V3]&gt;0;&quot;{&quot;&quot;value&quot;&quot;:&quot;&amp;COLUMN([.V3])-10&amp;&quot;,&quot;&quot;text&quot;&quot;:&quot;&quot;&quot;&amp;[.V3]&amp;&quot;&quot;&quot;},&quot;;&quot;&quot;) &amp;IF([.W3]&gt;0;&quot;{&quot;&quot;value&quot;&quot;:&quot;&amp;COLUMN([.W3])-10&amp;&quot;,&quot;&quot;text&quot;&quot;:&quot;&quot;&quot;&amp;[.W3]&amp;&quot;&quot;&quot;},&quot;;&quot;&quot;) &amp;IF([.X3]&gt;0;&quot;{&quot;&quot;value&quot;&quot;:&quot;&amp;COLUMN([.X3])-10&amp;&quot;,&quot;&quot;text&quot;&quot;:&quot;&quot;&quot;&amp;[.X3]&amp;&quot;&quot;&quot;},&quot;;&quot;&quot;) &amp;IF([.Y3]&gt;0;&quot;{&quot;&quot;value&quot;&quot;:&quot;&amp;COLUMN([.Y3])-10&amp;&quot;,&quot;&quot;text&quot;&quot;:&quot;&quot;&quot;&amp;[.Y3]&amp;&quot;&quot;&quot;},&quot;;&quot;&quot;) &amp;IF([.Z3]&gt;0;&quot;{&quot;&quot;value&quot;&quot;:&quot;&amp;COLUMN([.Z3])-10&amp;&quot;,&quot;&quot;text&quot;&quot;:&quot;&quot;&quot;&amp;[.Z3]&amp;&quot;&quot;&quot;},&quot;;&quot;&quot;) &amp;IF([.AA3]&gt;0;&quot;{&quot;&quot;value&quot;&quot;:&quot;&amp;COLUMN([.AA3])-10&amp;&quot;,&quot;&quot;text&quot;&quot;:&quot;&quot;&quot;&amp;[.AA3]&amp;&quot;&quot;&quot;},&quot;;&quot;&quot;)" office:value-type="string" office:string-value="{&quot;id&quot;:2,&quot;ordinal&quot;:1,&quot;required&quot;:0,&quot;category&quot;:&quot;Demo&quot;,&quot;skip&quot;:&quot;null&quot;,&quot;text&quot;:&quot;Are you male or female?&quot;,&quot;type&quot;:&quot;SC&quot;,&quot;options&quot;:[{&quot;value&quot;:1,&quot;text&quot;:&quot;Male&quot;},{&quot;value&quot;:2,&quot;text&quot;:&quot;Female&quot;},">
            <text:p>{"id":2,"ordinal":1,"required":0,"category":"Demo","skip":"null","text":"Are you male or female?","type":"SC","options":[{"value":1,"text":"Male"},{"value":2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0&amp;&quot;,&quot;&quot;text&quot;&quot;:&quot;&quot;&quot;&amp;[.K4]&amp;&quot;&quot;&quot;},&quot;;&quot;&quot;) &amp;IF([.L4]&gt;0;&quot;{&quot;&quot;value&quot;&quot;:&quot;&amp;COLUMN([.L4])-10&amp;&quot;,&quot;&quot;text&quot;&quot;:&quot;&quot;&quot;&amp;[.L4]&amp;&quot;&quot;&quot;},&quot;;&quot;&quot;) &amp;IF([.M4]&gt;0;&quot;{&quot;&quot;value&quot;&quot;:&quot;&amp;COLUMN([.M4])-10&amp;&quot;,&quot;&quot;text&quot;&quot;:&quot;&quot;&quot;&amp;[.M4]&amp;&quot;&quot;&quot;},&quot;;&quot;&quot;) &amp;IF([.N4]&gt;0;&quot;{&quot;&quot;value&quot;&quot;:&quot;&amp;COLUMN([.N4])-10&amp;&quot;,&quot;&quot;text&quot;&quot;:&quot;&quot;&quot;&amp;[.N4]&amp;&quot;&quot;&quot;},&quot;;&quot;&quot;) &amp;IF([.O4]&gt;0;&quot;{&quot;&quot;value&quot;&quot;:&quot;&amp;COLUMN([.O4])-10&amp;&quot;,&quot;&quot;text&quot;&quot;:&quot;&quot;&quot;&amp;[.O4]&amp;&quot;&quot;&quot;},&quot;;&quot;&quot;) &amp;IF([.P4]&gt;0;&quot;{&quot;&quot;value&quot;&quot;:&quot;&amp;COLUMN([.P4])-10&amp;&quot;,&quot;&quot;text&quot;&quot;:&quot;&quot;&quot;&amp;[.P4]&amp;&quot;&quot;&quot;},&quot;;&quot;&quot;) &amp;IF([.Q4]&gt;0;&quot;{&quot;&quot;value&quot;&quot;:&quot;&amp;COLUMN([.Q4])-10&amp;&quot;,&quot;&quot;text&quot;&quot;:&quot;&quot;&quot;&amp;[.Q4]&amp;&quot;&quot;&quot;},&quot;;&quot;&quot;) &amp;IF([.R4]&gt;0;&quot;{&quot;&quot;value&quot;&quot;:&quot;&amp;COLUMN([.R4])-10&amp;&quot;,&quot;&quot;text&quot;&quot;:&quot;&quot;&quot;&amp;[.R4]&amp;&quot;&quot;&quot;},&quot;;&quot;&quot;) &amp;IF([.S4]&gt;0;&quot;{&quot;&quot;value&quot;&quot;:&quot;&amp;COLUMN([.S4])-10&amp;&quot;,&quot;&quot;text&quot;&quot;:&quot;&quot;&quot;&amp;[.S4]&amp;&quot;&quot;&quot;},&quot;;&quot;&quot;) &amp;IF([.T4]&gt;0;&quot;{&quot;&quot;value&quot;&quot;:&quot;&amp;COLUMN([.T4])-10&amp;&quot;,&quot;&quot;text&quot;&quot;:&quot;&quot;&quot;&amp;[.T4]&amp;&quot;&quot;&quot;},&quot;;&quot;&quot;) &amp;IF([.U4]&gt;0;&quot;{&quot;&quot;value&quot;&quot;:&quot;&amp;COLUMN([.U4])-10&amp;&quot;,&quot;&quot;text&quot;&quot;:&quot;&quot;&quot;&amp;[.U4]&amp;&quot;&quot;&quot;},&quot;;&quot;&quot;) &amp;IF([.V4]&gt;0;&quot;{&quot;&quot;value&quot;&quot;:&quot;&amp;COLUMN([.V4])-10&amp;&quot;,&quot;&quot;text&quot;&quot;:&quot;&quot;&quot;&amp;[.V4]&amp;&quot;&quot;&quot;},&quot;;&quot;&quot;) &amp;IF([.W4]&gt;0;&quot;{&quot;&quot;value&quot;&quot;:&quot;&amp;COLUMN([.W4])-10&amp;&quot;,&quot;&quot;text&quot;&quot;:&quot;&quot;&quot;&amp;[.W4]&amp;&quot;&quot;&quot;},&quot;;&quot;&quot;) &amp;IF([.X4]&gt;0;&quot;{&quot;&quot;value&quot;&quot;:&quot;&amp;COLUMN([.X4])-10&amp;&quot;,&quot;&quot;text&quot;&quot;:&quot;&quot;&quot;&amp;[.X4]&amp;&quot;&quot;&quot;},&quot;;&quot;&quot;) &amp;IF([.Y4]&gt;0;&quot;{&quot;&quot;value&quot;&quot;:&quot;&amp;COLUMN([.Y4])-10&amp;&quot;,&quot;&quot;text&quot;&quot;:&quot;&quot;&quot;&amp;[.Y4]&amp;&quot;&quot;&quot;},&quot;;&quot;&quot;) &amp;IF([.Z4]&gt;0;&quot;{&quot;&quot;value&quot;&quot;:&quot;&amp;COLUMN([.Z4])-10&amp;&quot;,&quot;&quot;text&quot;&quot;:&quot;&quot;&quot;&amp;[.Z4]&amp;&quot;&quot;&quot;},&quot;;&quot;&quot;) &amp;IF([.AA4]&gt;0;&quot;{&quot;&quot;value&quot;&quot;:&quot;&amp;COLUMN([.AA4])-10&amp;&quot;,&quot;&quot;text&quot;&quot;:&quot;&quot;&quot;&amp;[.AA4]&amp;&quot;&quot;&quot;},&quot;;&quot;&quot;)" office:value-type="string" office:string-value="{&quot;id&quot;:3,&quot;ordinal&quot;:2,&quot;required&quot;:0,&quot;category&quot;:&quot;Demo&quot;,&quot;skip&quot;:&quot;null&quot;,&quot;text&quot;:&quot;What age were you diagnosed with diabetes?&quot;,&quot;type&quot;:&quot;SC&quot;,&quot;options&quot;:[{&quot;value&quot;:1,&quot;text&quot;:&quot;Under the age of 1&quot;},{&quot;value&quot;:2,&quot;text&quot;:&quot;Age 1-5&quot;},{&quot;value&quot;:3,&quot;text&quot;:&quot;Age 6-10&quot;},{&quot;value&quot;:4,&quot;text&quot;:&quot;Age 11-15&quot;},{&quot;value&quot;:5,&quot;text&quot;:&quot;Age 15 +&quot;},">
            <text:p>{"id":3,"ordinal":2,"required":0,"category":"Demo","skip":"null","text":"What age were you diagnosed with diabetes?","type":"SC","options":[{"value":1,"text":"Under the age of 1"},{"value":2,"text":"Age 1-5"},{"value":3,"text":"Age 6-10"},{"value":4,"text":"Age 11-15"},{"value":5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0&amp;&quot;,&quot;&quot;text&quot;&quot;:&quot;&quot;&quot;&amp;[.K5]&amp;&quot;&quot;&quot;},&quot;;&quot;&quot;) &amp;IF([.L5]&gt;0;&quot;{&quot;&quot;value&quot;&quot;:&quot;&amp;COLUMN([.L5])-10&amp;&quot;,&quot;&quot;text&quot;&quot;:&quot;&quot;&quot;&amp;[.L5]&amp;&quot;&quot;&quot;},&quot;;&quot;&quot;) &amp;IF([.M5]&gt;0;&quot;{&quot;&quot;value&quot;&quot;:&quot;&amp;COLUMN([.M5])-10&amp;&quot;,&quot;&quot;text&quot;&quot;:&quot;&quot;&quot;&amp;[.M5]&amp;&quot;&quot;&quot;},&quot;;&quot;&quot;) &amp;IF([.N5]&gt;0;&quot;{&quot;&quot;value&quot;&quot;:&quot;&amp;COLUMN([.N5])-10&amp;&quot;,&quot;&quot;text&quot;&quot;:&quot;&quot;&quot;&amp;[.N5]&amp;&quot;&quot;&quot;},&quot;;&quot;&quot;) &amp;IF([.O5]&gt;0;&quot;{&quot;&quot;value&quot;&quot;:&quot;&amp;COLUMN([.O5])-10&amp;&quot;,&quot;&quot;text&quot;&quot;:&quot;&quot;&quot;&amp;[.O5]&amp;&quot;&quot;&quot;},&quot;;&quot;&quot;) &amp;IF([.P5]&gt;0;&quot;{&quot;&quot;value&quot;&quot;:&quot;&amp;COLUMN([.P5])-10&amp;&quot;,&quot;&quot;text&quot;&quot;:&quot;&quot;&quot;&amp;[.P5]&amp;&quot;&quot;&quot;},&quot;;&quot;&quot;) &amp;IF([.Q5]&gt;0;&quot;{&quot;&quot;value&quot;&quot;:&quot;&amp;COLUMN([.Q5])-10&amp;&quot;,&quot;&quot;text&quot;&quot;:&quot;&quot;&quot;&amp;[.Q5]&amp;&quot;&quot;&quot;},&quot;;&quot;&quot;) &amp;IF([.R5]&gt;0;&quot;{&quot;&quot;value&quot;&quot;:&quot;&amp;COLUMN([.R5])-10&amp;&quot;,&quot;&quot;text&quot;&quot;:&quot;&quot;&quot;&amp;[.R5]&amp;&quot;&quot;&quot;},&quot;;&quot;&quot;) &amp;IF([.S5]&gt;0;&quot;{&quot;&quot;value&quot;&quot;:&quot;&amp;COLUMN([.S5])-10&amp;&quot;,&quot;&quot;text&quot;&quot;:&quot;&quot;&quot;&amp;[.S5]&amp;&quot;&quot;&quot;},&quot;;&quot;&quot;) &amp;IF([.T5]&gt;0;&quot;{&quot;&quot;value&quot;&quot;:&quot;&amp;COLUMN([.T5])-10&amp;&quot;,&quot;&quot;text&quot;&quot;:&quot;&quot;&quot;&amp;[.T5]&amp;&quot;&quot;&quot;},&quot;;&quot;&quot;) &amp;IF([.U5]&gt;0;&quot;{&quot;&quot;value&quot;&quot;:&quot;&amp;COLUMN([.U5])-10&amp;&quot;,&quot;&quot;text&quot;&quot;:&quot;&quot;&quot;&amp;[.U5]&amp;&quot;&quot;&quot;},&quot;;&quot;&quot;) &amp;IF([.V5]&gt;0;&quot;{&quot;&quot;value&quot;&quot;:&quot;&amp;COLUMN([.V5])-10&amp;&quot;,&quot;&quot;text&quot;&quot;:&quot;&quot;&quot;&amp;[.V5]&amp;&quot;&quot;&quot;},&quot;;&quot;&quot;) &amp;IF([.W5]&gt;0;&quot;{&quot;&quot;value&quot;&quot;:&quot;&amp;COLUMN([.W5])-10&amp;&quot;,&quot;&quot;text&quot;&quot;:&quot;&quot;&quot;&amp;[.W5]&amp;&quot;&quot;&quot;},&quot;;&quot;&quot;) &amp;IF([.X5]&gt;0;&quot;{&quot;&quot;value&quot;&quot;:&quot;&amp;COLUMN([.X5])-10&amp;&quot;,&quot;&quot;text&quot;&quot;:&quot;&quot;&quot;&amp;[.X5]&amp;&quot;&quot;&quot;},&quot;;&quot;&quot;) &amp;IF([.Y5]&gt;0;&quot;{&quot;&quot;value&quot;&quot;:&quot;&amp;COLUMN([.Y5])-10&amp;&quot;,&quot;&quot;text&quot;&quot;:&quot;&quot;&quot;&amp;[.Y5]&amp;&quot;&quot;&quot;},&quot;;&quot;&quot;) &amp;IF([.Z5]&gt;0;&quot;{&quot;&quot;value&quot;&quot;:&quot;&amp;COLUMN([.Z5])-10&amp;&quot;,&quot;&quot;text&quot;&quot;:&quot;&quot;&quot;&amp;[.Z5]&amp;&quot;&quot;&quot;},&quot;;&quot;&quot;) &amp;IF([.AA5]&gt;0;&quot;{&quot;&quot;value&quot;&quot;:&quot;&amp;COLUMN([.AA5])-10&amp;&quot;,&quot;&quot;text&quot;&quot;:&quot;&quot;&quot;&amp;[.AA5]&amp;&quot;&quot;&quot;},&quot;;&quot;&quot;)" office:value-type="string" office:string-value="{&quot;id&quot;:4,&quot;ordinal&quot;:3,&quot;required&quot;:0,&quot;category&quot;:&quot;Demo&quot;,&quot;skip&quot;:&quot;null&quot;,&quot;text&quot;:&quot;Who lives with you in your home?&quot;,&quot;type&quot;:&quot;MCV&quot;,&quot;options&quot;:[{&quot;value&quot;:1,&quot;text&quot;:&quot;Mum&quot;},{&quot;value&quot;:2,&quot;text&quot;:&quot;Dad&quot;},{&quot;value&quot;:3,&quot;text&quot;:&quot;Stepmum&quot;},{&quot;value&quot;:4,&quot;text&quot;:&quot;Stepdad&quot;},{&quot;value&quot;:5,&quot;text&quot;:&quot;Carer&quot;},{&quot;value&quot;:6,&quot;text&quot;:&quot;Guardian&quot;},{&quot;value&quot;:7,&quot;text&quot;:&quot;Sister(s) Number&quot;},{&quot;value&quot;:8,&quot;text&quot;:&quot;Brother(s) Number&quot;},{&quot;value&quot;:9,&quot;text&quot;:&quot;Step-sister(s)&quot;},{&quot;value&quot;:10,&quot;text&quot;:&quot;Step-brother(s)&quot;},{&quot;value&quot;:11,&quot;text&quot;:&quot;Grand-mother(s)&quot;},{&quot;value&quot;:12,&quot;text&quot;:&quot;Grand-father(s)&quot;},{&quot;value&quot;:13,&quot;text&quot;:&quot;Aunty(ies)&quot;},{&quot;value&quot;:14,&quot;text&quot;:&quot;Uncle(s)&quot;},{&quot;value&quot;:15,&quot;text&quot;:&quot;Cousin(s)&quot;},{&quot;value&quot;:16,&quot;text&quot;:&quot;Au pair / Nanny&quot;},{&quot;value&quot;:17,&quot;text&quot;:&quot;Lodger(s)&quot;},">
            <text:p>{"id":4,"ordinal":3,"required":0,"category":"Demo","skip":"null","text":"Who lives with you in your home?","type":"MCV","options":[{"value":1,"text":"Mum"},{"value":2,"text":"Dad"},{"value":3,"text":"Stepmum"},{"value":4,"text":"Stepdad"},{"value":5,"text":"Carer"},{"value":6,"text":"Guardian"},{"value":7,"text":"Sister(s) Number"},{"value":8,"text":"Brother(s) Number"},{"value":9,"text":"Step-sister(s)"},{"value":10,"text":"Step-brother(s)"},{"value":11,"text":"Grand-mother(s)"},{"value":12,"text":"Grand-father(s)"},{"value":13,"text":"Aunty(ies)"},{"value":14,"text":"Uncle(s)"},{"value":15,"text":"Cousin(s)"},{"value":16,"text":"Au pair / Nanny"},{"value":17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0&amp;&quot;,&quot;&quot;text&quot;&quot;:&quot;&quot;&quot;&amp;[.K6]&amp;&quot;&quot;&quot;},&quot;;&quot;&quot;) &amp;IF([.L6]&gt;0;&quot;{&quot;&quot;value&quot;&quot;:&quot;&amp;COLUMN([.L6])-10&amp;&quot;,&quot;&quot;text&quot;&quot;:&quot;&quot;&quot;&amp;[.L6]&amp;&quot;&quot;&quot;},&quot;;&quot;&quot;) &amp;IF([.M6]&gt;0;&quot;{&quot;&quot;value&quot;&quot;:&quot;&amp;COLUMN([.M6])-10&amp;&quot;,&quot;&quot;text&quot;&quot;:&quot;&quot;&quot;&amp;[.M6]&amp;&quot;&quot;&quot;},&quot;;&quot;&quot;) &amp;IF([.N6]&gt;0;&quot;{&quot;&quot;value&quot;&quot;:&quot;&amp;COLUMN([.N6])-10&amp;&quot;,&quot;&quot;text&quot;&quot;:&quot;&quot;&quot;&amp;[.N6]&amp;&quot;&quot;&quot;},&quot;;&quot;&quot;) &amp;IF([.O6]&gt;0;&quot;{&quot;&quot;value&quot;&quot;:&quot;&amp;COLUMN([.O6])-10&amp;&quot;,&quot;&quot;text&quot;&quot;:&quot;&quot;&quot;&amp;[.O6]&amp;&quot;&quot;&quot;},&quot;;&quot;&quot;) &amp;IF([.P6]&gt;0;&quot;{&quot;&quot;value&quot;&quot;:&quot;&amp;COLUMN([.P6])-10&amp;&quot;,&quot;&quot;text&quot;&quot;:&quot;&quot;&quot;&amp;[.P6]&amp;&quot;&quot;&quot;},&quot;;&quot;&quot;) &amp;IF([.Q6]&gt;0;&quot;{&quot;&quot;value&quot;&quot;:&quot;&amp;COLUMN([.Q6])-10&amp;&quot;,&quot;&quot;text&quot;&quot;:&quot;&quot;&quot;&amp;[.Q6]&amp;&quot;&quot;&quot;},&quot;;&quot;&quot;) &amp;IF([.R6]&gt;0;&quot;{&quot;&quot;value&quot;&quot;:&quot;&amp;COLUMN([.R6])-10&amp;&quot;,&quot;&quot;text&quot;&quot;:&quot;&quot;&quot;&amp;[.R6]&amp;&quot;&quot;&quot;},&quot;;&quot;&quot;) &amp;IF([.S6]&gt;0;&quot;{&quot;&quot;value&quot;&quot;:&quot;&amp;COLUMN([.S6])-10&amp;&quot;,&quot;&quot;text&quot;&quot;:&quot;&quot;&quot;&amp;[.S6]&amp;&quot;&quot;&quot;},&quot;;&quot;&quot;) &amp;IF([.T6]&gt;0;&quot;{&quot;&quot;value&quot;&quot;:&quot;&amp;COLUMN([.T6])-10&amp;&quot;,&quot;&quot;text&quot;&quot;:&quot;&quot;&quot;&amp;[.T6]&amp;&quot;&quot;&quot;},&quot;;&quot;&quot;) &amp;IF([.U6]&gt;0;&quot;{&quot;&quot;value&quot;&quot;:&quot;&amp;COLUMN([.U6])-10&amp;&quot;,&quot;&quot;text&quot;&quot;:&quot;&quot;&quot;&amp;[.U6]&amp;&quot;&quot;&quot;},&quot;;&quot;&quot;) &amp;IF([.V6]&gt;0;&quot;{&quot;&quot;value&quot;&quot;:&quot;&amp;COLUMN([.V6])-10&amp;&quot;,&quot;&quot;text&quot;&quot;:&quot;&quot;&quot;&amp;[.V6]&amp;&quot;&quot;&quot;},&quot;;&quot;&quot;) &amp;IF([.W6]&gt;0;&quot;{&quot;&quot;value&quot;&quot;:&quot;&amp;COLUMN([.W6])-10&amp;&quot;,&quot;&quot;text&quot;&quot;:&quot;&quot;&quot;&amp;[.W6]&amp;&quot;&quot;&quot;},&quot;;&quot;&quot;) &amp;IF([.X6]&gt;0;&quot;{&quot;&quot;value&quot;&quot;:&quot;&amp;COLUMN([.X6])-10&amp;&quot;,&quot;&quot;text&quot;&quot;:&quot;&quot;&quot;&amp;[.X6]&amp;&quot;&quot;&quot;},&quot;;&quot;&quot;) &amp;IF([.Y6]&gt;0;&quot;{&quot;&quot;value&quot;&quot;:&quot;&amp;COLUMN([.Y6])-10&amp;&quot;,&quot;&quot;text&quot;&quot;:&quot;&quot;&quot;&amp;[.Y6]&amp;&quot;&quot;&quot;},&quot;;&quot;&quot;) &amp;IF([.Z6]&gt;0;&quot;{&quot;&quot;value&quot;&quot;:&quot;&amp;COLUMN([.Z6])-10&amp;&quot;,&quot;&quot;text&quot;&quot;:&quot;&quot;&quot;&amp;[.Z6]&amp;&quot;&quot;&quot;},&quot;;&quot;&quot;) &amp;IF([.AA6]&gt;0;&quot;{&quot;&quot;value&quot;&quot;:&quot;&amp;COLUMN([.AA6])-10&amp;&quot;,&quot;&quot;text&quot;&quot;:&quot;&quot;&quot;&amp;[.AA6]&amp;&quot;&quot;&quot;},&quot;;&quot;&quot;)" office:value-type="string" office:string-value="{&quot;id&quot;:5,&quot;ordinal&quot;:4,&quot;required&quot;:0,&quot;category&quot;:&quot;Demo&quot;,&quot;skip&quot;:&quot;null&quot;,&quot;text&quot;:&quot;How tall are you?&quot;,&quot;type&quot;:&quot;UOM&quot;,&quot;options&quot;:[{&quot;value&quot;:1,&quot;text&quot;:&quot;(Please write below) ?..  feet and ?..  inches OR ?..  metres and ?..  centimetres Do not know&quot;},">
            <text:p>{"id":5,"ordinal":4,"required":0,"category":"Demo","skip":"null","text":"How tall are you?","type":"UOM","options":[{"value":1,"text":"(Please write below) ?.. <text:s/>feet and ?.. <text:s/>inches OR ?.. <text:s/>metres and ?.. <text:s/>centimetres Do not know"},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0&amp;&quot;,&quot;&quot;text&quot;&quot;:&quot;&quot;&quot;&amp;[.K7]&amp;&quot;&quot;&quot;},&quot;;&quot;&quot;) &amp;IF([.L7]&gt;0;&quot;{&quot;&quot;value&quot;&quot;:&quot;&amp;COLUMN([.L7])-10&amp;&quot;,&quot;&quot;text&quot;&quot;:&quot;&quot;&quot;&amp;[.L7]&amp;&quot;&quot;&quot;},&quot;;&quot;&quot;) &amp;IF([.M7]&gt;0;&quot;{&quot;&quot;value&quot;&quot;:&quot;&amp;COLUMN([.M7])-10&amp;&quot;,&quot;&quot;text&quot;&quot;:&quot;&quot;&quot;&amp;[.M7]&amp;&quot;&quot;&quot;},&quot;;&quot;&quot;) &amp;IF([.N7]&gt;0;&quot;{&quot;&quot;value&quot;&quot;:&quot;&amp;COLUMN([.N7])-10&amp;&quot;,&quot;&quot;text&quot;&quot;:&quot;&quot;&quot;&amp;[.N7]&amp;&quot;&quot;&quot;},&quot;;&quot;&quot;) &amp;IF([.O7]&gt;0;&quot;{&quot;&quot;value&quot;&quot;:&quot;&amp;COLUMN([.O7])-10&amp;&quot;,&quot;&quot;text&quot;&quot;:&quot;&quot;&quot;&amp;[.O7]&amp;&quot;&quot;&quot;},&quot;;&quot;&quot;) &amp;IF([.P7]&gt;0;&quot;{&quot;&quot;value&quot;&quot;:&quot;&amp;COLUMN([.P7])-10&amp;&quot;,&quot;&quot;text&quot;&quot;:&quot;&quot;&quot;&amp;[.P7]&amp;&quot;&quot;&quot;},&quot;;&quot;&quot;) &amp;IF([.Q7]&gt;0;&quot;{&quot;&quot;value&quot;&quot;:&quot;&amp;COLUMN([.Q7])-10&amp;&quot;,&quot;&quot;text&quot;&quot;:&quot;&quot;&quot;&amp;[.Q7]&amp;&quot;&quot;&quot;},&quot;;&quot;&quot;) &amp;IF([.R7]&gt;0;&quot;{&quot;&quot;value&quot;&quot;:&quot;&amp;COLUMN([.R7])-10&amp;&quot;,&quot;&quot;text&quot;&quot;:&quot;&quot;&quot;&amp;[.R7]&amp;&quot;&quot;&quot;},&quot;;&quot;&quot;) &amp;IF([.S7]&gt;0;&quot;{&quot;&quot;value&quot;&quot;:&quot;&amp;COLUMN([.S7])-10&amp;&quot;,&quot;&quot;text&quot;&quot;:&quot;&quot;&quot;&amp;[.S7]&amp;&quot;&quot;&quot;},&quot;;&quot;&quot;) &amp;IF([.T7]&gt;0;&quot;{&quot;&quot;value&quot;&quot;:&quot;&amp;COLUMN([.T7])-10&amp;&quot;,&quot;&quot;text&quot;&quot;:&quot;&quot;&quot;&amp;[.T7]&amp;&quot;&quot;&quot;},&quot;;&quot;&quot;) &amp;IF([.U7]&gt;0;&quot;{&quot;&quot;value&quot;&quot;:&quot;&amp;COLUMN([.U7])-10&amp;&quot;,&quot;&quot;text&quot;&quot;:&quot;&quot;&quot;&amp;[.U7]&amp;&quot;&quot;&quot;},&quot;;&quot;&quot;) &amp;IF([.V7]&gt;0;&quot;{&quot;&quot;value&quot;&quot;:&quot;&amp;COLUMN([.V7])-10&amp;&quot;,&quot;&quot;text&quot;&quot;:&quot;&quot;&quot;&amp;[.V7]&amp;&quot;&quot;&quot;},&quot;;&quot;&quot;) &amp;IF([.W7]&gt;0;&quot;{&quot;&quot;value&quot;&quot;:&quot;&amp;COLUMN([.W7])-10&amp;&quot;,&quot;&quot;text&quot;&quot;:&quot;&quot;&quot;&amp;[.W7]&amp;&quot;&quot;&quot;},&quot;;&quot;&quot;) &amp;IF([.X7]&gt;0;&quot;{&quot;&quot;value&quot;&quot;:&quot;&amp;COLUMN([.X7])-10&amp;&quot;,&quot;&quot;text&quot;&quot;:&quot;&quot;&quot;&amp;[.X7]&amp;&quot;&quot;&quot;},&quot;;&quot;&quot;) &amp;IF([.Y7]&gt;0;&quot;{&quot;&quot;value&quot;&quot;:&quot;&amp;COLUMN([.Y7])-10&amp;&quot;,&quot;&quot;text&quot;&quot;:&quot;&quot;&quot;&amp;[.Y7]&amp;&quot;&quot;&quot;},&quot;;&quot;&quot;) &amp;IF([.Z7]&gt;0;&quot;{&quot;&quot;value&quot;&quot;:&quot;&amp;COLUMN([.Z7])-10&amp;&quot;,&quot;&quot;text&quot;&quot;:&quot;&quot;&quot;&amp;[.Z7]&amp;&quot;&quot;&quot;},&quot;;&quot;&quot;) &amp;IF([.AA7]&gt;0;&quot;{&quot;&quot;value&quot;&quot;:&quot;&amp;COLUMN([.AA7])-10&amp;&quot;,&quot;&quot;text&quot;&quot;:&quot;&quot;&quot;&amp;[.AA7]&amp;&quot;&quot;&quot;},&quot;;&quot;&quot;)" office:value-type="string" office:string-value="{&quot;id&quot;:6,&quot;ordinal&quot;:5,&quot;required&quot;:0,&quot;category&quot;:&quot;Demo&quot;,&quot;skip&quot;:&quot;null&quot;,&quot;text&quot;:&quot;How much do you weigh?&quot;,&quot;type&quot;:&quot;UOM&quot;,&quot;options&quot;:[{&quot;value&quot;:1,&quot;text&quot;:&quot;(Please write below) ?..  stone ?..  pounds OR ?..  kilograms Do not know&quot;},">
            <text:p>{"id":6,"ordinal":5,"required":0,"category":"Demo","skip":"null","text":"How much do you weigh?","type":"UOM","options":[{"value":1,"text":"(Please write below) ?.. <text:s/>stone ?.. <text:s/>pounds OR ?.. <text:s/>kilograms Do not know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0&amp;&quot;,&quot;&quot;text&quot;&quot;:&quot;&quot;&quot;&amp;[.K8]&amp;&quot;&quot;&quot;},&quot;;&quot;&quot;) &amp;IF([.L8]&gt;0;&quot;{&quot;&quot;value&quot;&quot;:&quot;&amp;COLUMN([.L8])-10&amp;&quot;,&quot;&quot;text&quot;&quot;:&quot;&quot;&quot;&amp;[.L8]&amp;&quot;&quot;&quot;},&quot;;&quot;&quot;) &amp;IF([.M8]&gt;0;&quot;{&quot;&quot;value&quot;&quot;:&quot;&amp;COLUMN([.M8])-10&amp;&quot;,&quot;&quot;text&quot;&quot;:&quot;&quot;&quot;&amp;[.M8]&amp;&quot;&quot;&quot;},&quot;;&quot;&quot;) &amp;IF([.N8]&gt;0;&quot;{&quot;&quot;value&quot;&quot;:&quot;&amp;COLUMN([.N8])-10&amp;&quot;,&quot;&quot;text&quot;&quot;:&quot;&quot;&quot;&amp;[.N8]&amp;&quot;&quot;&quot;},&quot;;&quot;&quot;) &amp;IF([.O8]&gt;0;&quot;{&quot;&quot;value&quot;&quot;:&quot;&amp;COLUMN([.O8])-10&amp;&quot;,&quot;&quot;text&quot;&quot;:&quot;&quot;&quot;&amp;[.O8]&amp;&quot;&quot;&quot;},&quot;;&quot;&quot;) &amp;IF([.P8]&gt;0;&quot;{&quot;&quot;value&quot;&quot;:&quot;&amp;COLUMN([.P8])-10&amp;&quot;,&quot;&quot;text&quot;&quot;:&quot;&quot;&quot;&amp;[.P8]&amp;&quot;&quot;&quot;},&quot;;&quot;&quot;) &amp;IF([.Q8]&gt;0;&quot;{&quot;&quot;value&quot;&quot;:&quot;&amp;COLUMN([.Q8])-10&amp;&quot;,&quot;&quot;text&quot;&quot;:&quot;&quot;&quot;&amp;[.Q8]&amp;&quot;&quot;&quot;},&quot;;&quot;&quot;) &amp;IF([.R8]&gt;0;&quot;{&quot;&quot;value&quot;&quot;:&quot;&amp;COLUMN([.R8])-10&amp;&quot;,&quot;&quot;text&quot;&quot;:&quot;&quot;&quot;&amp;[.R8]&amp;&quot;&quot;&quot;},&quot;;&quot;&quot;) &amp;IF([.S8]&gt;0;&quot;{&quot;&quot;value&quot;&quot;:&quot;&amp;COLUMN([.S8])-10&amp;&quot;,&quot;&quot;text&quot;&quot;:&quot;&quot;&quot;&amp;[.S8]&amp;&quot;&quot;&quot;},&quot;;&quot;&quot;) &amp;IF([.T8]&gt;0;&quot;{&quot;&quot;value&quot;&quot;:&quot;&amp;COLUMN([.T8])-10&amp;&quot;,&quot;&quot;text&quot;&quot;:&quot;&quot;&quot;&amp;[.T8]&amp;&quot;&quot;&quot;},&quot;;&quot;&quot;) &amp;IF([.U8]&gt;0;&quot;{&quot;&quot;value&quot;&quot;:&quot;&amp;COLUMN([.U8])-10&amp;&quot;,&quot;&quot;text&quot;&quot;:&quot;&quot;&quot;&amp;[.U8]&amp;&quot;&quot;&quot;},&quot;;&quot;&quot;) &amp;IF([.V8]&gt;0;&quot;{&quot;&quot;value&quot;&quot;:&quot;&amp;COLUMN([.V8])-10&amp;&quot;,&quot;&quot;text&quot;&quot;:&quot;&quot;&quot;&amp;[.V8]&amp;&quot;&quot;&quot;},&quot;;&quot;&quot;) &amp;IF([.W8]&gt;0;&quot;{&quot;&quot;value&quot;&quot;:&quot;&amp;COLUMN([.W8])-10&amp;&quot;,&quot;&quot;text&quot;&quot;:&quot;&quot;&quot;&amp;[.W8]&amp;&quot;&quot;&quot;},&quot;;&quot;&quot;) &amp;IF([.X8]&gt;0;&quot;{&quot;&quot;value&quot;&quot;:&quot;&amp;COLUMN([.X8])-10&amp;&quot;,&quot;&quot;text&quot;&quot;:&quot;&quot;&quot;&amp;[.X8]&amp;&quot;&quot;&quot;},&quot;;&quot;&quot;) &amp;IF([.Y8]&gt;0;&quot;{&quot;&quot;value&quot;&quot;:&quot;&amp;COLUMN([.Y8])-10&amp;&quot;,&quot;&quot;text&quot;&quot;:&quot;&quot;&quot;&amp;[.Y8]&amp;&quot;&quot;&quot;},&quot;;&quot;&quot;) &amp;IF([.Z8]&gt;0;&quot;{&quot;&quot;value&quot;&quot;:&quot;&amp;COLUMN([.Z8])-10&amp;&quot;,&quot;&quot;text&quot;&quot;:&quot;&quot;&quot;&amp;[.Z8]&amp;&quot;&quot;&quot;},&quot;;&quot;&quot;) &amp;IF([.AA8]&gt;0;&quot;{&quot;&quot;value&quot;&quot;:&quot;&amp;COLUMN([.AA8])-10&amp;&quot;,&quot;&quot;text&quot;&quot;:&quot;&quot;&quot;&amp;[.AA8]&amp;&quot;&quot;&quot;},&quot;;&quot;&quot;)" office:value-type="string" office:string-value="{&quot;id&quot;:7,&quot;ordinal&quot;:6,&quot;required&quot;:0,&quot;category&quot;:&quot;Demo&quot;,&quot;skip&quot;:&quot;null&quot;,&quot;text&quot;:&quot;Which insulin regime do you use?&quot;,&quot;type&quot;:&quot;SC&quot;,&quot;options&quot;:[{&quot;value&quot;:1,&quot;text&quot;:&quot;I take a set amount of insulin twice a day (at breakfast and tea time) (Twice daily)  &quot;},{&quot;value&quot;:2,&quot;text&quot;:&quot;I take one injection at a similar time every day which lasts for up to 24 hours, plus I inject every time I eat with fast-acting insulin (Multiple injections / basal bolus) &quot;},{&quot;value&quot;:3,&quot;text&quot;:&quot;I take one injection which lasts for 24 hours, plus a mixture of short acting insulin and long and short acting (mixed) insulin throughout the day (Combined)  &quot;},{&quot;value&quot;:4,&quot;text&quot;:&quot;I have an insulin pump &quot;},{&quot;value&quot;:5,&quot;text&quot;:&quot;I do know &quot;},">
            <text:p>{"id":7,"ordinal":6,"required":0,"category":"Demo","skip":"null","text":"Which insulin regime do you use?","type":"SC","options":[{"value":1,"text":"I take a set amount of insulin twice a day (at breakfast and tea time) (Twice daily) <text:s/>"},{"value":2,"text":"I take one injection at a similar time every day which lasts for up to 24 hours, plus I inject every time I eat with fast-acting insulin (Multiple injections / basal bolus) "},{"value":3,"text":"I take one injection which lasts for 24 hours, plus a mixture of short acting insulin and long and short acting (mixed) insulin throughout the day (Combined) <text:s/>"},{"value":4,"text":"I have an insulin pump "},{"value":5,"text":"I do know 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0&amp;&quot;,&quot;&quot;text&quot;&quot;:&quot;&quot;&quot;&amp;[.K9]&amp;&quot;&quot;&quot;},&quot;;&quot;&quot;) &amp;IF([.L9]&gt;0;&quot;{&quot;&quot;value&quot;&quot;:&quot;&amp;COLUMN([.L9])-10&amp;&quot;,&quot;&quot;text&quot;&quot;:&quot;&quot;&quot;&amp;[.L9]&amp;&quot;&quot;&quot;},&quot;;&quot;&quot;) &amp;IF([.M9]&gt;0;&quot;{&quot;&quot;value&quot;&quot;:&quot;&amp;COLUMN([.M9])-10&amp;&quot;,&quot;&quot;text&quot;&quot;:&quot;&quot;&quot;&amp;[.M9]&amp;&quot;&quot;&quot;},&quot;;&quot;&quot;) &amp;IF([.N9]&gt;0;&quot;{&quot;&quot;value&quot;&quot;:&quot;&amp;COLUMN([.N9])-10&amp;&quot;,&quot;&quot;text&quot;&quot;:&quot;&quot;&quot;&amp;[.N9]&amp;&quot;&quot;&quot;},&quot;;&quot;&quot;) &amp;IF([.O9]&gt;0;&quot;{&quot;&quot;value&quot;&quot;:&quot;&amp;COLUMN([.O9])-10&amp;&quot;,&quot;&quot;text&quot;&quot;:&quot;&quot;&quot;&amp;[.O9]&amp;&quot;&quot;&quot;},&quot;;&quot;&quot;) &amp;IF([.P9]&gt;0;&quot;{&quot;&quot;value&quot;&quot;:&quot;&amp;COLUMN([.P9])-10&amp;&quot;,&quot;&quot;text&quot;&quot;:&quot;&quot;&quot;&amp;[.P9]&amp;&quot;&quot;&quot;},&quot;;&quot;&quot;) &amp;IF([.Q9]&gt;0;&quot;{&quot;&quot;value&quot;&quot;:&quot;&amp;COLUMN([.Q9])-10&amp;&quot;,&quot;&quot;text&quot;&quot;:&quot;&quot;&quot;&amp;[.Q9]&amp;&quot;&quot;&quot;},&quot;;&quot;&quot;) &amp;IF([.R9]&gt;0;&quot;{&quot;&quot;value&quot;&quot;:&quot;&amp;COLUMN([.R9])-10&amp;&quot;,&quot;&quot;text&quot;&quot;:&quot;&quot;&quot;&amp;[.R9]&amp;&quot;&quot;&quot;},&quot;;&quot;&quot;) &amp;IF([.S9]&gt;0;&quot;{&quot;&quot;value&quot;&quot;:&quot;&amp;COLUMN([.S9])-10&amp;&quot;,&quot;&quot;text&quot;&quot;:&quot;&quot;&quot;&amp;[.S9]&amp;&quot;&quot;&quot;},&quot;;&quot;&quot;) &amp;IF([.T9]&gt;0;&quot;{&quot;&quot;value&quot;&quot;:&quot;&amp;COLUMN([.T9])-10&amp;&quot;,&quot;&quot;text&quot;&quot;:&quot;&quot;&quot;&amp;[.T9]&amp;&quot;&quot;&quot;},&quot;;&quot;&quot;) &amp;IF([.U9]&gt;0;&quot;{&quot;&quot;value&quot;&quot;:&quot;&amp;COLUMN([.U9])-10&amp;&quot;,&quot;&quot;text&quot;&quot;:&quot;&quot;&quot;&amp;[.U9]&amp;&quot;&quot;&quot;},&quot;;&quot;&quot;) &amp;IF([.V9]&gt;0;&quot;{&quot;&quot;value&quot;&quot;:&quot;&amp;COLUMN([.V9])-10&amp;&quot;,&quot;&quot;text&quot;&quot;:&quot;&quot;&quot;&amp;[.V9]&amp;&quot;&quot;&quot;},&quot;;&quot;&quot;) &amp;IF([.W9]&gt;0;&quot;{&quot;&quot;value&quot;&quot;:&quot;&amp;COLUMN([.W9])-10&amp;&quot;,&quot;&quot;text&quot;&quot;:&quot;&quot;&quot;&amp;[.W9]&amp;&quot;&quot;&quot;},&quot;;&quot;&quot;) &amp;IF([.X9]&gt;0;&quot;{&quot;&quot;value&quot;&quot;:&quot;&amp;COLUMN([.X9])-10&amp;&quot;,&quot;&quot;text&quot;&quot;:&quot;&quot;&quot;&amp;[.X9]&amp;&quot;&quot;&quot;},&quot;;&quot;&quot;) &amp;IF([.Y9]&gt;0;&quot;{&quot;&quot;value&quot;&quot;:&quot;&amp;COLUMN([.Y9])-10&amp;&quot;,&quot;&quot;text&quot;&quot;:&quot;&quot;&quot;&amp;[.Y9]&amp;&quot;&quot;&quot;},&quot;;&quot;&quot;) &amp;IF([.Z9]&gt;0;&quot;{&quot;&quot;value&quot;&quot;:&quot;&amp;COLUMN([.Z9])-10&amp;&quot;,&quot;&quot;text&quot;&quot;:&quot;&quot;&quot;&amp;[.Z9]&amp;&quot;&quot;&quot;},&quot;;&quot;&quot;) &amp;IF([.AA9]&gt;0;&quot;{&quot;&quot;value&quot;&quot;:&quot;&amp;COLUMN([.AA9])-10&amp;&quot;,&quot;&quot;text&quot;&quot;:&quot;&quot;&quot;&amp;[.AA9]&amp;&quot;&quot;&quot;},&quot;;&quot;&quot;)" office:value-type="string" office:string-value="{&quot;id&quot;:8,&quot;ordinal&quot;:7,&quot;required&quot;:0,&quot;category&quot;:&quot;Demo&quot;,&quot;skip&quot;:&quot;null&quot;,&quot;text&quot;:&quot;How long have you been on this regime?&quot;,&quot;type&quot;:&quot;SC&quot;,&quot;options&quot;:[{&quot;value&quot;:1,&quot;text&quot;:&quot;Less than 12 months&quot;},{&quot;value&quot;:2,&quot;text&quot;:&quot;Between 1 year and 3 years&quot;},{&quot;value&quot;:3,&quot;text&quot;:&quot;Between 3 years and 5 years&quot;},{&quot;value&quot;:4,&quot;text&quot;:&quot;Over 5 years&quot;},">
            <text:p>{"id":8,"ordinal":7,"required":0,"category":"Demo","skip":"null","text":"How long have you been on this regime?","type":"SC","options":[{"value":1,"text":"Less than 12 months"},{"value":2,"text":"Between 1 year and 3 years"},{"value":3,"text":"Between 3 years and 5 years"},{"value":4,"text":"Over 5 years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0&amp;&quot;,&quot;&quot;text&quot;&quot;:&quot;&quot;&quot;&amp;[.K10]&amp;&quot;&quot;&quot;},&quot;;&quot;&quot;) &amp;IF([.L10]&gt;0;&quot;{&quot;&quot;value&quot;&quot;:&quot;&amp;COLUMN([.L10])-10&amp;&quot;,&quot;&quot;text&quot;&quot;:&quot;&quot;&quot;&amp;[.L10]&amp;&quot;&quot;&quot;},&quot;;&quot;&quot;) &amp;IF([.M10]&gt;0;&quot;{&quot;&quot;value&quot;&quot;:&quot;&amp;COLUMN([.M10])-10&amp;&quot;,&quot;&quot;text&quot;&quot;:&quot;&quot;&quot;&amp;[.M10]&amp;&quot;&quot;&quot;},&quot;;&quot;&quot;) &amp;IF([.N10]&gt;0;&quot;{&quot;&quot;value&quot;&quot;:&quot;&amp;COLUMN([.N10])-10&amp;&quot;,&quot;&quot;text&quot;&quot;:&quot;&quot;&quot;&amp;[.N10]&amp;&quot;&quot;&quot;},&quot;;&quot;&quot;) &amp;IF([.O10]&gt;0;&quot;{&quot;&quot;value&quot;&quot;:&quot;&amp;COLUMN([.O10])-10&amp;&quot;,&quot;&quot;text&quot;&quot;:&quot;&quot;&quot;&amp;[.O10]&amp;&quot;&quot;&quot;},&quot;;&quot;&quot;) &amp;IF([.P10]&gt;0;&quot;{&quot;&quot;value&quot;&quot;:&quot;&amp;COLUMN([.P10])-10&amp;&quot;,&quot;&quot;text&quot;&quot;:&quot;&quot;&quot;&amp;[.P10]&amp;&quot;&quot;&quot;},&quot;;&quot;&quot;) &amp;IF([.Q10]&gt;0;&quot;{&quot;&quot;value&quot;&quot;:&quot;&amp;COLUMN([.Q10])-10&amp;&quot;,&quot;&quot;text&quot;&quot;:&quot;&quot;&quot;&amp;[.Q10]&amp;&quot;&quot;&quot;},&quot;;&quot;&quot;) &amp;IF([.R10]&gt;0;&quot;{&quot;&quot;value&quot;&quot;:&quot;&amp;COLUMN([.R10])-10&amp;&quot;,&quot;&quot;text&quot;&quot;:&quot;&quot;&quot;&amp;[.R10]&amp;&quot;&quot;&quot;},&quot;;&quot;&quot;) &amp;IF([.S10]&gt;0;&quot;{&quot;&quot;value&quot;&quot;:&quot;&amp;COLUMN([.S10])-10&amp;&quot;,&quot;&quot;text&quot;&quot;:&quot;&quot;&quot;&amp;[.S10]&amp;&quot;&quot;&quot;},&quot;;&quot;&quot;) &amp;IF([.T10]&gt;0;&quot;{&quot;&quot;value&quot;&quot;:&quot;&amp;COLUMN([.T10])-10&amp;&quot;,&quot;&quot;text&quot;&quot;:&quot;&quot;&quot;&amp;[.T10]&amp;&quot;&quot;&quot;},&quot;;&quot;&quot;) &amp;IF([.U10]&gt;0;&quot;{&quot;&quot;value&quot;&quot;:&quot;&amp;COLUMN([.U10])-10&amp;&quot;,&quot;&quot;text&quot;&quot;:&quot;&quot;&quot;&amp;[.U10]&amp;&quot;&quot;&quot;},&quot;;&quot;&quot;) &amp;IF([.V10]&gt;0;&quot;{&quot;&quot;value&quot;&quot;:&quot;&amp;COLUMN([.V10])-10&amp;&quot;,&quot;&quot;text&quot;&quot;:&quot;&quot;&quot;&amp;[.V10]&amp;&quot;&quot;&quot;},&quot;;&quot;&quot;) &amp;IF([.W10]&gt;0;&quot;{&quot;&quot;value&quot;&quot;:&quot;&amp;COLUMN([.W10])-10&amp;&quot;,&quot;&quot;text&quot;&quot;:&quot;&quot;&quot;&amp;[.W10]&amp;&quot;&quot;&quot;},&quot;;&quot;&quot;) &amp;IF([.X10]&gt;0;&quot;{&quot;&quot;value&quot;&quot;:&quot;&amp;COLUMN([.X10])-10&amp;&quot;,&quot;&quot;text&quot;&quot;:&quot;&quot;&quot;&amp;[.X10]&amp;&quot;&quot;&quot;},&quot;;&quot;&quot;) &amp;IF([.Y10]&gt;0;&quot;{&quot;&quot;value&quot;&quot;:&quot;&amp;COLUMN([.Y10])-10&amp;&quot;,&quot;&quot;text&quot;&quot;:&quot;&quot;&quot;&amp;[.Y10]&amp;&quot;&quot;&quot;},&quot;;&quot;&quot;) &amp;IF([.Z10]&gt;0;&quot;{&quot;&quot;value&quot;&quot;:&quot;&amp;COLUMN([.Z10])-10&amp;&quot;,&quot;&quot;text&quot;&quot;:&quot;&quot;&quot;&amp;[.Z10]&amp;&quot;&quot;&quot;},&quot;;&quot;&quot;) &amp;IF([.AA10]&gt;0;&quot;{&quot;&quot;value&quot;&quot;:&quot;&amp;COLUMN([.AA10])-10&amp;&quot;,&quot;&quot;text&quot;&quot;:&quot;&quot;&quot;&amp;[.AA10]&amp;&quot;&quot;&quot;},&quot;;&quot;&quot;)" office:value-type="string" office:string-value="{&quot;id&quot;:9,&quot;ordinal&quot;:8,&quot;required&quot;:0,&quot;category&quot;:&quot;Demo&quot;,&quot;skip&quot;:&quot;null&quot;,&quot;text&quot;:&quot;How do you feel about your regime?&quot;,&quot;type&quot;:&quot;SC&quot;,&quot;options&quot;:[{&quot;value&quot;:1,&quot;text&quot;:&quot;It's the best one for me&quot;},{&quot;value&quot;:2,&quot;text&quot;:&quot;I'm not sure&quot;},{&quot;value&quot;:3,&quot;text&quot;:&quot;I would like to change to another regime &quot;},">
            <text:p>{"id":9,"ordinal":8,"required":0,"category":"Demo","skip":"null","text":"How do you feel about your regime?","type":"SC","options":[{"value":1,"text":"It's the best one for me"},{"value":2,"text":"I'm not sure"},{"value":3,"text":"I would like to change to another regime 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0&amp;&quot;,&quot;&quot;text&quot;&quot;:&quot;&quot;&quot;&amp;[.K11]&amp;&quot;&quot;&quot;},&quot;;&quot;&quot;) &amp;IF([.L11]&gt;0;&quot;{&quot;&quot;value&quot;&quot;:&quot;&amp;COLUMN([.L11])-10&amp;&quot;,&quot;&quot;text&quot;&quot;:&quot;&quot;&quot;&amp;[.L11]&amp;&quot;&quot;&quot;},&quot;;&quot;&quot;) &amp;IF([.M11]&gt;0;&quot;{&quot;&quot;value&quot;&quot;:&quot;&amp;COLUMN([.M11])-10&amp;&quot;,&quot;&quot;text&quot;&quot;:&quot;&quot;&quot;&amp;[.M11]&amp;&quot;&quot;&quot;},&quot;;&quot;&quot;) &amp;IF([.N11]&gt;0;&quot;{&quot;&quot;value&quot;&quot;:&quot;&amp;COLUMN([.N11])-10&amp;&quot;,&quot;&quot;text&quot;&quot;:&quot;&quot;&quot;&amp;[.N11]&amp;&quot;&quot;&quot;},&quot;;&quot;&quot;) &amp;IF([.O11]&gt;0;&quot;{&quot;&quot;value&quot;&quot;:&quot;&amp;COLUMN([.O11])-10&amp;&quot;,&quot;&quot;text&quot;&quot;:&quot;&quot;&quot;&amp;[.O11]&amp;&quot;&quot;&quot;},&quot;;&quot;&quot;) &amp;IF([.P11]&gt;0;&quot;{&quot;&quot;value&quot;&quot;:&quot;&amp;COLUMN([.P11])-10&amp;&quot;,&quot;&quot;text&quot;&quot;:&quot;&quot;&quot;&amp;[.P11]&amp;&quot;&quot;&quot;},&quot;;&quot;&quot;) &amp;IF([.Q11]&gt;0;&quot;{&quot;&quot;value&quot;&quot;:&quot;&amp;COLUMN([.Q11])-10&amp;&quot;,&quot;&quot;text&quot;&quot;:&quot;&quot;&quot;&amp;[.Q11]&amp;&quot;&quot;&quot;},&quot;;&quot;&quot;) &amp;IF([.R11]&gt;0;&quot;{&quot;&quot;value&quot;&quot;:&quot;&amp;COLUMN([.R11])-10&amp;&quot;,&quot;&quot;text&quot;&quot;:&quot;&quot;&quot;&amp;[.R11]&amp;&quot;&quot;&quot;},&quot;;&quot;&quot;) &amp;IF([.S11]&gt;0;&quot;{&quot;&quot;value&quot;&quot;:&quot;&amp;COLUMN([.S11])-10&amp;&quot;,&quot;&quot;text&quot;&quot;:&quot;&quot;&quot;&amp;[.S11]&amp;&quot;&quot;&quot;},&quot;;&quot;&quot;) &amp;IF([.T11]&gt;0;&quot;{&quot;&quot;value&quot;&quot;:&quot;&amp;COLUMN([.T11])-10&amp;&quot;,&quot;&quot;text&quot;&quot;:&quot;&quot;&quot;&amp;[.T11]&amp;&quot;&quot;&quot;},&quot;;&quot;&quot;) &amp;IF([.U11]&gt;0;&quot;{&quot;&quot;value&quot;&quot;:&quot;&amp;COLUMN([.U11])-10&amp;&quot;,&quot;&quot;text&quot;&quot;:&quot;&quot;&quot;&amp;[.U11]&amp;&quot;&quot;&quot;},&quot;;&quot;&quot;) &amp;IF([.V11]&gt;0;&quot;{&quot;&quot;value&quot;&quot;:&quot;&amp;COLUMN([.V11])-10&amp;&quot;,&quot;&quot;text&quot;&quot;:&quot;&quot;&quot;&amp;[.V11]&amp;&quot;&quot;&quot;},&quot;;&quot;&quot;) &amp;IF([.W11]&gt;0;&quot;{&quot;&quot;value&quot;&quot;:&quot;&amp;COLUMN([.W11])-10&amp;&quot;,&quot;&quot;text&quot;&quot;:&quot;&quot;&quot;&amp;[.W11]&amp;&quot;&quot;&quot;},&quot;;&quot;&quot;) &amp;IF([.X11]&gt;0;&quot;{&quot;&quot;value&quot;&quot;:&quot;&amp;COLUMN([.X11])-10&amp;&quot;,&quot;&quot;text&quot;&quot;:&quot;&quot;&quot;&amp;[.X11]&amp;&quot;&quot;&quot;},&quot;;&quot;&quot;) &amp;IF([.Y11]&gt;0;&quot;{&quot;&quot;value&quot;&quot;:&quot;&amp;COLUMN([.Y11])-10&amp;&quot;,&quot;&quot;text&quot;&quot;:&quot;&quot;&quot;&amp;[.Y11]&amp;&quot;&quot;&quot;},&quot;;&quot;&quot;) &amp;IF([.Z11]&gt;0;&quot;{&quot;&quot;value&quot;&quot;:&quot;&amp;COLUMN([.Z11])-10&amp;&quot;,&quot;&quot;text&quot;&quot;:&quot;&quot;&quot;&amp;[.Z11]&amp;&quot;&quot;&quot;},&quot;;&quot;&quot;) &amp;IF([.AA11]&gt;0;&quot;{&quot;&quot;value&quot;&quot;:&quot;&amp;COLUMN([.AA11])-10&amp;&quot;,&quot;&quot;text&quot;&quot;:&quot;&quot;&quot;&amp;[.AA11]&amp;&quot;&quot;&quot;},&quot;;&quot;&quot;)" office:value-type="string" office:string-value="{&quot;id&quot;:10,&quot;ordinal&quot;:9,&quot;required&quot;:0,&quot;category&quot;:&quot;Demo&quot;,&quot;skip&quot;:&quot;null&quot;,&quot;text&quot;:&quot;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0,"ordinal":9,"required":0,"category":"Demo","skip":"null","text":"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0&amp;&quot;,&quot;&quot;text&quot;&quot;:&quot;&quot;&quot;&amp;[.K12]&amp;&quot;&quot;&quot;},&quot;;&quot;&quot;) &amp;IF([.L12]&gt;0;&quot;{&quot;&quot;value&quot;&quot;:&quot;&amp;COLUMN([.L12])-10&amp;&quot;,&quot;&quot;text&quot;&quot;:&quot;&quot;&quot;&amp;[.L12]&amp;&quot;&quot;&quot;},&quot;;&quot;&quot;) &amp;IF([.M12]&gt;0;&quot;{&quot;&quot;value&quot;&quot;:&quot;&amp;COLUMN([.M12])-10&amp;&quot;,&quot;&quot;text&quot;&quot;:&quot;&quot;&quot;&amp;[.M12]&amp;&quot;&quot;&quot;},&quot;;&quot;&quot;) &amp;IF([.N12]&gt;0;&quot;{&quot;&quot;value&quot;&quot;:&quot;&amp;COLUMN([.N12])-10&amp;&quot;,&quot;&quot;text&quot;&quot;:&quot;&quot;&quot;&amp;[.N12]&amp;&quot;&quot;&quot;},&quot;;&quot;&quot;) &amp;IF([.O12]&gt;0;&quot;{&quot;&quot;value&quot;&quot;:&quot;&amp;COLUMN([.O12])-10&amp;&quot;,&quot;&quot;text&quot;&quot;:&quot;&quot;&quot;&amp;[.O12]&amp;&quot;&quot;&quot;},&quot;;&quot;&quot;) &amp;IF([.P12]&gt;0;&quot;{&quot;&quot;value&quot;&quot;:&quot;&amp;COLUMN([.P12])-10&amp;&quot;,&quot;&quot;text&quot;&quot;:&quot;&quot;&quot;&amp;[.P12]&amp;&quot;&quot;&quot;},&quot;;&quot;&quot;) &amp;IF([.Q12]&gt;0;&quot;{&quot;&quot;value&quot;&quot;:&quot;&amp;COLUMN([.Q12])-10&amp;&quot;,&quot;&quot;text&quot;&quot;:&quot;&quot;&quot;&amp;[.Q12]&amp;&quot;&quot;&quot;},&quot;;&quot;&quot;) &amp;IF([.R12]&gt;0;&quot;{&quot;&quot;value&quot;&quot;:&quot;&amp;COLUMN([.R12])-10&amp;&quot;,&quot;&quot;text&quot;&quot;:&quot;&quot;&quot;&amp;[.R12]&amp;&quot;&quot;&quot;},&quot;;&quot;&quot;) &amp;IF([.S12]&gt;0;&quot;{&quot;&quot;value&quot;&quot;:&quot;&amp;COLUMN([.S12])-10&amp;&quot;,&quot;&quot;text&quot;&quot;:&quot;&quot;&quot;&amp;[.S12]&amp;&quot;&quot;&quot;},&quot;;&quot;&quot;) &amp;IF([.T12]&gt;0;&quot;{&quot;&quot;value&quot;&quot;:&quot;&amp;COLUMN([.T12])-10&amp;&quot;,&quot;&quot;text&quot;&quot;:&quot;&quot;&quot;&amp;[.T12]&amp;&quot;&quot;&quot;},&quot;;&quot;&quot;) &amp;IF([.U12]&gt;0;&quot;{&quot;&quot;value&quot;&quot;:&quot;&amp;COLUMN([.U12])-10&amp;&quot;,&quot;&quot;text&quot;&quot;:&quot;&quot;&quot;&amp;[.U12]&amp;&quot;&quot;&quot;},&quot;;&quot;&quot;) &amp;IF([.V12]&gt;0;&quot;{&quot;&quot;value&quot;&quot;:&quot;&amp;COLUMN([.V12])-10&amp;&quot;,&quot;&quot;text&quot;&quot;:&quot;&quot;&quot;&amp;[.V12]&amp;&quot;&quot;&quot;},&quot;;&quot;&quot;) &amp;IF([.W12]&gt;0;&quot;{&quot;&quot;value&quot;&quot;:&quot;&amp;COLUMN([.W12])-10&amp;&quot;,&quot;&quot;text&quot;&quot;:&quot;&quot;&quot;&amp;[.W12]&amp;&quot;&quot;&quot;},&quot;;&quot;&quot;) &amp;IF([.X12]&gt;0;&quot;{&quot;&quot;value&quot;&quot;:&quot;&amp;COLUMN([.X12])-10&amp;&quot;,&quot;&quot;text&quot;&quot;:&quot;&quot;&quot;&amp;[.X12]&amp;&quot;&quot;&quot;},&quot;;&quot;&quot;) &amp;IF([.Y12]&gt;0;&quot;{&quot;&quot;value&quot;&quot;:&quot;&amp;COLUMN([.Y12])-10&amp;&quot;,&quot;&quot;text&quot;&quot;:&quot;&quot;&quot;&amp;[.Y12]&amp;&quot;&quot;&quot;},&quot;;&quot;&quot;) &amp;IF([.Z12]&gt;0;&quot;{&quot;&quot;value&quot;&quot;:&quot;&amp;COLUMN([.Z12])-10&amp;&quot;,&quot;&quot;text&quot;&quot;:&quot;&quot;&quot;&amp;[.Z12]&amp;&quot;&quot;&quot;},&quot;;&quot;&quot;) &amp;IF([.AA12]&gt;0;&quot;{&quot;&quot;value&quot;&quot;:&quot;&amp;COLUMN([.AA12])-10&amp;&quot;,&quot;&quot;text&quot;&quot;:&quot;&quot;&quot;&amp;[.AA12]&amp;&quot;&quot;&quot;},&quot;;&quot;&quot;)" office:value-type="string" office:string-value="{&quot;id&quot;:11,&quot;ordinal&quot;:10,&quot;required&quot;:0,&quot;category&quot;:&quot;Activity&quot;,&quot;skip&quot;:&quot;null&quot;,&quot;text&quot;:&quot;How active are you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1,"ordinal":10,"required":0,"category":"Activity","skip":"null","text":"How active are you?","type":"SC","options":[{"value":1,"text":"Very active"},{"value":2,"text":"I do some, but I could do more"},{"value":3,"text":"Not active at all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0&amp;&quot;,&quot;&quot;text&quot;&quot;:&quot;&quot;&quot;&amp;[.K13]&amp;&quot;&quot;&quot;},&quot;;&quot;&quot;) &amp;IF([.L13]&gt;0;&quot;{&quot;&quot;value&quot;&quot;:&quot;&amp;COLUMN([.L13])-10&amp;&quot;,&quot;&quot;text&quot;&quot;:&quot;&quot;&quot;&amp;[.L13]&amp;&quot;&quot;&quot;},&quot;;&quot;&quot;) &amp;IF([.M13]&gt;0;&quot;{&quot;&quot;value&quot;&quot;:&quot;&amp;COLUMN([.M13])-10&amp;&quot;,&quot;&quot;text&quot;&quot;:&quot;&quot;&quot;&amp;[.M13]&amp;&quot;&quot;&quot;},&quot;;&quot;&quot;) &amp;IF([.N13]&gt;0;&quot;{&quot;&quot;value&quot;&quot;:&quot;&amp;COLUMN([.N13])-10&amp;&quot;,&quot;&quot;text&quot;&quot;:&quot;&quot;&quot;&amp;[.N13]&amp;&quot;&quot;&quot;},&quot;;&quot;&quot;) &amp;IF([.O13]&gt;0;&quot;{&quot;&quot;value&quot;&quot;:&quot;&amp;COLUMN([.O13])-10&amp;&quot;,&quot;&quot;text&quot;&quot;:&quot;&quot;&quot;&amp;[.O13]&amp;&quot;&quot;&quot;},&quot;;&quot;&quot;) &amp;IF([.P13]&gt;0;&quot;{&quot;&quot;value&quot;&quot;:&quot;&amp;COLUMN([.P13])-10&amp;&quot;,&quot;&quot;text&quot;&quot;:&quot;&quot;&quot;&amp;[.P13]&amp;&quot;&quot;&quot;},&quot;;&quot;&quot;) &amp;IF([.Q13]&gt;0;&quot;{&quot;&quot;value&quot;&quot;:&quot;&amp;COLUMN([.Q13])-10&amp;&quot;,&quot;&quot;text&quot;&quot;:&quot;&quot;&quot;&amp;[.Q13]&amp;&quot;&quot;&quot;},&quot;;&quot;&quot;) &amp;IF([.R13]&gt;0;&quot;{&quot;&quot;value&quot;&quot;:&quot;&amp;COLUMN([.R13])-10&amp;&quot;,&quot;&quot;text&quot;&quot;:&quot;&quot;&quot;&amp;[.R13]&amp;&quot;&quot;&quot;},&quot;;&quot;&quot;) &amp;IF([.S13]&gt;0;&quot;{&quot;&quot;value&quot;&quot;:&quot;&amp;COLUMN([.S13])-10&amp;&quot;,&quot;&quot;text&quot;&quot;:&quot;&quot;&quot;&amp;[.S13]&amp;&quot;&quot;&quot;},&quot;;&quot;&quot;) &amp;IF([.T13]&gt;0;&quot;{&quot;&quot;value&quot;&quot;:&quot;&amp;COLUMN([.T13])-10&amp;&quot;,&quot;&quot;text&quot;&quot;:&quot;&quot;&quot;&amp;[.T13]&amp;&quot;&quot;&quot;},&quot;;&quot;&quot;) &amp;IF([.U13]&gt;0;&quot;{&quot;&quot;value&quot;&quot;:&quot;&amp;COLUMN([.U13])-10&amp;&quot;,&quot;&quot;text&quot;&quot;:&quot;&quot;&quot;&amp;[.U13]&amp;&quot;&quot;&quot;},&quot;;&quot;&quot;) &amp;IF([.V13]&gt;0;&quot;{&quot;&quot;value&quot;&quot;:&quot;&amp;COLUMN([.V13])-10&amp;&quot;,&quot;&quot;text&quot;&quot;:&quot;&quot;&quot;&amp;[.V13]&amp;&quot;&quot;&quot;},&quot;;&quot;&quot;) &amp;IF([.W13]&gt;0;&quot;{&quot;&quot;value&quot;&quot;:&quot;&amp;COLUMN([.W13])-10&amp;&quot;,&quot;&quot;text&quot;&quot;:&quot;&quot;&quot;&amp;[.W13]&amp;&quot;&quot;&quot;},&quot;;&quot;&quot;) &amp;IF([.X13]&gt;0;&quot;{&quot;&quot;value&quot;&quot;:&quot;&amp;COLUMN([.X13])-10&amp;&quot;,&quot;&quot;text&quot;&quot;:&quot;&quot;&quot;&amp;[.X13]&amp;&quot;&quot;&quot;},&quot;;&quot;&quot;) &amp;IF([.Y13]&gt;0;&quot;{&quot;&quot;value&quot;&quot;:&quot;&amp;COLUMN([.Y13])-10&amp;&quot;,&quot;&quot;text&quot;&quot;:&quot;&quot;&quot;&amp;[.Y13]&amp;&quot;&quot;&quot;},&quot;;&quot;&quot;) &amp;IF([.Z13]&gt;0;&quot;{&quot;&quot;value&quot;&quot;:&quot;&amp;COLUMN([.Z13])-10&amp;&quot;,&quot;&quot;text&quot;&quot;:&quot;&quot;&quot;&amp;[.Z13]&amp;&quot;&quot;&quot;},&quot;;&quot;&quot;) &amp;IF([.AA13]&gt;0;&quot;{&quot;&quot;value&quot;&quot;:&quot;&amp;COLUMN([.AA13])-10&amp;&quot;,&quot;&quot;text&quot;&quot;:&quot;&quot;&quot;&amp;[.AA13]&amp;&quot;&quot;&quot;},&quot;;&quot;&quot;)" office:value-type="string" office:string-value="{&quot;id&quot;:12,&quot;ordinal&quot;:11,&quot;required&quot;:0,&quot;category&quot;:&quot;Activity&quot;,&quot;skip&quot;:&quot;null&quot;,&quot;text&quot;:&quot;Do you do any of the following pulse-raising sports or physical activities?&quot;,&quot;type&quot;:&quot;MC&quot;,&quot;options&quot;:[{&quot;value&quot;:1,&quot;text&quot;:&quot;Football&quot;},{&quot;value&quot;:2,&quot;text&quot;:&quot;Tennis&quot;},{&quot;value&quot;:3,&quot;text&quot;:&quot;Rounders&quot;},{&quot;value&quot;:4,&quot;text&quot;:&quot;Netball&quot;},{&quot;value&quot;:5,&quot;text&quot;:&quot;Rugby&quot;},{&quot;value&quot;:6,&quot;text&quot;:&quot;Badminton&quot;},{&quot;value&quot;:7,&quot;text&quot;:&quot;Squash&quot;},{&quot;value&quot;:8,&quot;text&quot;:&quot;Swimming&quot;},{&quot;value&quot;:9,&quot;text&quot;:&quot;Athletics&quot;},{&quot;value&quot;:10,&quot;text&quot;:&quot;Running / jogging&quot;},{&quot;value&quot;:11,&quot;text&quot;:&quot;Aerobics / aqua&quot;},{&quot;value&quot;:12,&quot;text&quot;:&quot;Aerobics&quot;},{&quot;value&quot;:13,&quot;text&quot;:&quot;Martial arts&quot;},{&quot;value&quot;:14,&quot;text&quot;:&quot;Yoga&quot;},{&quot;value&quot;:15,&quot;text&quot;:&quot;Rowing&quot;},{&quot;value&quot;:16,&quot;text&quot;:&quot;Cycling&quot;},{&quot;value&quot;:17,&quot;text&quot;:&quot;Exercise DVD&quot;},">
            <text:p>{"id":12,"ordinal":11,"required":0,"category":"Activity","skip":"null","text":"Do you do any of the following pulse-raising sports or physical activities?","type":"MC","options":[{"value":1,"text":"Football"},{"value":2,"text":"Tennis"},{"value":3,"text":"Rounders"},{"value":4,"text":"Netball"},{"value":5,"text":"Rugby"},{"value":6,"text":"Badminton"},{"value":7,"text":"Squash"},{"value":8,"text":"Swimming"},{"value":9,"text":"Athletics"},{"value":10,"text":"Running / jogging"},{"value":11,"text":"Aerobics / aqua"},{"value":12,"text":"Aerobics"},{"value":13,"text":"Martial arts"},{"value":14,"text":"Yoga"},{"value":15,"text":"Rowing"},{"value":16,"text":"Cycling"},{"value":17,"text":"Exercise DVD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0&amp;&quot;,&quot;&quot;text&quot;&quot;:&quot;&quot;&quot;&amp;[.K14]&amp;&quot;&quot;&quot;},&quot;;&quot;&quot;) &amp;IF([.L14]&gt;0;&quot;{&quot;&quot;value&quot;&quot;:&quot;&amp;COLUMN([.L14])-10&amp;&quot;,&quot;&quot;text&quot;&quot;:&quot;&quot;&quot;&amp;[.L14]&amp;&quot;&quot;&quot;},&quot;;&quot;&quot;) &amp;IF([.M14]&gt;0;&quot;{&quot;&quot;value&quot;&quot;:&quot;&amp;COLUMN([.M14])-10&amp;&quot;,&quot;&quot;text&quot;&quot;:&quot;&quot;&quot;&amp;[.M14]&amp;&quot;&quot;&quot;},&quot;;&quot;&quot;) &amp;IF([.N14]&gt;0;&quot;{&quot;&quot;value&quot;&quot;:&quot;&amp;COLUMN([.N14])-10&amp;&quot;,&quot;&quot;text&quot;&quot;:&quot;&quot;&quot;&amp;[.N14]&amp;&quot;&quot;&quot;},&quot;;&quot;&quot;) &amp;IF([.O14]&gt;0;&quot;{&quot;&quot;value&quot;&quot;:&quot;&amp;COLUMN([.O14])-10&amp;&quot;,&quot;&quot;text&quot;&quot;:&quot;&quot;&quot;&amp;[.O14]&amp;&quot;&quot;&quot;},&quot;;&quot;&quot;) &amp;IF([.P14]&gt;0;&quot;{&quot;&quot;value&quot;&quot;:&quot;&amp;COLUMN([.P14])-10&amp;&quot;,&quot;&quot;text&quot;&quot;:&quot;&quot;&quot;&amp;[.P14]&amp;&quot;&quot;&quot;},&quot;;&quot;&quot;) &amp;IF([.Q14]&gt;0;&quot;{&quot;&quot;value&quot;&quot;:&quot;&amp;COLUMN([.Q14])-10&amp;&quot;,&quot;&quot;text&quot;&quot;:&quot;&quot;&quot;&amp;[.Q14]&amp;&quot;&quot;&quot;},&quot;;&quot;&quot;) &amp;IF([.R14]&gt;0;&quot;{&quot;&quot;value&quot;&quot;:&quot;&amp;COLUMN([.R14])-10&amp;&quot;,&quot;&quot;text&quot;&quot;:&quot;&quot;&quot;&amp;[.R14]&amp;&quot;&quot;&quot;},&quot;;&quot;&quot;) &amp;IF([.S14]&gt;0;&quot;{&quot;&quot;value&quot;&quot;:&quot;&amp;COLUMN([.S14])-10&amp;&quot;,&quot;&quot;text&quot;&quot;:&quot;&quot;&quot;&amp;[.S14]&amp;&quot;&quot;&quot;},&quot;;&quot;&quot;) &amp;IF([.T14]&gt;0;&quot;{&quot;&quot;value&quot;&quot;:&quot;&amp;COLUMN([.T14])-10&amp;&quot;,&quot;&quot;text&quot;&quot;:&quot;&quot;&quot;&amp;[.T14]&amp;&quot;&quot;&quot;},&quot;;&quot;&quot;) &amp;IF([.U14]&gt;0;&quot;{&quot;&quot;value&quot;&quot;:&quot;&amp;COLUMN([.U14])-10&amp;&quot;,&quot;&quot;text&quot;&quot;:&quot;&quot;&quot;&amp;[.U14]&amp;&quot;&quot;&quot;},&quot;;&quot;&quot;) &amp;IF([.V14]&gt;0;&quot;{&quot;&quot;value&quot;&quot;:&quot;&amp;COLUMN([.V14])-10&amp;&quot;,&quot;&quot;text&quot;&quot;:&quot;&quot;&quot;&amp;[.V14]&amp;&quot;&quot;&quot;},&quot;;&quot;&quot;) &amp;IF([.W14]&gt;0;&quot;{&quot;&quot;value&quot;&quot;:&quot;&amp;COLUMN([.W14])-10&amp;&quot;,&quot;&quot;text&quot;&quot;:&quot;&quot;&quot;&amp;[.W14]&amp;&quot;&quot;&quot;},&quot;;&quot;&quot;) &amp;IF([.X14]&gt;0;&quot;{&quot;&quot;value&quot;&quot;:&quot;&amp;COLUMN([.X14])-10&amp;&quot;,&quot;&quot;text&quot;&quot;:&quot;&quot;&quot;&amp;[.X14]&amp;&quot;&quot;&quot;},&quot;;&quot;&quot;) &amp;IF([.Y14]&gt;0;&quot;{&quot;&quot;value&quot;&quot;:&quot;&amp;COLUMN([.Y14])-10&amp;&quot;,&quot;&quot;text&quot;&quot;:&quot;&quot;&quot;&amp;[.Y14]&amp;&quot;&quot;&quot;},&quot;;&quot;&quot;) &amp;IF([.Z14]&gt;0;&quot;{&quot;&quot;value&quot;&quot;:&quot;&amp;COLUMN([.Z14])-10&amp;&quot;,&quot;&quot;text&quot;&quot;:&quot;&quot;&quot;&amp;[.Z14]&amp;&quot;&quot;&quot;},&quot;;&quot;&quot;) &amp;IF([.AA14]&gt;0;&quot;{&quot;&quot;value&quot;&quot;:&quot;&amp;COLUMN([.AA14])-10&amp;&quot;,&quot;&quot;text&quot;&quot;:&quot;&quot;&quot;&amp;[.AA14]&amp;&quot;&quot;&quot;},&quot;;&quot;&quot;)" office:value-type="string" office:string-value="{&quot;id&quot;:13,&quot;ordinal&quot;:12,&quot;required&quot;:0,&quot;category&quot;:&quot;Activity&quot;,&quot;skip&quot;:&quot;null&quot;,&quot;text&quot;:&quot;Are you active in any other ways, such as?&quot;,&quot;type&quot;:&quot;MC&quot;,&quot;options&quot;:[{&quot;value&quot;:1,&quot;text&quot;:&quot;P.E. in school&quot;},{&quot;value&quot;:2,&quot;text&quot;:&quot;House work&quot;},{&quot;value&quot;:3,&quot;text&quot;:&quot;Walking the dog&quot;},{&quot;value&quot;:4,&quot;text&quot;:&quot;Walking to / from school&quot;},{&quot;value&quot;:5,&quot;text&quot;:&quot;Walking to / from bus stop&quot;},{&quot;value&quot;:6,&quot;text&quot;:&quot;Walking to / from train station&quot;},{&quot;value&quot;:7,&quot;text&quot;:&quot;Riding bike to / from school&quot;},{&quot;value&quot;:8,&quot;text&quot;:&quot;Riding bike to / from bus stop&quot;},{&quot;value&quot;:9,&quot;text&quot;:&quot;Riding bike to / from train station&quot;},{&quot;value&quot;:10,&quot;text&quot;:&quot;Walking with friends / family&quot;},{&quot;value&quot;:11,&quot;text&quot;:&quot;Bike rides with friends / family&quot;},{&quot;value&quot;:12,&quot;text&quot;:&quot;Shopping&quot;},{&quot;value&quot;:13,&quot;text&quot;:&quot;Care of animals (e.g. horses)&quot;},{&quot;value&quot;:14,&quot;text&quot;:&quot;Care of siblings / children&quot;},{&quot;value&quot;:15,&quot;text&quot;:&quot;Trampolining in garden&quot;},{&quot;value&quot;:16,&quot;text&quot;:&quot;Gardening&quot;},{&quot;value&quot;:17,&quot;text&quot;:&quot;Playing on active games console e.g. Nintendo Wii&quot;},">
            <text:p>{"id":13,"ordinal":12,"required":0,"category":"Activity","skip":"null","text":"Are you active in any other ways, such as?","type":"MC","options":[{"value":1,"text":"P.E. in school"},{"value":2,"text":"House work"},{"value":3,"text":"Walking the dog"},{"value":4,"text":"Walking to / from school"},{"value":5,"text":"Walking to / from bus stop"},{"value":6,"text":"Walking to / from train station"},{"value":7,"text":"Riding bike to / from school"},{"value":8,"text":"Riding bike to / from bus stop"},{"value":9,"text":"Riding bike to / from train station"},{"value":10,"text":"Walking with friends / family"},{"value":11,"text":"Bike rides with friends / family"},{"value":12,"text":"Shopping"},{"value":13,"text":"Care of animals (e.g. horses)"},{"value":14,"text":"Care of siblings / children"},{"value":15,"text":"Trampolining in garden"},{"value":16,"text":"Gardening"},{"value":17,"text":"Playing on active games console e.g. Nintendo Wii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0&amp;&quot;,&quot;&quot;text&quot;&quot;:&quot;&quot;&quot;&amp;[.K15]&amp;&quot;&quot;&quot;},&quot;;&quot;&quot;) &amp;IF([.L15]&gt;0;&quot;{&quot;&quot;value&quot;&quot;:&quot;&amp;COLUMN([.L15])-10&amp;&quot;,&quot;&quot;text&quot;&quot;:&quot;&quot;&quot;&amp;[.L15]&amp;&quot;&quot;&quot;},&quot;;&quot;&quot;) &amp;IF([.M15]&gt;0;&quot;{&quot;&quot;value&quot;&quot;:&quot;&amp;COLUMN([.M15])-10&amp;&quot;,&quot;&quot;text&quot;&quot;:&quot;&quot;&quot;&amp;[.M15]&amp;&quot;&quot;&quot;},&quot;;&quot;&quot;) &amp;IF([.N15]&gt;0;&quot;{&quot;&quot;value&quot;&quot;:&quot;&amp;COLUMN([.N15])-10&amp;&quot;,&quot;&quot;text&quot;&quot;:&quot;&quot;&quot;&amp;[.N15]&amp;&quot;&quot;&quot;},&quot;;&quot;&quot;) &amp;IF([.O15]&gt;0;&quot;{&quot;&quot;value&quot;&quot;:&quot;&amp;COLUMN([.O15])-10&amp;&quot;,&quot;&quot;text&quot;&quot;:&quot;&quot;&quot;&amp;[.O15]&amp;&quot;&quot;&quot;},&quot;;&quot;&quot;) &amp;IF([.P15]&gt;0;&quot;{&quot;&quot;value&quot;&quot;:&quot;&amp;COLUMN([.P15])-10&amp;&quot;,&quot;&quot;text&quot;&quot;:&quot;&quot;&quot;&amp;[.P15]&amp;&quot;&quot;&quot;},&quot;;&quot;&quot;) &amp;IF([.Q15]&gt;0;&quot;{&quot;&quot;value&quot;&quot;:&quot;&amp;COLUMN([.Q15])-10&amp;&quot;,&quot;&quot;text&quot;&quot;:&quot;&quot;&quot;&amp;[.Q15]&amp;&quot;&quot;&quot;},&quot;;&quot;&quot;) &amp;IF([.R15]&gt;0;&quot;{&quot;&quot;value&quot;&quot;:&quot;&amp;COLUMN([.R15])-10&amp;&quot;,&quot;&quot;text&quot;&quot;:&quot;&quot;&quot;&amp;[.R15]&amp;&quot;&quot;&quot;},&quot;;&quot;&quot;) &amp;IF([.S15]&gt;0;&quot;{&quot;&quot;value&quot;&quot;:&quot;&amp;COLUMN([.S15])-10&amp;&quot;,&quot;&quot;text&quot;&quot;:&quot;&quot;&quot;&amp;[.S15]&amp;&quot;&quot;&quot;},&quot;;&quot;&quot;) &amp;IF([.T15]&gt;0;&quot;{&quot;&quot;value&quot;&quot;:&quot;&amp;COLUMN([.T15])-10&amp;&quot;,&quot;&quot;text&quot;&quot;:&quot;&quot;&quot;&amp;[.T15]&amp;&quot;&quot;&quot;},&quot;;&quot;&quot;) &amp;IF([.U15]&gt;0;&quot;{&quot;&quot;value&quot;&quot;:&quot;&amp;COLUMN([.U15])-10&amp;&quot;,&quot;&quot;text&quot;&quot;:&quot;&quot;&quot;&amp;[.U15]&amp;&quot;&quot;&quot;},&quot;;&quot;&quot;) &amp;IF([.V15]&gt;0;&quot;{&quot;&quot;value&quot;&quot;:&quot;&amp;COLUMN([.V15])-10&amp;&quot;,&quot;&quot;text&quot;&quot;:&quot;&quot;&quot;&amp;[.V15]&amp;&quot;&quot;&quot;},&quot;;&quot;&quot;) &amp;IF([.W15]&gt;0;&quot;{&quot;&quot;value&quot;&quot;:&quot;&amp;COLUMN([.W15])-10&amp;&quot;,&quot;&quot;text&quot;&quot;:&quot;&quot;&quot;&amp;[.W15]&amp;&quot;&quot;&quot;},&quot;;&quot;&quot;) &amp;IF([.X15]&gt;0;&quot;{&quot;&quot;value&quot;&quot;:&quot;&amp;COLUMN([.X15])-10&amp;&quot;,&quot;&quot;text&quot;&quot;:&quot;&quot;&quot;&amp;[.X15]&amp;&quot;&quot;&quot;},&quot;;&quot;&quot;) &amp;IF([.Y15]&gt;0;&quot;{&quot;&quot;value&quot;&quot;:&quot;&amp;COLUMN([.Y15])-10&amp;&quot;,&quot;&quot;text&quot;&quot;:&quot;&quot;&quot;&amp;[.Y15]&amp;&quot;&quot;&quot;},&quot;;&quot;&quot;) &amp;IF([.Z15]&gt;0;&quot;{&quot;&quot;value&quot;&quot;:&quot;&amp;COLUMN([.Z15])-10&amp;&quot;,&quot;&quot;text&quot;&quot;:&quot;&quot;&quot;&amp;[.Z15]&amp;&quot;&quot;&quot;},&quot;;&quot;&quot;) &amp;IF([.AA15]&gt;0;&quot;{&quot;&quot;value&quot;&quot;:&quot;&amp;COLUMN([.AA15])-10&amp;&quot;,&quot;&quot;text&quot;&quot;:&quot;&quot;&quot;&amp;[.AA15]&amp;&quot;&quot;&quot;},&quot;;&quot;&quot;)" office:value-type="string" office:string-value="{&quot;id&quot;:14,&quot;ordinal&quot;:13,&quot;required&quot;:0,&quot;category&quot;:&quot;Activity&quot;,&quot;skip&quot;:&quot;null&quot;,&quot;text&quot;:&quot;Where do you do exercise or physical activity?&quot;,&quot;type&quot;:&quot;MC&quot;,&quot;options&quot;:[{&quot;value&quot;:1,&quot;text&quot;:&quot;In school&quot;},{&quot;value&quot;:2,&quot;text&quot;:&quot;After-school club&quot;},{&quot;value&quot;:3,&quot;text&quot;:&quot;Club outside of school&quot;},{&quot;value&quot;:4,&quot;text&quot;:&quot;At work&quot;},{&quot;value&quot;:5,&quot;text&quot;:&quot;At home&quot;},{&quot;value&quot;:6,&quot;text&quot;:&quot;TEXT_OTHER&quot;},">
            <text:p>{"id":14,"ordinal":13,"required":0,"category":"Activity","skip":"null","text":"Where do you do exercise or physical activity?","type":"MC","options":[{"value":1,"text":"In school"},{"value":2,"text":"After-school club"},{"value":3,"text":"Club outside of school"},{"value":4,"text":"At work"},{"value":5,"text":"At home"},{"value":6,"text":"TEXT_OTHER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0&amp;&quot;,&quot;&quot;text&quot;&quot;:&quot;&quot;&quot;&amp;[.K16]&amp;&quot;&quot;&quot;},&quot;;&quot;&quot;) &amp;IF([.L16]&gt;0;&quot;{&quot;&quot;value&quot;&quot;:&quot;&amp;COLUMN([.L16])-10&amp;&quot;,&quot;&quot;text&quot;&quot;:&quot;&quot;&quot;&amp;[.L16]&amp;&quot;&quot;&quot;},&quot;;&quot;&quot;) &amp;IF([.M16]&gt;0;&quot;{&quot;&quot;value&quot;&quot;:&quot;&amp;COLUMN([.M16])-10&amp;&quot;,&quot;&quot;text&quot;&quot;:&quot;&quot;&quot;&amp;[.M16]&amp;&quot;&quot;&quot;},&quot;;&quot;&quot;) &amp;IF([.N16]&gt;0;&quot;{&quot;&quot;value&quot;&quot;:&quot;&amp;COLUMN([.N16])-10&amp;&quot;,&quot;&quot;text&quot;&quot;:&quot;&quot;&quot;&amp;[.N16]&amp;&quot;&quot;&quot;},&quot;;&quot;&quot;) &amp;IF([.O16]&gt;0;&quot;{&quot;&quot;value&quot;&quot;:&quot;&amp;COLUMN([.O16])-10&amp;&quot;,&quot;&quot;text&quot;&quot;:&quot;&quot;&quot;&amp;[.O16]&amp;&quot;&quot;&quot;},&quot;;&quot;&quot;) &amp;IF([.P16]&gt;0;&quot;{&quot;&quot;value&quot;&quot;:&quot;&amp;COLUMN([.P16])-10&amp;&quot;,&quot;&quot;text&quot;&quot;:&quot;&quot;&quot;&amp;[.P16]&amp;&quot;&quot;&quot;},&quot;;&quot;&quot;) &amp;IF([.Q16]&gt;0;&quot;{&quot;&quot;value&quot;&quot;:&quot;&amp;COLUMN([.Q16])-10&amp;&quot;,&quot;&quot;text&quot;&quot;:&quot;&quot;&quot;&amp;[.Q16]&amp;&quot;&quot;&quot;},&quot;;&quot;&quot;) &amp;IF([.R16]&gt;0;&quot;{&quot;&quot;value&quot;&quot;:&quot;&amp;COLUMN([.R16])-10&amp;&quot;,&quot;&quot;text&quot;&quot;:&quot;&quot;&quot;&amp;[.R16]&amp;&quot;&quot;&quot;},&quot;;&quot;&quot;) &amp;IF([.S16]&gt;0;&quot;{&quot;&quot;value&quot;&quot;:&quot;&amp;COLUMN([.S16])-10&amp;&quot;,&quot;&quot;text&quot;&quot;:&quot;&quot;&quot;&amp;[.S16]&amp;&quot;&quot;&quot;},&quot;;&quot;&quot;) &amp;IF([.T16]&gt;0;&quot;{&quot;&quot;value&quot;&quot;:&quot;&amp;COLUMN([.T16])-10&amp;&quot;,&quot;&quot;text&quot;&quot;:&quot;&quot;&quot;&amp;[.T16]&amp;&quot;&quot;&quot;},&quot;;&quot;&quot;) &amp;IF([.U16]&gt;0;&quot;{&quot;&quot;value&quot;&quot;:&quot;&amp;COLUMN([.U16])-10&amp;&quot;,&quot;&quot;text&quot;&quot;:&quot;&quot;&quot;&amp;[.U16]&amp;&quot;&quot;&quot;},&quot;;&quot;&quot;) &amp;IF([.V16]&gt;0;&quot;{&quot;&quot;value&quot;&quot;:&quot;&amp;COLUMN([.V16])-10&amp;&quot;,&quot;&quot;text&quot;&quot;:&quot;&quot;&quot;&amp;[.V16]&amp;&quot;&quot;&quot;},&quot;;&quot;&quot;) &amp;IF([.W16]&gt;0;&quot;{&quot;&quot;value&quot;&quot;:&quot;&amp;COLUMN([.W16])-10&amp;&quot;,&quot;&quot;text&quot;&quot;:&quot;&quot;&quot;&amp;[.W16]&amp;&quot;&quot;&quot;},&quot;;&quot;&quot;) &amp;IF([.X16]&gt;0;&quot;{&quot;&quot;value&quot;&quot;:&quot;&amp;COLUMN([.X16])-10&amp;&quot;,&quot;&quot;text&quot;&quot;:&quot;&quot;&quot;&amp;[.X16]&amp;&quot;&quot;&quot;},&quot;;&quot;&quot;) &amp;IF([.Y16]&gt;0;&quot;{&quot;&quot;value&quot;&quot;:&quot;&amp;COLUMN([.Y16])-10&amp;&quot;,&quot;&quot;text&quot;&quot;:&quot;&quot;&quot;&amp;[.Y16]&amp;&quot;&quot;&quot;},&quot;;&quot;&quot;) &amp;IF([.Z16]&gt;0;&quot;{&quot;&quot;value&quot;&quot;:&quot;&amp;COLUMN([.Z16])-10&amp;&quot;,&quot;&quot;text&quot;&quot;:&quot;&quot;&quot;&amp;[.Z16]&amp;&quot;&quot;&quot;},&quot;;&quot;&quot;) &amp;IF([.AA16]&gt;0;&quot;{&quot;&quot;value&quot;&quot;:&quot;&amp;COLUMN([.AA16])-10&amp;&quot;,&quot;&quot;text&quot;&quot;:&quot;&quot;&quot;&amp;[.AA16]&amp;&quot;&quot;&quot;},&quot;;&quot;&quot;)" office:value-type="string" office:string-value="{&quot;id&quot;:15,&quot;ordinal&quot;:14,&quot;required&quot;:0,&quot;category&quot;:&quot;Activity&quot;,&quot;skip&quot;:&quot;null&quot;,&quot;text&quot;:&quot;Who do you exercise with?&quot;,&quot;type&quot;:&quot;MC&quot;,&quot;options&quot;:[{&quot;value&quot;:1,&quot;text&quot;:&quot;With friends&quot;},{&quot;value&quot;:2,&quot;text&quot;:&quot;With family&quot;},{&quot;value&quot;:3,&quot;text&quot;:&quot;On my own&quot;},{&quot;value&quot;:4,&quot;text&quot;:&quot;With other club members&quot;},{&quot;value&quot;:5,&quot;text&quot;:&quot;TEXT_OTHER&quot;},">
            <text:p>{"id":15,"ordinal":14,"required":0,"category":"Activity","skip":"null","text":"Who do you exercise with?","type":"MC","options":[{"value":1,"text":"With friends"},{"value":2,"text":"With family"},{"value":3,"text":"On my own"},{"value":4,"text":"With other club members"},{"value":5,"text":"TEXT_OTHER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>
            <text:p/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0&amp;&quot;,&quot;&quot;text&quot;&quot;:&quot;&quot;&quot;&amp;[.K17]&amp;&quot;&quot;&quot;},&quot;;&quot;&quot;) &amp;IF([.L17]&gt;0;&quot;{&quot;&quot;value&quot;&quot;:&quot;&amp;COLUMN([.L17])-10&amp;&quot;,&quot;&quot;text&quot;&quot;:&quot;&quot;&quot;&amp;[.L17]&amp;&quot;&quot;&quot;},&quot;;&quot;&quot;) &amp;IF([.M17]&gt;0;&quot;{&quot;&quot;value&quot;&quot;:&quot;&amp;COLUMN([.M17])-10&amp;&quot;,&quot;&quot;text&quot;&quot;:&quot;&quot;&quot;&amp;[.M17]&amp;&quot;&quot;&quot;},&quot;;&quot;&quot;) &amp;IF([.N17]&gt;0;&quot;{&quot;&quot;value&quot;&quot;:&quot;&amp;COLUMN([.N17])-10&amp;&quot;,&quot;&quot;text&quot;&quot;:&quot;&quot;&quot;&amp;[.N17]&amp;&quot;&quot;&quot;},&quot;;&quot;&quot;) &amp;IF([.O17]&gt;0;&quot;{&quot;&quot;value&quot;&quot;:&quot;&amp;COLUMN([.O17])-10&amp;&quot;,&quot;&quot;text&quot;&quot;:&quot;&quot;&quot;&amp;[.O17]&amp;&quot;&quot;&quot;},&quot;;&quot;&quot;) &amp;IF([.P17]&gt;0;&quot;{&quot;&quot;value&quot;&quot;:&quot;&amp;COLUMN([.P17])-10&amp;&quot;,&quot;&quot;text&quot;&quot;:&quot;&quot;&quot;&amp;[.P17]&amp;&quot;&quot;&quot;},&quot;;&quot;&quot;) &amp;IF([.Q17]&gt;0;&quot;{&quot;&quot;value&quot;&quot;:&quot;&amp;COLUMN([.Q17])-10&amp;&quot;,&quot;&quot;text&quot;&quot;:&quot;&quot;&quot;&amp;[.Q17]&amp;&quot;&quot;&quot;},&quot;;&quot;&quot;) &amp;IF([.R17]&gt;0;&quot;{&quot;&quot;value&quot;&quot;:&quot;&amp;COLUMN([.R17])-10&amp;&quot;,&quot;&quot;text&quot;&quot;:&quot;&quot;&quot;&amp;[.R17]&amp;&quot;&quot;&quot;},&quot;;&quot;&quot;) &amp;IF([.S17]&gt;0;&quot;{&quot;&quot;value&quot;&quot;:&quot;&amp;COLUMN([.S17])-10&amp;&quot;,&quot;&quot;text&quot;&quot;:&quot;&quot;&quot;&amp;[.S17]&amp;&quot;&quot;&quot;},&quot;;&quot;&quot;) &amp;IF([.T17]&gt;0;&quot;{&quot;&quot;value&quot;&quot;:&quot;&amp;COLUMN([.T17])-10&amp;&quot;,&quot;&quot;text&quot;&quot;:&quot;&quot;&quot;&amp;[.T17]&amp;&quot;&quot;&quot;},&quot;;&quot;&quot;) &amp;IF([.U17]&gt;0;&quot;{&quot;&quot;value&quot;&quot;:&quot;&amp;COLUMN([.U17])-10&amp;&quot;,&quot;&quot;text&quot;&quot;:&quot;&quot;&quot;&amp;[.U17]&amp;&quot;&quot;&quot;},&quot;;&quot;&quot;) &amp;IF([.V17]&gt;0;&quot;{&quot;&quot;value&quot;&quot;:&quot;&amp;COLUMN([.V17])-10&amp;&quot;,&quot;&quot;text&quot;&quot;:&quot;&quot;&quot;&amp;[.V17]&amp;&quot;&quot;&quot;},&quot;;&quot;&quot;) &amp;IF([.W17]&gt;0;&quot;{&quot;&quot;value&quot;&quot;:&quot;&amp;COLUMN([.W17])-10&amp;&quot;,&quot;&quot;text&quot;&quot;:&quot;&quot;&quot;&amp;[.W17]&amp;&quot;&quot;&quot;},&quot;;&quot;&quot;) &amp;IF([.X17]&gt;0;&quot;{&quot;&quot;value&quot;&quot;:&quot;&amp;COLUMN([.X17])-10&amp;&quot;,&quot;&quot;text&quot;&quot;:&quot;&quot;&quot;&amp;[.X17]&amp;&quot;&quot;&quot;},&quot;;&quot;&quot;) &amp;IF([.Y17]&gt;0;&quot;{&quot;&quot;value&quot;&quot;:&quot;&amp;COLUMN([.Y17])-10&amp;&quot;,&quot;&quot;text&quot;&quot;:&quot;&quot;&quot;&amp;[.Y17]&amp;&quot;&quot;&quot;},&quot;;&quot;&quot;) &amp;IF([.Z17]&gt;0;&quot;{&quot;&quot;value&quot;&quot;:&quot;&amp;COLUMN([.Z17])-10&amp;&quot;,&quot;&quot;text&quot;&quot;:&quot;&quot;&quot;&amp;[.Z17]&amp;&quot;&quot;&quot;},&quot;;&quot;&quot;) &amp;IF([.AA17]&gt;0;&quot;{&quot;&quot;value&quot;&quot;:&quot;&amp;COLUMN([.AA17])-10&amp;&quot;,&quot;&quot;text&quot;&quot;:&quot;&quot;&quot;&amp;[.AA17]&amp;&quot;&quot;&quot;},&quot;;&quot;&quot;)" office:value-type="string" office:string-value="{&quot;id&quot;:16,&quot;ordinal&quot;:15,&quot;required&quot;:0,&quot;category&quot;:&quot;Activity&quot;,&quot;skip&quot;:&quot;null&quot;,&quot;text&quot;:&quot;How many hours of pulse-raising exercise or physical activity did you do Last week?&quot;,&quot;type&quot;:&quot;SC&quot;,&quot;options&quot;:[{&quot;value&quot;:1,&quot;text&quot;:&quot;Less than 1 hour&quot;},{&quot;value&quot;:2,&quot;text&quot;:&quot;1-2 hours&quot;},{&quot;value&quot;:3,&quot;text&quot;:&quot;3-4 hours&quot;},{&quot;value&quot;:4,&quot;text&quot;:&quot;5-6 hours&quot;},{&quot;value&quot;:5,&quot;text&quot;:&quot;7-8 hours&quot;},{&quot;value&quot;:6,&quot;text&quot;:&quot;More than 8 hours &quot;},">
            <text:p>{"id":16,"ordinal":15,"required":0,"category":"Activity","skip":"null","text":"How many hours of pulse-raising exercise or physical activity did you do Last week?","type":"SC","options":[{"value":1,"text":"Less than 1 hour"},{"value":2,"text":"1-2 hours"},{"value":3,"text":"3-4 hours"},{"value":4,"text":"5-6 hours"},{"value":5,"text":"7-8 hours"},{"value":6,"text":"More than 8 hours 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>
            <text:p/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0&amp;&quot;,&quot;&quot;text&quot;&quot;:&quot;&quot;&quot;&amp;[.K18]&amp;&quot;&quot;&quot;},&quot;;&quot;&quot;) &amp;IF([.L18]&gt;0;&quot;{&quot;&quot;value&quot;&quot;:&quot;&amp;COLUMN([.L18])-10&amp;&quot;,&quot;&quot;text&quot;&quot;:&quot;&quot;&quot;&amp;[.L18]&amp;&quot;&quot;&quot;},&quot;;&quot;&quot;) &amp;IF([.M18]&gt;0;&quot;{&quot;&quot;value&quot;&quot;:&quot;&amp;COLUMN([.M18])-10&amp;&quot;,&quot;&quot;text&quot;&quot;:&quot;&quot;&quot;&amp;[.M18]&amp;&quot;&quot;&quot;},&quot;;&quot;&quot;) &amp;IF([.N18]&gt;0;&quot;{&quot;&quot;value&quot;&quot;:&quot;&amp;COLUMN([.N18])-10&amp;&quot;,&quot;&quot;text&quot;&quot;:&quot;&quot;&quot;&amp;[.N18]&amp;&quot;&quot;&quot;},&quot;;&quot;&quot;) &amp;IF([.O18]&gt;0;&quot;{&quot;&quot;value&quot;&quot;:&quot;&amp;COLUMN([.O18])-10&amp;&quot;,&quot;&quot;text&quot;&quot;:&quot;&quot;&quot;&amp;[.O18]&amp;&quot;&quot;&quot;},&quot;;&quot;&quot;) &amp;IF([.P18]&gt;0;&quot;{&quot;&quot;value&quot;&quot;:&quot;&amp;COLUMN([.P18])-10&amp;&quot;,&quot;&quot;text&quot;&quot;:&quot;&quot;&quot;&amp;[.P18]&amp;&quot;&quot;&quot;},&quot;;&quot;&quot;) &amp;IF([.Q18]&gt;0;&quot;{&quot;&quot;value&quot;&quot;:&quot;&amp;COLUMN([.Q18])-10&amp;&quot;,&quot;&quot;text&quot;&quot;:&quot;&quot;&quot;&amp;[.Q18]&amp;&quot;&quot;&quot;},&quot;;&quot;&quot;) &amp;IF([.R18]&gt;0;&quot;{&quot;&quot;value&quot;&quot;:&quot;&amp;COLUMN([.R18])-10&amp;&quot;,&quot;&quot;text&quot;&quot;:&quot;&quot;&quot;&amp;[.R18]&amp;&quot;&quot;&quot;},&quot;;&quot;&quot;) &amp;IF([.S18]&gt;0;&quot;{&quot;&quot;value&quot;&quot;:&quot;&amp;COLUMN([.S18])-10&amp;&quot;,&quot;&quot;text&quot;&quot;:&quot;&quot;&quot;&amp;[.S18]&amp;&quot;&quot;&quot;},&quot;;&quot;&quot;) &amp;IF([.T18]&gt;0;&quot;{&quot;&quot;value&quot;&quot;:&quot;&amp;COLUMN([.T18])-10&amp;&quot;,&quot;&quot;text&quot;&quot;:&quot;&quot;&quot;&amp;[.T18]&amp;&quot;&quot;&quot;},&quot;;&quot;&quot;) &amp;IF([.U18]&gt;0;&quot;{&quot;&quot;value&quot;&quot;:&quot;&amp;COLUMN([.U18])-10&amp;&quot;,&quot;&quot;text&quot;&quot;:&quot;&quot;&quot;&amp;[.U18]&amp;&quot;&quot;&quot;},&quot;;&quot;&quot;) &amp;IF([.V18]&gt;0;&quot;{&quot;&quot;value&quot;&quot;:&quot;&amp;COLUMN([.V18])-10&amp;&quot;,&quot;&quot;text&quot;&quot;:&quot;&quot;&quot;&amp;[.V18]&amp;&quot;&quot;&quot;},&quot;;&quot;&quot;) &amp;IF([.W18]&gt;0;&quot;{&quot;&quot;value&quot;&quot;:&quot;&amp;COLUMN([.W18])-10&amp;&quot;,&quot;&quot;text&quot;&quot;:&quot;&quot;&quot;&amp;[.W18]&amp;&quot;&quot;&quot;},&quot;;&quot;&quot;) &amp;IF([.X18]&gt;0;&quot;{&quot;&quot;value&quot;&quot;:&quot;&amp;COLUMN([.X18])-10&amp;&quot;,&quot;&quot;text&quot;&quot;:&quot;&quot;&quot;&amp;[.X18]&amp;&quot;&quot;&quot;},&quot;;&quot;&quot;) &amp;IF([.Y18]&gt;0;&quot;{&quot;&quot;value&quot;&quot;:&quot;&amp;COLUMN([.Y18])-10&amp;&quot;,&quot;&quot;text&quot;&quot;:&quot;&quot;&quot;&amp;[.Y18]&amp;&quot;&quot;&quot;},&quot;;&quot;&quot;) &amp;IF([.Z18]&gt;0;&quot;{&quot;&quot;value&quot;&quot;:&quot;&amp;COLUMN([.Z18])-10&amp;&quot;,&quot;&quot;text&quot;&quot;:&quot;&quot;&quot;&amp;[.Z18]&amp;&quot;&quot;&quot;},&quot;;&quot;&quot;) &amp;IF([.AA18]&gt;0;&quot;{&quot;&quot;value&quot;&quot;:&quot;&amp;COLUMN([.AA18])-10&amp;&quot;,&quot;&quot;text&quot;&quot;:&quot;&quot;&quot;&amp;[.AA18]&amp;&quot;&quot;&quot;},&quot;;&quot;&quot;)" office:value-type="string" office:string-value="{&quot;id&quot;:17,&quot;ordinal&quot;:16,&quot;required&quot;:0,&quot;category&quot;:&quot;Activity&quot;,&quot;skip&quot;:&quot;null&quot;,&quot;text&quot;:&quot;Why do you do exercise or physical activity?&quot;,&quot;type&quot;:&quot;MC&quot;,&quot;options&quot;:[{&quot;value&quot;:1,&quot;text&quot;:&quot;To keep myself fit&quot;},{&quot;value&quot;:2,&quot;text&quot;:&quot;It makes me feel good&quot;},{&quot;value&quot;:3,&quot;text&quot;:&quot;To stay healthy&quot;},{&quot;value&quot;:4,&quot;text&quot;:&quot;I am good at it&quot;},{&quot;value&quot;:5,&quot;text&quot;:&quot;I enjoy it&quot;},{&quot;value&quot;:6,&quot;text&quot;:&quot;To make / spend time with friends&quot;},{&quot;value&quot;:7,&quot;text&quot;:&quot;It keeps my blood sugars low&quot;},{&quot;value&quot;:8,&quot;text&quot;:&quot;So that I can eat more&quot;},{&quot;value&quot;:9,&quot;text&quot;:&quot;I do need as much insulin&quot;},{&quot;value&quot;:10,&quot;text&quot;:&quot;It helps me to lose weight&quot;},{&quot;value&quot;:11,&quot;text&quot;:&quot;I have to do it in school&quot;},{&quot;value&quot;:12,&quot;text&quot;:&quot;To avoid boredom / it's something to do&quot;},{&quot;value&quot;:13,&quot;text&quot;:&quot;It's the most practical form of transport (e.g. walking back from train / bus station or school)&quot;},{&quot;value&quot;:14,&quot;text&quot;:&quot;I do not do any exercise&quot;},{&quot;value&quot;:15,&quot;text&quot;:&quot;TEXT_OTHER&quot;},">
            <text:p>{"id":17,"ordinal":16,"required":0,"category":"Activity","skip":"null","text":"Why do you do exercise or physical activity?","type":"MC","options":[{"value":1,"text":"To keep myself fit"},{"value":2,"text":"It makes me feel good"},{"value":3,"text":"To stay healthy"},{"value":4,"text":"I am good at it"},{"value":5,"text":"I enjoy it"},{"value":6,"text":"To make / spend time with friends"},{"value":7,"text":"It keeps my blood sugars low"},{"value":8,"text":"So that I can eat more"},{"value":9,"text":"I do need as much insulin"},{"value":10,"text":"It helps me to lose weight"},{"value":11,"text":"I have to do it in school"},{"value":12,"text":"To avoid boredom / it's something to do"},{"value":13,"text":"It's the most practical form of transport (e.g. walking back from train / bus station or school)"},{"value":14,"text":"I do not do any exercise"},{"value":15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0&amp;&quot;,&quot;&quot;text&quot;&quot;:&quot;&quot;&quot;&amp;[.K19]&amp;&quot;&quot;&quot;},&quot;;&quot;&quot;) &amp;IF([.L19]&gt;0;&quot;{&quot;&quot;value&quot;&quot;:&quot;&amp;COLUMN([.L19])-10&amp;&quot;,&quot;&quot;text&quot;&quot;:&quot;&quot;&quot;&amp;[.L19]&amp;&quot;&quot;&quot;},&quot;;&quot;&quot;) &amp;IF([.M19]&gt;0;&quot;{&quot;&quot;value&quot;&quot;:&quot;&amp;COLUMN([.M19])-10&amp;&quot;,&quot;&quot;text&quot;&quot;:&quot;&quot;&quot;&amp;[.M19]&amp;&quot;&quot;&quot;},&quot;;&quot;&quot;) &amp;IF([.N19]&gt;0;&quot;{&quot;&quot;value&quot;&quot;:&quot;&amp;COLUMN([.N19])-10&amp;&quot;,&quot;&quot;text&quot;&quot;:&quot;&quot;&quot;&amp;[.N19]&amp;&quot;&quot;&quot;},&quot;;&quot;&quot;) &amp;IF([.O19]&gt;0;&quot;{&quot;&quot;value&quot;&quot;:&quot;&amp;COLUMN([.O19])-10&amp;&quot;,&quot;&quot;text&quot;&quot;:&quot;&quot;&quot;&amp;[.O19]&amp;&quot;&quot;&quot;},&quot;;&quot;&quot;) &amp;IF([.P19]&gt;0;&quot;{&quot;&quot;value&quot;&quot;:&quot;&amp;COLUMN([.P19])-10&amp;&quot;,&quot;&quot;text&quot;&quot;:&quot;&quot;&quot;&amp;[.P19]&amp;&quot;&quot;&quot;},&quot;;&quot;&quot;) &amp;IF([.Q19]&gt;0;&quot;{&quot;&quot;value&quot;&quot;:&quot;&amp;COLUMN([.Q19])-10&amp;&quot;,&quot;&quot;text&quot;&quot;:&quot;&quot;&quot;&amp;[.Q19]&amp;&quot;&quot;&quot;},&quot;;&quot;&quot;) &amp;IF([.R19]&gt;0;&quot;{&quot;&quot;value&quot;&quot;:&quot;&amp;COLUMN([.R19])-10&amp;&quot;,&quot;&quot;text&quot;&quot;:&quot;&quot;&quot;&amp;[.R19]&amp;&quot;&quot;&quot;},&quot;;&quot;&quot;) &amp;IF([.S19]&gt;0;&quot;{&quot;&quot;value&quot;&quot;:&quot;&amp;COLUMN([.S19])-10&amp;&quot;,&quot;&quot;text&quot;&quot;:&quot;&quot;&quot;&amp;[.S19]&amp;&quot;&quot;&quot;},&quot;;&quot;&quot;) &amp;IF([.T19]&gt;0;&quot;{&quot;&quot;value&quot;&quot;:&quot;&amp;COLUMN([.T19])-10&amp;&quot;,&quot;&quot;text&quot;&quot;:&quot;&quot;&quot;&amp;[.T19]&amp;&quot;&quot;&quot;},&quot;;&quot;&quot;) &amp;IF([.U19]&gt;0;&quot;{&quot;&quot;value&quot;&quot;:&quot;&amp;COLUMN([.U19])-10&amp;&quot;,&quot;&quot;text&quot;&quot;:&quot;&quot;&quot;&amp;[.U19]&amp;&quot;&quot;&quot;},&quot;;&quot;&quot;) &amp;IF([.V19]&gt;0;&quot;{&quot;&quot;value&quot;&quot;:&quot;&amp;COLUMN([.V19])-10&amp;&quot;,&quot;&quot;text&quot;&quot;:&quot;&quot;&quot;&amp;[.V19]&amp;&quot;&quot;&quot;},&quot;;&quot;&quot;) &amp;IF([.W19]&gt;0;&quot;{&quot;&quot;value&quot;&quot;:&quot;&amp;COLUMN([.W19])-10&amp;&quot;,&quot;&quot;text&quot;&quot;:&quot;&quot;&quot;&amp;[.W19]&amp;&quot;&quot;&quot;},&quot;;&quot;&quot;) &amp;IF([.X19]&gt;0;&quot;{&quot;&quot;value&quot;&quot;:&quot;&amp;COLUMN([.X19])-10&amp;&quot;,&quot;&quot;text&quot;&quot;:&quot;&quot;&quot;&amp;[.X19]&amp;&quot;&quot;&quot;},&quot;;&quot;&quot;) &amp;IF([.Y19]&gt;0;&quot;{&quot;&quot;value&quot;&quot;:&quot;&amp;COLUMN([.Y19])-10&amp;&quot;,&quot;&quot;text&quot;&quot;:&quot;&quot;&quot;&amp;[.Y19]&amp;&quot;&quot;&quot;},&quot;;&quot;&quot;) &amp;IF([.Z19]&gt;0;&quot;{&quot;&quot;value&quot;&quot;:&quot;&amp;COLUMN([.Z19])-10&amp;&quot;,&quot;&quot;text&quot;&quot;:&quot;&quot;&quot;&amp;[.Z19]&amp;&quot;&quot;&quot;},&quot;;&quot;&quot;) &amp;IF([.AA19]&gt;0;&quot;{&quot;&quot;value&quot;&quot;:&quot;&amp;COLUMN([.AA19])-10&amp;&quot;,&quot;&quot;text&quot;&quot;:&quot;&quot;&quot;&amp;[.AA19]&amp;&quot;&quot;&quot;},&quot;;&quot;&quot;)" office:value-type="string" office:string-value="{&quot;id&quot;:18,&quot;ordinal&quot;:17,&quot;required&quot;:0,&quot;category&quot;:&quot;Activity&quot;,&quot;skip&quot;:&quot;null&quot;,&quot;text&quot;:&quot;What stops or prevents you from starting to do exercise or physical activity?&quot;,&quot;type&quot;:&quot;MC&quot;,&quot;options&quot;:[{&quot;value&quot;:1,&quot;text&quot;:&quot;Nothing&quot;},{&quot;value&quot;:2,&quot;text&quot;:&quot;Being ill eg infection&quot;},{&quot;value&quot;:3,&quot;text&quot;:&quot;I am not very good at it&quot;},{&quot;value&quot;:4,&quot;text&quot;:&quot;I do like / enjoy exercise or sport&quot;},{&quot;value&quot;:5,&quot;text&quot;:&quot;My weight&quot;},{&quot;value&quot;:6,&quot;text&quot;:&quot;If my blood glucose is low&quot;},{&quot;value&quot;:7,&quot;text&quot;:&quot;It is difficult to manage my diabetes when I do exercise&quot;},{&quot;value&quot;:8,&quot;text&quot;:&quot;It is difficult to do exercise with an insulin pump&quot;},{&quot;value&quot;:9,&quot;text&quot;:&quot;I would rather watch TV / play computer games&quot;},{&quot;value&quot;:10,&quot;text&quot;:&quot;I do have the opportunity to do the sports I like (e.g. swimming at school)&quot;},{&quot;value&quot;:11,&quot;text&quot;:&quot;I do have time&quot;},{&quot;value&quot;:12,&quot;text&quot;:&quot;TEXT_OTHER&quot;},">
            <text:p>{"id":18,"ordinal":17,"required":0,"category":"Activity","skip":"null","text":"What stops or prevents you from starting to do exercise or physical activity?","type":"MC","options":[{"value":1,"text":"Nothing"},{"value":2,"text":"Being ill eg infection"},{"value":3,"text":"I am not very good at it"},{"value":4,"text":"I do like / enjoy exercise or sport"},{"value":5,"text":"My weight"},{"value":6,"text":"If my blood glucose is low"},{"value":7,"text":"It is difficult to manage my diabetes when I do exercise"},{"value":8,"text":"It is difficult to do exercise with an insulin pump"},{"value":9,"text":"I would rather watch TV / play computer games"},{"value":10,"text":"I do have the opportunity to do the sports I like (e.g. swimming at school)"},{"value":11,"text":"I do have time"},{"value":12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0&amp;&quot;,&quot;&quot;text&quot;&quot;:&quot;&quot;&quot;&amp;[.K20]&amp;&quot;&quot;&quot;},&quot;;&quot;&quot;) &amp;IF([.L20]&gt;0;&quot;{&quot;&quot;value&quot;&quot;:&quot;&amp;COLUMN([.L20])-10&amp;&quot;,&quot;&quot;text&quot;&quot;:&quot;&quot;&quot;&amp;[.L20]&amp;&quot;&quot;&quot;},&quot;;&quot;&quot;) &amp;IF([.M20]&gt;0;&quot;{&quot;&quot;value&quot;&quot;:&quot;&amp;COLUMN([.M20])-10&amp;&quot;,&quot;&quot;text&quot;&quot;:&quot;&quot;&quot;&amp;[.M20]&amp;&quot;&quot;&quot;},&quot;;&quot;&quot;) &amp;IF([.N20]&gt;0;&quot;{&quot;&quot;value&quot;&quot;:&quot;&amp;COLUMN([.N20])-10&amp;&quot;,&quot;&quot;text&quot;&quot;:&quot;&quot;&quot;&amp;[.N20]&amp;&quot;&quot;&quot;},&quot;;&quot;&quot;) &amp;IF([.O20]&gt;0;&quot;{&quot;&quot;value&quot;&quot;:&quot;&amp;COLUMN([.O20])-10&amp;&quot;,&quot;&quot;text&quot;&quot;:&quot;&quot;&quot;&amp;[.O20]&amp;&quot;&quot;&quot;},&quot;;&quot;&quot;) &amp;IF([.P20]&gt;0;&quot;{&quot;&quot;value&quot;&quot;:&quot;&amp;COLUMN([.P20])-10&amp;&quot;,&quot;&quot;text&quot;&quot;:&quot;&quot;&quot;&amp;[.P20]&amp;&quot;&quot;&quot;},&quot;;&quot;&quot;) &amp;IF([.Q20]&gt;0;&quot;{&quot;&quot;value&quot;&quot;:&quot;&amp;COLUMN([.Q20])-10&amp;&quot;,&quot;&quot;text&quot;&quot;:&quot;&quot;&quot;&amp;[.Q20]&amp;&quot;&quot;&quot;},&quot;;&quot;&quot;) &amp;IF([.R20]&gt;0;&quot;{&quot;&quot;value&quot;&quot;:&quot;&amp;COLUMN([.R20])-10&amp;&quot;,&quot;&quot;text&quot;&quot;:&quot;&quot;&quot;&amp;[.R20]&amp;&quot;&quot;&quot;},&quot;;&quot;&quot;) &amp;IF([.S20]&gt;0;&quot;{&quot;&quot;value&quot;&quot;:&quot;&amp;COLUMN([.S20])-10&amp;&quot;,&quot;&quot;text&quot;&quot;:&quot;&quot;&quot;&amp;[.S20]&amp;&quot;&quot;&quot;},&quot;;&quot;&quot;) &amp;IF([.T20]&gt;0;&quot;{&quot;&quot;value&quot;&quot;:&quot;&amp;COLUMN([.T20])-10&amp;&quot;,&quot;&quot;text&quot;&quot;:&quot;&quot;&quot;&amp;[.T20]&amp;&quot;&quot;&quot;},&quot;;&quot;&quot;) &amp;IF([.U20]&gt;0;&quot;{&quot;&quot;value&quot;&quot;:&quot;&amp;COLUMN([.U20])-10&amp;&quot;,&quot;&quot;text&quot;&quot;:&quot;&quot;&quot;&amp;[.U20]&amp;&quot;&quot;&quot;},&quot;;&quot;&quot;) &amp;IF([.V20]&gt;0;&quot;{&quot;&quot;value&quot;&quot;:&quot;&amp;COLUMN([.V20])-10&amp;&quot;,&quot;&quot;text&quot;&quot;:&quot;&quot;&quot;&amp;[.V20]&amp;&quot;&quot;&quot;},&quot;;&quot;&quot;) &amp;IF([.W20]&gt;0;&quot;{&quot;&quot;value&quot;&quot;:&quot;&amp;COLUMN([.W20])-10&amp;&quot;,&quot;&quot;text&quot;&quot;:&quot;&quot;&quot;&amp;[.W20]&amp;&quot;&quot;&quot;},&quot;;&quot;&quot;) &amp;IF([.X20]&gt;0;&quot;{&quot;&quot;value&quot;&quot;:&quot;&amp;COLUMN([.X20])-10&amp;&quot;,&quot;&quot;text&quot;&quot;:&quot;&quot;&quot;&amp;[.X20]&amp;&quot;&quot;&quot;},&quot;;&quot;&quot;) &amp;IF([.Y20]&gt;0;&quot;{&quot;&quot;value&quot;&quot;:&quot;&amp;COLUMN([.Y20])-10&amp;&quot;,&quot;&quot;text&quot;&quot;:&quot;&quot;&quot;&amp;[.Y20]&amp;&quot;&quot;&quot;},&quot;;&quot;&quot;) &amp;IF([.Z20]&gt;0;&quot;{&quot;&quot;value&quot;&quot;:&quot;&amp;COLUMN([.Z20])-10&amp;&quot;,&quot;&quot;text&quot;&quot;:&quot;&quot;&quot;&amp;[.Z20]&amp;&quot;&quot;&quot;},&quot;;&quot;&quot;) &amp;IF([.AA20]&gt;0;&quot;{&quot;&quot;value&quot;&quot;:&quot;&amp;COLUMN([.AA20])-10&amp;&quot;,&quot;&quot;text&quot;&quot;:&quot;&quot;&quot;&amp;[.AA20]&amp;&quot;&quot;&quot;},&quot;;&quot;&quot;)" office:value-type="string" office:string-value="{&quot;id&quot;:19,&quot;ordinal&quot;:18,&quot;required&quot;:0,&quot;category&quot;:&quot;Activity&quot;,&quot;skip&quot;:&quot;null&quot;,&quot;text&quot;:&quot;Now you have answered the questions about being active, how do you rate how active you are?&quot;,&quot;type&quot;:&quot;SC&quot;,&quot;options&quot;:[{&quot;value&quot;:1,&quot;text&quot;:&quot;Very active&quot;},{&quot;value&quot;:2,&quot;text&quot;:&quot;I do some, but I could do more&quot;},{&quot;value&quot;:3,&quot;text&quot;:&quot;Not active at all&quot;},">
            <text:p>{"id":19,"ordinal":18,"required":0,"category":"Activity","skip":"null","text":"Now you have answered the questions about being active, how do you rate how active you are?","type":"SC","options":[{"value":1,"text":"Very active"},{"value":2,"text":"I do some, but I could do more"},{"value":3,"text":"Not active at all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0&amp;&quot;,&quot;&quot;text&quot;&quot;:&quot;&quot;&quot;&amp;[.K21]&amp;&quot;&quot;&quot;},&quot;;&quot;&quot;) &amp;IF([.L21]&gt;0;&quot;{&quot;&quot;value&quot;&quot;:&quot;&amp;COLUMN([.L21])-10&amp;&quot;,&quot;&quot;text&quot;&quot;:&quot;&quot;&quot;&amp;[.L21]&amp;&quot;&quot;&quot;},&quot;;&quot;&quot;) &amp;IF([.M21]&gt;0;&quot;{&quot;&quot;value&quot;&quot;:&quot;&amp;COLUMN([.M21])-10&amp;&quot;,&quot;&quot;text&quot;&quot;:&quot;&quot;&quot;&amp;[.M21]&amp;&quot;&quot;&quot;},&quot;;&quot;&quot;) &amp;IF([.N21]&gt;0;&quot;{&quot;&quot;value&quot;&quot;:&quot;&amp;COLUMN([.N21])-10&amp;&quot;,&quot;&quot;text&quot;&quot;:&quot;&quot;&quot;&amp;[.N21]&amp;&quot;&quot;&quot;},&quot;;&quot;&quot;) &amp;IF([.O21]&gt;0;&quot;{&quot;&quot;value&quot;&quot;:&quot;&amp;COLUMN([.O21])-10&amp;&quot;,&quot;&quot;text&quot;&quot;:&quot;&quot;&quot;&amp;[.O21]&amp;&quot;&quot;&quot;},&quot;;&quot;&quot;) &amp;IF([.P21]&gt;0;&quot;{&quot;&quot;value&quot;&quot;:&quot;&amp;COLUMN([.P21])-10&amp;&quot;,&quot;&quot;text&quot;&quot;:&quot;&quot;&quot;&amp;[.P21]&amp;&quot;&quot;&quot;},&quot;;&quot;&quot;) &amp;IF([.Q21]&gt;0;&quot;{&quot;&quot;value&quot;&quot;:&quot;&amp;COLUMN([.Q21])-10&amp;&quot;,&quot;&quot;text&quot;&quot;:&quot;&quot;&quot;&amp;[.Q21]&amp;&quot;&quot;&quot;},&quot;;&quot;&quot;) &amp;IF([.R21]&gt;0;&quot;{&quot;&quot;value&quot;&quot;:&quot;&amp;COLUMN([.R21])-10&amp;&quot;,&quot;&quot;text&quot;&quot;:&quot;&quot;&quot;&amp;[.R21]&amp;&quot;&quot;&quot;},&quot;;&quot;&quot;) &amp;IF([.S21]&gt;0;&quot;{&quot;&quot;value&quot;&quot;:&quot;&amp;COLUMN([.S21])-10&amp;&quot;,&quot;&quot;text&quot;&quot;:&quot;&quot;&quot;&amp;[.S21]&amp;&quot;&quot;&quot;},&quot;;&quot;&quot;) &amp;IF([.T21]&gt;0;&quot;{&quot;&quot;value&quot;&quot;:&quot;&amp;COLUMN([.T21])-10&amp;&quot;,&quot;&quot;text&quot;&quot;:&quot;&quot;&quot;&amp;[.T21]&amp;&quot;&quot;&quot;},&quot;;&quot;&quot;) &amp;IF([.U21]&gt;0;&quot;{&quot;&quot;value&quot;&quot;:&quot;&amp;COLUMN([.U21])-10&amp;&quot;,&quot;&quot;text&quot;&quot;:&quot;&quot;&quot;&amp;[.U21]&amp;&quot;&quot;&quot;},&quot;;&quot;&quot;) &amp;IF([.V21]&gt;0;&quot;{&quot;&quot;value&quot;&quot;:&quot;&amp;COLUMN([.V21])-10&amp;&quot;,&quot;&quot;text&quot;&quot;:&quot;&quot;&quot;&amp;[.V21]&amp;&quot;&quot;&quot;},&quot;;&quot;&quot;) &amp;IF([.W21]&gt;0;&quot;{&quot;&quot;value&quot;&quot;:&quot;&amp;COLUMN([.W21])-10&amp;&quot;,&quot;&quot;text&quot;&quot;:&quot;&quot;&quot;&amp;[.W21]&amp;&quot;&quot;&quot;},&quot;;&quot;&quot;) &amp;IF([.X21]&gt;0;&quot;{&quot;&quot;value&quot;&quot;:&quot;&amp;COLUMN([.X21])-10&amp;&quot;,&quot;&quot;text&quot;&quot;:&quot;&quot;&quot;&amp;[.X21]&amp;&quot;&quot;&quot;},&quot;;&quot;&quot;) &amp;IF([.Y21]&gt;0;&quot;{&quot;&quot;value&quot;&quot;:&quot;&amp;COLUMN([.Y21])-10&amp;&quot;,&quot;&quot;text&quot;&quot;:&quot;&quot;&quot;&amp;[.Y21]&amp;&quot;&quot;&quot;},&quot;;&quot;&quot;) &amp;IF([.Z21]&gt;0;&quot;{&quot;&quot;value&quot;&quot;:&quot;&amp;COLUMN([.Z21])-10&amp;&quot;,&quot;&quot;text&quot;&quot;:&quot;&quot;&quot;&amp;[.Z21]&amp;&quot;&quot;&quot;},&quot;;&quot;&quot;) &amp;IF([.AA21]&gt;0;&quot;{&quot;&quot;value&quot;&quot;:&quot;&amp;COLUMN([.AA21])-10&amp;&quot;,&quot;&quot;text&quot;&quot;:&quot;&quot;&quot;&amp;[.AA21]&amp;&quot;&quot;&quot;},&quot;;&quot;&quot;)" office:value-type="string" office:string-value="{&quot;id&quot;:20,&quot;ordinal&quot;:19,&quot;required&quot;:0,&quot;category&quot;:&quot;ActiveBgMgmt&quot;,&quot;skip&quot;:&quot;null&quot;,&quot;text&quot;:&quot;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0,"ordinal":19,"required":0,"category":"ActiveBgMgmt","skip":"null","text":"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0&amp;&quot;,&quot;&quot;text&quot;&quot;:&quot;&quot;&quot;&amp;[.K22]&amp;&quot;&quot;&quot;},&quot;;&quot;&quot;) &amp;IF([.L22]&gt;0;&quot;{&quot;&quot;value&quot;&quot;:&quot;&amp;COLUMN([.L22])-10&amp;&quot;,&quot;&quot;text&quot;&quot;:&quot;&quot;&quot;&amp;[.L22]&amp;&quot;&quot;&quot;},&quot;;&quot;&quot;) &amp;IF([.M22]&gt;0;&quot;{&quot;&quot;value&quot;&quot;:&quot;&amp;COLUMN([.M22])-10&amp;&quot;,&quot;&quot;text&quot;&quot;:&quot;&quot;&quot;&amp;[.M22]&amp;&quot;&quot;&quot;},&quot;;&quot;&quot;) &amp;IF([.N22]&gt;0;&quot;{&quot;&quot;value&quot;&quot;:&quot;&amp;COLUMN([.N22])-10&amp;&quot;,&quot;&quot;text&quot;&quot;:&quot;&quot;&quot;&amp;[.N22]&amp;&quot;&quot;&quot;},&quot;;&quot;&quot;) &amp;IF([.O22]&gt;0;&quot;{&quot;&quot;value&quot;&quot;:&quot;&amp;COLUMN([.O22])-10&amp;&quot;,&quot;&quot;text&quot;&quot;:&quot;&quot;&quot;&amp;[.O22]&amp;&quot;&quot;&quot;},&quot;;&quot;&quot;) &amp;IF([.P22]&gt;0;&quot;{&quot;&quot;value&quot;&quot;:&quot;&amp;COLUMN([.P22])-10&amp;&quot;,&quot;&quot;text&quot;&quot;:&quot;&quot;&quot;&amp;[.P22]&amp;&quot;&quot;&quot;},&quot;;&quot;&quot;) &amp;IF([.Q22]&gt;0;&quot;{&quot;&quot;value&quot;&quot;:&quot;&amp;COLUMN([.Q22])-10&amp;&quot;,&quot;&quot;text&quot;&quot;:&quot;&quot;&quot;&amp;[.Q22]&amp;&quot;&quot;&quot;},&quot;;&quot;&quot;) &amp;IF([.R22]&gt;0;&quot;{&quot;&quot;value&quot;&quot;:&quot;&amp;COLUMN([.R22])-10&amp;&quot;,&quot;&quot;text&quot;&quot;:&quot;&quot;&quot;&amp;[.R22]&amp;&quot;&quot;&quot;},&quot;;&quot;&quot;) &amp;IF([.S22]&gt;0;&quot;{&quot;&quot;value&quot;&quot;:&quot;&amp;COLUMN([.S22])-10&amp;&quot;,&quot;&quot;text&quot;&quot;:&quot;&quot;&quot;&amp;[.S22]&amp;&quot;&quot;&quot;},&quot;;&quot;&quot;) &amp;IF([.T22]&gt;0;&quot;{&quot;&quot;value&quot;&quot;:&quot;&amp;COLUMN([.T22])-10&amp;&quot;,&quot;&quot;text&quot;&quot;:&quot;&quot;&quot;&amp;[.T22]&amp;&quot;&quot;&quot;},&quot;;&quot;&quot;) &amp;IF([.U22]&gt;0;&quot;{&quot;&quot;value&quot;&quot;:&quot;&amp;COLUMN([.U22])-10&amp;&quot;,&quot;&quot;text&quot;&quot;:&quot;&quot;&quot;&amp;[.U22]&amp;&quot;&quot;&quot;},&quot;;&quot;&quot;) &amp;IF([.V22]&gt;0;&quot;{&quot;&quot;value&quot;&quot;:&quot;&amp;COLUMN([.V22])-10&amp;&quot;,&quot;&quot;text&quot;&quot;:&quot;&quot;&quot;&amp;[.V22]&amp;&quot;&quot;&quot;},&quot;;&quot;&quot;) &amp;IF([.W22]&gt;0;&quot;{&quot;&quot;value&quot;&quot;:&quot;&amp;COLUMN([.W22])-10&amp;&quot;,&quot;&quot;text&quot;&quot;:&quot;&quot;&quot;&amp;[.W22]&amp;&quot;&quot;&quot;},&quot;;&quot;&quot;) &amp;IF([.X22]&gt;0;&quot;{&quot;&quot;value&quot;&quot;:&quot;&amp;COLUMN([.X22])-10&amp;&quot;,&quot;&quot;text&quot;&quot;:&quot;&quot;&quot;&amp;[.X22]&amp;&quot;&quot;&quot;},&quot;;&quot;&quot;) &amp;IF([.Y22]&gt;0;&quot;{&quot;&quot;value&quot;&quot;:&quot;&amp;COLUMN([.Y22])-10&amp;&quot;,&quot;&quot;text&quot;&quot;:&quot;&quot;&quot;&amp;[.Y22]&amp;&quot;&quot;&quot;},&quot;;&quot;&quot;) &amp;IF([.Z22]&gt;0;&quot;{&quot;&quot;value&quot;&quot;:&quot;&amp;COLUMN([.Z22])-10&amp;&quot;,&quot;&quot;text&quot;&quot;:&quot;&quot;&quot;&amp;[.Z22]&amp;&quot;&quot;&quot;},&quot;;&quot;&quot;) &amp;IF([.AA22]&gt;0;&quot;{&quot;&quot;value&quot;&quot;:&quot;&amp;COLUMN([.AA22])-10&amp;&quot;,&quot;&quot;text&quot;&quot;:&quot;&quot;&quot;&amp;[.AA22]&amp;&quot;&quot;&quot;},&quot;;&quot;&quot;)" office:value-type="string" office:string-value="{&quot;id&quot;:21,&quot;ordinal&quot;:20,&quot;required&quot;:0,&quot;category&quot;:&quot;ActiveBgMgmt&quot;,&quot;skip&quot;:&quot;null&quot;,&quot;text&quot;:&quot;What makes it difficult to manage your blood glucose levels when exercising or physical activity?&quot;,&quot;type&quot;:&quot;MC&quot;,&quot;options&quot;:[{&quot;value&quot;:1,&quot;text&quot;:&quot;I do find it difficult&quot;},{&quot;value&quot;:2,&quot;text&quot;:&quot;Exercise makes my diabetes control worse&quot;},{&quot;value&quot;:3,&quot;text&quot;:&quot;I am frightened of getting a hypo&quot;},{&quot;value&quot;:4,&quot;text&quot;:&quot;I'd need to take more insulin&quot;},{&quot;value&quot;:5,&quot;text&quot;:&quot;I'd need to eat more&quot;},{&quot;value&quot;:6,&quot;text&quot;:&quot;If my blood sugar is low then I can exercise&quot;},{&quot;value&quot;:7,&quot;text&quot;:&quot;It is difficult with my pump &quot;},">
            <text:p>{"id":21,"ordinal":20,"required":0,"category":"ActiveBgMgmt","skip":"null","text":"What makes it difficult to manage your blood glucose levels when exercising or physical activity?","type":"MC","options":[{"value":1,"text":"I do find it difficult"},{"value":2,"text":"Exercise makes my diabetes control worse"},{"value":3,"text":"I am frightened of getting a hypo"},{"value":4,"text":"I'd need to take more insulin"},{"value":5,"text":"I'd need to eat more"},{"value":6,"text":"If my blood sugar is low then I can exercise"},{"value":7,"text":"It is difficult with my pump 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0&amp;&quot;,&quot;&quot;text&quot;&quot;:&quot;&quot;&quot;&amp;[.K23]&amp;&quot;&quot;&quot;},&quot;;&quot;&quot;) &amp;IF([.L23]&gt;0;&quot;{&quot;&quot;value&quot;&quot;:&quot;&amp;COLUMN([.L23])-10&amp;&quot;,&quot;&quot;text&quot;&quot;:&quot;&quot;&quot;&amp;[.L23]&amp;&quot;&quot;&quot;},&quot;;&quot;&quot;) &amp;IF([.M23]&gt;0;&quot;{&quot;&quot;value&quot;&quot;:&quot;&amp;COLUMN([.M23])-10&amp;&quot;,&quot;&quot;text&quot;&quot;:&quot;&quot;&quot;&amp;[.M23]&amp;&quot;&quot;&quot;},&quot;;&quot;&quot;) &amp;IF([.N23]&gt;0;&quot;{&quot;&quot;value&quot;&quot;:&quot;&amp;COLUMN([.N23])-10&amp;&quot;,&quot;&quot;text&quot;&quot;:&quot;&quot;&quot;&amp;[.N23]&amp;&quot;&quot;&quot;},&quot;;&quot;&quot;) &amp;IF([.O23]&gt;0;&quot;{&quot;&quot;value&quot;&quot;:&quot;&amp;COLUMN([.O23])-10&amp;&quot;,&quot;&quot;text&quot;&quot;:&quot;&quot;&quot;&amp;[.O23]&amp;&quot;&quot;&quot;},&quot;;&quot;&quot;) &amp;IF([.P23]&gt;0;&quot;{&quot;&quot;value&quot;&quot;:&quot;&amp;COLUMN([.P23])-10&amp;&quot;,&quot;&quot;text&quot;&quot;:&quot;&quot;&quot;&amp;[.P23]&amp;&quot;&quot;&quot;},&quot;;&quot;&quot;) &amp;IF([.Q23]&gt;0;&quot;{&quot;&quot;value&quot;&quot;:&quot;&amp;COLUMN([.Q23])-10&amp;&quot;,&quot;&quot;text&quot;&quot;:&quot;&quot;&quot;&amp;[.Q23]&amp;&quot;&quot;&quot;},&quot;;&quot;&quot;) &amp;IF([.R23]&gt;0;&quot;{&quot;&quot;value&quot;&quot;:&quot;&amp;COLUMN([.R23])-10&amp;&quot;,&quot;&quot;text&quot;&quot;:&quot;&quot;&quot;&amp;[.R23]&amp;&quot;&quot;&quot;},&quot;;&quot;&quot;) &amp;IF([.S23]&gt;0;&quot;{&quot;&quot;value&quot;&quot;:&quot;&amp;COLUMN([.S23])-10&amp;&quot;,&quot;&quot;text&quot;&quot;:&quot;&quot;&quot;&amp;[.S23]&amp;&quot;&quot;&quot;},&quot;;&quot;&quot;) &amp;IF([.T23]&gt;0;&quot;{&quot;&quot;value&quot;&quot;:&quot;&amp;COLUMN([.T23])-10&amp;&quot;,&quot;&quot;text&quot;&quot;:&quot;&quot;&quot;&amp;[.T23]&amp;&quot;&quot;&quot;},&quot;;&quot;&quot;) &amp;IF([.U23]&gt;0;&quot;{&quot;&quot;value&quot;&quot;:&quot;&amp;COLUMN([.U23])-10&amp;&quot;,&quot;&quot;text&quot;&quot;:&quot;&quot;&quot;&amp;[.U23]&amp;&quot;&quot;&quot;},&quot;;&quot;&quot;) &amp;IF([.V23]&gt;0;&quot;{&quot;&quot;value&quot;&quot;:&quot;&amp;COLUMN([.V23])-10&amp;&quot;,&quot;&quot;text&quot;&quot;:&quot;&quot;&quot;&amp;[.V23]&amp;&quot;&quot;&quot;},&quot;;&quot;&quot;) &amp;IF([.W23]&gt;0;&quot;{&quot;&quot;value&quot;&quot;:&quot;&amp;COLUMN([.W23])-10&amp;&quot;,&quot;&quot;text&quot;&quot;:&quot;&quot;&quot;&amp;[.W23]&amp;&quot;&quot;&quot;},&quot;;&quot;&quot;) &amp;IF([.X23]&gt;0;&quot;{&quot;&quot;value&quot;&quot;:&quot;&amp;COLUMN([.X23])-10&amp;&quot;,&quot;&quot;text&quot;&quot;:&quot;&quot;&quot;&amp;[.X23]&amp;&quot;&quot;&quot;},&quot;;&quot;&quot;) &amp;IF([.Y23]&gt;0;&quot;{&quot;&quot;value&quot;&quot;:&quot;&amp;COLUMN([.Y23])-10&amp;&quot;,&quot;&quot;text&quot;&quot;:&quot;&quot;&quot;&amp;[.Y23]&amp;&quot;&quot;&quot;},&quot;;&quot;&quot;) &amp;IF([.Z23]&gt;0;&quot;{&quot;&quot;value&quot;&quot;:&quot;&amp;COLUMN([.Z23])-10&amp;&quot;,&quot;&quot;text&quot;&quot;:&quot;&quot;&quot;&amp;[.Z23]&amp;&quot;&quot;&quot;},&quot;;&quot;&quot;) &amp;IF([.AA23]&gt;0;&quot;{&quot;&quot;value&quot;&quot;:&quot;&amp;COLUMN([.AA23])-10&amp;&quot;,&quot;&quot;text&quot;&quot;:&quot;&quot;&quot;&amp;[.AA23]&amp;&quot;&quot;&quot;},&quot;;&quot;&quot;)" office:value-type="string" office:string-value="{&quot;id&quot;:22,&quot;ordinal&quot;:21,&quot;required&quot;:0,&quot;category&quot;:&quot;ActiveBgMgmt&quot;,&quot;skip&quot;:&quot;null&quot;,&quot;text&quot;:&quot;What usually happens to your blood glucose levels when you do exercise or physical activity?&quot;,&quot;type&quot;:&quot;SC&quot;,&quot;options&quot;:[{&quot;value&quot;:1,&quot;text&quot;:&quot;They usually go higher&quot;},{&quot;value&quot;:2,&quot;text&quot;:&quot;They stay the same&quot;},{&quot;value&quot;:3,&quot;text&quot;:&quot;I do know&quot;},{&quot;value&quot;:4,&quot;text&quot;:&quot;They usually go lower&quot;},{&quot;value&quot;:5,&quot;text&quot;:&quot;They vary&quot;},{&quot;value&quot;:6,&quot;text&quot;:&quot;I end up having a hypo                    &quot;},">
            <text:p>{"id":22,"ordinal":21,"required":0,"category":"ActiveBgMgmt","skip":"null","text":"What usually happens to your blood glucose levels when you do exercise or physical activity?","type":"SC","options":[{"value":1,"text":"They usually go higher"},{"value":2,"text":"They stay the same"},{"value":3,"text":"I do know"},{"value":4,"text":"They usually go lower"},{"value":5,"text":"They vary"},{"value":6,"text":"I end up having a hypo <text:s text:c="19"/>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0&amp;&quot;,&quot;&quot;text&quot;&quot;:&quot;&quot;&quot;&amp;[.K24]&amp;&quot;&quot;&quot;},&quot;;&quot;&quot;) &amp;IF([.L24]&gt;0;&quot;{&quot;&quot;value&quot;&quot;:&quot;&amp;COLUMN([.L24])-10&amp;&quot;,&quot;&quot;text&quot;&quot;:&quot;&quot;&quot;&amp;[.L24]&amp;&quot;&quot;&quot;},&quot;;&quot;&quot;) &amp;IF([.M24]&gt;0;&quot;{&quot;&quot;value&quot;&quot;:&quot;&amp;COLUMN([.M24])-10&amp;&quot;,&quot;&quot;text&quot;&quot;:&quot;&quot;&quot;&amp;[.M24]&amp;&quot;&quot;&quot;},&quot;;&quot;&quot;) &amp;IF([.N24]&gt;0;&quot;{&quot;&quot;value&quot;&quot;:&quot;&amp;COLUMN([.N24])-10&amp;&quot;,&quot;&quot;text&quot;&quot;:&quot;&quot;&quot;&amp;[.N24]&amp;&quot;&quot;&quot;},&quot;;&quot;&quot;) &amp;IF([.O24]&gt;0;&quot;{&quot;&quot;value&quot;&quot;:&quot;&amp;COLUMN([.O24])-10&amp;&quot;,&quot;&quot;text&quot;&quot;:&quot;&quot;&quot;&amp;[.O24]&amp;&quot;&quot;&quot;},&quot;;&quot;&quot;) &amp;IF([.P24]&gt;0;&quot;{&quot;&quot;value&quot;&quot;:&quot;&amp;COLUMN([.P24])-10&amp;&quot;,&quot;&quot;text&quot;&quot;:&quot;&quot;&quot;&amp;[.P24]&amp;&quot;&quot;&quot;},&quot;;&quot;&quot;) &amp;IF([.Q24]&gt;0;&quot;{&quot;&quot;value&quot;&quot;:&quot;&amp;COLUMN([.Q24])-10&amp;&quot;,&quot;&quot;text&quot;&quot;:&quot;&quot;&quot;&amp;[.Q24]&amp;&quot;&quot;&quot;},&quot;;&quot;&quot;) &amp;IF([.R24]&gt;0;&quot;{&quot;&quot;value&quot;&quot;:&quot;&amp;COLUMN([.R24])-10&amp;&quot;,&quot;&quot;text&quot;&quot;:&quot;&quot;&quot;&amp;[.R24]&amp;&quot;&quot;&quot;},&quot;;&quot;&quot;) &amp;IF([.S24]&gt;0;&quot;{&quot;&quot;value&quot;&quot;:&quot;&amp;COLUMN([.S24])-10&amp;&quot;,&quot;&quot;text&quot;&quot;:&quot;&quot;&quot;&amp;[.S24]&amp;&quot;&quot;&quot;},&quot;;&quot;&quot;) &amp;IF([.T24]&gt;0;&quot;{&quot;&quot;value&quot;&quot;:&quot;&amp;COLUMN([.T24])-10&amp;&quot;,&quot;&quot;text&quot;&quot;:&quot;&quot;&quot;&amp;[.T24]&amp;&quot;&quot;&quot;},&quot;;&quot;&quot;) &amp;IF([.U24]&gt;0;&quot;{&quot;&quot;value&quot;&quot;:&quot;&amp;COLUMN([.U24])-10&amp;&quot;,&quot;&quot;text&quot;&quot;:&quot;&quot;&quot;&amp;[.U24]&amp;&quot;&quot;&quot;},&quot;;&quot;&quot;) &amp;IF([.V24]&gt;0;&quot;{&quot;&quot;value&quot;&quot;:&quot;&amp;COLUMN([.V24])-10&amp;&quot;,&quot;&quot;text&quot;&quot;:&quot;&quot;&quot;&amp;[.V24]&amp;&quot;&quot;&quot;},&quot;;&quot;&quot;) &amp;IF([.W24]&gt;0;&quot;{&quot;&quot;value&quot;&quot;:&quot;&amp;COLUMN([.W24])-10&amp;&quot;,&quot;&quot;text&quot;&quot;:&quot;&quot;&quot;&amp;[.W24]&amp;&quot;&quot;&quot;},&quot;;&quot;&quot;) &amp;IF([.X24]&gt;0;&quot;{&quot;&quot;value&quot;&quot;:&quot;&amp;COLUMN([.X24])-10&amp;&quot;,&quot;&quot;text&quot;&quot;:&quot;&quot;&quot;&amp;[.X24]&amp;&quot;&quot;&quot;},&quot;;&quot;&quot;) &amp;IF([.Y24]&gt;0;&quot;{&quot;&quot;value&quot;&quot;:&quot;&amp;COLUMN([.Y24])-10&amp;&quot;,&quot;&quot;text&quot;&quot;:&quot;&quot;&quot;&amp;[.Y24]&amp;&quot;&quot;&quot;},&quot;;&quot;&quot;) &amp;IF([.Z24]&gt;0;&quot;{&quot;&quot;value&quot;&quot;:&quot;&amp;COLUMN([.Z24])-10&amp;&quot;,&quot;&quot;text&quot;&quot;:&quot;&quot;&quot;&amp;[.Z24]&amp;&quot;&quot;&quot;},&quot;;&quot;&quot;) &amp;IF([.AA24]&gt;0;&quot;{&quot;&quot;value&quot;&quot;:&quot;&amp;COLUMN([.AA24])-10&amp;&quot;,&quot;&quot;text&quot;&quot;:&quot;&quot;&quot;&amp;[.AA24]&amp;&quot;&quot;&quot;},&quot;;&quot;&quot;)" office:value-type="string" office:string-value="{&quot;id&quot;:23,&quot;ordinal&quot;:22,&quot;required&quot;:0,&quot;category&quot;:&quot;ActiveBgMgmt&quot;,&quot;skip&quot;:&quot;null&quot;,&quot;text&quot;:&quot;When doing exercise or physical activity, my blood glucose levels depend on?&quot;,&quot;type&quot;:&quot;MC&quot;,&quot;options&quot;:[{&quot;value&quot;:1,&quot;text&quot;:&quot;What type of exercise I am doing&quot;},{&quot;value&quot;:2,&quot;text&quot;:&quot;How much insulin I have taken&quot;},{&quot;value&quot;:3,&quot;text&quot;:&quot;How much I have eaten&quot;},{&quot;value&quot;:4,&quot;text&quot;:&quot;How much activity I have already done&quot;},{&quot;value&quot;:5,&quot;text&quot;:&quot;Time of day&quot;},{&quot;value&quot;:6,&quot;text&quot;:&quot;TEXT_OTHER&quot;},">
            <text:p>{"id":23,"ordinal":22,"required":0,"category":"ActiveBgMgmt","skip":"null","text":"When doing exercise or physical activity, my blood glucose levels depend on?","type":"MC","options":[{"value":1,"text":"What type of exercise I am doing"},{"value":2,"text":"How much insulin I have taken"},{"value":3,"text":"How much I have eaten"},{"value":4,"text":"How much activity I have already done"},{"value":5,"text":"Time of day"},{"value":6,"text":"TEXT_OTHER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0&amp;&quot;,&quot;&quot;text&quot;&quot;:&quot;&quot;&quot;&amp;[.K25]&amp;&quot;&quot;&quot;},&quot;;&quot;&quot;) &amp;IF([.L25]&gt;0;&quot;{&quot;&quot;value&quot;&quot;:&quot;&amp;COLUMN([.L25])-10&amp;&quot;,&quot;&quot;text&quot;&quot;:&quot;&quot;&quot;&amp;[.L25]&amp;&quot;&quot;&quot;},&quot;;&quot;&quot;) &amp;IF([.M25]&gt;0;&quot;{&quot;&quot;value&quot;&quot;:&quot;&amp;COLUMN([.M25])-10&amp;&quot;,&quot;&quot;text&quot;&quot;:&quot;&quot;&quot;&amp;[.M25]&amp;&quot;&quot;&quot;},&quot;;&quot;&quot;) &amp;IF([.N25]&gt;0;&quot;{&quot;&quot;value&quot;&quot;:&quot;&amp;COLUMN([.N25])-10&amp;&quot;,&quot;&quot;text&quot;&quot;:&quot;&quot;&quot;&amp;[.N25]&amp;&quot;&quot;&quot;},&quot;;&quot;&quot;) &amp;IF([.O25]&gt;0;&quot;{&quot;&quot;value&quot;&quot;:&quot;&amp;COLUMN([.O25])-10&amp;&quot;,&quot;&quot;text&quot;&quot;:&quot;&quot;&quot;&amp;[.O25]&amp;&quot;&quot;&quot;},&quot;;&quot;&quot;) &amp;IF([.P25]&gt;0;&quot;{&quot;&quot;value&quot;&quot;:&quot;&amp;COLUMN([.P25])-10&amp;&quot;,&quot;&quot;text&quot;&quot;:&quot;&quot;&quot;&amp;[.P25]&amp;&quot;&quot;&quot;},&quot;;&quot;&quot;) &amp;IF([.Q25]&gt;0;&quot;{&quot;&quot;value&quot;&quot;:&quot;&amp;COLUMN([.Q25])-10&amp;&quot;,&quot;&quot;text&quot;&quot;:&quot;&quot;&quot;&amp;[.Q25]&amp;&quot;&quot;&quot;},&quot;;&quot;&quot;) &amp;IF([.R25]&gt;0;&quot;{&quot;&quot;value&quot;&quot;:&quot;&amp;COLUMN([.R25])-10&amp;&quot;,&quot;&quot;text&quot;&quot;:&quot;&quot;&quot;&amp;[.R25]&amp;&quot;&quot;&quot;},&quot;;&quot;&quot;) &amp;IF([.S25]&gt;0;&quot;{&quot;&quot;value&quot;&quot;:&quot;&amp;COLUMN([.S25])-10&amp;&quot;,&quot;&quot;text&quot;&quot;:&quot;&quot;&quot;&amp;[.S25]&amp;&quot;&quot;&quot;},&quot;;&quot;&quot;) &amp;IF([.T25]&gt;0;&quot;{&quot;&quot;value&quot;&quot;:&quot;&amp;COLUMN([.T25])-10&amp;&quot;,&quot;&quot;text&quot;&quot;:&quot;&quot;&quot;&amp;[.T25]&amp;&quot;&quot;&quot;},&quot;;&quot;&quot;) &amp;IF([.U25]&gt;0;&quot;{&quot;&quot;value&quot;&quot;:&quot;&amp;COLUMN([.U25])-10&amp;&quot;,&quot;&quot;text&quot;&quot;:&quot;&quot;&quot;&amp;[.U25]&amp;&quot;&quot;&quot;},&quot;;&quot;&quot;) &amp;IF([.V25]&gt;0;&quot;{&quot;&quot;value&quot;&quot;:&quot;&amp;COLUMN([.V25])-10&amp;&quot;,&quot;&quot;text&quot;&quot;:&quot;&quot;&quot;&amp;[.V25]&amp;&quot;&quot;&quot;},&quot;;&quot;&quot;) &amp;IF([.W25]&gt;0;&quot;{&quot;&quot;value&quot;&quot;:&quot;&amp;COLUMN([.W25])-10&amp;&quot;,&quot;&quot;text&quot;&quot;:&quot;&quot;&quot;&amp;[.W25]&amp;&quot;&quot;&quot;},&quot;;&quot;&quot;) &amp;IF([.X25]&gt;0;&quot;{&quot;&quot;value&quot;&quot;:&quot;&amp;COLUMN([.X25])-10&amp;&quot;,&quot;&quot;text&quot;&quot;:&quot;&quot;&quot;&amp;[.X25]&amp;&quot;&quot;&quot;},&quot;;&quot;&quot;) &amp;IF([.Y25]&gt;0;&quot;{&quot;&quot;value&quot;&quot;:&quot;&amp;COLUMN([.Y25])-10&amp;&quot;,&quot;&quot;text&quot;&quot;:&quot;&quot;&quot;&amp;[.Y25]&amp;&quot;&quot;&quot;},&quot;;&quot;&quot;) &amp;IF([.Z25]&gt;0;&quot;{&quot;&quot;value&quot;&quot;:&quot;&amp;COLUMN([.Z25])-10&amp;&quot;,&quot;&quot;text&quot;&quot;:&quot;&quot;&quot;&amp;[.Z25]&amp;&quot;&quot;&quot;},&quot;;&quot;&quot;) &amp;IF([.AA25]&gt;0;&quot;{&quot;&quot;value&quot;&quot;:&quot;&amp;COLUMN([.AA25])-10&amp;&quot;,&quot;&quot;text&quot;&quot;:&quot;&quot;&quot;&amp;[.AA25]&amp;&quot;&quot;&quot;},&quot;;&quot;&quot;)" office:value-type="string" office:string-value="{&quot;id&quot;:24,&quot;ordinal&quot;:23,&quot;required&quot;:0,&quot;category&quot;:&quot;ActiveBgMgmt&quot;,&quot;skip&quot;:&quot;null&quot;,&quot;text&quot;:&quot;What would you do if your blood glucose levels went higher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Take more insulin&quot;},{&quot;value&quot;:4,&quot;text&quot;:&quot;Have something to eat or drink containing carbohydrate&quot;},{&quot;value&quot;:5,&quot;text&quot;:&quot;Check my blood glucose levels  afterwards to keep an eye on them&quot;},{&quot;value&quot;:6,&quot;text&quot;:&quot;TEXT_OTHER&quot;},">
            <text:p>{"id":24,"ordinal":23,"required":0,"category":"ActiveBgMgmt","skip":"null","text":"What would you do if your blood glucose levels went higher during exercise or physical activity?","type":"MC","options":[{"value":1,"text":"Do nothing"},{"value":2,"text":"Check my blood glucose levels"},{"value":3,"text":"Take more insulin"},{"value":4,"text":"Have something to eat or drink containing carbohydrate"},{"value":5,"text":"Check my blood glucose levels <text:s/>afterwards to keep an eye on them"},{"value":6,"text":"TEXT_OTHER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0&amp;&quot;,&quot;&quot;text&quot;&quot;:&quot;&quot;&quot;&amp;[.K26]&amp;&quot;&quot;&quot;},&quot;;&quot;&quot;) &amp;IF([.L26]&gt;0;&quot;{&quot;&quot;value&quot;&quot;:&quot;&amp;COLUMN([.L26])-10&amp;&quot;,&quot;&quot;text&quot;&quot;:&quot;&quot;&quot;&amp;[.L26]&amp;&quot;&quot;&quot;},&quot;;&quot;&quot;) &amp;IF([.M26]&gt;0;&quot;{&quot;&quot;value&quot;&quot;:&quot;&amp;COLUMN([.M26])-10&amp;&quot;,&quot;&quot;text&quot;&quot;:&quot;&quot;&quot;&amp;[.M26]&amp;&quot;&quot;&quot;},&quot;;&quot;&quot;) &amp;IF([.N26]&gt;0;&quot;{&quot;&quot;value&quot;&quot;:&quot;&amp;COLUMN([.N26])-10&amp;&quot;,&quot;&quot;text&quot;&quot;:&quot;&quot;&quot;&amp;[.N26]&amp;&quot;&quot;&quot;},&quot;;&quot;&quot;) &amp;IF([.O26]&gt;0;&quot;{&quot;&quot;value&quot;&quot;:&quot;&amp;COLUMN([.O26])-10&amp;&quot;,&quot;&quot;text&quot;&quot;:&quot;&quot;&quot;&amp;[.O26]&amp;&quot;&quot;&quot;},&quot;;&quot;&quot;) &amp;IF([.P26]&gt;0;&quot;{&quot;&quot;value&quot;&quot;:&quot;&amp;COLUMN([.P26])-10&amp;&quot;,&quot;&quot;text&quot;&quot;:&quot;&quot;&quot;&amp;[.P26]&amp;&quot;&quot;&quot;},&quot;;&quot;&quot;) &amp;IF([.Q26]&gt;0;&quot;{&quot;&quot;value&quot;&quot;:&quot;&amp;COLUMN([.Q26])-10&amp;&quot;,&quot;&quot;text&quot;&quot;:&quot;&quot;&quot;&amp;[.Q26]&amp;&quot;&quot;&quot;},&quot;;&quot;&quot;) &amp;IF([.R26]&gt;0;&quot;{&quot;&quot;value&quot;&quot;:&quot;&amp;COLUMN([.R26])-10&amp;&quot;,&quot;&quot;text&quot;&quot;:&quot;&quot;&quot;&amp;[.R26]&amp;&quot;&quot;&quot;},&quot;;&quot;&quot;) &amp;IF([.S26]&gt;0;&quot;{&quot;&quot;value&quot;&quot;:&quot;&amp;COLUMN([.S26])-10&amp;&quot;,&quot;&quot;text&quot;&quot;:&quot;&quot;&quot;&amp;[.S26]&amp;&quot;&quot;&quot;},&quot;;&quot;&quot;) &amp;IF([.T26]&gt;0;&quot;{&quot;&quot;value&quot;&quot;:&quot;&amp;COLUMN([.T26])-10&amp;&quot;,&quot;&quot;text&quot;&quot;:&quot;&quot;&quot;&amp;[.T26]&amp;&quot;&quot;&quot;},&quot;;&quot;&quot;) &amp;IF([.U26]&gt;0;&quot;{&quot;&quot;value&quot;&quot;:&quot;&amp;COLUMN([.U26])-10&amp;&quot;,&quot;&quot;text&quot;&quot;:&quot;&quot;&quot;&amp;[.U26]&amp;&quot;&quot;&quot;},&quot;;&quot;&quot;) &amp;IF([.V26]&gt;0;&quot;{&quot;&quot;value&quot;&quot;:&quot;&amp;COLUMN([.V26])-10&amp;&quot;,&quot;&quot;text&quot;&quot;:&quot;&quot;&quot;&amp;[.V26]&amp;&quot;&quot;&quot;},&quot;;&quot;&quot;) &amp;IF([.W26]&gt;0;&quot;{&quot;&quot;value&quot;&quot;:&quot;&amp;COLUMN([.W26])-10&amp;&quot;,&quot;&quot;text&quot;&quot;:&quot;&quot;&quot;&amp;[.W26]&amp;&quot;&quot;&quot;},&quot;;&quot;&quot;) &amp;IF([.X26]&gt;0;&quot;{&quot;&quot;value&quot;&quot;:&quot;&amp;COLUMN([.X26])-10&amp;&quot;,&quot;&quot;text&quot;&quot;:&quot;&quot;&quot;&amp;[.X26]&amp;&quot;&quot;&quot;},&quot;;&quot;&quot;) &amp;IF([.Y26]&gt;0;&quot;{&quot;&quot;value&quot;&quot;:&quot;&amp;COLUMN([.Y26])-10&amp;&quot;,&quot;&quot;text&quot;&quot;:&quot;&quot;&quot;&amp;[.Y26]&amp;&quot;&quot;&quot;},&quot;;&quot;&quot;) &amp;IF([.Z26]&gt;0;&quot;{&quot;&quot;value&quot;&quot;:&quot;&amp;COLUMN([.Z26])-10&amp;&quot;,&quot;&quot;text&quot;&quot;:&quot;&quot;&quot;&amp;[.Z26]&amp;&quot;&quot;&quot;},&quot;;&quot;&quot;) &amp;IF([.AA26]&gt;0;&quot;{&quot;&quot;value&quot;&quot;:&quot;&amp;COLUMN([.AA26])-10&amp;&quot;,&quot;&quot;text&quot;&quot;:&quot;&quot;&quot;&amp;[.AA26]&amp;&quot;&quot;&quot;},&quot;;&quot;&quot;)" office:value-type="string" office:string-value="{&quot;id&quot;:25,&quot;ordinal&quot;:24,&quot;required&quot;:0,&quot;category&quot;:&quot;ActiveBgMgmt&quot;,&quot;skip&quot;:&quot;null&quot;,&quot;text&quot;:&quot;What would you do if your blood glucose levels went low during exercise or physical activity?&quot;,&quot;type&quot;:&quot;MC&quot;,&quot;options&quot;:[{&quot;value&quot;:1,&quot;text&quot;:&quot;Do nothing&quot;},{&quot;value&quot;:2,&quot;text&quot;:&quot;Check my blood glucose levels&quot;},{&quot;value&quot;:3,&quot;text&quot;:&quot;Wait for blood glucose levels to come back up then  carry on&quot;},{&quot;value&quot;:4,&quot;text&quot;:&quot;Have something to eat / drink containing carbohydrate&quot;},{&quot;value&quot;:5,&quot;text&quot;:&quot;Check my blood glucose levels afterwards to keep an eye on them&quot;},{&quot;value&quot;:6,&quot;text&quot;:&quot;Take less insulin&quot;},{&quot;value&quot;:7,&quot;text&quot;:&quot;TEXT_OTHER&quot;},">
            <text:p>{"id":25,"ordinal":24,"required":0,"category":"ActiveBgMgmt","skip":"null","text":"What would you do if your blood glucose levels went low during exercise or physical activity?","type":"MC","options":[{"value":1,"text":"Do nothing"},{"value":2,"text":"Check my blood glucose levels"},{"value":3,"text":"Wait for blood glucose levels to come back up then <text:s/>carry on"},{"value":4,"text":"Have something to eat / drink containing carbohydrate"},{"value":5,"text":"Check my blood glucose levels afterwards to keep an eye on them"},{"value":6,"text":"Take less insulin"},{"value":7,"text":"TEXT_OTHER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0&amp;&quot;,&quot;&quot;text&quot;&quot;:&quot;&quot;&quot;&amp;[.K27]&amp;&quot;&quot;&quot;},&quot;;&quot;&quot;) &amp;IF([.L27]&gt;0;&quot;{&quot;&quot;value&quot;&quot;:&quot;&amp;COLUMN([.L27])-10&amp;&quot;,&quot;&quot;text&quot;&quot;:&quot;&quot;&quot;&amp;[.L27]&amp;&quot;&quot;&quot;},&quot;;&quot;&quot;) &amp;IF([.M27]&gt;0;&quot;{&quot;&quot;value&quot;&quot;:&quot;&amp;COLUMN([.M27])-10&amp;&quot;,&quot;&quot;text&quot;&quot;:&quot;&quot;&quot;&amp;[.M27]&amp;&quot;&quot;&quot;},&quot;;&quot;&quot;) &amp;IF([.N27]&gt;0;&quot;{&quot;&quot;value&quot;&quot;:&quot;&amp;COLUMN([.N27])-10&amp;&quot;,&quot;&quot;text&quot;&quot;:&quot;&quot;&quot;&amp;[.N27]&amp;&quot;&quot;&quot;},&quot;;&quot;&quot;) &amp;IF([.O27]&gt;0;&quot;{&quot;&quot;value&quot;&quot;:&quot;&amp;COLUMN([.O27])-10&amp;&quot;,&quot;&quot;text&quot;&quot;:&quot;&quot;&quot;&amp;[.O27]&amp;&quot;&quot;&quot;},&quot;;&quot;&quot;) &amp;IF([.P27]&gt;0;&quot;{&quot;&quot;value&quot;&quot;:&quot;&amp;COLUMN([.P27])-10&amp;&quot;,&quot;&quot;text&quot;&quot;:&quot;&quot;&quot;&amp;[.P27]&amp;&quot;&quot;&quot;},&quot;;&quot;&quot;) &amp;IF([.Q27]&gt;0;&quot;{&quot;&quot;value&quot;&quot;:&quot;&amp;COLUMN([.Q27])-10&amp;&quot;,&quot;&quot;text&quot;&quot;:&quot;&quot;&quot;&amp;[.Q27]&amp;&quot;&quot;&quot;},&quot;;&quot;&quot;) &amp;IF([.R27]&gt;0;&quot;{&quot;&quot;value&quot;&quot;:&quot;&amp;COLUMN([.R27])-10&amp;&quot;,&quot;&quot;text&quot;&quot;:&quot;&quot;&quot;&amp;[.R27]&amp;&quot;&quot;&quot;},&quot;;&quot;&quot;) &amp;IF([.S27]&gt;0;&quot;{&quot;&quot;value&quot;&quot;:&quot;&amp;COLUMN([.S27])-10&amp;&quot;,&quot;&quot;text&quot;&quot;:&quot;&quot;&quot;&amp;[.S27]&amp;&quot;&quot;&quot;},&quot;;&quot;&quot;) &amp;IF([.T27]&gt;0;&quot;{&quot;&quot;value&quot;&quot;:&quot;&amp;COLUMN([.T27])-10&amp;&quot;,&quot;&quot;text&quot;&quot;:&quot;&quot;&quot;&amp;[.T27]&amp;&quot;&quot;&quot;},&quot;;&quot;&quot;) &amp;IF([.U27]&gt;0;&quot;{&quot;&quot;value&quot;&quot;:&quot;&amp;COLUMN([.U27])-10&amp;&quot;,&quot;&quot;text&quot;&quot;:&quot;&quot;&quot;&amp;[.U27]&amp;&quot;&quot;&quot;},&quot;;&quot;&quot;) &amp;IF([.V27]&gt;0;&quot;{&quot;&quot;value&quot;&quot;:&quot;&amp;COLUMN([.V27])-10&amp;&quot;,&quot;&quot;text&quot;&quot;:&quot;&quot;&quot;&amp;[.V27]&amp;&quot;&quot;&quot;},&quot;;&quot;&quot;) &amp;IF([.W27]&gt;0;&quot;{&quot;&quot;value&quot;&quot;:&quot;&amp;COLUMN([.W27])-10&amp;&quot;,&quot;&quot;text&quot;&quot;:&quot;&quot;&quot;&amp;[.W27]&amp;&quot;&quot;&quot;},&quot;;&quot;&quot;) &amp;IF([.X27]&gt;0;&quot;{&quot;&quot;value&quot;&quot;:&quot;&amp;COLUMN([.X27])-10&amp;&quot;,&quot;&quot;text&quot;&quot;:&quot;&quot;&quot;&amp;[.X27]&amp;&quot;&quot;&quot;},&quot;;&quot;&quot;) &amp;IF([.Y27]&gt;0;&quot;{&quot;&quot;value&quot;&quot;:&quot;&amp;COLUMN([.Y27])-10&amp;&quot;,&quot;&quot;text&quot;&quot;:&quot;&quot;&quot;&amp;[.Y27]&amp;&quot;&quot;&quot;},&quot;;&quot;&quot;) &amp;IF([.Z27]&gt;0;&quot;{&quot;&quot;value&quot;&quot;:&quot;&amp;COLUMN([.Z27])-10&amp;&quot;,&quot;&quot;text&quot;&quot;:&quot;&quot;&quot;&amp;[.Z27]&amp;&quot;&quot;&quot;},&quot;;&quot;&quot;) &amp;IF([.AA27]&gt;0;&quot;{&quot;&quot;value&quot;&quot;:&quot;&amp;COLUMN([.AA27])-10&amp;&quot;,&quot;&quot;text&quot;&quot;:&quot;&quot;&quot;&amp;[.AA27]&amp;&quot;&quot;&quot;},&quot;;&quot;&quot;)" office:value-type="string" office:string-value="{&quot;id&quot;:26,&quot;ordinal&quot;:25,&quot;required&quot;:0,&quot;category&quot;:&quot;ActiveBgMgmt&quot;,&quot;skip&quot;:&quot;null&quot;,&quot;text&quot;:&quot;Which of the following would you do BEFORE exercise and / or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Depending on my blood glucose level&quot;},{&quot;value&quot;:7,&quot;text&quot;:&quot; eat / drink something  containing carbohydrate&quot;},{&quot;value&quot;:8,&quot;text&quot;:&quot;None of the above&quot;},{&quot;value&quot;:9,&quot;text&quot;:&quot;TEXT_OTHER&quot;},">
            <text:p>{"id":26,"ordinal":25,"required":0,"category":"ActiveBgMgmt","skip":"null","text":"Which of the following would you do BEFORE exercise and / or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Depending on my blood glucose level"},{"value":7,"text":" eat / drink something <text:s/>containing carbohydrate"},{"value":8,"text":"None of the above"},{"value":9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0&amp;&quot;,&quot;&quot;text&quot;&quot;:&quot;&quot;&quot;&amp;[.K28]&amp;&quot;&quot;&quot;},&quot;;&quot;&quot;) &amp;IF([.L28]&gt;0;&quot;{&quot;&quot;value&quot;&quot;:&quot;&amp;COLUMN([.L28])-10&amp;&quot;,&quot;&quot;text&quot;&quot;:&quot;&quot;&quot;&amp;[.L28]&amp;&quot;&quot;&quot;},&quot;;&quot;&quot;) &amp;IF([.M28]&gt;0;&quot;{&quot;&quot;value&quot;&quot;:&quot;&amp;COLUMN([.M28])-10&amp;&quot;,&quot;&quot;text&quot;&quot;:&quot;&quot;&quot;&amp;[.M28]&amp;&quot;&quot;&quot;},&quot;;&quot;&quot;) &amp;IF([.N28]&gt;0;&quot;{&quot;&quot;value&quot;&quot;:&quot;&amp;COLUMN([.N28])-10&amp;&quot;,&quot;&quot;text&quot;&quot;:&quot;&quot;&quot;&amp;[.N28]&amp;&quot;&quot;&quot;},&quot;;&quot;&quot;) &amp;IF([.O28]&gt;0;&quot;{&quot;&quot;value&quot;&quot;:&quot;&amp;COLUMN([.O28])-10&amp;&quot;,&quot;&quot;text&quot;&quot;:&quot;&quot;&quot;&amp;[.O28]&amp;&quot;&quot;&quot;},&quot;;&quot;&quot;) &amp;IF([.P28]&gt;0;&quot;{&quot;&quot;value&quot;&quot;:&quot;&amp;COLUMN([.P28])-10&amp;&quot;,&quot;&quot;text&quot;&quot;:&quot;&quot;&quot;&amp;[.P28]&amp;&quot;&quot;&quot;},&quot;;&quot;&quot;) &amp;IF([.Q28]&gt;0;&quot;{&quot;&quot;value&quot;&quot;:&quot;&amp;COLUMN([.Q28])-10&amp;&quot;,&quot;&quot;text&quot;&quot;:&quot;&quot;&quot;&amp;[.Q28]&amp;&quot;&quot;&quot;},&quot;;&quot;&quot;) &amp;IF([.R28]&gt;0;&quot;{&quot;&quot;value&quot;&quot;:&quot;&amp;COLUMN([.R28])-10&amp;&quot;,&quot;&quot;text&quot;&quot;:&quot;&quot;&quot;&amp;[.R28]&amp;&quot;&quot;&quot;},&quot;;&quot;&quot;) &amp;IF([.S28]&gt;0;&quot;{&quot;&quot;value&quot;&quot;:&quot;&amp;COLUMN([.S28])-10&amp;&quot;,&quot;&quot;text&quot;&quot;:&quot;&quot;&quot;&amp;[.S28]&amp;&quot;&quot;&quot;},&quot;;&quot;&quot;) &amp;IF([.T28]&gt;0;&quot;{&quot;&quot;value&quot;&quot;:&quot;&amp;COLUMN([.T28])-10&amp;&quot;,&quot;&quot;text&quot;&quot;:&quot;&quot;&quot;&amp;[.T28]&amp;&quot;&quot;&quot;},&quot;;&quot;&quot;) &amp;IF([.U28]&gt;0;&quot;{&quot;&quot;value&quot;&quot;:&quot;&amp;COLUMN([.U28])-10&amp;&quot;,&quot;&quot;text&quot;&quot;:&quot;&quot;&quot;&amp;[.U28]&amp;&quot;&quot;&quot;},&quot;;&quot;&quot;) &amp;IF([.V28]&gt;0;&quot;{&quot;&quot;value&quot;&quot;:&quot;&amp;COLUMN([.V28])-10&amp;&quot;,&quot;&quot;text&quot;&quot;:&quot;&quot;&quot;&amp;[.V28]&amp;&quot;&quot;&quot;},&quot;;&quot;&quot;) &amp;IF([.W28]&gt;0;&quot;{&quot;&quot;value&quot;&quot;:&quot;&amp;COLUMN([.W28])-10&amp;&quot;,&quot;&quot;text&quot;&quot;:&quot;&quot;&quot;&amp;[.W28]&amp;&quot;&quot;&quot;},&quot;;&quot;&quot;) &amp;IF([.X28]&gt;0;&quot;{&quot;&quot;value&quot;&quot;:&quot;&amp;COLUMN([.X28])-10&amp;&quot;,&quot;&quot;text&quot;&quot;:&quot;&quot;&quot;&amp;[.X28]&amp;&quot;&quot;&quot;},&quot;;&quot;&quot;) &amp;IF([.Y28]&gt;0;&quot;{&quot;&quot;value&quot;&quot;:&quot;&amp;COLUMN([.Y28])-10&amp;&quot;,&quot;&quot;text&quot;&quot;:&quot;&quot;&quot;&amp;[.Y28]&amp;&quot;&quot;&quot;},&quot;;&quot;&quot;) &amp;IF([.Z28]&gt;0;&quot;{&quot;&quot;value&quot;&quot;:&quot;&amp;COLUMN([.Z28])-10&amp;&quot;,&quot;&quot;text&quot;&quot;:&quot;&quot;&quot;&amp;[.Z28]&amp;&quot;&quot;&quot;},&quot;;&quot;&quot;) &amp;IF([.AA28]&gt;0;&quot;{&quot;&quot;value&quot;&quot;:&quot;&amp;COLUMN([.AA28])-10&amp;&quot;,&quot;&quot;text&quot;&quot;:&quot;&quot;&quot;&amp;[.AA28]&amp;&quot;&quot;&quot;},&quot;;&quot;&quot;)" office:value-type="string" office:string-value="{&quot;id&quot;:27,&quot;ordinal&quot;:26,&quot;required&quot;:0,&quot;category&quot;:&quot;ActiveBgMgmt&quot;,&quot;skip&quot;:&quot;null&quot;,&quot;text&quot;:&quot;Which of the following would you do AFTER exercise and / or taking part in physical activity?&quot;,&quot;type&quot;:&quot;MC&quot;,&quot;options&quot;:[{&quot;value&quot;:1,&quot;text&quot;:&quot;Take more insulin&quot;},{&quot;value&quot;:2,&quot;text&quot;:&quot;Take less insulin&quot;},{&quot;value&quot;:3,&quot;text&quot;:&quot;Test my blood glucose levels&quot;},{&quot;value&quot;:4,&quot;text&quot;:&quot;Take off my insulin pump&quot;},{&quot;value&quot;:5,&quot;text&quot;:&quot;Adjust the settings on my pump&quot;},{&quot;value&quot;:6,&quot;text&quot;:&quot;Eat / drink something containing carbohydrate&quot;},{&quot;value&quot;:7,&quot;text&quot;:&quot;Watch out for my blood glucose levels falling later in the day&quot;},{&quot;value&quot;:8,&quot;text&quot;:&quot;None of the above&quot;},{&quot;value&quot;:9,&quot;text&quot;:&quot;TEXT_OTHER&quot;},">
            <text:p>{"id":27,"ordinal":26,"required":0,"category":"ActiveBgMgmt","skip":"null","text":"Which of the following would you do AFTER exercise and / or taking part in physical activity?","type":"MC","options":[{"value":1,"text":"Take more insulin"},{"value":2,"text":"Take less insulin"},{"value":3,"text":"Test my blood glucose levels"},{"value":4,"text":"Take off my insulin pump"},{"value":5,"text":"Adjust the settings on my pump"},{"value":6,"text":"Eat / drink something containing carbohydrate"},{"value":7,"text":"Watch out for my blood glucose levels falling later in the day"},{"value":8,"text":"None of the above"},{"value":9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0&amp;&quot;,&quot;&quot;text&quot;&quot;:&quot;&quot;&quot;&amp;[.K29]&amp;&quot;&quot;&quot;},&quot;;&quot;&quot;) &amp;IF([.L29]&gt;0;&quot;{&quot;&quot;value&quot;&quot;:&quot;&amp;COLUMN([.L29])-10&amp;&quot;,&quot;&quot;text&quot;&quot;:&quot;&quot;&quot;&amp;[.L29]&amp;&quot;&quot;&quot;},&quot;;&quot;&quot;) &amp;IF([.M29]&gt;0;&quot;{&quot;&quot;value&quot;&quot;:&quot;&amp;COLUMN([.M29])-10&amp;&quot;,&quot;&quot;text&quot;&quot;:&quot;&quot;&quot;&amp;[.M29]&amp;&quot;&quot;&quot;},&quot;;&quot;&quot;) &amp;IF([.N29]&gt;0;&quot;{&quot;&quot;value&quot;&quot;:&quot;&amp;COLUMN([.N29])-10&amp;&quot;,&quot;&quot;text&quot;&quot;:&quot;&quot;&quot;&amp;[.N29]&amp;&quot;&quot;&quot;},&quot;;&quot;&quot;) &amp;IF([.O29]&gt;0;&quot;{&quot;&quot;value&quot;&quot;:&quot;&amp;COLUMN([.O29])-10&amp;&quot;,&quot;&quot;text&quot;&quot;:&quot;&quot;&quot;&amp;[.O29]&amp;&quot;&quot;&quot;},&quot;;&quot;&quot;) &amp;IF([.P29]&gt;0;&quot;{&quot;&quot;value&quot;&quot;:&quot;&amp;COLUMN([.P29])-10&amp;&quot;,&quot;&quot;text&quot;&quot;:&quot;&quot;&quot;&amp;[.P29]&amp;&quot;&quot;&quot;},&quot;;&quot;&quot;) &amp;IF([.Q29]&gt;0;&quot;{&quot;&quot;value&quot;&quot;:&quot;&amp;COLUMN([.Q29])-10&amp;&quot;,&quot;&quot;text&quot;&quot;:&quot;&quot;&quot;&amp;[.Q29]&amp;&quot;&quot;&quot;},&quot;;&quot;&quot;) &amp;IF([.R29]&gt;0;&quot;{&quot;&quot;value&quot;&quot;:&quot;&amp;COLUMN([.R29])-10&amp;&quot;,&quot;&quot;text&quot;&quot;:&quot;&quot;&quot;&amp;[.R29]&amp;&quot;&quot;&quot;},&quot;;&quot;&quot;) &amp;IF([.S29]&gt;0;&quot;{&quot;&quot;value&quot;&quot;:&quot;&amp;COLUMN([.S29])-10&amp;&quot;,&quot;&quot;text&quot;&quot;:&quot;&quot;&quot;&amp;[.S29]&amp;&quot;&quot;&quot;},&quot;;&quot;&quot;) &amp;IF([.T29]&gt;0;&quot;{&quot;&quot;value&quot;&quot;:&quot;&amp;COLUMN([.T29])-10&amp;&quot;,&quot;&quot;text&quot;&quot;:&quot;&quot;&quot;&amp;[.T29]&amp;&quot;&quot;&quot;},&quot;;&quot;&quot;) &amp;IF([.U29]&gt;0;&quot;{&quot;&quot;value&quot;&quot;:&quot;&amp;COLUMN([.U29])-10&amp;&quot;,&quot;&quot;text&quot;&quot;:&quot;&quot;&quot;&amp;[.U29]&amp;&quot;&quot;&quot;},&quot;;&quot;&quot;) &amp;IF([.V29]&gt;0;&quot;{&quot;&quot;value&quot;&quot;:&quot;&amp;COLUMN([.V29])-10&amp;&quot;,&quot;&quot;text&quot;&quot;:&quot;&quot;&quot;&amp;[.V29]&amp;&quot;&quot;&quot;},&quot;;&quot;&quot;) &amp;IF([.W29]&gt;0;&quot;{&quot;&quot;value&quot;&quot;:&quot;&amp;COLUMN([.W29])-10&amp;&quot;,&quot;&quot;text&quot;&quot;:&quot;&quot;&quot;&amp;[.W29]&amp;&quot;&quot;&quot;},&quot;;&quot;&quot;) &amp;IF([.X29]&gt;0;&quot;{&quot;&quot;value&quot;&quot;:&quot;&amp;COLUMN([.X29])-10&amp;&quot;,&quot;&quot;text&quot;&quot;:&quot;&quot;&quot;&amp;[.X29]&amp;&quot;&quot;&quot;},&quot;;&quot;&quot;) &amp;IF([.Y29]&gt;0;&quot;{&quot;&quot;value&quot;&quot;:&quot;&amp;COLUMN([.Y29])-10&amp;&quot;,&quot;&quot;text&quot;&quot;:&quot;&quot;&quot;&amp;[.Y29]&amp;&quot;&quot;&quot;},&quot;;&quot;&quot;) &amp;IF([.Z29]&gt;0;&quot;{&quot;&quot;value&quot;&quot;:&quot;&amp;COLUMN([.Z29])-10&amp;&quot;,&quot;&quot;text&quot;&quot;:&quot;&quot;&quot;&amp;[.Z29]&amp;&quot;&quot;&quot;},&quot;;&quot;&quot;) &amp;IF([.AA29]&gt;0;&quot;{&quot;&quot;value&quot;&quot;:&quot;&amp;COLUMN([.AA29])-10&amp;&quot;,&quot;&quot;text&quot;&quot;:&quot;&quot;&quot;&amp;[.AA29]&amp;&quot;&quot;&quot;},&quot;;&quot;&quot;)" office:value-type="string" office:string-value="{&quot;id&quot;:28,&quot;ordinal&quot;:27,&quot;required&quot;:0,&quot;category&quot;:&quot;ActiveBgMgmt&quot;,&quot;skip&quot;:&quot;null&quot;,&quot;text&quot;:&quot;Now you have answered the questions about managing your blood glucose when you are being active, which statement best describes you?&quot;,&quot;type&quot;:&quot;SC&quot;,&quot;options&quot;:[{&quot;value&quot;:1,&quot;text&quot;:&quot;I can manage my blood glucose levels whilst exercising or doing physical activity&quot;},{&quot;value&quot;:2,&quot;text&quot;:&quot;I can usually manage my blood glucose levels whilst exercising or doing physical activity but sometimes I have trouble&quot;},{&quot;value&quot;:3,&quot;text&quot;:&quot;I can manage my blood glucose levels whilst exercising or doing physical activity&quot;},">
            <text:p>{"id":28,"ordinal":27,"required":0,"category":"ActiveBgMgmt","skip":"null","text":"Now you have answered the questions about managing your blood glucose when you are being active, which statement best describes you?","type":"SC","options":[{"value":1,"text":"I can manage my blood glucose levels whilst exercising or doing physical activity"},{"value":2,"text":"I can usually manage my blood glucose levels whilst exercising or doing physical activity but sometimes I have trouble"},{"value":3,"text":"I can manage my blood glucose levels whilst exercising or doing physical activity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0&amp;&quot;,&quot;&quot;text&quot;&quot;:&quot;&quot;&quot;&amp;[.K30]&amp;&quot;&quot;&quot;},&quot;;&quot;&quot;) &amp;IF([.L30]&gt;0;&quot;{&quot;&quot;value&quot;&quot;:&quot;&amp;COLUMN([.L30])-10&amp;&quot;,&quot;&quot;text&quot;&quot;:&quot;&quot;&quot;&amp;[.L30]&amp;&quot;&quot;&quot;},&quot;;&quot;&quot;) &amp;IF([.M30]&gt;0;&quot;{&quot;&quot;value&quot;&quot;:&quot;&amp;COLUMN([.M30])-10&amp;&quot;,&quot;&quot;text&quot;&quot;:&quot;&quot;&quot;&amp;[.M30]&amp;&quot;&quot;&quot;},&quot;;&quot;&quot;) &amp;IF([.N30]&gt;0;&quot;{&quot;&quot;value&quot;&quot;:&quot;&amp;COLUMN([.N30])-10&amp;&quot;,&quot;&quot;text&quot;&quot;:&quot;&quot;&quot;&amp;[.N30]&amp;&quot;&quot;&quot;},&quot;;&quot;&quot;) &amp;IF([.O30]&gt;0;&quot;{&quot;&quot;value&quot;&quot;:&quot;&amp;COLUMN([.O30])-10&amp;&quot;,&quot;&quot;text&quot;&quot;:&quot;&quot;&quot;&amp;[.O30]&amp;&quot;&quot;&quot;},&quot;;&quot;&quot;) &amp;IF([.P30]&gt;0;&quot;{&quot;&quot;value&quot;&quot;:&quot;&amp;COLUMN([.P30])-10&amp;&quot;,&quot;&quot;text&quot;&quot;:&quot;&quot;&quot;&amp;[.P30]&amp;&quot;&quot;&quot;},&quot;;&quot;&quot;) &amp;IF([.Q30]&gt;0;&quot;{&quot;&quot;value&quot;&quot;:&quot;&amp;COLUMN([.Q30])-10&amp;&quot;,&quot;&quot;text&quot;&quot;:&quot;&quot;&quot;&amp;[.Q30]&amp;&quot;&quot;&quot;},&quot;;&quot;&quot;) &amp;IF([.R30]&gt;0;&quot;{&quot;&quot;value&quot;&quot;:&quot;&amp;COLUMN([.R30])-10&amp;&quot;,&quot;&quot;text&quot;&quot;:&quot;&quot;&quot;&amp;[.R30]&amp;&quot;&quot;&quot;},&quot;;&quot;&quot;) &amp;IF([.S30]&gt;0;&quot;{&quot;&quot;value&quot;&quot;:&quot;&amp;COLUMN([.S30])-10&amp;&quot;,&quot;&quot;text&quot;&quot;:&quot;&quot;&quot;&amp;[.S30]&amp;&quot;&quot;&quot;},&quot;;&quot;&quot;) &amp;IF([.T30]&gt;0;&quot;{&quot;&quot;value&quot;&quot;:&quot;&amp;COLUMN([.T30])-10&amp;&quot;,&quot;&quot;text&quot;&quot;:&quot;&quot;&quot;&amp;[.T30]&amp;&quot;&quot;&quot;},&quot;;&quot;&quot;) &amp;IF([.U30]&gt;0;&quot;{&quot;&quot;value&quot;&quot;:&quot;&amp;COLUMN([.U30])-10&amp;&quot;,&quot;&quot;text&quot;&quot;:&quot;&quot;&quot;&amp;[.U30]&amp;&quot;&quot;&quot;},&quot;;&quot;&quot;) &amp;IF([.V30]&gt;0;&quot;{&quot;&quot;value&quot;&quot;:&quot;&amp;COLUMN([.V30])-10&amp;&quot;,&quot;&quot;text&quot;&quot;:&quot;&quot;&quot;&amp;[.V30]&amp;&quot;&quot;&quot;},&quot;;&quot;&quot;) &amp;IF([.W30]&gt;0;&quot;{&quot;&quot;value&quot;&quot;:&quot;&amp;COLUMN([.W30])-10&amp;&quot;,&quot;&quot;text&quot;&quot;:&quot;&quot;&quot;&amp;[.W30]&amp;&quot;&quot;&quot;},&quot;;&quot;&quot;) &amp;IF([.X30]&gt;0;&quot;{&quot;&quot;value&quot;&quot;:&quot;&amp;COLUMN([.X30])-10&amp;&quot;,&quot;&quot;text&quot;&quot;:&quot;&quot;&quot;&amp;[.X30]&amp;&quot;&quot;&quot;},&quot;;&quot;&quot;) &amp;IF([.Y30]&gt;0;&quot;{&quot;&quot;value&quot;&quot;:&quot;&amp;COLUMN([.Y30])-10&amp;&quot;,&quot;&quot;text&quot;&quot;:&quot;&quot;&quot;&amp;[.Y30]&amp;&quot;&quot;&quot;},&quot;;&quot;&quot;) &amp;IF([.Z30]&gt;0;&quot;{&quot;&quot;value&quot;&quot;:&quot;&amp;COLUMN([.Z30])-10&amp;&quot;,&quot;&quot;text&quot;&quot;:&quot;&quot;&quot;&amp;[.Z30]&amp;&quot;&quot;&quot;},&quot;;&quot;&quot;) &amp;IF([.AA30]&gt;0;&quot;{&quot;&quot;value&quot;&quot;:&quot;&amp;COLUMN([.AA30])-10&amp;&quot;,&quot;&quot;text&quot;&quot;:&quot;&quot;&quot;&amp;[.AA30]&amp;&quot;&quot;&quot;},&quot;;&quot;&quot;)" office:value-type="string" office:string-value="{&quot;id&quot;:29,&quot;ordinal&quot;:28,&quot;required&quot;:0,&quot;category&quot;:&quot;Eating&quot;,&quot;skip&quot;:&quot;null&quot;,&quot;text&quot;:&quot;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29,"ordinal":28,"required":0,"category":"Eating","skip":"null","text":"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0&amp;&quot;,&quot;&quot;text&quot;&quot;:&quot;&quot;&quot;&amp;[.K31]&amp;&quot;&quot;&quot;},&quot;;&quot;&quot;) &amp;IF([.L31]&gt;0;&quot;{&quot;&quot;value&quot;&quot;:&quot;&amp;COLUMN([.L31])-10&amp;&quot;,&quot;&quot;text&quot;&quot;:&quot;&quot;&quot;&amp;[.L31]&amp;&quot;&quot;&quot;},&quot;;&quot;&quot;) &amp;IF([.M31]&gt;0;&quot;{&quot;&quot;value&quot;&quot;:&quot;&amp;COLUMN([.M31])-10&amp;&quot;,&quot;&quot;text&quot;&quot;:&quot;&quot;&quot;&amp;[.M31]&amp;&quot;&quot;&quot;},&quot;;&quot;&quot;) &amp;IF([.N31]&gt;0;&quot;{&quot;&quot;value&quot;&quot;:&quot;&amp;COLUMN([.N31])-10&amp;&quot;,&quot;&quot;text&quot;&quot;:&quot;&quot;&quot;&amp;[.N31]&amp;&quot;&quot;&quot;},&quot;;&quot;&quot;) &amp;IF([.O31]&gt;0;&quot;{&quot;&quot;value&quot;&quot;:&quot;&amp;COLUMN([.O31])-10&amp;&quot;,&quot;&quot;text&quot;&quot;:&quot;&quot;&quot;&amp;[.O31]&amp;&quot;&quot;&quot;},&quot;;&quot;&quot;) &amp;IF([.P31]&gt;0;&quot;{&quot;&quot;value&quot;&quot;:&quot;&amp;COLUMN([.P31])-10&amp;&quot;,&quot;&quot;text&quot;&quot;:&quot;&quot;&quot;&amp;[.P31]&amp;&quot;&quot;&quot;},&quot;;&quot;&quot;) &amp;IF([.Q31]&gt;0;&quot;{&quot;&quot;value&quot;&quot;:&quot;&amp;COLUMN([.Q31])-10&amp;&quot;,&quot;&quot;text&quot;&quot;:&quot;&quot;&quot;&amp;[.Q31]&amp;&quot;&quot;&quot;},&quot;;&quot;&quot;) &amp;IF([.R31]&gt;0;&quot;{&quot;&quot;value&quot;&quot;:&quot;&amp;COLUMN([.R31])-10&amp;&quot;,&quot;&quot;text&quot;&quot;:&quot;&quot;&quot;&amp;[.R31]&amp;&quot;&quot;&quot;},&quot;;&quot;&quot;) &amp;IF([.S31]&gt;0;&quot;{&quot;&quot;value&quot;&quot;:&quot;&amp;COLUMN([.S31])-10&amp;&quot;,&quot;&quot;text&quot;&quot;:&quot;&quot;&quot;&amp;[.S31]&amp;&quot;&quot;&quot;},&quot;;&quot;&quot;) &amp;IF([.T31]&gt;0;&quot;{&quot;&quot;value&quot;&quot;:&quot;&amp;COLUMN([.T31])-10&amp;&quot;,&quot;&quot;text&quot;&quot;:&quot;&quot;&quot;&amp;[.T31]&amp;&quot;&quot;&quot;},&quot;;&quot;&quot;) &amp;IF([.U31]&gt;0;&quot;{&quot;&quot;value&quot;&quot;:&quot;&amp;COLUMN([.U31])-10&amp;&quot;,&quot;&quot;text&quot;&quot;:&quot;&quot;&quot;&amp;[.U31]&amp;&quot;&quot;&quot;},&quot;;&quot;&quot;) &amp;IF([.V31]&gt;0;&quot;{&quot;&quot;value&quot;&quot;:&quot;&amp;COLUMN([.V31])-10&amp;&quot;,&quot;&quot;text&quot;&quot;:&quot;&quot;&quot;&amp;[.V31]&amp;&quot;&quot;&quot;},&quot;;&quot;&quot;) &amp;IF([.W31]&gt;0;&quot;{&quot;&quot;value&quot;&quot;:&quot;&amp;COLUMN([.W31])-10&amp;&quot;,&quot;&quot;text&quot;&quot;:&quot;&quot;&quot;&amp;[.W31]&amp;&quot;&quot;&quot;},&quot;;&quot;&quot;) &amp;IF([.X31]&gt;0;&quot;{&quot;&quot;value&quot;&quot;:&quot;&amp;COLUMN([.X31])-10&amp;&quot;,&quot;&quot;text&quot;&quot;:&quot;&quot;&quot;&amp;[.X31]&amp;&quot;&quot;&quot;},&quot;;&quot;&quot;) &amp;IF([.Y31]&gt;0;&quot;{&quot;&quot;value&quot;&quot;:&quot;&amp;COLUMN([.Y31])-10&amp;&quot;,&quot;&quot;text&quot;&quot;:&quot;&quot;&quot;&amp;[.Y31]&amp;&quot;&quot;&quot;},&quot;;&quot;&quot;) &amp;IF([.Z31]&gt;0;&quot;{&quot;&quot;value&quot;&quot;:&quot;&amp;COLUMN([.Z31])-10&amp;&quot;,&quot;&quot;text&quot;&quot;:&quot;&quot;&quot;&amp;[.Z31]&amp;&quot;&quot;&quot;},&quot;;&quot;&quot;) &amp;IF([.AA31]&gt;0;&quot;{&quot;&quot;value&quot;&quot;:&quot;&amp;COLUMN([.AA31])-10&amp;&quot;,&quot;&quot;text&quot;&quot;:&quot;&quot;&quot;&amp;[.AA31]&amp;&quot;&quot;&quot;},&quot;;&quot;&quot;)" office:value-type="string" office:string-value="{&quot;id&quot;:30,&quot;ordinal&quot;:29,&quot;required&quot;:0,&quot;category&quot;:&quot;Eating&quot;,&quot;skip&quot;:&quot;null&quot;,&quot;text&quot;:&quot;What do you usually have for breakfast?&quot;,&quot;type&quot;:&quot;MC&quot;,&quot;options&quot;:[{&quot;value&quot;:1,&quot;text&quot;:&quot;I do not have breakfast&quot;},{&quot;value&quot;:2,&quot;text&quot;:&quot;GROUP:FOOD&quot;},{&quot;value&quot;:3,&quot;text&quot;:&quot;Cereal&quot;},{&quot;value&quot;:4,&quot;text&quot;:&quot;Porridge&quot;},{&quot;value&quot;:5,&quot;text&quot;:&quot;Fruit&quot;},{&quot;value&quot;:6,&quot;text&quot;:&quot;Yoghurt&quot;},{&quot;value&quot;:7,&quot;text&quot;:&quot;Eggs&quot;},{&quot;value&quot;:8,&quot;text&quot;:&quot;Bacon&quot;},{&quot;value&quot;:9,&quot;text&quot;:&quot;Baked beans&quot;},{&quot;value&quot;:10,&quot;text&quot;:&quot;Mushrooms&quot;},{&quot;value&quot;:11,&quot;text&quot;:&quot;Sausage&quot;},{&quot;value&quot;:12,&quot;text&quot;:&quot;Hash browns&quot;},{&quot;value&quot;:13,&quot;text&quot;:&quot;Tomatoes&quot;},{&quot;value&quot;:14,&quot;text&quot;:&quot;Cereal bar&quot;},{&quot;value&quot;:15,&quot;text&quot;:&quot;Bagel&quot;},{&quot;value&quot;:16,&quot;text&quot;:&quot;Toasted teacake&quot;},{&quot;value&quot;:17,&quot;text&quot;:&quot;Crepes&quot;},">
            <text:p>{"id":30,"ordinal":29,"required":0,"category":"Eating","skip":"null","text":"What do you usually have for breakfast?","type":"MC","options":[{"value":1,"text":"I do not have breakfast"},{"value":2,"text":"GROUP:FOOD"},{"value":3,"text":"Cereal"},{"value":4,"text":"Porridge"},{"value":5,"text":"Fruit"},{"value":6,"text":"Yoghurt"},{"value":7,"text":"Eggs"},{"value":8,"text":"Bacon"},{"value":9,"text":"Baked beans"},{"value":10,"text":"Mushrooms"},{"value":11,"text":"Sausage"},{"value":12,"text":"Hash browns"},{"value":13,"text":"Tomatoes"},{"value":14,"text":"Cereal bar"},{"value":15,"text":"Bagel"},{"value":16,"text":"Toasted teacake"},{"value":17,"text":"Crepes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 office:value-type="string" office:string-value="{&quot;value&quot;:17,&quot;text&quot;:&quot;Pancakes&quot;},{&quot;value&quot;:18,&quot;text&quot;:&quot;Chapatti&quot;},{&quot;value&quot;:19,&quot;text&quot;:&quot;English breakfast muffin&quot;},{&quot;value&quot;:20,&quot;text&quot;:&quot;Sweet muffin (cake)&quot;},{&quot;value&quot;:21,&quot;text&quot;:&quot;Crumpets&quot;},{&quot;value&quot;:22,&quot;text&quot;:&quot;Potato cakes&quot;},{&quot;value&quot;:23,&quot;text&quot;:&quot;Cheese and cold meat&quot;},{&quot;value&quot;:24,&quot;text&quot;:&quot;Toast&quot;},{&quot;value&quot;:25,&quot;text&quot;:&quot;TEXT_OTHER&quot;},{&quot;value&quot;:26,&quot;text&quot;:&quot;GROUP:DRINKS&quot;},{&quot;value&quot;:27,&quot;text&quot;:&quot;Milk&quot;},{&quot;value&quot;:28,&quot;text&quot;:&quot;Fresh fruit juice&quot;},{&quot;value&quot;:29,&quot;text&quot;:&quot;Tea&quot;},{&quot;value&quot;:30,&quot;text&quot;:&quot;Coffee&quot;},{&quot;value&quot;:31,&quot;text&quot;:&quot;Water&quot;},{&quot;value&quot;:32,&quot;text&quot;:&quot;Fruit squash&quot;},{&quot;value&quot;:33,&quot;text&quot;:&quot;Fizzy drink&quot;},{&quot;value&quot;:34,&quot;text&quot;:&quot;Flavoured water&quot;},{&quot;value&quot;:35,&quot;text&quot;:&quot;TEXT_OTHER&quot;},">
            <text:p>{"value":17,"text":"Pancakes"},{"value":18,"text":"Chapatti"},{"value":19,"text":"English breakfast muffin"},{"value":20,"text":"Sweet muffin (cake)"},{"value":21,"text":"Crumpets"},{"value":22,"text":"Potato cakes"},{"value":23,"text":"Cheese and cold meat"},{"value":24,"text":"Toast"},{"value":25,"text":"TEXT_OTHER"},{"value":26,"text":"GROUP:DRINKS"},{"value":27,"text":"Milk"},{"value":28,"text":"Fresh fruit juice"},{"value":29,"text":"Tea"},{"value":30,"text":"Coffee"},{"value":31,"text":"Water"},{"value":32,"text":"Fruit squash"},{"value":33,"text":"Fizzy drink"},{"value":34,"text":"Flavoured water"},{"value":35,"text":"TEXT_OTHER"},</text:p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0&amp;&quot;,&quot;&quot;text&quot;&quot;:&quot;&quot;&quot;&amp;[.K32]&amp;&quot;&quot;&quot;},&quot;;&quot;&quot;) &amp;IF([.L32]&gt;0;&quot;{&quot;&quot;value&quot;&quot;:&quot;&amp;COLUMN([.L32])-10&amp;&quot;,&quot;&quot;text&quot;&quot;:&quot;&quot;&quot;&amp;[.L32]&amp;&quot;&quot;&quot;},&quot;;&quot;&quot;) &amp;IF([.M32]&gt;0;&quot;{&quot;&quot;value&quot;&quot;:&quot;&amp;COLUMN([.M32])-10&amp;&quot;,&quot;&quot;text&quot;&quot;:&quot;&quot;&quot;&amp;[.M32]&amp;&quot;&quot;&quot;},&quot;;&quot;&quot;) &amp;IF([.N32]&gt;0;&quot;{&quot;&quot;value&quot;&quot;:&quot;&amp;COLUMN([.N32])-10&amp;&quot;,&quot;&quot;text&quot;&quot;:&quot;&quot;&quot;&amp;[.N32]&amp;&quot;&quot;&quot;},&quot;;&quot;&quot;) &amp;IF([.O32]&gt;0;&quot;{&quot;&quot;value&quot;&quot;:&quot;&amp;COLUMN([.O32])-10&amp;&quot;,&quot;&quot;text&quot;&quot;:&quot;&quot;&quot;&amp;[.O32]&amp;&quot;&quot;&quot;},&quot;;&quot;&quot;) &amp;IF([.P32]&gt;0;&quot;{&quot;&quot;value&quot;&quot;:&quot;&amp;COLUMN([.P32])-10&amp;&quot;,&quot;&quot;text&quot;&quot;:&quot;&quot;&quot;&amp;[.P32]&amp;&quot;&quot;&quot;},&quot;;&quot;&quot;) &amp;IF([.Q32]&gt;0;&quot;{&quot;&quot;value&quot;&quot;:&quot;&amp;COLUMN([.Q32])-10&amp;&quot;,&quot;&quot;text&quot;&quot;:&quot;&quot;&quot;&amp;[.Q32]&amp;&quot;&quot;&quot;},&quot;;&quot;&quot;) &amp;IF([.R32]&gt;0;&quot;{&quot;&quot;value&quot;&quot;:&quot;&amp;COLUMN([.R32])-10&amp;&quot;,&quot;&quot;text&quot;&quot;:&quot;&quot;&quot;&amp;[.R32]&amp;&quot;&quot;&quot;},&quot;;&quot;&quot;) &amp;IF([.S32]&gt;0;&quot;{&quot;&quot;value&quot;&quot;:&quot;&amp;COLUMN([.S32])-10&amp;&quot;,&quot;&quot;text&quot;&quot;:&quot;&quot;&quot;&amp;[.S32]&amp;&quot;&quot;&quot;},&quot;;&quot;&quot;) &amp;IF([.T32]&gt;0;&quot;{&quot;&quot;value&quot;&quot;:&quot;&amp;COLUMN([.T32])-10&amp;&quot;,&quot;&quot;text&quot;&quot;:&quot;&quot;&quot;&amp;[.T32]&amp;&quot;&quot;&quot;},&quot;;&quot;&quot;) &amp;IF([.U32]&gt;0;&quot;{&quot;&quot;value&quot;&quot;:&quot;&amp;COLUMN([.U32])-10&amp;&quot;,&quot;&quot;text&quot;&quot;:&quot;&quot;&quot;&amp;[.U32]&amp;&quot;&quot;&quot;},&quot;;&quot;&quot;) &amp;IF([.V32]&gt;0;&quot;{&quot;&quot;value&quot;&quot;:&quot;&amp;COLUMN([.V32])-10&amp;&quot;,&quot;&quot;text&quot;&quot;:&quot;&quot;&quot;&amp;[.V32]&amp;&quot;&quot;&quot;},&quot;;&quot;&quot;) &amp;IF([.W32]&gt;0;&quot;{&quot;&quot;value&quot;&quot;:&quot;&amp;COLUMN([.W32])-10&amp;&quot;,&quot;&quot;text&quot;&quot;:&quot;&quot;&quot;&amp;[.W32]&amp;&quot;&quot;&quot;},&quot;;&quot;&quot;) &amp;IF([.X32]&gt;0;&quot;{&quot;&quot;value&quot;&quot;:&quot;&amp;COLUMN([.X32])-10&amp;&quot;,&quot;&quot;text&quot;&quot;:&quot;&quot;&quot;&amp;[.X32]&amp;&quot;&quot;&quot;},&quot;;&quot;&quot;) &amp;IF([.Y32]&gt;0;&quot;{&quot;&quot;value&quot;&quot;:&quot;&amp;COLUMN([.Y32])-10&amp;&quot;,&quot;&quot;text&quot;&quot;:&quot;&quot;&quot;&amp;[.Y32]&amp;&quot;&quot;&quot;},&quot;;&quot;&quot;) &amp;IF([.Z32]&gt;0;&quot;{&quot;&quot;value&quot;&quot;:&quot;&amp;COLUMN([.Z32])-10&amp;&quot;,&quot;&quot;text&quot;&quot;:&quot;&quot;&quot;&amp;[.Z32]&amp;&quot;&quot;&quot;},&quot;;&quot;&quot;) &amp;IF([.AA32]&gt;0;&quot;{&quot;&quot;value&quot;&quot;:&quot;&amp;COLUMN([.AA32])-10&amp;&quot;,&quot;&quot;text&quot;&quot;:&quot;&quot;&quot;&amp;[.AA32]&amp;&quot;&quot;&quot;},&quot;;&quot;&quot;)" office:value-type="string" office:string-value="{&quot;id&quot;:31,&quot;ordinal&quot;:30,&quot;required&quot;:0,&quot;category&quot;:&quot;Eating&quot;,&quot;skip&quot;:&quot;null&quot;,&quot;text&quot;:&quot;What do you usually eat for lunch?&quot;,&quot;type&quot;:&quot;MC&quot;,&quot;options&quot;:[{&quot;value&quot;:1,&quot;text&quot;:&quot;I do not eat lunch&quot;},{&quot;value&quot;:2,&quot;text&quot;:&quot;GROUP:FOOD&quot;},{&quot;value&quot;:3,&quot;text&quot;:&quot;Sandwich / Panini&quot;},{&quot;value&quot;:4,&quot;text&quot;:&quot;Salad&quot;},{&quot;value&quot;:5,&quot;text&quot;:&quot;Soup&quot;},{&quot;value&quot;:6,&quot;text&quot;:&quot;Fish&quot;},{&quot;value&quot;:7,&quot;text&quot;:&quot;Beef&quot;},{&quot;value&quot;:8,&quot;text&quot;:&quot;Lamb&quot;},{&quot;value&quot;:9,&quot;text&quot;:&quot;Chicken&quot;},{&quot;value&quot;:10,&quot;text&quot;:&quot;Turkey&quot;},{&quot;value&quot;:11,&quot;text&quot;:&quot;Burger&quot;},{&quot;value&quot;:12,&quot;text&quot;:&quot;Pie / pasty&quot;},{&quot;value&quot;:13,&quot;text&quot;:&quot;Pizza&quot;},{&quot;value&quot;:14,&quot;text&quot;:&quot;Chips&quot;},{&quot;value&quot;:15,&quot;text&quot;:&quot;Potato / es&quot;},{&quot;value&quot;:16,&quot;text&quot;:&quot;Pasta&quot;},{&quot;value&quot;:17,&quot;text&quot;:&quot;Rice&quot;},">
            <text:p>{"id":31,"ordinal":30,"required":0,"category":"Eating","skip":"null","text":"What do you usually eat for lunch?","type":"MC","options":[{"value":1,"text":"I do not eat lunch"},{"value":2,"text":"GROUP:FOOD"},{"value":3,"text":"Sandwich / Panini"},{"value":4,"text":"Salad"},{"value":5,"text":"Soup"},{"value":6,"text":"Fish"},{"value":7,"text":"Beef"},{"value":8,"text":"Lamb"},{"value":9,"text":"Chicken"},{"value":10,"text":"Turkey"},{"value":11,"text":"Burger"},{"value":12,"text":"Pie / pasty"},{"value":13,"text":"Pizza"},{"value":14,"text":"Chips"},{"value":15,"text":"Potato / es"},{"value":16,"text":"Pasta"},{"value":17,"text":"Rice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 office:value-type="string" office:string-value="{&quot;value&quot;:17,&quot;text&quot;:&quot;Curry&quot;},{&quot;value&quot;:18,&quot;text&quot;:&quot;Baked beans&quot;},{&quot;value&quot;:19,&quot;text&quot;:&quot;Vegetables&quot;},{&quot;value&quot;:20,&quot;text&quot;:&quot;Pot snack (pasta or noodles)&quot;},{&quot;value&quot;:21,&quot;text&quot;:&quot;Sushi&quot;},{&quot;value&quot;:22,&quot;text&quot;:&quot;TEXT_OTHER&quot;},{&quot;value&quot;:23,&quot;text&quot;:&quot;GROUP:SNACKS/DESERT WITH LUNCH&quot;},{&quot;value&quot;:24,&quot;text&quot;:&quot;Fruit&quot;},{&quot;value&quot;:25,&quot;text&quot;:&quot;Crisps&quot;},{&quot;value&quot;:26,&quot;text&quot;:&quot;Cereal bar&quot;},{&quot;value&quot;:27,&quot;text&quot;:&quot;Chocolate bar&quot;},{&quot;value&quot;:28,&quot;text&quot;:&quot;Yoghurt&quot;},{&quot;value&quot;:29,&quot;text&quot;:&quot;Sweets&quot;},{&quot;value&quot;:30,&quot;text&quot;:&quot;Cake&quot;},{&quot;value&quot;:31,&quot;text&quot;:&quot;Biscuit&quot;},{&quot;value&quot;:32,&quot;text&quot;:&quot;TEXT_OTHER&quot;},{&quot;value&quot;:33,&quot;text&quot;:&quot;GROUP:DRINKS&quot;},{&quot;value&quot;:34,&quot;text&quot;:&quot;Milk&quot;},{&quot;value&quot;:35,&quot;text&quot;:&quot;Fresh fruit juice&quot;},{&quot;value&quot;:36,&quot;text&quot;:&quot;Tea&quot;},">
            <text:p>{"value":17,"text":"Curry"},{"value":18,"text":"Baked beans"},{"value":19,"text":"Vegetables"},{"value":20,"text":"Pot snack (pasta or noodles)"},{"value":21,"text":"Sushi"},{"value":22,"text":"TEXT_OTHER"},{"value":23,"text":"GROUP:SNACKS/DESERT WITH LUNCH"},{"value":24,"text":"Fruit"},{"value":25,"text":"Crisps"},{"value":26,"text":"Cereal bar"},{"value":27,"text":"Chocolate bar"},{"value":28,"text":"Yoghurt"},{"value":29,"text":"Sweets"},{"value":30,"text":"Cake"},{"value":31,"text":"Biscuit"},{"value":32,"text":"TEXT_OTHER"},{"value":33,"text":"GROUP:DRINKS"},{"value":34,"text":"Milk"},{"value":35,"text":"Fresh fruit juice"},{"value":36,"text":"Tea"},</text:p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{&quot;value&quot;:37,&quot;text&quot;:&quot;Coffee&quot;},{&quot;value&quot;:38,&quot;text&quot;:&quot;Water&quot;},{&quot;value&quot;:39,&quot;text&quot;:&quot;Fruit squash&quot;},{&quot;value&quot;:40,&quot;text&quot;:&quot;Fizzy drink&quot;},{&quot;value&quot;:41,&quot;text&quot;:&quot;Flavoured water&quot;},{&quot;value&quot;:42,&quot;text&quot;:&quot;TEXT_OTHER&quot;},],},">
            <text:p>{"value":37,"text":"Coffee"},{"value":38,"text":"Water"},{"value":39,"text":"Fruit squash"},{"value":40,"text":"Fizzy drink"},{"value":41,"text":"Flavoured water"},{"value":42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0&amp;&quot;,&quot;&quot;text&quot;&quot;:&quot;&quot;&quot;&amp;[.K33]&amp;&quot;&quot;&quot;},&quot;;&quot;&quot;) &amp;IF([.L33]&gt;0;&quot;{&quot;&quot;value&quot;&quot;:&quot;&amp;COLUMN([.L33])-10&amp;&quot;,&quot;&quot;text&quot;&quot;:&quot;&quot;&quot;&amp;[.L33]&amp;&quot;&quot;&quot;},&quot;;&quot;&quot;) &amp;IF([.M33]&gt;0;&quot;{&quot;&quot;value&quot;&quot;:&quot;&amp;COLUMN([.M33])-10&amp;&quot;,&quot;&quot;text&quot;&quot;:&quot;&quot;&quot;&amp;[.M33]&amp;&quot;&quot;&quot;},&quot;;&quot;&quot;) &amp;IF([.N33]&gt;0;&quot;{&quot;&quot;value&quot;&quot;:&quot;&amp;COLUMN([.N33])-10&amp;&quot;,&quot;&quot;text&quot;&quot;:&quot;&quot;&quot;&amp;[.N33]&amp;&quot;&quot;&quot;},&quot;;&quot;&quot;) &amp;IF([.O33]&gt;0;&quot;{&quot;&quot;value&quot;&quot;:&quot;&amp;COLUMN([.O33])-10&amp;&quot;,&quot;&quot;text&quot;&quot;:&quot;&quot;&quot;&amp;[.O33]&amp;&quot;&quot;&quot;},&quot;;&quot;&quot;) &amp;IF([.P33]&gt;0;&quot;{&quot;&quot;value&quot;&quot;:&quot;&amp;COLUMN([.P33])-10&amp;&quot;,&quot;&quot;text&quot;&quot;:&quot;&quot;&quot;&amp;[.P33]&amp;&quot;&quot;&quot;},&quot;;&quot;&quot;) &amp;IF([.Q33]&gt;0;&quot;{&quot;&quot;value&quot;&quot;:&quot;&amp;COLUMN([.Q33])-10&amp;&quot;,&quot;&quot;text&quot;&quot;:&quot;&quot;&quot;&amp;[.Q33]&amp;&quot;&quot;&quot;},&quot;;&quot;&quot;) &amp;IF([.R33]&gt;0;&quot;{&quot;&quot;value&quot;&quot;:&quot;&amp;COLUMN([.R33])-10&amp;&quot;,&quot;&quot;text&quot;&quot;:&quot;&quot;&quot;&amp;[.R33]&amp;&quot;&quot;&quot;},&quot;;&quot;&quot;) &amp;IF([.S33]&gt;0;&quot;{&quot;&quot;value&quot;&quot;:&quot;&amp;COLUMN([.S33])-10&amp;&quot;,&quot;&quot;text&quot;&quot;:&quot;&quot;&quot;&amp;[.S33]&amp;&quot;&quot;&quot;},&quot;;&quot;&quot;) &amp;IF([.T33]&gt;0;&quot;{&quot;&quot;value&quot;&quot;:&quot;&amp;COLUMN([.T33])-10&amp;&quot;,&quot;&quot;text&quot;&quot;:&quot;&quot;&quot;&amp;[.T33]&amp;&quot;&quot;&quot;},&quot;;&quot;&quot;) &amp;IF([.U33]&gt;0;&quot;{&quot;&quot;value&quot;&quot;:&quot;&amp;COLUMN([.U33])-10&amp;&quot;,&quot;&quot;text&quot;&quot;:&quot;&quot;&quot;&amp;[.U33]&amp;&quot;&quot;&quot;},&quot;;&quot;&quot;) &amp;IF([.V33]&gt;0;&quot;{&quot;&quot;value&quot;&quot;:&quot;&amp;COLUMN([.V33])-10&amp;&quot;,&quot;&quot;text&quot;&quot;:&quot;&quot;&quot;&amp;[.V33]&amp;&quot;&quot;&quot;},&quot;;&quot;&quot;) &amp;IF([.W33]&gt;0;&quot;{&quot;&quot;value&quot;&quot;:&quot;&amp;COLUMN([.W33])-10&amp;&quot;,&quot;&quot;text&quot;&quot;:&quot;&quot;&quot;&amp;[.W33]&amp;&quot;&quot;&quot;},&quot;;&quot;&quot;) &amp;IF([.X33]&gt;0;&quot;{&quot;&quot;value&quot;&quot;:&quot;&amp;COLUMN([.X33])-10&amp;&quot;,&quot;&quot;text&quot;&quot;:&quot;&quot;&quot;&amp;[.X33]&amp;&quot;&quot;&quot;},&quot;;&quot;&quot;) &amp;IF([.Y33]&gt;0;&quot;{&quot;&quot;value&quot;&quot;:&quot;&amp;COLUMN([.Y33])-10&amp;&quot;,&quot;&quot;text&quot;&quot;:&quot;&quot;&quot;&amp;[.Y33]&amp;&quot;&quot;&quot;},&quot;;&quot;&quot;) &amp;IF([.Z33]&gt;0;&quot;{&quot;&quot;value&quot;&quot;:&quot;&amp;COLUMN([.Z33])-10&amp;&quot;,&quot;&quot;text&quot;&quot;:&quot;&quot;&quot;&amp;[.Z33]&amp;&quot;&quot;&quot;},&quot;;&quot;&quot;) &amp;IF([.AA33]&gt;0;&quot;{&quot;&quot;value&quot;&quot;:&quot;&amp;COLUMN([.AA33])-10&amp;&quot;,&quot;&quot;text&quot;&quot;:&quot;&quot;&quot;&amp;[.AA33]&amp;&quot;&quot;&quot;},&quot;;&quot;&quot;)" office:value-type="string" office:string-value="{&quot;id&quot;:32,&quot;ordinal&quot;:31,&quot;required&quot;:0,&quot;category&quot;:&quot;Eating&quot;,&quot;skip&quot;:&quot;null&quot;,&quot;text&quot;:&quot;What do you usually eat for tea?&quot;,&quot;type&quot;:&quot;MC&quot;,&quot;options&quot;:[{&quot;value&quot;:1,&quot;text&quot;:&quot;I do not eat tea&quot;},{&quot;value&quot;:2,&quot;text&quot;:&quot;GROUP:FOOD&quot;},{&quot;value&quot;:3,&quot;text&quot;:&quot;Fish&quot;},{&quot;value&quot;:4,&quot;text&quot;:&quot;Turkey&quot;},{&quot;value&quot;:5,&quot;text&quot;:&quot;Meat burger&quot;},{&quot;value&quot;:6,&quot;text&quot;:&quot;Pork&quot;},{&quot;value&quot;:7,&quot;text&quot;:&quot;Lamb&quot;},{&quot;value&quot;:8,&quot;text&quot;:&quot;Veggie Burger&quot;},{&quot;value&quot;:9,&quot;text&quot;:&quot;Chicken&quot;},{&quot;value&quot;:10,&quot;text&quot;:&quot;Beef&quot;},{&quot;value&quot;:11,&quot;text&quot;:&quot;Pie / Pasty&quot;},{&quot;value&quot;:12,&quot;text&quot;:&quot;Sausages&quot;},{&quot;value&quot;:13,&quot;text&quot;:&quot;Fishcake&quot;},{&quot;value&quot;:14,&quot;text&quot;:&quot;Boiled potato&quot;},{&quot;value&quot;:15,&quot;text&quot;:&quot;Chips&quot;},{&quot;value&quot;:16,&quot;text&quot;:&quot;Jacket potato&quot;},{&quot;value&quot;:17,&quot;text&quot;:&quot;Mashed potato&quot;},">
            <text:p>{"id":32,"ordinal":31,"required":0,"category":"Eating","skip":"null","text":"What do you usually eat for tea?","type":"MC","options":[{"value":1,"text":"I do not eat tea"},{"value":2,"text":"GROUP:FOOD"},{"value":3,"text":"Fish"},{"value":4,"text":"Turkey"},{"value":5,"text":"Meat burger"},{"value":6,"text":"Pork"},{"value":7,"text":"Lamb"},{"value":8,"text":"Veggie Burger"},{"value":9,"text":"Chicken"},{"value":10,"text":"Beef"},{"value":11,"text":"Pie / Pasty"},{"value":12,"text":"Sausages"},{"value":13,"text":"Fishcake"},{"value":14,"text":"Boiled potato"},{"value":15,"text":"Chips"},{"value":16,"text":"Jacket potato"},{"value":17,"text":"Mashed potato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 office:value-type="string" office:string-value="{&quot;value&quot;:17,&quot;text&quot;:&quot;Rice&quot;},{&quot;value&quot;:18,&quot;text&quot;:&quot;Pasta&quot;},{&quot;value&quot;:19,&quot;text&quot;:&quot;Cous cous&quot;},{&quot;value&quot;:20,&quot;text&quot;:&quot;Vegetables&quot;},{&quot;value&quot;:21,&quot;text&quot;:&quot;Baked beans&quot;},{&quot;value&quot;:22,&quot;text&quot;:&quot;Noodles&quot;},{&quot;value&quot;:23,&quot;text&quot;:&quot;Pizza&quot;},{&quot;value&quot;:24,&quot;text&quot;:&quot;Curry&quot;},{&quot;value&quot;:25,&quot;text&quot;:&quot;TEXT_OTHER&quot;},{&quot;value&quot;:26,&quot;text&quot;:&quot;GROUP:DESSERT/ PUDDING&quot;},{&quot;value&quot;:27,&quot;text&quot;:&quot;Yogurt&quot;},{&quot;value&quot;:28,&quot;text&quot;:&quot;Fruit&quot;},{&quot;value&quot;:29,&quot;text&quot;:&quot;Cake(s)&quot;},{&quot;value&quot;:30,&quot;text&quot;:&quot;Ice cream&quot;},{&quot;value&quot;:31,&quot;text&quot;:&quot;Biscuit / cookie&quot;},{&quot;value&quot;:32,&quot;text&quot;:&quot;Muffin&quot;},{&quot;value&quot;:33,&quot;text&quot;:&quot;Crumble&quot;},{&quot;value&quot;:34,&quot;text&quot;:&quot;Pie&quot;},{&quot;value&quot;:35,&quot;text&quot;:&quot;Nothing&quot;},{&quot;value&quot;:36,&quot;text&quot;:&quot;Ice lolly&quot;},">
            <text:p>{"value":17,"text":"Rice"},{"value":18,"text":"Pasta"},{"value":19,"text":"Cous cous"},{"value":20,"text":"Vegetables"},{"value":21,"text":"Baked beans"},{"value":22,"text":"Noodles"},{"value":23,"text":"Pizza"},{"value":24,"text":"Curry"},{"value":25,"text":"TEXT_OTHER"},{"value":26,"text":"GROUP:DESSERT/ PUDDING"},{"value":27,"text":"Yogurt"},{"value":28,"text":"Fruit"},{"value":29,"text":"Cake(s)"},{"value":30,"text":"Ice cream"},{"value":31,"text":"Biscuit / cookie"},{"value":32,"text":"Muffin"},{"value":33,"text":"Crumble"},{"value":34,"text":"Pie"},{"value":35,"text":"Nothing"},{"value":36,"text":"Ice lolly"},</text:p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{&quot;value&quot;:37,&quot;text&quot;:&quot;TEXT_OTHER&quot;},{&quot;value&quot;:38,&quot;text&quot;:&quot;GROUP:DRINKS WITH TEA&quot;},{&quot;value&quot;:39,&quot;text&quot;:&quot;Milk&quot;},{&quot;value&quot;:40,&quot;text&quot;:&quot;Fresh fruit juice&quot;},{&quot;value&quot;:41,&quot;text&quot;:&quot;Tea&quot;},{&quot;value&quot;:42,&quot;text&quot;:&quot;Coffee&quot;},{&quot;value&quot;:43,&quot;text&quot;:&quot;Water&quot;},{&quot;value&quot;:44,&quot;text&quot;:&quot;Fruit squash&quot;},{&quot;value&quot;:45,&quot;text&quot;:&quot;Fizzy drink&quot;},{&quot;value&quot;:46,&quot;text&quot;:&quot;Flavoured water&quot;},{&quot;value&quot;:47,&quot;text&quot;:&quot;TEXT_OTHER&quot;},],},">
            <text:p>{"value":37,"text":"TEXT_OTHER"},{"value":38,"text":"GROUP:DRINKS WITH TEA"},{"value":39,"text":"Milk"},{"value":40,"text":"Fresh fruit juice"},{"value":41,"text":"Tea"},{"value":42,"text":"Coffee"},{"value":43,"text":"Water"},{"value":44,"text":"Fruit squash"},{"value":45,"text":"Fizzy drink"},{"value":46,"text":"Flavoured water"},{"value":47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0&amp;&quot;,&quot;&quot;text&quot;&quot;:&quot;&quot;&quot;&amp;[.K34]&amp;&quot;&quot;&quot;},&quot;;&quot;&quot;) &amp;IF([.L34]&gt;0;&quot;{&quot;&quot;value&quot;&quot;:&quot;&amp;COLUMN([.L34])-10&amp;&quot;,&quot;&quot;text&quot;&quot;:&quot;&quot;&quot;&amp;[.L34]&amp;&quot;&quot;&quot;},&quot;;&quot;&quot;) &amp;IF([.M34]&gt;0;&quot;{&quot;&quot;value&quot;&quot;:&quot;&amp;COLUMN([.M34])-10&amp;&quot;,&quot;&quot;text&quot;&quot;:&quot;&quot;&quot;&amp;[.M34]&amp;&quot;&quot;&quot;},&quot;;&quot;&quot;) &amp;IF([.N34]&gt;0;&quot;{&quot;&quot;value&quot;&quot;:&quot;&amp;COLUMN([.N34])-10&amp;&quot;,&quot;&quot;text&quot;&quot;:&quot;&quot;&quot;&amp;[.N34]&amp;&quot;&quot;&quot;},&quot;;&quot;&quot;) &amp;IF([.O34]&gt;0;&quot;{&quot;&quot;value&quot;&quot;:&quot;&amp;COLUMN([.O34])-10&amp;&quot;,&quot;&quot;text&quot;&quot;:&quot;&quot;&quot;&amp;[.O34]&amp;&quot;&quot;&quot;},&quot;;&quot;&quot;) &amp;IF([.P34]&gt;0;&quot;{&quot;&quot;value&quot;&quot;:&quot;&amp;COLUMN([.P34])-10&amp;&quot;,&quot;&quot;text&quot;&quot;:&quot;&quot;&quot;&amp;[.P34]&amp;&quot;&quot;&quot;},&quot;;&quot;&quot;) &amp;IF([.Q34]&gt;0;&quot;{&quot;&quot;value&quot;&quot;:&quot;&amp;COLUMN([.Q34])-10&amp;&quot;,&quot;&quot;text&quot;&quot;:&quot;&quot;&quot;&amp;[.Q34]&amp;&quot;&quot;&quot;},&quot;;&quot;&quot;) &amp;IF([.R34]&gt;0;&quot;{&quot;&quot;value&quot;&quot;:&quot;&amp;COLUMN([.R34])-10&amp;&quot;,&quot;&quot;text&quot;&quot;:&quot;&quot;&quot;&amp;[.R34]&amp;&quot;&quot;&quot;},&quot;;&quot;&quot;) &amp;IF([.S34]&gt;0;&quot;{&quot;&quot;value&quot;&quot;:&quot;&amp;COLUMN([.S34])-10&amp;&quot;,&quot;&quot;text&quot;&quot;:&quot;&quot;&quot;&amp;[.S34]&amp;&quot;&quot;&quot;},&quot;;&quot;&quot;) &amp;IF([.T34]&gt;0;&quot;{&quot;&quot;value&quot;&quot;:&quot;&amp;COLUMN([.T34])-10&amp;&quot;,&quot;&quot;text&quot;&quot;:&quot;&quot;&quot;&amp;[.T34]&amp;&quot;&quot;&quot;},&quot;;&quot;&quot;) &amp;IF([.U34]&gt;0;&quot;{&quot;&quot;value&quot;&quot;:&quot;&amp;COLUMN([.U34])-10&amp;&quot;,&quot;&quot;text&quot;&quot;:&quot;&quot;&quot;&amp;[.U34]&amp;&quot;&quot;&quot;},&quot;;&quot;&quot;) &amp;IF([.V34]&gt;0;&quot;{&quot;&quot;value&quot;&quot;:&quot;&amp;COLUMN([.V34])-10&amp;&quot;,&quot;&quot;text&quot;&quot;:&quot;&quot;&quot;&amp;[.V34]&amp;&quot;&quot;&quot;},&quot;;&quot;&quot;) &amp;IF([.W34]&gt;0;&quot;{&quot;&quot;value&quot;&quot;:&quot;&amp;COLUMN([.W34])-10&amp;&quot;,&quot;&quot;text&quot;&quot;:&quot;&quot;&quot;&amp;[.W34]&amp;&quot;&quot;&quot;},&quot;;&quot;&quot;) &amp;IF([.X34]&gt;0;&quot;{&quot;&quot;value&quot;&quot;:&quot;&amp;COLUMN([.X34])-10&amp;&quot;,&quot;&quot;text&quot;&quot;:&quot;&quot;&quot;&amp;[.X34]&amp;&quot;&quot;&quot;},&quot;;&quot;&quot;) &amp;IF([.Y34]&gt;0;&quot;{&quot;&quot;value&quot;&quot;:&quot;&amp;COLUMN([.Y34])-10&amp;&quot;,&quot;&quot;text&quot;&quot;:&quot;&quot;&quot;&amp;[.Y34]&amp;&quot;&quot;&quot;},&quot;;&quot;&quot;) &amp;IF([.Z34]&gt;0;&quot;{&quot;&quot;value&quot;&quot;:&quot;&amp;COLUMN([.Z34])-10&amp;&quot;,&quot;&quot;text&quot;&quot;:&quot;&quot;&quot;&amp;[.Z34]&amp;&quot;&quot;&quot;},&quot;;&quot;&quot;) &amp;IF([.AA34]&gt;0;&quot;{&quot;&quot;value&quot;&quot;:&quot;&amp;COLUMN([.AA34])-10&amp;&quot;,&quot;&quot;text&quot;&quot;:&quot;&quot;&quot;&amp;[.AA34]&amp;&quot;&quot;&quot;},&quot;;&quot;&quot;)" office:value-type="string" office:string-value="{&quot;id&quot;:33,&quot;ordinal&quot;:32,&quot;required&quot;:0,&quot;category&quot;:&quot;Eating&quot;,&quot;skip&quot;:&quot;null&quot;,&quot;text&quot;:&quot;What do you usually eat for a snack?&quot;,&quot;type&quot;:&quot;MC&quot;,&quot;options&quot;:[{&quot;value&quot;:1,&quot;text&quot;:&quot;I do not have snacks&quot;},{&quot;value&quot;:2,&quot;text&quot;:&quot;Fruit&quot;},{&quot;value&quot;:3,&quot;text&quot;:&quot;Salad&quot;},{&quot;value&quot;:4,&quot;text&quot;:&quot;Yoghurt&quot;},{&quot;value&quot;:5,&quot;text&quot;:&quot;Toast&quot;},{&quot;value&quot;:6,&quot;text&quot;:&quot;Cereal&quot;},{&quot;value&quot;:7,&quot;text&quot;:&quot;Biscuit&quot;},{&quot;value&quot;:8,&quot;text&quot;:&quot;Sandwich&quot;},{&quot;value&quot;:9,&quot;text&quot;:&quot;Crisps&quot;},{&quot;value&quot;:10,&quot;text&quot;:&quot;Cereal bar&quot;},{&quot;value&quot;:11,&quot;text&quot;:&quot;Chocolate bar&quot;},{&quot;value&quot;:12,&quot;text&quot;:&quot;Sweets&quot;},{&quot;value&quot;:13,&quot;text&quot;:&quot;Cake&quot;},{&quot;value&quot;:14,&quot;text&quot;:&quot;TEXT_OTHER&quot;},">
            <text:p>{"id":33,"ordinal":32,"required":0,"category":"Eating","skip":"null","text":"What do you usually eat for a snack?","type":"MC","options":[{"value":1,"text":"I do not have snacks"},{"value":2,"text":"Fruit"},{"value":3,"text":"Salad"},{"value":4,"text":"Yoghurt"},{"value":5,"text":"Toast"},{"value":6,"text":"Cereal"},{"value":7,"text":"Biscuit"},{"value":8,"text":"Sandwich"},{"value":9,"text":"Crisps"},{"value":10,"text":"Cereal bar"},{"value":11,"text":"Chocolate bar"},{"value":12,"text":"Sweets"},{"value":13,"text":"Cake"},{"value":14,"text":"TEXT_OTHER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0&amp;&quot;,&quot;&quot;text&quot;&quot;:&quot;&quot;&quot;&amp;[.K35]&amp;&quot;&quot;&quot;},&quot;;&quot;&quot;) &amp;IF([.L35]&gt;0;&quot;{&quot;&quot;value&quot;&quot;:&quot;&amp;COLUMN([.L35])-10&amp;&quot;,&quot;&quot;text&quot;&quot;:&quot;&quot;&quot;&amp;[.L35]&amp;&quot;&quot;&quot;},&quot;;&quot;&quot;) &amp;IF([.M35]&gt;0;&quot;{&quot;&quot;value&quot;&quot;:&quot;&amp;COLUMN([.M35])-10&amp;&quot;,&quot;&quot;text&quot;&quot;:&quot;&quot;&quot;&amp;[.M35]&amp;&quot;&quot;&quot;},&quot;;&quot;&quot;) &amp;IF([.N35]&gt;0;&quot;{&quot;&quot;value&quot;&quot;:&quot;&amp;COLUMN([.N35])-10&amp;&quot;,&quot;&quot;text&quot;&quot;:&quot;&quot;&quot;&amp;[.N35]&amp;&quot;&quot;&quot;},&quot;;&quot;&quot;) &amp;IF([.O35]&gt;0;&quot;{&quot;&quot;value&quot;&quot;:&quot;&amp;COLUMN([.O35])-10&amp;&quot;,&quot;&quot;text&quot;&quot;:&quot;&quot;&quot;&amp;[.O35]&amp;&quot;&quot;&quot;},&quot;;&quot;&quot;) &amp;IF([.P35]&gt;0;&quot;{&quot;&quot;value&quot;&quot;:&quot;&amp;COLUMN([.P35])-10&amp;&quot;,&quot;&quot;text&quot;&quot;:&quot;&quot;&quot;&amp;[.P35]&amp;&quot;&quot;&quot;},&quot;;&quot;&quot;) &amp;IF([.Q35]&gt;0;&quot;{&quot;&quot;value&quot;&quot;:&quot;&amp;COLUMN([.Q35])-10&amp;&quot;,&quot;&quot;text&quot;&quot;:&quot;&quot;&quot;&amp;[.Q35]&amp;&quot;&quot;&quot;},&quot;;&quot;&quot;) &amp;IF([.R35]&gt;0;&quot;{&quot;&quot;value&quot;&quot;:&quot;&amp;COLUMN([.R35])-10&amp;&quot;,&quot;&quot;text&quot;&quot;:&quot;&quot;&quot;&amp;[.R35]&amp;&quot;&quot;&quot;},&quot;;&quot;&quot;) &amp;IF([.S35]&gt;0;&quot;{&quot;&quot;value&quot;&quot;:&quot;&amp;COLUMN([.S35])-10&amp;&quot;,&quot;&quot;text&quot;&quot;:&quot;&quot;&quot;&amp;[.S35]&amp;&quot;&quot;&quot;},&quot;;&quot;&quot;) &amp;IF([.T35]&gt;0;&quot;{&quot;&quot;value&quot;&quot;:&quot;&amp;COLUMN([.T35])-10&amp;&quot;,&quot;&quot;text&quot;&quot;:&quot;&quot;&quot;&amp;[.T35]&amp;&quot;&quot;&quot;},&quot;;&quot;&quot;) &amp;IF([.U35]&gt;0;&quot;{&quot;&quot;value&quot;&quot;:&quot;&amp;COLUMN([.U35])-10&amp;&quot;,&quot;&quot;text&quot;&quot;:&quot;&quot;&quot;&amp;[.U35]&amp;&quot;&quot;&quot;},&quot;;&quot;&quot;) &amp;IF([.V35]&gt;0;&quot;{&quot;&quot;value&quot;&quot;:&quot;&amp;COLUMN([.V35])-10&amp;&quot;,&quot;&quot;text&quot;&quot;:&quot;&quot;&quot;&amp;[.V35]&amp;&quot;&quot;&quot;},&quot;;&quot;&quot;) &amp;IF([.W35]&gt;0;&quot;{&quot;&quot;value&quot;&quot;:&quot;&amp;COLUMN([.W35])-10&amp;&quot;,&quot;&quot;text&quot;&quot;:&quot;&quot;&quot;&amp;[.W35]&amp;&quot;&quot;&quot;},&quot;;&quot;&quot;) &amp;IF([.X35]&gt;0;&quot;{&quot;&quot;value&quot;&quot;:&quot;&amp;COLUMN([.X35])-10&amp;&quot;,&quot;&quot;text&quot;&quot;:&quot;&quot;&quot;&amp;[.X35]&amp;&quot;&quot;&quot;},&quot;;&quot;&quot;) &amp;IF([.Y35]&gt;0;&quot;{&quot;&quot;value&quot;&quot;:&quot;&amp;COLUMN([.Y35])-10&amp;&quot;,&quot;&quot;text&quot;&quot;:&quot;&quot;&quot;&amp;[.Y35]&amp;&quot;&quot;&quot;},&quot;;&quot;&quot;) &amp;IF([.Z35]&gt;0;&quot;{&quot;&quot;value&quot;&quot;:&quot;&amp;COLUMN([.Z35])-10&amp;&quot;,&quot;&quot;text&quot;&quot;:&quot;&quot;&quot;&amp;[.Z35]&amp;&quot;&quot;&quot;},&quot;;&quot;&quot;) &amp;IF([.AA35]&gt;0;&quot;{&quot;&quot;value&quot;&quot;:&quot;&amp;COLUMN([.AA35])-10&amp;&quot;,&quot;&quot;text&quot;&quot;:&quot;&quot;&quot;&amp;[.AA35]&amp;&quot;&quot;&quot;},&quot;;&quot;&quot;)" office:value-type="string" office:string-value="{&quot;id&quot;:34,&quot;ordinal&quot;:33,&quot;required&quot;:0,&quot;category&quot;:&quot;Eating&quot;,&quot;skip&quot;:&quot;null&quot;,&quot;text&quot;:&quot;Do you eat fruit and / or vegetables?&quot;,&quot;type&quot;:&quot;SC&quot;,&quot;options&quot;:[{&quot;value&quot;:1,&quot;text&quot;:&quot;Yes usually every day&quot;},{&quot;value&quot;:2,&quot;text&quot;:&quot;Sometimes but not every day&quot;},{&quot;value&quot;:3,&quot;text&quot;:&quot;No or very rarely      &quot;},">
            <text:p>{"id":34,"ordinal":33,"required":0,"category":"Eating","skip":"null","text":"Do you eat fruit and / or vegetables?","type":"SC","options":[{"value":1,"text":"Yes usually every day"},{"value":2,"text":"Sometimes but not every day"},{"value":3,"text":"No or very rarely <text:s text:c="5"/>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>
            <text:p/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0&amp;&quot;,&quot;&quot;text&quot;&quot;:&quot;&quot;&quot;&amp;[.K36]&amp;&quot;&quot;&quot;},&quot;;&quot;&quot;) &amp;IF([.L36]&gt;0;&quot;{&quot;&quot;value&quot;&quot;:&quot;&amp;COLUMN([.L36])-10&amp;&quot;,&quot;&quot;text&quot;&quot;:&quot;&quot;&quot;&amp;[.L36]&amp;&quot;&quot;&quot;},&quot;;&quot;&quot;) &amp;IF([.M36]&gt;0;&quot;{&quot;&quot;value&quot;&quot;:&quot;&amp;COLUMN([.M36])-10&amp;&quot;,&quot;&quot;text&quot;&quot;:&quot;&quot;&quot;&amp;[.M36]&amp;&quot;&quot;&quot;},&quot;;&quot;&quot;) &amp;IF([.N36]&gt;0;&quot;{&quot;&quot;value&quot;&quot;:&quot;&amp;COLUMN([.N36])-10&amp;&quot;,&quot;&quot;text&quot;&quot;:&quot;&quot;&quot;&amp;[.N36]&amp;&quot;&quot;&quot;},&quot;;&quot;&quot;) &amp;IF([.O36]&gt;0;&quot;{&quot;&quot;value&quot;&quot;:&quot;&amp;COLUMN([.O36])-10&amp;&quot;,&quot;&quot;text&quot;&quot;:&quot;&quot;&quot;&amp;[.O36]&amp;&quot;&quot;&quot;},&quot;;&quot;&quot;) &amp;IF([.P36]&gt;0;&quot;{&quot;&quot;value&quot;&quot;:&quot;&amp;COLUMN([.P36])-10&amp;&quot;,&quot;&quot;text&quot;&quot;:&quot;&quot;&quot;&amp;[.P36]&amp;&quot;&quot;&quot;},&quot;;&quot;&quot;) &amp;IF([.Q36]&gt;0;&quot;{&quot;&quot;value&quot;&quot;:&quot;&amp;COLUMN([.Q36])-10&amp;&quot;,&quot;&quot;text&quot;&quot;:&quot;&quot;&quot;&amp;[.Q36]&amp;&quot;&quot;&quot;},&quot;;&quot;&quot;) &amp;IF([.R36]&gt;0;&quot;{&quot;&quot;value&quot;&quot;:&quot;&amp;COLUMN([.R36])-10&amp;&quot;,&quot;&quot;text&quot;&quot;:&quot;&quot;&quot;&amp;[.R36]&amp;&quot;&quot;&quot;},&quot;;&quot;&quot;) &amp;IF([.S36]&gt;0;&quot;{&quot;&quot;value&quot;&quot;:&quot;&amp;COLUMN([.S36])-10&amp;&quot;,&quot;&quot;text&quot;&quot;:&quot;&quot;&quot;&amp;[.S36]&amp;&quot;&quot;&quot;},&quot;;&quot;&quot;) &amp;IF([.T36]&gt;0;&quot;{&quot;&quot;value&quot;&quot;:&quot;&amp;COLUMN([.T36])-10&amp;&quot;,&quot;&quot;text&quot;&quot;:&quot;&quot;&quot;&amp;[.T36]&amp;&quot;&quot;&quot;},&quot;;&quot;&quot;) &amp;IF([.U36]&gt;0;&quot;{&quot;&quot;value&quot;&quot;:&quot;&amp;COLUMN([.U36])-10&amp;&quot;,&quot;&quot;text&quot;&quot;:&quot;&quot;&quot;&amp;[.U36]&amp;&quot;&quot;&quot;},&quot;;&quot;&quot;) &amp;IF([.V36]&gt;0;&quot;{&quot;&quot;value&quot;&quot;:&quot;&amp;COLUMN([.V36])-10&amp;&quot;,&quot;&quot;text&quot;&quot;:&quot;&quot;&quot;&amp;[.V36]&amp;&quot;&quot;&quot;},&quot;;&quot;&quot;) &amp;IF([.W36]&gt;0;&quot;{&quot;&quot;value&quot;&quot;:&quot;&amp;COLUMN([.W36])-10&amp;&quot;,&quot;&quot;text&quot;&quot;:&quot;&quot;&quot;&amp;[.W36]&amp;&quot;&quot;&quot;},&quot;;&quot;&quot;) &amp;IF([.X36]&gt;0;&quot;{&quot;&quot;value&quot;&quot;:&quot;&amp;COLUMN([.X36])-10&amp;&quot;,&quot;&quot;text&quot;&quot;:&quot;&quot;&quot;&amp;[.X36]&amp;&quot;&quot;&quot;},&quot;;&quot;&quot;) &amp;IF([.Y36]&gt;0;&quot;{&quot;&quot;value&quot;&quot;:&quot;&amp;COLUMN([.Y36])-10&amp;&quot;,&quot;&quot;text&quot;&quot;:&quot;&quot;&quot;&amp;[.Y36]&amp;&quot;&quot;&quot;},&quot;;&quot;&quot;) &amp;IF([.Z36]&gt;0;&quot;{&quot;&quot;value&quot;&quot;:&quot;&amp;COLUMN([.Z36])-10&amp;&quot;,&quot;&quot;text&quot;&quot;:&quot;&quot;&quot;&amp;[.Z36]&amp;&quot;&quot;&quot;},&quot;;&quot;&quot;) &amp;IF([.AA36]&gt;0;&quot;{&quot;&quot;value&quot;&quot;:&quot;&amp;COLUMN([.AA36])-10&amp;&quot;,&quot;&quot;text&quot;&quot;:&quot;&quot;&quot;&amp;[.AA36]&amp;&quot;&quot;&quot;},&quot;;&quot;&quot;)" office:value-type="string" office:string-value="{&quot;id&quot;:35,&quot;ordinal&quot;:34,&quot;required&quot;:0,&quot;category&quot;:&quot;Eating&quot;,&quot;skip&quot;:&quot;null&quot;,&quot;text&quot;:&quot;How many times a week do you eat treats such as sweets, chocolate, fast food, takeaways?&quot;,&quot;type&quot;:&quot;SC&quot;,&quot;options&quot;:[{&quot;value&quot;:1,&quot;text&quot;:&quot;Every day&quot;},{&quot;value&quot;:2,&quot;text&quot;:&quot;5-6&quot;},{&quot;value&quot;:3,&quot;text&quot;:&quot;3-4&quot;},{&quot;value&quot;:4,&quot;text&quot;:&quot;1-2&quot;},{&quot;value&quot;:5,&quot;text&quot;:&quot;Less than once per week &quot;},">
            <text:p>{"id":35,"ordinal":34,"required":0,"category":"Eating","skip":"null","text":"How many times a week do you eat treats such as sweets, chocolate, fast food, takeaways?","type":"SC","options":[{"value":1,"text":"Every day"},{"value":2,"text":"5-6"},{"value":3,"text":"3-4"},{"value":4,"text":"1-2"},{"value":5,"text":"Less than once per week 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4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0&amp;&quot;,&quot;&quot;text&quot;&quot;:&quot;&quot;&quot;&amp;[.K37]&amp;&quot;&quot;&quot;},&quot;;&quot;&quot;) &amp;IF([.L37]&gt;0;&quot;{&quot;&quot;value&quot;&quot;:&quot;&amp;COLUMN([.L37])-10&amp;&quot;,&quot;&quot;text&quot;&quot;:&quot;&quot;&quot;&amp;[.L37]&amp;&quot;&quot;&quot;},&quot;;&quot;&quot;) &amp;IF([.M37]&gt;0;&quot;{&quot;&quot;value&quot;&quot;:&quot;&amp;COLUMN([.M37])-10&amp;&quot;,&quot;&quot;text&quot;&quot;:&quot;&quot;&quot;&amp;[.M37]&amp;&quot;&quot;&quot;},&quot;;&quot;&quot;) &amp;IF([.N37]&gt;0;&quot;{&quot;&quot;value&quot;&quot;:&quot;&amp;COLUMN([.N37])-10&amp;&quot;,&quot;&quot;text&quot;&quot;:&quot;&quot;&quot;&amp;[.N37]&amp;&quot;&quot;&quot;},&quot;;&quot;&quot;) &amp;IF([.O37]&gt;0;&quot;{&quot;&quot;value&quot;&quot;:&quot;&amp;COLUMN([.O37])-10&amp;&quot;,&quot;&quot;text&quot;&quot;:&quot;&quot;&quot;&amp;[.O37]&amp;&quot;&quot;&quot;},&quot;;&quot;&quot;) &amp;IF([.P37]&gt;0;&quot;{&quot;&quot;value&quot;&quot;:&quot;&amp;COLUMN([.P37])-10&amp;&quot;,&quot;&quot;text&quot;&quot;:&quot;&quot;&quot;&amp;[.P37]&amp;&quot;&quot;&quot;},&quot;;&quot;&quot;) &amp;IF([.Q37]&gt;0;&quot;{&quot;&quot;value&quot;&quot;:&quot;&amp;COLUMN([.Q37])-10&amp;&quot;,&quot;&quot;text&quot;&quot;:&quot;&quot;&quot;&amp;[.Q37]&amp;&quot;&quot;&quot;},&quot;;&quot;&quot;) &amp;IF([.R37]&gt;0;&quot;{&quot;&quot;value&quot;&quot;:&quot;&amp;COLUMN([.R37])-10&amp;&quot;,&quot;&quot;text&quot;&quot;:&quot;&quot;&quot;&amp;[.R37]&amp;&quot;&quot;&quot;},&quot;;&quot;&quot;) &amp;IF([.S37]&gt;0;&quot;{&quot;&quot;value&quot;&quot;:&quot;&amp;COLUMN([.S37])-10&amp;&quot;,&quot;&quot;text&quot;&quot;:&quot;&quot;&quot;&amp;[.S37]&amp;&quot;&quot;&quot;},&quot;;&quot;&quot;) &amp;IF([.T37]&gt;0;&quot;{&quot;&quot;value&quot;&quot;:&quot;&amp;COLUMN([.T37])-10&amp;&quot;,&quot;&quot;text&quot;&quot;:&quot;&quot;&quot;&amp;[.T37]&amp;&quot;&quot;&quot;},&quot;;&quot;&quot;) &amp;IF([.U37]&gt;0;&quot;{&quot;&quot;value&quot;&quot;:&quot;&amp;COLUMN([.U37])-10&amp;&quot;,&quot;&quot;text&quot;&quot;:&quot;&quot;&quot;&amp;[.U37]&amp;&quot;&quot;&quot;},&quot;;&quot;&quot;) &amp;IF([.V37]&gt;0;&quot;{&quot;&quot;value&quot;&quot;:&quot;&amp;COLUMN([.V37])-10&amp;&quot;,&quot;&quot;text&quot;&quot;:&quot;&quot;&quot;&amp;[.V37]&amp;&quot;&quot;&quot;},&quot;;&quot;&quot;) &amp;IF([.W37]&gt;0;&quot;{&quot;&quot;value&quot;&quot;:&quot;&amp;COLUMN([.W37])-10&amp;&quot;,&quot;&quot;text&quot;&quot;:&quot;&quot;&quot;&amp;[.W37]&amp;&quot;&quot;&quot;},&quot;;&quot;&quot;) &amp;IF([.X37]&gt;0;&quot;{&quot;&quot;value&quot;&quot;:&quot;&amp;COLUMN([.X37])-10&amp;&quot;,&quot;&quot;text&quot;&quot;:&quot;&quot;&quot;&amp;[.X37]&amp;&quot;&quot;&quot;},&quot;;&quot;&quot;) &amp;IF([.Y37]&gt;0;&quot;{&quot;&quot;value&quot;&quot;:&quot;&amp;COLUMN([.Y37])-10&amp;&quot;,&quot;&quot;text&quot;&quot;:&quot;&quot;&quot;&amp;[.Y37]&amp;&quot;&quot;&quot;},&quot;;&quot;&quot;) &amp;IF([.Z37]&gt;0;&quot;{&quot;&quot;value&quot;&quot;:&quot;&amp;COLUMN([.Z37])-10&amp;&quot;,&quot;&quot;text&quot;&quot;:&quot;&quot;&quot;&amp;[.Z37]&amp;&quot;&quot;&quot;},&quot;;&quot;&quot;) &amp;IF([.AA37]&gt;0;&quot;{&quot;&quot;value&quot;&quot;:&quot;&amp;COLUMN([.AA37])-10&amp;&quot;,&quot;&quot;text&quot;&quot;:&quot;&quot;&quot;&amp;[.AA37]&amp;&quot;&quot;&quot;},&quot;;&quot;&quot;)" office:value-type="string" office:string-value="{&quot;id&quot;:36,&quot;ordinal&quot;:35,&quot;required&quot;:0,&quot;category&quot;:&quot;Eating&quot;,&quot;skip&quot;:&quot;null&quot;,&quot;text&quot;:&quot;Which statement best describes you?&quot;,&quot;type&quot;:&quot;SC&quot;,&quot;options&quot;:[{&quot;value&quot;:1,&quot;text&quot;:&quot;I eat three meals every day (breakfast lunch and dinner)&quot;},{&quot;value&quot;:2,&quot;text&quot;:&quot;I often miss breakfast, but eat lunch and dinner&quot;},{&quot;value&quot;:3,&quot;text&quot;:&quot;I often miss lunch, but eat breakfast and dinner&quot;},{&quot;value&quot;:4,&quot;text&quot;:&quot;I often miss dinner, but eat breakfast and lunch&quot;},{&quot;value&quot;:5,&quot;text&quot;:&quot;I just eat when I feel like it&quot;},{&quot;value&quot;:6,&quot;text&quot;:&quot;My meals vary depending on what I am doing that day  &quot;},">
            <text:p>{"id":36,"ordinal":35,"required":0,"category":"Eating","skip":"null","text":"Which statement best describes you?","type":"SC","options":[{"value":1,"text":"I eat three meals every day (breakfast lunch and dinner)"},{"value":2,"text":"I often miss breakfast, but eat lunch and dinner"},{"value":3,"text":"I often miss lunch, but eat breakfast and dinner"},{"value":4,"text":"I often miss dinner, but eat breakfast and lunch"},{"value":5,"text":"I just eat when I feel like it"},{"value":6,"text":"My meals vary depending on what I am doing that day <text:s/>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0&amp;&quot;,&quot;&quot;text&quot;&quot;:&quot;&quot;&quot;&amp;[.K38]&amp;&quot;&quot;&quot;},&quot;;&quot;&quot;) &amp;IF([.L38]&gt;0;&quot;{&quot;&quot;value&quot;&quot;:&quot;&amp;COLUMN([.L38])-10&amp;&quot;,&quot;&quot;text&quot;&quot;:&quot;&quot;&quot;&amp;[.L38]&amp;&quot;&quot;&quot;},&quot;;&quot;&quot;) &amp;IF([.M38]&gt;0;&quot;{&quot;&quot;value&quot;&quot;:&quot;&amp;COLUMN([.M38])-10&amp;&quot;,&quot;&quot;text&quot;&quot;:&quot;&quot;&quot;&amp;[.M38]&amp;&quot;&quot;&quot;},&quot;;&quot;&quot;) &amp;IF([.N38]&gt;0;&quot;{&quot;&quot;value&quot;&quot;:&quot;&amp;COLUMN([.N38])-10&amp;&quot;,&quot;&quot;text&quot;&quot;:&quot;&quot;&quot;&amp;[.N38]&amp;&quot;&quot;&quot;},&quot;;&quot;&quot;) &amp;IF([.O38]&gt;0;&quot;{&quot;&quot;value&quot;&quot;:&quot;&amp;COLUMN([.O38])-10&amp;&quot;,&quot;&quot;text&quot;&quot;:&quot;&quot;&quot;&amp;[.O38]&amp;&quot;&quot;&quot;},&quot;;&quot;&quot;) &amp;IF([.P38]&gt;0;&quot;{&quot;&quot;value&quot;&quot;:&quot;&amp;COLUMN([.P38])-10&amp;&quot;,&quot;&quot;text&quot;&quot;:&quot;&quot;&quot;&amp;[.P38]&amp;&quot;&quot;&quot;},&quot;;&quot;&quot;) &amp;IF([.Q38]&gt;0;&quot;{&quot;&quot;value&quot;&quot;:&quot;&amp;COLUMN([.Q38])-10&amp;&quot;,&quot;&quot;text&quot;&quot;:&quot;&quot;&quot;&amp;[.Q38]&amp;&quot;&quot;&quot;},&quot;;&quot;&quot;) &amp;IF([.R38]&gt;0;&quot;{&quot;&quot;value&quot;&quot;:&quot;&amp;COLUMN([.R38])-10&amp;&quot;,&quot;&quot;text&quot;&quot;:&quot;&quot;&quot;&amp;[.R38]&amp;&quot;&quot;&quot;},&quot;;&quot;&quot;) &amp;IF([.S38]&gt;0;&quot;{&quot;&quot;value&quot;&quot;:&quot;&amp;COLUMN([.S38])-10&amp;&quot;,&quot;&quot;text&quot;&quot;:&quot;&quot;&quot;&amp;[.S38]&amp;&quot;&quot;&quot;},&quot;;&quot;&quot;) &amp;IF([.T38]&gt;0;&quot;{&quot;&quot;value&quot;&quot;:&quot;&amp;COLUMN([.T38])-10&amp;&quot;,&quot;&quot;text&quot;&quot;:&quot;&quot;&quot;&amp;[.T38]&amp;&quot;&quot;&quot;},&quot;;&quot;&quot;) &amp;IF([.U38]&gt;0;&quot;{&quot;&quot;value&quot;&quot;:&quot;&amp;COLUMN([.U38])-10&amp;&quot;,&quot;&quot;text&quot;&quot;:&quot;&quot;&quot;&amp;[.U38]&amp;&quot;&quot;&quot;},&quot;;&quot;&quot;) &amp;IF([.V38]&gt;0;&quot;{&quot;&quot;value&quot;&quot;:&quot;&amp;COLUMN([.V38])-10&amp;&quot;,&quot;&quot;text&quot;&quot;:&quot;&quot;&quot;&amp;[.V38]&amp;&quot;&quot;&quot;},&quot;;&quot;&quot;) &amp;IF([.W38]&gt;0;&quot;{&quot;&quot;value&quot;&quot;:&quot;&amp;COLUMN([.W38])-10&amp;&quot;,&quot;&quot;text&quot;&quot;:&quot;&quot;&quot;&amp;[.W38]&amp;&quot;&quot;&quot;},&quot;;&quot;&quot;) &amp;IF([.X38]&gt;0;&quot;{&quot;&quot;value&quot;&quot;:&quot;&amp;COLUMN([.X38])-10&amp;&quot;,&quot;&quot;text&quot;&quot;:&quot;&quot;&quot;&amp;[.X38]&amp;&quot;&quot;&quot;},&quot;;&quot;&quot;) &amp;IF([.Y38]&gt;0;&quot;{&quot;&quot;value&quot;&quot;:&quot;&amp;COLUMN([.Y38])-10&amp;&quot;,&quot;&quot;text&quot;&quot;:&quot;&quot;&quot;&amp;[.Y38]&amp;&quot;&quot;&quot;},&quot;;&quot;&quot;) &amp;IF([.Z38]&gt;0;&quot;{&quot;&quot;value&quot;&quot;:&quot;&amp;COLUMN([.Z38])-10&amp;&quot;,&quot;&quot;text&quot;&quot;:&quot;&quot;&quot;&amp;[.Z38]&amp;&quot;&quot;&quot;},&quot;;&quot;&quot;) &amp;IF([.AA38]&gt;0;&quot;{&quot;&quot;value&quot;&quot;:&quot;&amp;COLUMN([.AA38])-10&amp;&quot;,&quot;&quot;text&quot;&quot;:&quot;&quot;&quot;&amp;[.AA38]&amp;&quot;&quot;&quot;},&quot;;&quot;&quot;)" office:value-type="string" office:string-value="{&quot;id&quot;:37,&quot;ordinal&quot;:36,&quot;required&quot;:0,&quot;category&quot;:&quot;Eating&quot;,&quot;skip&quot;:&quot;null&quot;,&quot;text&quot;:&quot;Who has the most say about what you eat?&quot;,&quot;type&quot;:&quot;MCV&quot;,&quot;options&quot;:[{&quot;value&quot;:1,&quot;text&quot;:&quot;A lot&quot;},{&quot;value&quot;:2,&quot;text&quot;:&quot;Some&quot;},{&quot;value&quot;:3,&quot;text&quot;:&quot;A little&quot;},{&quot;value&quot;:4,&quot;text&quot;:&quot;None&quot;},{&quot;value&quot;:5,&quot;text&quot;:&quot;Me&quot;},{&quot;value&quot;:6,&quot;text&quot;:&quot;My mum / dad / carer / guardian&quot;},{&quot;value&quot;:7,&quot;text&quot;:&quot;My friends&quot;},{&quot;value&quot;:8,&quot;text&quot;:&quot;School&quot;},{&quot;value&quot;:9,&quot;text&quot;:&quot;TEXT_OTHER&quot;},">
            <text:p>{"id":37,"ordinal":36,"required":0,"category":"Eating","skip":"null","text":"Who has the most say about what you eat?","type":"MCV","options":[{"value":1,"text":"A lot"},{"value":2,"text":"Some"},{"value":3,"text":"A little"},{"value":4,"text":"None"},{"value":5,"text":"Me"},{"value":6,"text":"My mum / dad / carer / guardian"},{"value":7,"text":"My friends"},{"value":8,"text":"School"},{"value":9,"text":"TEXT_OTHER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>
            <text:p/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0&amp;&quot;,&quot;&quot;text&quot;&quot;:&quot;&quot;&quot;&amp;[.K39]&amp;&quot;&quot;&quot;},&quot;;&quot;&quot;) &amp;IF([.L39]&gt;0;&quot;{&quot;&quot;value&quot;&quot;:&quot;&amp;COLUMN([.L39])-10&amp;&quot;,&quot;&quot;text&quot;&quot;:&quot;&quot;&quot;&amp;[.L39]&amp;&quot;&quot;&quot;},&quot;;&quot;&quot;) &amp;IF([.M39]&gt;0;&quot;{&quot;&quot;value&quot;&quot;:&quot;&amp;COLUMN([.M39])-10&amp;&quot;,&quot;&quot;text&quot;&quot;:&quot;&quot;&quot;&amp;[.M39]&amp;&quot;&quot;&quot;},&quot;;&quot;&quot;) &amp;IF([.N39]&gt;0;&quot;{&quot;&quot;value&quot;&quot;:&quot;&amp;COLUMN([.N39])-10&amp;&quot;,&quot;&quot;text&quot;&quot;:&quot;&quot;&quot;&amp;[.N39]&amp;&quot;&quot;&quot;},&quot;;&quot;&quot;) &amp;IF([.O39]&gt;0;&quot;{&quot;&quot;value&quot;&quot;:&quot;&amp;COLUMN([.O39])-10&amp;&quot;,&quot;&quot;text&quot;&quot;:&quot;&quot;&quot;&amp;[.O39]&amp;&quot;&quot;&quot;},&quot;;&quot;&quot;) &amp;IF([.P39]&gt;0;&quot;{&quot;&quot;value&quot;&quot;:&quot;&amp;COLUMN([.P39])-10&amp;&quot;,&quot;&quot;text&quot;&quot;:&quot;&quot;&quot;&amp;[.P39]&amp;&quot;&quot;&quot;},&quot;;&quot;&quot;) &amp;IF([.Q39]&gt;0;&quot;{&quot;&quot;value&quot;&quot;:&quot;&amp;COLUMN([.Q39])-10&amp;&quot;,&quot;&quot;text&quot;&quot;:&quot;&quot;&quot;&amp;[.Q39]&amp;&quot;&quot;&quot;},&quot;;&quot;&quot;) &amp;IF([.R39]&gt;0;&quot;{&quot;&quot;value&quot;&quot;:&quot;&amp;COLUMN([.R39])-10&amp;&quot;,&quot;&quot;text&quot;&quot;:&quot;&quot;&quot;&amp;[.R39]&amp;&quot;&quot;&quot;},&quot;;&quot;&quot;) &amp;IF([.S39]&gt;0;&quot;{&quot;&quot;value&quot;&quot;:&quot;&amp;COLUMN([.S39])-10&amp;&quot;,&quot;&quot;text&quot;&quot;:&quot;&quot;&quot;&amp;[.S39]&amp;&quot;&quot;&quot;},&quot;;&quot;&quot;) &amp;IF([.T39]&gt;0;&quot;{&quot;&quot;value&quot;&quot;:&quot;&amp;COLUMN([.T39])-10&amp;&quot;,&quot;&quot;text&quot;&quot;:&quot;&quot;&quot;&amp;[.T39]&amp;&quot;&quot;&quot;},&quot;;&quot;&quot;) &amp;IF([.U39]&gt;0;&quot;{&quot;&quot;value&quot;&quot;:&quot;&amp;COLUMN([.U39])-10&amp;&quot;,&quot;&quot;text&quot;&quot;:&quot;&quot;&quot;&amp;[.U39]&amp;&quot;&quot;&quot;},&quot;;&quot;&quot;) &amp;IF([.V39]&gt;0;&quot;{&quot;&quot;value&quot;&quot;:&quot;&amp;COLUMN([.V39])-10&amp;&quot;,&quot;&quot;text&quot;&quot;:&quot;&quot;&quot;&amp;[.V39]&amp;&quot;&quot;&quot;},&quot;;&quot;&quot;) &amp;IF([.W39]&gt;0;&quot;{&quot;&quot;value&quot;&quot;:&quot;&amp;COLUMN([.W39])-10&amp;&quot;,&quot;&quot;text&quot;&quot;:&quot;&quot;&quot;&amp;[.W39]&amp;&quot;&quot;&quot;},&quot;;&quot;&quot;) &amp;IF([.X39]&gt;0;&quot;{&quot;&quot;value&quot;&quot;:&quot;&amp;COLUMN([.X39])-10&amp;&quot;,&quot;&quot;text&quot;&quot;:&quot;&quot;&quot;&amp;[.X39]&amp;&quot;&quot;&quot;},&quot;;&quot;&quot;) &amp;IF([.Y39]&gt;0;&quot;{&quot;&quot;value&quot;&quot;:&quot;&amp;COLUMN([.Y39])-10&amp;&quot;,&quot;&quot;text&quot;&quot;:&quot;&quot;&quot;&amp;[.Y39]&amp;&quot;&quot;&quot;},&quot;;&quot;&quot;) &amp;IF([.Z39]&gt;0;&quot;{&quot;&quot;value&quot;&quot;:&quot;&amp;COLUMN([.Z39])-10&amp;&quot;,&quot;&quot;text&quot;&quot;:&quot;&quot;&quot;&amp;[.Z39]&amp;&quot;&quot;&quot;},&quot;;&quot;&quot;) &amp;IF([.AA39]&gt;0;&quot;{&quot;&quot;value&quot;&quot;:&quot;&amp;COLUMN([.AA39])-10&amp;&quot;,&quot;&quot;text&quot;&quot;:&quot;&quot;&quot;&amp;[.AA39]&amp;&quot;&quot;&quot;},&quot;;&quot;&quot;)" office:value-type="string" office:string-value="{&quot;id&quot;:38,&quot;ordinal&quot;:37,&quot;required&quot;:0,&quot;category&quot;:&quot;FoodChoices&quot;,&quot;skip&quot;:&quot;null&quot;,&quot;text&quot;:&quot;Which statement best describes you?&quot;,&quot;type&quot;:&quot;SC&quot;,&quot;options&quot;:[{&quot;value&quot;:1,&quot;text&quot;:&quot;I usually work out what I'm going to eat during the day and stick to that, so that I can take the right amount of insulin &quot;},{&quot;value&quot;:2,&quot;text&quot;:&quot;I eat whatever I like and my blood glucose is well controlled  &quot;},{&quot;value&quot;:3,&quot;text&quot;:&quot;Sometimes I have to eat when I'm not hungry  &quot;},{&quot;value&quot;:4,&quot;text&quot;:&quot;I tend to eat the same kinds of food all the time because it makes it easier to manage my diabetes  &quot;},{&quot;value&quot;:5,&quot;text&quot;:&quot;I eat whatever I like and my blood glucose is not well controlled &quot;},{&quot;value&quot;:6,&quot;text&quot;:&quot;I do always eat when I'm supposed to and I have hypos&quot;},{&quot;value&quot;:7,&quot;text&quot;:&quot;TEXT_OTHER&quot;},">
            <text:p>{"id":38,"ordinal":37,"required":0,"category":"FoodChoices","skip":"null","text":"Which statement best describes you?","type":"SC","options":[{"value":1,"text":"I usually work out what I'm going to eat during the day and stick to that, so that I can take the right amount of insulin "},{"value":2,"text":"I eat whatever I like and my blood glucose is well controlled <text:s/>"},{"value":3,"text":"Sometimes I have to eat when I'm not hungry <text:s/>"},{"value":4,"text":"I tend to eat the same kinds of food all the time because it makes it easier to manage my diabetes <text:s/>"},{"value":5,"text":"I eat whatever I like and my blood glucose is not well controlled "},{"value":6,"text":"I do always eat when I'm supposed to and I have hypos"},{"value":7,"text":"TEXT_OTHER"},</text:p>
          </table:table-cell>
          <table:table-cell table:style-name="ce2"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style-name="ce1"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6" office:value-type="string">
            <text:p>I do always eat when I'm supposed to and I have hypos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0&amp;&quot;,&quot;&quot;text&quot;&quot;:&quot;&quot;&quot;&amp;[.K40]&amp;&quot;&quot;&quot;},&quot;;&quot;&quot;) &amp;IF([.L40]&gt;0;&quot;{&quot;&quot;value&quot;&quot;:&quot;&amp;COLUMN([.L40])-10&amp;&quot;,&quot;&quot;text&quot;&quot;:&quot;&quot;&quot;&amp;[.L40]&amp;&quot;&quot;&quot;},&quot;;&quot;&quot;) &amp;IF([.M40]&gt;0;&quot;{&quot;&quot;value&quot;&quot;:&quot;&amp;COLUMN([.M40])-10&amp;&quot;,&quot;&quot;text&quot;&quot;:&quot;&quot;&quot;&amp;[.M40]&amp;&quot;&quot;&quot;},&quot;;&quot;&quot;) &amp;IF([.N40]&gt;0;&quot;{&quot;&quot;value&quot;&quot;:&quot;&amp;COLUMN([.N40])-10&amp;&quot;,&quot;&quot;text&quot;&quot;:&quot;&quot;&quot;&amp;[.N40]&amp;&quot;&quot;&quot;},&quot;;&quot;&quot;) &amp;IF([.O40]&gt;0;&quot;{&quot;&quot;value&quot;&quot;:&quot;&amp;COLUMN([.O40])-10&amp;&quot;,&quot;&quot;text&quot;&quot;:&quot;&quot;&quot;&amp;[.O40]&amp;&quot;&quot;&quot;},&quot;;&quot;&quot;) &amp;IF([.P40]&gt;0;&quot;{&quot;&quot;value&quot;&quot;:&quot;&amp;COLUMN([.P40])-10&amp;&quot;,&quot;&quot;text&quot;&quot;:&quot;&quot;&quot;&amp;[.P40]&amp;&quot;&quot;&quot;},&quot;;&quot;&quot;) &amp;IF([.Q40]&gt;0;&quot;{&quot;&quot;value&quot;&quot;:&quot;&amp;COLUMN([.Q40])-10&amp;&quot;,&quot;&quot;text&quot;&quot;:&quot;&quot;&quot;&amp;[.Q40]&amp;&quot;&quot;&quot;},&quot;;&quot;&quot;) &amp;IF([.R40]&gt;0;&quot;{&quot;&quot;value&quot;&quot;:&quot;&amp;COLUMN([.R40])-10&amp;&quot;,&quot;&quot;text&quot;&quot;:&quot;&quot;&quot;&amp;[.R40]&amp;&quot;&quot;&quot;},&quot;;&quot;&quot;) &amp;IF([.S40]&gt;0;&quot;{&quot;&quot;value&quot;&quot;:&quot;&amp;COLUMN([.S40])-10&amp;&quot;,&quot;&quot;text&quot;&quot;:&quot;&quot;&quot;&amp;[.S40]&amp;&quot;&quot;&quot;},&quot;;&quot;&quot;) &amp;IF([.T40]&gt;0;&quot;{&quot;&quot;value&quot;&quot;:&quot;&amp;COLUMN([.T40])-10&amp;&quot;,&quot;&quot;text&quot;&quot;:&quot;&quot;&quot;&amp;[.T40]&amp;&quot;&quot;&quot;},&quot;;&quot;&quot;) &amp;IF([.U40]&gt;0;&quot;{&quot;&quot;value&quot;&quot;:&quot;&amp;COLUMN([.U40])-10&amp;&quot;,&quot;&quot;text&quot;&quot;:&quot;&quot;&quot;&amp;[.U40]&amp;&quot;&quot;&quot;},&quot;;&quot;&quot;) &amp;IF([.V40]&gt;0;&quot;{&quot;&quot;value&quot;&quot;:&quot;&amp;COLUMN([.V40])-10&amp;&quot;,&quot;&quot;text&quot;&quot;:&quot;&quot;&quot;&amp;[.V40]&amp;&quot;&quot;&quot;},&quot;;&quot;&quot;) &amp;IF([.W40]&gt;0;&quot;{&quot;&quot;value&quot;&quot;:&quot;&amp;COLUMN([.W40])-10&amp;&quot;,&quot;&quot;text&quot;&quot;:&quot;&quot;&quot;&amp;[.W40]&amp;&quot;&quot;&quot;},&quot;;&quot;&quot;) &amp;IF([.X40]&gt;0;&quot;{&quot;&quot;value&quot;&quot;:&quot;&amp;COLUMN([.X40])-10&amp;&quot;,&quot;&quot;text&quot;&quot;:&quot;&quot;&quot;&amp;[.X40]&amp;&quot;&quot;&quot;},&quot;;&quot;&quot;) &amp;IF([.Y40]&gt;0;&quot;{&quot;&quot;value&quot;&quot;:&quot;&amp;COLUMN([.Y40])-10&amp;&quot;,&quot;&quot;text&quot;&quot;:&quot;&quot;&quot;&amp;[.Y40]&amp;&quot;&quot;&quot;},&quot;;&quot;&quot;) &amp;IF([.Z40]&gt;0;&quot;{&quot;&quot;value&quot;&quot;:&quot;&amp;COLUMN([.Z40])-10&amp;&quot;,&quot;&quot;text&quot;&quot;:&quot;&quot;&quot;&amp;[.Z40]&amp;&quot;&quot;&quot;},&quot;;&quot;&quot;) &amp;IF([.AA40]&gt;0;&quot;{&quot;&quot;value&quot;&quot;:&quot;&amp;COLUMN([.AA40])-10&amp;&quot;,&quot;&quot;text&quot;&quot;:&quot;&quot;&quot;&amp;[.AA40]&amp;&quot;&quot;&quot;},&quot;;&quot;&quot;)" office:value-type="string" office:string-value="{&quot;id&quot;:39,&quot;ordinal&quot;:38,&quot;required&quot;:0,&quot;category&quot;:&quot;Hypos&quot;,&quot;skip&quot;:&quot;null&quot;,&quot;text&quot;:&quot;What would you normally eat and / or drink to treat a hypo?&quot;,&quot;type&quot;:&quot;MC&quot;,&quot;options&quot;:[{&quot;value&quot;:1,&quot;text&quot;:&quot;Fruit juice&quot;},{&quot;value&quot;:2,&quot;text&quot;:&quot;Glucose tablets&quot;},{&quot;value&quot;:3,&quot;text&quot;:&quot;Glucose drink e.g. Lucozade&quot;},{&quot;value&quot;:4,&quot;text&quot;:&quot;GlucoGel / Hypostop&quot;},{&quot;value&quot;:5,&quot;text&quot;:&quot;Milk&quot;},{&quot;value&quot;:6,&quot;text&quot;:&quot;Fruit&quot;},{&quot;value&quot;:7,&quot;text&quot;:&quot;Cereal bar&quot;},{&quot;value&quot;:8,&quot;text&quot;:&quot;Crisps&quot;},{&quot;value&quot;:9,&quot;text&quot;:&quot;Chocolate&quot;},{&quot;value&quot;:10,&quot;text&quot;:&quot;Biscuit&quot;},{&quot;value&quot;:11,&quot;text&quot;:&quot;Toast&quot;},{&quot;value&quot;:12,&quot;text&quot;:&quot;Tea with sugar&quot;},{&quot;value&quot;:13,&quot;text&quot;:&quot;Nothing&quot;},{&quot;value&quot;:14,&quot;text&quot;:&quot;TEXT_OTHER&quot;},">
            <text:p>{"id":39,"ordinal":38,"required":0,"category":"Hypos","skip":"null","text":"What would you normally eat and / or drink to treat a hypo?","type":"MC","options":[{"value":1,"text":"Fruit juice"},{"value":2,"text":"Glucose tablets"},{"value":3,"text":"Glucose drink e.g. Lucozade"},{"value":4,"text":"GlucoGel / Hypostop"},{"value":5,"text":"Milk"},{"value":6,"text":"Fruit"},{"value":7,"text":"Cereal bar"},{"value":8,"text":"Crisps"},{"value":9,"text":"Chocolate"},{"value":10,"text":"Biscuit"},{"value":11,"text":"Toast"},{"value":12,"text":"Tea with sugar"},{"value":13,"text":"Nothing"},{"value":14,"text":"TEXT_OTHER"},</text:p>
          </table:table-cell>
          <table:table-cell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0&amp;&quot;,&quot;&quot;text&quot;&quot;:&quot;&quot;&quot;&amp;[.K41]&amp;&quot;&quot;&quot;},&quot;;&quot;&quot;) &amp;IF([.L41]&gt;0;&quot;{&quot;&quot;value&quot;&quot;:&quot;&amp;COLUMN([.L41])-10&amp;&quot;,&quot;&quot;text&quot;&quot;:&quot;&quot;&quot;&amp;[.L41]&amp;&quot;&quot;&quot;},&quot;;&quot;&quot;) &amp;IF([.M41]&gt;0;&quot;{&quot;&quot;value&quot;&quot;:&quot;&amp;COLUMN([.M41])-10&amp;&quot;,&quot;&quot;text&quot;&quot;:&quot;&quot;&quot;&amp;[.M41]&amp;&quot;&quot;&quot;},&quot;;&quot;&quot;) &amp;IF([.N41]&gt;0;&quot;{&quot;&quot;value&quot;&quot;:&quot;&amp;COLUMN([.N41])-10&amp;&quot;,&quot;&quot;text&quot;&quot;:&quot;&quot;&quot;&amp;[.N41]&amp;&quot;&quot;&quot;},&quot;;&quot;&quot;) &amp;IF([.O41]&gt;0;&quot;{&quot;&quot;value&quot;&quot;:&quot;&amp;COLUMN([.O41])-10&amp;&quot;,&quot;&quot;text&quot;&quot;:&quot;&quot;&quot;&amp;[.O41]&amp;&quot;&quot;&quot;},&quot;;&quot;&quot;) &amp;IF([.P41]&gt;0;&quot;{&quot;&quot;value&quot;&quot;:&quot;&amp;COLUMN([.P41])-10&amp;&quot;,&quot;&quot;text&quot;&quot;:&quot;&quot;&quot;&amp;[.P41]&amp;&quot;&quot;&quot;},&quot;;&quot;&quot;) &amp;IF([.Q41]&gt;0;&quot;{&quot;&quot;value&quot;&quot;:&quot;&amp;COLUMN([.Q41])-10&amp;&quot;,&quot;&quot;text&quot;&quot;:&quot;&quot;&quot;&amp;[.Q41]&amp;&quot;&quot;&quot;},&quot;;&quot;&quot;) &amp;IF([.R41]&gt;0;&quot;{&quot;&quot;value&quot;&quot;:&quot;&amp;COLUMN([.R41])-10&amp;&quot;,&quot;&quot;text&quot;&quot;:&quot;&quot;&quot;&amp;[.R41]&amp;&quot;&quot;&quot;},&quot;;&quot;&quot;) &amp;IF([.S41]&gt;0;&quot;{&quot;&quot;value&quot;&quot;:&quot;&amp;COLUMN([.S41])-10&amp;&quot;,&quot;&quot;text&quot;&quot;:&quot;&quot;&quot;&amp;[.S41]&amp;&quot;&quot;&quot;},&quot;;&quot;&quot;) &amp;IF([.T41]&gt;0;&quot;{&quot;&quot;value&quot;&quot;:&quot;&amp;COLUMN([.T41])-10&amp;&quot;,&quot;&quot;text&quot;&quot;:&quot;&quot;&quot;&amp;[.T41]&amp;&quot;&quot;&quot;},&quot;;&quot;&quot;) &amp;IF([.U41]&gt;0;&quot;{&quot;&quot;value&quot;&quot;:&quot;&amp;COLUMN([.U41])-10&amp;&quot;,&quot;&quot;text&quot;&quot;:&quot;&quot;&quot;&amp;[.U41]&amp;&quot;&quot;&quot;},&quot;;&quot;&quot;) &amp;IF([.V41]&gt;0;&quot;{&quot;&quot;value&quot;&quot;:&quot;&amp;COLUMN([.V41])-10&amp;&quot;,&quot;&quot;text&quot;&quot;:&quot;&quot;&quot;&amp;[.V41]&amp;&quot;&quot;&quot;},&quot;;&quot;&quot;) &amp;IF([.W41]&gt;0;&quot;{&quot;&quot;value&quot;&quot;:&quot;&amp;COLUMN([.W41])-10&amp;&quot;,&quot;&quot;text&quot;&quot;:&quot;&quot;&quot;&amp;[.W41]&amp;&quot;&quot;&quot;},&quot;;&quot;&quot;) &amp;IF([.X41]&gt;0;&quot;{&quot;&quot;value&quot;&quot;:&quot;&amp;COLUMN([.X41])-10&amp;&quot;,&quot;&quot;text&quot;&quot;:&quot;&quot;&quot;&amp;[.X41]&amp;&quot;&quot;&quot;},&quot;;&quot;&quot;) &amp;IF([.Y41]&gt;0;&quot;{&quot;&quot;value&quot;&quot;:&quot;&amp;COLUMN([.Y41])-10&amp;&quot;,&quot;&quot;text&quot;&quot;:&quot;&quot;&quot;&amp;[.Y41]&amp;&quot;&quot;&quot;},&quot;;&quot;&quot;) &amp;IF([.Z41]&gt;0;&quot;{&quot;&quot;value&quot;&quot;:&quot;&amp;COLUMN([.Z41])-10&amp;&quot;,&quot;&quot;text&quot;&quot;:&quot;&quot;&quot;&amp;[.Z41]&amp;&quot;&quot;&quot;},&quot;;&quot;&quot;) &amp;IF([.AA41]&gt;0;&quot;{&quot;&quot;value&quot;&quot;:&quot;&amp;COLUMN([.AA41])-10&amp;&quot;,&quot;&quot;text&quot;&quot;:&quot;&quot;&quot;&amp;[.AA41]&amp;&quot;&quot;&quot;},&quot;;&quot;&quot;)" office:value-type="string" office:string-value="{&quot;id&quot;:40,&quot;ordinal&quot;:39,&quot;required&quot;:0,&quot;category&quot;:&quot;Hypos&quot;,&quot;skip&quot;:&quot;null&quot;,&quot;text&quot;:&quot;How often do you have an evening snack?&quot;,&quot;type&quot;:&quot;SC&quot;,&quot;options&quot;:[{&quot;value&quot;:1,&quot;text&quot;:&quot;Every night&quot;},{&quot;value&quot;:2,&quot;text&quot;:&quot;Never&quot;},{&quot;value&quot;:3,&quot;text&quot;:&quot;Occasionally&quot;},{&quot;value&quot;:4,&quot;text&quot;:&quot;TEXT_OTHER&quot;},">
            <text:p>{"id":40,"ordinal":39,"required":0,"category":"Hypos","skip":"null","text":"How often do you have an evening snack?","type":"SC","options":[{"value":1,"text":"Every night"},{"value":2,"text":"Never"},{"value":3,"text":"Occasionally"},{"value":4,"text":"TEXT_OTHER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0&amp;&quot;,&quot;&quot;text&quot;&quot;:&quot;&quot;&quot;&amp;[.K42]&amp;&quot;&quot;&quot;},&quot;;&quot;&quot;) &amp;IF([.L42]&gt;0;&quot;{&quot;&quot;value&quot;&quot;:&quot;&amp;COLUMN([.L42])-10&amp;&quot;,&quot;&quot;text&quot;&quot;:&quot;&quot;&quot;&amp;[.L42]&amp;&quot;&quot;&quot;},&quot;;&quot;&quot;) &amp;IF([.M42]&gt;0;&quot;{&quot;&quot;value&quot;&quot;:&quot;&amp;COLUMN([.M42])-10&amp;&quot;,&quot;&quot;text&quot;&quot;:&quot;&quot;&quot;&amp;[.M42]&amp;&quot;&quot;&quot;},&quot;;&quot;&quot;) &amp;IF([.N42]&gt;0;&quot;{&quot;&quot;value&quot;&quot;:&quot;&amp;COLUMN([.N42])-10&amp;&quot;,&quot;&quot;text&quot;&quot;:&quot;&quot;&quot;&amp;[.N42]&amp;&quot;&quot;&quot;},&quot;;&quot;&quot;) &amp;IF([.O42]&gt;0;&quot;{&quot;&quot;value&quot;&quot;:&quot;&amp;COLUMN([.O42])-10&amp;&quot;,&quot;&quot;text&quot;&quot;:&quot;&quot;&quot;&amp;[.O42]&amp;&quot;&quot;&quot;},&quot;;&quot;&quot;) &amp;IF([.P42]&gt;0;&quot;{&quot;&quot;value&quot;&quot;:&quot;&amp;COLUMN([.P42])-10&amp;&quot;,&quot;&quot;text&quot;&quot;:&quot;&quot;&quot;&amp;[.P42]&amp;&quot;&quot;&quot;},&quot;;&quot;&quot;) &amp;IF([.Q42]&gt;0;&quot;{&quot;&quot;value&quot;&quot;:&quot;&amp;COLUMN([.Q42])-10&amp;&quot;,&quot;&quot;text&quot;&quot;:&quot;&quot;&quot;&amp;[.Q42]&amp;&quot;&quot;&quot;},&quot;;&quot;&quot;) &amp;IF([.R42]&gt;0;&quot;{&quot;&quot;value&quot;&quot;:&quot;&amp;COLUMN([.R42])-10&amp;&quot;,&quot;&quot;text&quot;&quot;:&quot;&quot;&quot;&amp;[.R42]&amp;&quot;&quot;&quot;},&quot;;&quot;&quot;) &amp;IF([.S42]&gt;0;&quot;{&quot;&quot;value&quot;&quot;:&quot;&amp;COLUMN([.S42])-10&amp;&quot;,&quot;&quot;text&quot;&quot;:&quot;&quot;&quot;&amp;[.S42]&amp;&quot;&quot;&quot;},&quot;;&quot;&quot;) &amp;IF([.T42]&gt;0;&quot;{&quot;&quot;value&quot;&quot;:&quot;&amp;COLUMN([.T42])-10&amp;&quot;,&quot;&quot;text&quot;&quot;:&quot;&quot;&quot;&amp;[.T42]&amp;&quot;&quot;&quot;},&quot;;&quot;&quot;) &amp;IF([.U42]&gt;0;&quot;{&quot;&quot;value&quot;&quot;:&quot;&amp;COLUMN([.U42])-10&amp;&quot;,&quot;&quot;text&quot;&quot;:&quot;&quot;&quot;&amp;[.U42]&amp;&quot;&quot;&quot;},&quot;;&quot;&quot;) &amp;IF([.V42]&gt;0;&quot;{&quot;&quot;value&quot;&quot;:&quot;&amp;COLUMN([.V42])-10&amp;&quot;,&quot;&quot;text&quot;&quot;:&quot;&quot;&quot;&amp;[.V42]&amp;&quot;&quot;&quot;},&quot;;&quot;&quot;) &amp;IF([.W42]&gt;0;&quot;{&quot;&quot;value&quot;&quot;:&quot;&amp;COLUMN([.W42])-10&amp;&quot;,&quot;&quot;text&quot;&quot;:&quot;&quot;&quot;&amp;[.W42]&amp;&quot;&quot;&quot;},&quot;;&quot;&quot;) &amp;IF([.X42]&gt;0;&quot;{&quot;&quot;value&quot;&quot;:&quot;&amp;COLUMN([.X42])-10&amp;&quot;,&quot;&quot;text&quot;&quot;:&quot;&quot;&quot;&amp;[.X42]&amp;&quot;&quot;&quot;},&quot;;&quot;&quot;) &amp;IF([.Y42]&gt;0;&quot;{&quot;&quot;value&quot;&quot;:&quot;&amp;COLUMN([.Y42])-10&amp;&quot;,&quot;&quot;text&quot;&quot;:&quot;&quot;&quot;&amp;[.Y42]&amp;&quot;&quot;&quot;},&quot;;&quot;&quot;) &amp;IF([.Z42]&gt;0;&quot;{&quot;&quot;value&quot;&quot;:&quot;&amp;COLUMN([.Z42])-10&amp;&quot;,&quot;&quot;text&quot;&quot;:&quot;&quot;&quot;&amp;[.Z42]&amp;&quot;&quot;&quot;},&quot;;&quot;&quot;) &amp;IF([.AA42]&gt;0;&quot;{&quot;&quot;value&quot;&quot;:&quot;&amp;COLUMN([.AA42])-10&amp;&quot;,&quot;&quot;text&quot;&quot;:&quot;&quot;&quot;&amp;[.AA42]&amp;&quot;&quot;&quot;},&quot;;&quot;&quot;)" office:value-type="string" office:string-value="{&quot;id&quot;:41,&quot;ordinal&quot;:40,&quot;required&quot;:0,&quot;category&quot;:&quot;Carbs&quot;,&quot;skip&quot;:&quot;null&quot;,&quot;text&quot;:&quot;Which statement most applies to you?&quot;,&quot;type&quot;:&quot;SC&quot;,&quot;options&quot;:[{&quot;value&quot;:1,&quot;text&quot;:&quot;I usually  calculate carbohydrates in the food I eat and work out my insulin accordingly&quot;},{&quot;value&quot;:2,&quot;text&quot;:&quot;I never calculate carbohydrates in the food I eat before deciding how much insulin to take&quot;},{&quot;value&quot;:3,&quot;text&quot;:&quot;I'm not sure what carbohydrates are &quot;},">
            <text:p>{"id":41,"ordinal":40,"required":0,"category":"Carbs","skip":"null","text":"Which statement most applies to you?","type":"SC","options":[{"value":1,"text":"I usually <text:s/>calculate carbohydrates in the food I eat and work out my insulin accordingly"},{"value":2,"text":"I never calculate carbohydrates in the food I eat before deciding how much insulin to take"},{"value":3,"text":"I'm not sure what carbohydrates are 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>
            <text:p/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0&amp;&quot;,&quot;&quot;text&quot;&quot;:&quot;&quot;&quot;&amp;[.K43]&amp;&quot;&quot;&quot;},&quot;;&quot;&quot;) &amp;IF([.L43]&gt;0;&quot;{&quot;&quot;value&quot;&quot;:&quot;&amp;COLUMN([.L43])-10&amp;&quot;,&quot;&quot;text&quot;&quot;:&quot;&quot;&quot;&amp;[.L43]&amp;&quot;&quot;&quot;},&quot;;&quot;&quot;) &amp;IF([.M43]&gt;0;&quot;{&quot;&quot;value&quot;&quot;:&quot;&amp;COLUMN([.M43])-10&amp;&quot;,&quot;&quot;text&quot;&quot;:&quot;&quot;&quot;&amp;[.M43]&amp;&quot;&quot;&quot;},&quot;;&quot;&quot;) &amp;IF([.N43]&gt;0;&quot;{&quot;&quot;value&quot;&quot;:&quot;&amp;COLUMN([.N43])-10&amp;&quot;,&quot;&quot;text&quot;&quot;:&quot;&quot;&quot;&amp;[.N43]&amp;&quot;&quot;&quot;},&quot;;&quot;&quot;) &amp;IF([.O43]&gt;0;&quot;{&quot;&quot;value&quot;&quot;:&quot;&amp;COLUMN([.O43])-10&amp;&quot;,&quot;&quot;text&quot;&quot;:&quot;&quot;&quot;&amp;[.O43]&amp;&quot;&quot;&quot;},&quot;;&quot;&quot;) &amp;IF([.P43]&gt;0;&quot;{&quot;&quot;value&quot;&quot;:&quot;&amp;COLUMN([.P43])-10&amp;&quot;,&quot;&quot;text&quot;&quot;:&quot;&quot;&quot;&amp;[.P43]&amp;&quot;&quot;&quot;},&quot;;&quot;&quot;) &amp;IF([.Q43]&gt;0;&quot;{&quot;&quot;value&quot;&quot;:&quot;&amp;COLUMN([.Q43])-10&amp;&quot;,&quot;&quot;text&quot;&quot;:&quot;&quot;&quot;&amp;[.Q43]&amp;&quot;&quot;&quot;},&quot;;&quot;&quot;) &amp;IF([.R43]&gt;0;&quot;{&quot;&quot;value&quot;&quot;:&quot;&amp;COLUMN([.R43])-10&amp;&quot;,&quot;&quot;text&quot;&quot;:&quot;&quot;&quot;&amp;[.R43]&amp;&quot;&quot;&quot;},&quot;;&quot;&quot;) &amp;IF([.S43]&gt;0;&quot;{&quot;&quot;value&quot;&quot;:&quot;&amp;COLUMN([.S43])-10&amp;&quot;,&quot;&quot;text&quot;&quot;:&quot;&quot;&quot;&amp;[.S43]&amp;&quot;&quot;&quot;},&quot;;&quot;&quot;) &amp;IF([.T43]&gt;0;&quot;{&quot;&quot;value&quot;&quot;:&quot;&amp;COLUMN([.T43])-10&amp;&quot;,&quot;&quot;text&quot;&quot;:&quot;&quot;&quot;&amp;[.T43]&amp;&quot;&quot;&quot;},&quot;;&quot;&quot;) &amp;IF([.U43]&gt;0;&quot;{&quot;&quot;value&quot;&quot;:&quot;&amp;COLUMN([.U43])-10&amp;&quot;,&quot;&quot;text&quot;&quot;:&quot;&quot;&quot;&amp;[.U43]&amp;&quot;&quot;&quot;},&quot;;&quot;&quot;) &amp;IF([.V43]&gt;0;&quot;{&quot;&quot;value&quot;&quot;:&quot;&amp;COLUMN([.V43])-10&amp;&quot;,&quot;&quot;text&quot;&quot;:&quot;&quot;&quot;&amp;[.V43]&amp;&quot;&quot;&quot;},&quot;;&quot;&quot;) &amp;IF([.W43]&gt;0;&quot;{&quot;&quot;value&quot;&quot;:&quot;&amp;COLUMN([.W43])-10&amp;&quot;,&quot;&quot;text&quot;&quot;:&quot;&quot;&quot;&amp;[.W43]&amp;&quot;&quot;&quot;},&quot;;&quot;&quot;) &amp;IF([.X43]&gt;0;&quot;{&quot;&quot;value&quot;&quot;:&quot;&amp;COLUMN([.X43])-10&amp;&quot;,&quot;&quot;text&quot;&quot;:&quot;&quot;&quot;&amp;[.X43]&amp;&quot;&quot;&quot;},&quot;;&quot;&quot;) &amp;IF([.Y43]&gt;0;&quot;{&quot;&quot;value&quot;&quot;:&quot;&amp;COLUMN([.Y43])-10&amp;&quot;,&quot;&quot;text&quot;&quot;:&quot;&quot;&quot;&amp;[.Y43]&amp;&quot;&quot;&quot;},&quot;;&quot;&quot;) &amp;IF([.Z43]&gt;0;&quot;{&quot;&quot;value&quot;&quot;:&quot;&amp;COLUMN([.Z43])-10&amp;&quot;,&quot;&quot;text&quot;&quot;:&quot;&quot;&quot;&amp;[.Z43]&amp;&quot;&quot;&quot;},&quot;;&quot;&quot;) &amp;IF([.AA43]&gt;0;&quot;{&quot;&quot;value&quot;&quot;:&quot;&amp;COLUMN([.AA43])-10&amp;&quot;,&quot;&quot;text&quot;&quot;:&quot;&quot;&quot;&amp;[.AA43]&amp;&quot;&quot;&quot;},&quot;;&quot;&quot;)" office:value-type="string" office:string-value="{&quot;id&quot;:42,&quot;ordinal&quot;:41,&quot;required&quot;:0,&quot;category&quot;:&quot;Carbs&quot;,&quot;skip&quot;:&quot;null&quot;,&quot;text&quot;:&quot;What helps you to work out the carbohydrate content in your food?&quot;,&quot;type&quot;:&quot;MC&quot;,&quot;options&quot;:[{&quot;value&quot;:1,&quot;text&quot;:&quot;Attending a carbohydrate counting course&quot;},{&quot;value&quot;:2,&quot;text&quot;:&quot;Carbohydrate counting book&quot;},{&quot;value&quot;:3,&quot;text&quot;:&quot;Weighing scales&quot;},{&quot;value&quot;:4,&quot;text&quot;:&quot;Labelling on food packaging&quot;},{&quot;value&quot;:5,&quot;text&quot;:&quot;Making a list of the amount of carbohydrate in certain foods / meals so that I know what it is for next time&quot;},{&quot;value&quot;:6,&quot;text&quot;:&quot;Remembering how much carbohydrate is in certain foods&quot;},{&quot;value&quot;:7,&quot;text&quot;:&quot;Someone helps me to work it out&quot;},{&quot;value&quot;:8,&quot;text&quot;:&quot;I work it out for myself&quot;},{&quot;value&quot;:9,&quot;text&quot;:&quot;I guess&quot;},{&quot;value&quot;:10,&quot;text&quot;:&quot;I do think about carbohydrates at all&quot;},{&quot;value&quot;:11,&quot;text&quot;:&quot;TEXT_OTHER&quot;},">
            <text:p>{"id":42,"ordinal":41,"required":0,"category":"Carbs","skip":"null","text":"What helps you to work out the carbohydrate content in your food?","type":"MC","options":[{"value":1,"text":"Attending a carbohydrate counting course"},{"value":2,"text":"Carbohydrate counting book"},{"value":3,"text":"Weighing scales"},{"value":4,"text":"Labelling on food packaging"},{"value":5,"text":"Making a list of the amount of carbohydrate in certain foods / meals so that I know what it is for next time"},{"value":6,"text":"Remembering how much carbohydrate is in certain foods"},{"value":7,"text":"Someone helps me to work it out"},{"value":8,"text":"I work it out for myself"},{"value":9,"text":"I guess"},{"value":10,"text":"I do think about carbohydrates at all"},{"value":11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0&amp;&quot;,&quot;&quot;text&quot;&quot;:&quot;&quot;&quot;&amp;[.K44]&amp;&quot;&quot;&quot;},&quot;;&quot;&quot;) &amp;IF([.L44]&gt;0;&quot;{&quot;&quot;value&quot;&quot;:&quot;&amp;COLUMN([.L44])-10&amp;&quot;,&quot;&quot;text&quot;&quot;:&quot;&quot;&quot;&amp;[.L44]&amp;&quot;&quot;&quot;},&quot;;&quot;&quot;) &amp;IF([.M44]&gt;0;&quot;{&quot;&quot;value&quot;&quot;:&quot;&amp;COLUMN([.M44])-10&amp;&quot;,&quot;&quot;text&quot;&quot;:&quot;&quot;&quot;&amp;[.M44]&amp;&quot;&quot;&quot;},&quot;;&quot;&quot;) &amp;IF([.N44]&gt;0;&quot;{&quot;&quot;value&quot;&quot;:&quot;&amp;COLUMN([.N44])-10&amp;&quot;,&quot;&quot;text&quot;&quot;:&quot;&quot;&quot;&amp;[.N44]&amp;&quot;&quot;&quot;},&quot;;&quot;&quot;) &amp;IF([.O44]&gt;0;&quot;{&quot;&quot;value&quot;&quot;:&quot;&amp;COLUMN([.O44])-10&amp;&quot;,&quot;&quot;text&quot;&quot;:&quot;&quot;&quot;&amp;[.O44]&amp;&quot;&quot;&quot;},&quot;;&quot;&quot;) &amp;IF([.P44]&gt;0;&quot;{&quot;&quot;value&quot;&quot;:&quot;&amp;COLUMN([.P44])-10&amp;&quot;,&quot;&quot;text&quot;&quot;:&quot;&quot;&quot;&amp;[.P44]&amp;&quot;&quot;&quot;},&quot;;&quot;&quot;) &amp;IF([.Q44]&gt;0;&quot;{&quot;&quot;value&quot;&quot;:&quot;&amp;COLUMN([.Q44])-10&amp;&quot;,&quot;&quot;text&quot;&quot;:&quot;&quot;&quot;&amp;[.Q44]&amp;&quot;&quot;&quot;},&quot;;&quot;&quot;) &amp;IF([.R44]&gt;0;&quot;{&quot;&quot;value&quot;&quot;:&quot;&amp;COLUMN([.R44])-10&amp;&quot;,&quot;&quot;text&quot;&quot;:&quot;&quot;&quot;&amp;[.R44]&amp;&quot;&quot;&quot;},&quot;;&quot;&quot;) &amp;IF([.S44]&gt;0;&quot;{&quot;&quot;value&quot;&quot;:&quot;&amp;COLUMN([.S44])-10&amp;&quot;,&quot;&quot;text&quot;&quot;:&quot;&quot;&quot;&amp;[.S44]&amp;&quot;&quot;&quot;},&quot;;&quot;&quot;) &amp;IF([.T44]&gt;0;&quot;{&quot;&quot;value&quot;&quot;:&quot;&amp;COLUMN([.T44])-10&amp;&quot;,&quot;&quot;text&quot;&quot;:&quot;&quot;&quot;&amp;[.T44]&amp;&quot;&quot;&quot;},&quot;;&quot;&quot;) &amp;IF([.U44]&gt;0;&quot;{&quot;&quot;value&quot;&quot;:&quot;&amp;COLUMN([.U44])-10&amp;&quot;,&quot;&quot;text&quot;&quot;:&quot;&quot;&quot;&amp;[.U44]&amp;&quot;&quot;&quot;},&quot;;&quot;&quot;) &amp;IF([.V44]&gt;0;&quot;{&quot;&quot;value&quot;&quot;:&quot;&amp;COLUMN([.V44])-10&amp;&quot;,&quot;&quot;text&quot;&quot;:&quot;&quot;&quot;&amp;[.V44]&amp;&quot;&quot;&quot;},&quot;;&quot;&quot;) &amp;IF([.W44]&gt;0;&quot;{&quot;&quot;value&quot;&quot;:&quot;&amp;COLUMN([.W44])-10&amp;&quot;,&quot;&quot;text&quot;&quot;:&quot;&quot;&quot;&amp;[.W44]&amp;&quot;&quot;&quot;},&quot;;&quot;&quot;) &amp;IF([.X44]&gt;0;&quot;{&quot;&quot;value&quot;&quot;:&quot;&amp;COLUMN([.X44])-10&amp;&quot;,&quot;&quot;text&quot;&quot;:&quot;&quot;&quot;&amp;[.X44]&amp;&quot;&quot;&quot;},&quot;;&quot;&quot;) &amp;IF([.Y44]&gt;0;&quot;{&quot;&quot;value&quot;&quot;:&quot;&amp;COLUMN([.Y44])-10&amp;&quot;,&quot;&quot;text&quot;&quot;:&quot;&quot;&quot;&amp;[.Y44]&amp;&quot;&quot;&quot;},&quot;;&quot;&quot;) &amp;IF([.Z44]&gt;0;&quot;{&quot;&quot;value&quot;&quot;:&quot;&amp;COLUMN([.Z44])-10&amp;&quot;,&quot;&quot;text&quot;&quot;:&quot;&quot;&quot;&amp;[.Z44]&amp;&quot;&quot;&quot;},&quot;;&quot;&quot;) &amp;IF([.AA44]&gt;0;&quot;{&quot;&quot;value&quot;&quot;:&quot;&amp;COLUMN([.AA44])-10&amp;&quot;,&quot;&quot;text&quot;&quot;:&quot;&quot;&quot;&amp;[.AA44]&amp;&quot;&quot;&quot;},&quot;;&quot;&quot;)" office:value-type="string" office:string-value="{&quot;id&quot;:43,&quot;ordinal&quot;:42,&quot;required&quot;:0,&quot;category&quot;:&quot;Carbs&quot;,&quot;skip&quot;:&quot;null&quot;,&quot;text&quot;:&quot;What might stop you from working out the carbohydrate content correctly in the food you eat?&quot;,&quot;type&quot;:&quot;MC&quot;,&quot;options&quot;:[{&quot;value&quot;:1,&quot;text&quot;:&quot;No one helps me&quot;},{&quot;value&quot;:2,&quot;text&quot;:&quot;I find it difficult&quot;},{&quot;value&quot;:3,&quot;text&quot;:&quot;I do need to&quot;},{&quot;value&quot;:4,&quot;text&quot;:&quot;I do have time&quot;},{&quot;value&quot;:5,&quot;text&quot;:&quot;I have been taught how to do it&quot;},{&quot;value&quot;:6,&quot;text&quot;:&quot;I know how to do it but I ca be bothered&quot;},{&quot;value&quot;:7,&quot;text&quot;:&quot;It does say / isn't clear on the packaging&quot;},{&quot;value&quot;:8,&quot;text&quot;:&quot;Anticipating that I will eat more than I actually do&quot;},{&quot;value&quot;:9,&quot;text&quot;:&quot;Not having a book to help me&quot;},{&quot;value&quot;:10,&quot;text&quot;:&quot;Eating out in cafes / restaurants&quot;},{&quot;value&quot;:11,&quot;text&quot;:&quot;Nothing&quot;},{&quot;value&quot;:12,&quot;text&quot;:&quot;I always work out the carbohydrates in my food&quot;},{&quot;value&quot;:13,&quot;text&quot;:&quot;TEXT_OTHER&quot;},">
            <text:p>{"id":43,"ordinal":42,"required":0,"category":"Carbs","skip":"null","text":"What might stop you from working out the carbohydrate content correctly in the food you eat?","type":"MC","options":[{"value":1,"text":"No one helps me"},{"value":2,"text":"I find it difficult"},{"value":3,"text":"I do need to"},{"value":4,"text":"I do have time"},{"value":5,"text":"I have been taught how to do it"},{"value":6,"text":"I know how to do it but I ca be bothered"},{"value":7,"text":"It does say / isn't clear on the packaging"},{"value":8,"text":"Anticipating that I will eat more than I actually do"},{"value":9,"text":"Not having a book to help me"},{"value":10,"text":"Eating out in cafes / restaurants"},{"value":11,"text":"Nothing"},{"value":12,"text":"I always work out the carbohydrates in my food"},{"value":13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0&amp;&quot;,&quot;&quot;text&quot;&quot;:&quot;&quot;&quot;&amp;[.K45]&amp;&quot;&quot;&quot;},&quot;;&quot;&quot;) &amp;IF([.L45]&gt;0;&quot;{&quot;&quot;value&quot;&quot;:&quot;&amp;COLUMN([.L45])-10&amp;&quot;,&quot;&quot;text&quot;&quot;:&quot;&quot;&quot;&amp;[.L45]&amp;&quot;&quot;&quot;},&quot;;&quot;&quot;) &amp;IF([.M45]&gt;0;&quot;{&quot;&quot;value&quot;&quot;:&quot;&amp;COLUMN([.M45])-10&amp;&quot;,&quot;&quot;text&quot;&quot;:&quot;&quot;&quot;&amp;[.M45]&amp;&quot;&quot;&quot;},&quot;;&quot;&quot;) &amp;IF([.N45]&gt;0;&quot;{&quot;&quot;value&quot;&quot;:&quot;&amp;COLUMN([.N45])-10&amp;&quot;,&quot;&quot;text&quot;&quot;:&quot;&quot;&quot;&amp;[.N45]&amp;&quot;&quot;&quot;},&quot;;&quot;&quot;) &amp;IF([.O45]&gt;0;&quot;{&quot;&quot;value&quot;&quot;:&quot;&amp;COLUMN([.O45])-10&amp;&quot;,&quot;&quot;text&quot;&quot;:&quot;&quot;&quot;&amp;[.O45]&amp;&quot;&quot;&quot;},&quot;;&quot;&quot;) &amp;IF([.P45]&gt;0;&quot;{&quot;&quot;value&quot;&quot;:&quot;&amp;COLUMN([.P45])-10&amp;&quot;,&quot;&quot;text&quot;&quot;:&quot;&quot;&quot;&amp;[.P45]&amp;&quot;&quot;&quot;},&quot;;&quot;&quot;) &amp;IF([.Q45]&gt;0;&quot;{&quot;&quot;value&quot;&quot;:&quot;&amp;COLUMN([.Q45])-10&amp;&quot;,&quot;&quot;text&quot;&quot;:&quot;&quot;&quot;&amp;[.Q45]&amp;&quot;&quot;&quot;},&quot;;&quot;&quot;) &amp;IF([.R45]&gt;0;&quot;{&quot;&quot;value&quot;&quot;:&quot;&amp;COLUMN([.R45])-10&amp;&quot;,&quot;&quot;text&quot;&quot;:&quot;&quot;&quot;&amp;[.R45]&amp;&quot;&quot;&quot;},&quot;;&quot;&quot;) &amp;IF([.S45]&gt;0;&quot;{&quot;&quot;value&quot;&quot;:&quot;&amp;COLUMN([.S45])-10&amp;&quot;,&quot;&quot;text&quot;&quot;:&quot;&quot;&quot;&amp;[.S45]&amp;&quot;&quot;&quot;},&quot;;&quot;&quot;) &amp;IF([.T45]&gt;0;&quot;{&quot;&quot;value&quot;&quot;:&quot;&amp;COLUMN([.T45])-10&amp;&quot;,&quot;&quot;text&quot;&quot;:&quot;&quot;&quot;&amp;[.T45]&amp;&quot;&quot;&quot;},&quot;;&quot;&quot;) &amp;IF([.U45]&gt;0;&quot;{&quot;&quot;value&quot;&quot;:&quot;&amp;COLUMN([.U45])-10&amp;&quot;,&quot;&quot;text&quot;&quot;:&quot;&quot;&quot;&amp;[.U45]&amp;&quot;&quot;&quot;},&quot;;&quot;&quot;) &amp;IF([.V45]&gt;0;&quot;{&quot;&quot;value&quot;&quot;:&quot;&amp;COLUMN([.V45])-10&amp;&quot;,&quot;&quot;text&quot;&quot;:&quot;&quot;&quot;&amp;[.V45]&amp;&quot;&quot;&quot;},&quot;;&quot;&quot;) &amp;IF([.W45]&gt;0;&quot;{&quot;&quot;value&quot;&quot;:&quot;&amp;COLUMN([.W45])-10&amp;&quot;,&quot;&quot;text&quot;&quot;:&quot;&quot;&quot;&amp;[.W45]&amp;&quot;&quot;&quot;},&quot;;&quot;&quot;) &amp;IF([.X45]&gt;0;&quot;{&quot;&quot;value&quot;&quot;:&quot;&amp;COLUMN([.X45])-10&amp;&quot;,&quot;&quot;text&quot;&quot;:&quot;&quot;&quot;&amp;[.X45]&amp;&quot;&quot;&quot;},&quot;;&quot;&quot;) &amp;IF([.Y45]&gt;0;&quot;{&quot;&quot;value&quot;&quot;:&quot;&amp;COLUMN([.Y45])-10&amp;&quot;,&quot;&quot;text&quot;&quot;:&quot;&quot;&quot;&amp;[.Y45]&amp;&quot;&quot;&quot;},&quot;;&quot;&quot;) &amp;IF([.Z45]&gt;0;&quot;{&quot;&quot;value&quot;&quot;:&quot;&amp;COLUMN([.Z45])-10&amp;&quot;,&quot;&quot;text&quot;&quot;:&quot;&quot;&quot;&amp;[.Z45]&amp;&quot;&quot;&quot;},&quot;;&quot;&quot;) &amp;IF([.AA45]&gt;0;&quot;{&quot;&quot;value&quot;&quot;:&quot;&amp;COLUMN([.AA45])-10&amp;&quot;,&quot;&quot;text&quot;&quot;:&quot;&quot;&quot;&amp;[.AA45]&amp;&quot;&quot;&quot;},&quot;;&quot;&quot;)" office:value-type="string" office:string-value="{&quot;id&quot;:44,&quot;ordinal&quot;:43,&quot;required&quot;:0,&quot;category&quot;:&quot;Carbs&quot;,&quot;skip&quot;:&quot;null&quot;,&quot;text&quot;:&quot;What's important to you when choosing what you eat?&quot;,&quot;type&quot;:&quot;MCV&quot;,&quot;options&quot;:[{&quot;value&quot;:1,&quot;text&quot;:&quot;Very important&quot;},{&quot;value&quot;:2,&quot;text&quot;:&quot;Sometimes important&quot;},{&quot;value&quot;:3,&quot;text&quot;:&quot;Not important&quot;},{&quot;value&quot;:4,&quot;text&quot;:&quot;Carbohydrate content&quot;},{&quot;value&quot;:5,&quot;text&quot;:&quot;Protein content&quot;},{&quot;value&quot;:6,&quot;text&quot;:&quot;Fat content&quot;},{&quot;value&quot;:7,&quot;text&quot;:&quot;Vitamins and mineral content&quot;},">
            <text:p>{"id":44,"ordinal":43,"required":0,"category":"Carbs","skip":"null","text":"What's important to you when choosing what you eat?","type":"MCV","options":[{"value":1,"text":"Very important"},{"value":2,"text":"Sometimes important"},{"value":3,"text":"Not important"},{"value":4,"text":"Carbohydrate content"},{"value":5,"text":"Protein content"},{"value":6,"text":"Fat content"},{"value":7,"text":"Vitamins and mineral content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0&amp;&quot;,&quot;&quot;text&quot;&quot;:&quot;&quot;&quot;&amp;[.K46]&amp;&quot;&quot;&quot;},&quot;;&quot;&quot;) &amp;IF([.L46]&gt;0;&quot;{&quot;&quot;value&quot;&quot;:&quot;&amp;COLUMN([.L46])-10&amp;&quot;,&quot;&quot;text&quot;&quot;:&quot;&quot;&quot;&amp;[.L46]&amp;&quot;&quot;&quot;},&quot;;&quot;&quot;) &amp;IF([.M46]&gt;0;&quot;{&quot;&quot;value&quot;&quot;:&quot;&amp;COLUMN([.M46])-10&amp;&quot;,&quot;&quot;text&quot;&quot;:&quot;&quot;&quot;&amp;[.M46]&amp;&quot;&quot;&quot;},&quot;;&quot;&quot;) &amp;IF([.N46]&gt;0;&quot;{&quot;&quot;value&quot;&quot;:&quot;&amp;COLUMN([.N46])-10&amp;&quot;,&quot;&quot;text&quot;&quot;:&quot;&quot;&quot;&amp;[.N46]&amp;&quot;&quot;&quot;},&quot;;&quot;&quot;) &amp;IF([.O46]&gt;0;&quot;{&quot;&quot;value&quot;&quot;:&quot;&amp;COLUMN([.O46])-10&amp;&quot;,&quot;&quot;text&quot;&quot;:&quot;&quot;&quot;&amp;[.O46]&amp;&quot;&quot;&quot;},&quot;;&quot;&quot;) &amp;IF([.P46]&gt;0;&quot;{&quot;&quot;value&quot;&quot;:&quot;&amp;COLUMN([.P46])-10&amp;&quot;,&quot;&quot;text&quot;&quot;:&quot;&quot;&quot;&amp;[.P46]&amp;&quot;&quot;&quot;},&quot;;&quot;&quot;) &amp;IF([.Q46]&gt;0;&quot;{&quot;&quot;value&quot;&quot;:&quot;&amp;COLUMN([.Q46])-10&amp;&quot;,&quot;&quot;text&quot;&quot;:&quot;&quot;&quot;&amp;[.Q46]&amp;&quot;&quot;&quot;},&quot;;&quot;&quot;) &amp;IF([.R46]&gt;0;&quot;{&quot;&quot;value&quot;&quot;:&quot;&amp;COLUMN([.R46])-10&amp;&quot;,&quot;&quot;text&quot;&quot;:&quot;&quot;&quot;&amp;[.R46]&amp;&quot;&quot;&quot;},&quot;;&quot;&quot;) &amp;IF([.S46]&gt;0;&quot;{&quot;&quot;value&quot;&quot;:&quot;&amp;COLUMN([.S46])-10&amp;&quot;,&quot;&quot;text&quot;&quot;:&quot;&quot;&quot;&amp;[.S46]&amp;&quot;&quot;&quot;},&quot;;&quot;&quot;) &amp;IF([.T46]&gt;0;&quot;{&quot;&quot;value&quot;&quot;:&quot;&amp;COLUMN([.T46])-10&amp;&quot;,&quot;&quot;text&quot;&quot;:&quot;&quot;&quot;&amp;[.T46]&amp;&quot;&quot;&quot;},&quot;;&quot;&quot;) &amp;IF([.U46]&gt;0;&quot;{&quot;&quot;value&quot;&quot;:&quot;&amp;COLUMN([.U46])-10&amp;&quot;,&quot;&quot;text&quot;&quot;:&quot;&quot;&quot;&amp;[.U46]&amp;&quot;&quot;&quot;},&quot;;&quot;&quot;) &amp;IF([.V46]&gt;0;&quot;{&quot;&quot;value&quot;&quot;:&quot;&amp;COLUMN([.V46])-10&amp;&quot;,&quot;&quot;text&quot;&quot;:&quot;&quot;&quot;&amp;[.V46]&amp;&quot;&quot;&quot;},&quot;;&quot;&quot;) &amp;IF([.W46]&gt;0;&quot;{&quot;&quot;value&quot;&quot;:&quot;&amp;COLUMN([.W46])-10&amp;&quot;,&quot;&quot;text&quot;&quot;:&quot;&quot;&quot;&amp;[.W46]&amp;&quot;&quot;&quot;},&quot;;&quot;&quot;) &amp;IF([.X46]&gt;0;&quot;{&quot;&quot;value&quot;&quot;:&quot;&amp;COLUMN([.X46])-10&amp;&quot;,&quot;&quot;text&quot;&quot;:&quot;&quot;&quot;&amp;[.X46]&amp;&quot;&quot;&quot;},&quot;;&quot;&quot;) &amp;IF([.Y46]&gt;0;&quot;{&quot;&quot;value&quot;&quot;:&quot;&amp;COLUMN([.Y46])-10&amp;&quot;,&quot;&quot;text&quot;&quot;:&quot;&quot;&quot;&amp;[.Y46]&amp;&quot;&quot;&quot;},&quot;;&quot;&quot;) &amp;IF([.Z46]&gt;0;&quot;{&quot;&quot;value&quot;&quot;:&quot;&amp;COLUMN([.Z46])-10&amp;&quot;,&quot;&quot;text&quot;&quot;:&quot;&quot;&quot;&amp;[.Z46]&amp;&quot;&quot;&quot;},&quot;;&quot;&quot;) &amp;IF([.AA46]&gt;0;&quot;{&quot;&quot;value&quot;&quot;:&quot;&amp;COLUMN([.AA46])-10&amp;&quot;,&quot;&quot;text&quot;&quot;:&quot;&quot;&quot;&amp;[.AA46]&amp;&quot;&quot;&quot;},&quot;;&quot;&quot;)" office:value-type="string" office:string-value="{&quot;id&quot;:45,&quot;ordinal&quot;:44,&quot;required&quot;:0,&quot;category&quot;:&quot;Weight&quot;,&quot;skip&quot;:&quot;null&quot;,&quot;text&quot;:&quot;Are you happy with your weight?&quot;,&quot;type&quot;:&quot;SC&quot;,&quot;options&quot;:[{&quot;value&quot;:1,&quot;text&quot;:&quot;Happy and have never tried to gain or lose weight&quot;},{&quot;value&quot;:2,&quot;text&quot;:&quot;Happy and have tried to gain or lose weight&quot;},{&quot;value&quot;:3,&quot;text&quot;:&quot;Not happy&quot;},{&quot;value&quot;:4,&quot;text&quot;:&quot;Prefer not to say &quot;},">
            <text:p>{"id":45,"ordinal":44,"required":0,"category":"Weight","skip":"null","text":"Are you happy with your weight?","type":"SC","options":[{"value":1,"text":"Happy and have never tried to gain or lose weight"},{"value":2,"text":"Happy and have tried to gain or lose weight"},{"value":3,"text":"Not happy"},{"value":4,"text":"Prefer not to say 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0&amp;&quot;,&quot;&quot;text&quot;&quot;:&quot;&quot;&quot;&amp;[.K47]&amp;&quot;&quot;&quot;},&quot;;&quot;&quot;) &amp;IF([.L47]&gt;0;&quot;{&quot;&quot;value&quot;&quot;:&quot;&amp;COLUMN([.L47])-10&amp;&quot;,&quot;&quot;text&quot;&quot;:&quot;&quot;&quot;&amp;[.L47]&amp;&quot;&quot;&quot;},&quot;;&quot;&quot;) &amp;IF([.M47]&gt;0;&quot;{&quot;&quot;value&quot;&quot;:&quot;&amp;COLUMN([.M47])-10&amp;&quot;,&quot;&quot;text&quot;&quot;:&quot;&quot;&quot;&amp;[.M47]&amp;&quot;&quot;&quot;},&quot;;&quot;&quot;) &amp;IF([.N47]&gt;0;&quot;{&quot;&quot;value&quot;&quot;:&quot;&amp;COLUMN([.N47])-10&amp;&quot;,&quot;&quot;text&quot;&quot;:&quot;&quot;&quot;&amp;[.N47]&amp;&quot;&quot;&quot;},&quot;;&quot;&quot;) &amp;IF([.O47]&gt;0;&quot;{&quot;&quot;value&quot;&quot;:&quot;&amp;COLUMN([.O47])-10&amp;&quot;,&quot;&quot;text&quot;&quot;:&quot;&quot;&quot;&amp;[.O47]&amp;&quot;&quot;&quot;},&quot;;&quot;&quot;) &amp;IF([.P47]&gt;0;&quot;{&quot;&quot;value&quot;&quot;:&quot;&amp;COLUMN([.P47])-10&amp;&quot;,&quot;&quot;text&quot;&quot;:&quot;&quot;&quot;&amp;[.P47]&amp;&quot;&quot;&quot;},&quot;;&quot;&quot;) &amp;IF([.Q47]&gt;0;&quot;{&quot;&quot;value&quot;&quot;:&quot;&amp;COLUMN([.Q47])-10&amp;&quot;,&quot;&quot;text&quot;&quot;:&quot;&quot;&quot;&amp;[.Q47]&amp;&quot;&quot;&quot;},&quot;;&quot;&quot;) &amp;IF([.R47]&gt;0;&quot;{&quot;&quot;value&quot;&quot;:&quot;&amp;COLUMN([.R47])-10&amp;&quot;,&quot;&quot;text&quot;&quot;:&quot;&quot;&quot;&amp;[.R47]&amp;&quot;&quot;&quot;},&quot;;&quot;&quot;) &amp;IF([.S47]&gt;0;&quot;{&quot;&quot;value&quot;&quot;:&quot;&amp;COLUMN([.S47])-10&amp;&quot;,&quot;&quot;text&quot;&quot;:&quot;&quot;&quot;&amp;[.S47]&amp;&quot;&quot;&quot;},&quot;;&quot;&quot;) &amp;IF([.T47]&gt;0;&quot;{&quot;&quot;value&quot;&quot;:&quot;&amp;COLUMN([.T47])-10&amp;&quot;,&quot;&quot;text&quot;&quot;:&quot;&quot;&quot;&amp;[.T47]&amp;&quot;&quot;&quot;},&quot;;&quot;&quot;) &amp;IF([.U47]&gt;0;&quot;{&quot;&quot;value&quot;&quot;:&quot;&amp;COLUMN([.U47])-10&amp;&quot;,&quot;&quot;text&quot;&quot;:&quot;&quot;&quot;&amp;[.U47]&amp;&quot;&quot;&quot;},&quot;;&quot;&quot;) &amp;IF([.V47]&gt;0;&quot;{&quot;&quot;value&quot;&quot;:&quot;&amp;COLUMN([.V47])-10&amp;&quot;,&quot;&quot;text&quot;&quot;:&quot;&quot;&quot;&amp;[.V47]&amp;&quot;&quot;&quot;},&quot;;&quot;&quot;) &amp;IF([.W47]&gt;0;&quot;{&quot;&quot;value&quot;&quot;:&quot;&amp;COLUMN([.W47])-10&amp;&quot;,&quot;&quot;text&quot;&quot;:&quot;&quot;&quot;&amp;[.W47]&amp;&quot;&quot;&quot;},&quot;;&quot;&quot;) &amp;IF([.X47]&gt;0;&quot;{&quot;&quot;value&quot;&quot;:&quot;&amp;COLUMN([.X47])-10&amp;&quot;,&quot;&quot;text&quot;&quot;:&quot;&quot;&quot;&amp;[.X47]&amp;&quot;&quot;&quot;},&quot;;&quot;&quot;) &amp;IF([.Y47]&gt;0;&quot;{&quot;&quot;value&quot;&quot;:&quot;&amp;COLUMN([.Y47])-10&amp;&quot;,&quot;&quot;text&quot;&quot;:&quot;&quot;&quot;&amp;[.Y47]&amp;&quot;&quot;&quot;},&quot;;&quot;&quot;) &amp;IF([.Z47]&gt;0;&quot;{&quot;&quot;value&quot;&quot;:&quot;&amp;COLUMN([.Z47])-10&amp;&quot;,&quot;&quot;text&quot;&quot;:&quot;&quot;&quot;&amp;[.Z47]&amp;&quot;&quot;&quot;},&quot;;&quot;&quot;) &amp;IF([.AA47]&gt;0;&quot;{&quot;&quot;value&quot;&quot;:&quot;&amp;COLUMN([.AA47])-10&amp;&quot;,&quot;&quot;text&quot;&quot;:&quot;&quot;&quot;&amp;[.AA47]&amp;&quot;&quot;&quot;},&quot;;&quot;&quot;)" office:value-type="string" office:string-value="{&quot;id&quot;:46,&quot;ordinal&quot;:45,&quot;required&quot;:0,&quot;category&quot;:&quot;Weight&quot;,&quot;skip&quot;:&quot;null&quot;,&quot;text&quot;:&quot;If you have tried to gain or lose weight, what did you do?&quot;,&quot;type&quot;:&quot;TEXT&quot;,&quot;options&quot;:[">
            <text:p>{"id":46,"ordinal":45,"required":0,"category":"Weight","skip":"null","text":"If you have tried to gain or lose weight, what did you do?","type":"TEXT","options":[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0&amp;&quot;,&quot;&quot;text&quot;&quot;:&quot;&quot;&quot;&amp;[.K48]&amp;&quot;&quot;&quot;},&quot;;&quot;&quot;) &amp;IF([.L48]&gt;0;&quot;{&quot;&quot;value&quot;&quot;:&quot;&amp;COLUMN([.L48])-10&amp;&quot;,&quot;&quot;text&quot;&quot;:&quot;&quot;&quot;&amp;[.L48]&amp;&quot;&quot;&quot;},&quot;;&quot;&quot;) &amp;IF([.M48]&gt;0;&quot;{&quot;&quot;value&quot;&quot;:&quot;&amp;COLUMN([.M48])-10&amp;&quot;,&quot;&quot;text&quot;&quot;:&quot;&quot;&quot;&amp;[.M48]&amp;&quot;&quot;&quot;},&quot;;&quot;&quot;) &amp;IF([.N48]&gt;0;&quot;{&quot;&quot;value&quot;&quot;:&quot;&amp;COLUMN([.N48])-10&amp;&quot;,&quot;&quot;text&quot;&quot;:&quot;&quot;&quot;&amp;[.N48]&amp;&quot;&quot;&quot;},&quot;;&quot;&quot;) &amp;IF([.O48]&gt;0;&quot;{&quot;&quot;value&quot;&quot;:&quot;&amp;COLUMN([.O48])-10&amp;&quot;,&quot;&quot;text&quot;&quot;:&quot;&quot;&quot;&amp;[.O48]&amp;&quot;&quot;&quot;},&quot;;&quot;&quot;) &amp;IF([.P48]&gt;0;&quot;{&quot;&quot;value&quot;&quot;:&quot;&amp;COLUMN([.P48])-10&amp;&quot;,&quot;&quot;text&quot;&quot;:&quot;&quot;&quot;&amp;[.P48]&amp;&quot;&quot;&quot;},&quot;;&quot;&quot;) &amp;IF([.Q48]&gt;0;&quot;{&quot;&quot;value&quot;&quot;:&quot;&amp;COLUMN([.Q48])-10&amp;&quot;,&quot;&quot;text&quot;&quot;:&quot;&quot;&quot;&amp;[.Q48]&amp;&quot;&quot;&quot;},&quot;;&quot;&quot;) &amp;IF([.R48]&gt;0;&quot;{&quot;&quot;value&quot;&quot;:&quot;&amp;COLUMN([.R48])-10&amp;&quot;,&quot;&quot;text&quot;&quot;:&quot;&quot;&quot;&amp;[.R48]&amp;&quot;&quot;&quot;},&quot;;&quot;&quot;) &amp;IF([.S48]&gt;0;&quot;{&quot;&quot;value&quot;&quot;:&quot;&amp;COLUMN([.S48])-10&amp;&quot;,&quot;&quot;text&quot;&quot;:&quot;&quot;&quot;&amp;[.S48]&amp;&quot;&quot;&quot;},&quot;;&quot;&quot;) &amp;IF([.T48]&gt;0;&quot;{&quot;&quot;value&quot;&quot;:&quot;&amp;COLUMN([.T48])-10&amp;&quot;,&quot;&quot;text&quot;&quot;:&quot;&quot;&quot;&amp;[.T48]&amp;&quot;&quot;&quot;},&quot;;&quot;&quot;) &amp;IF([.U48]&gt;0;&quot;{&quot;&quot;value&quot;&quot;:&quot;&amp;COLUMN([.U48])-10&amp;&quot;,&quot;&quot;text&quot;&quot;:&quot;&quot;&quot;&amp;[.U48]&amp;&quot;&quot;&quot;},&quot;;&quot;&quot;) &amp;IF([.V48]&gt;0;&quot;{&quot;&quot;value&quot;&quot;:&quot;&amp;COLUMN([.V48])-10&amp;&quot;,&quot;&quot;text&quot;&quot;:&quot;&quot;&quot;&amp;[.V48]&amp;&quot;&quot;&quot;},&quot;;&quot;&quot;) &amp;IF([.W48]&gt;0;&quot;{&quot;&quot;value&quot;&quot;:&quot;&amp;COLUMN([.W48])-10&amp;&quot;,&quot;&quot;text&quot;&quot;:&quot;&quot;&quot;&amp;[.W48]&amp;&quot;&quot;&quot;},&quot;;&quot;&quot;) &amp;IF([.X48]&gt;0;&quot;{&quot;&quot;value&quot;&quot;:&quot;&amp;COLUMN([.X48])-10&amp;&quot;,&quot;&quot;text&quot;&quot;:&quot;&quot;&quot;&amp;[.X48]&amp;&quot;&quot;&quot;},&quot;;&quot;&quot;) &amp;IF([.Y48]&gt;0;&quot;{&quot;&quot;value&quot;&quot;:&quot;&amp;COLUMN([.Y48])-10&amp;&quot;,&quot;&quot;text&quot;&quot;:&quot;&quot;&quot;&amp;[.Y48]&amp;&quot;&quot;&quot;},&quot;;&quot;&quot;) &amp;IF([.Z48]&gt;0;&quot;{&quot;&quot;value&quot;&quot;:&quot;&amp;COLUMN([.Z48])-10&amp;&quot;,&quot;&quot;text&quot;&quot;:&quot;&quot;&quot;&amp;[.Z48]&amp;&quot;&quot;&quot;},&quot;;&quot;&quot;) &amp;IF([.AA48]&gt;0;&quot;{&quot;&quot;value&quot;&quot;:&quot;&amp;COLUMN([.AA48])-10&amp;&quot;,&quot;&quot;text&quot;&quot;:&quot;&quot;&quot;&amp;[.AA48]&amp;&quot;&quot;&quot;},&quot;;&quot;&quot;)" office:value-type="string" office:string-value="{&quot;id&quot;:47,&quot;ordinal&quot;:46,&quot;required&quot;:0,&quot;category&quot;:&quot;Weight&quot;,&quot;skip&quot;:&quot;null&quot;,&quot;text&quot;:&quot;Would you like help / advice on how to lose or gain weight safely?&quot;,&quot;type&quot;:&quot;SC&quot;,&quot;options&quot;:[{&quot;value&quot;:1,&quot;text&quot;:&quot;Yes&quot;},{&quot;value&quot;:2,&quot;text&quot;:&quot;No&quot;},">
            <text:p>{"id":47,"ordinal":46,"required":0,"category":"Weight","skip":"null","text":"Would you like help / advice on how to lose or gain weight safely?","type":"SC","options":[{"value":1,"text":"Yes"},{"value":2,"text":"No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0&amp;&quot;,&quot;&quot;text&quot;&quot;:&quot;&quot;&quot;&amp;[.K49]&amp;&quot;&quot;&quot;},&quot;;&quot;&quot;) &amp;IF([.L49]&gt;0;&quot;{&quot;&quot;value&quot;&quot;:&quot;&amp;COLUMN([.L49])-10&amp;&quot;,&quot;&quot;text&quot;&quot;:&quot;&quot;&quot;&amp;[.L49]&amp;&quot;&quot;&quot;},&quot;;&quot;&quot;) &amp;IF([.M49]&gt;0;&quot;{&quot;&quot;value&quot;&quot;:&quot;&amp;COLUMN([.M49])-10&amp;&quot;,&quot;&quot;text&quot;&quot;:&quot;&quot;&quot;&amp;[.M49]&amp;&quot;&quot;&quot;},&quot;;&quot;&quot;) &amp;IF([.N49]&gt;0;&quot;{&quot;&quot;value&quot;&quot;:&quot;&amp;COLUMN([.N49])-10&amp;&quot;,&quot;&quot;text&quot;&quot;:&quot;&quot;&quot;&amp;[.N49]&amp;&quot;&quot;&quot;},&quot;;&quot;&quot;) &amp;IF([.O49]&gt;0;&quot;{&quot;&quot;value&quot;&quot;:&quot;&amp;COLUMN([.O49])-10&amp;&quot;,&quot;&quot;text&quot;&quot;:&quot;&quot;&quot;&amp;[.O49]&amp;&quot;&quot;&quot;},&quot;;&quot;&quot;) &amp;IF([.P49]&gt;0;&quot;{&quot;&quot;value&quot;&quot;:&quot;&amp;COLUMN([.P49])-10&amp;&quot;,&quot;&quot;text&quot;&quot;:&quot;&quot;&quot;&amp;[.P49]&amp;&quot;&quot;&quot;},&quot;;&quot;&quot;) &amp;IF([.Q49]&gt;0;&quot;{&quot;&quot;value&quot;&quot;:&quot;&amp;COLUMN([.Q49])-10&amp;&quot;,&quot;&quot;text&quot;&quot;:&quot;&quot;&quot;&amp;[.Q49]&amp;&quot;&quot;&quot;},&quot;;&quot;&quot;) &amp;IF([.R49]&gt;0;&quot;{&quot;&quot;value&quot;&quot;:&quot;&amp;COLUMN([.R49])-10&amp;&quot;,&quot;&quot;text&quot;&quot;:&quot;&quot;&quot;&amp;[.R49]&amp;&quot;&quot;&quot;},&quot;;&quot;&quot;) &amp;IF([.S49]&gt;0;&quot;{&quot;&quot;value&quot;&quot;:&quot;&amp;COLUMN([.S49])-10&amp;&quot;,&quot;&quot;text&quot;&quot;:&quot;&quot;&quot;&amp;[.S49]&amp;&quot;&quot;&quot;},&quot;;&quot;&quot;) &amp;IF([.T49]&gt;0;&quot;{&quot;&quot;value&quot;&quot;:&quot;&amp;COLUMN([.T49])-10&amp;&quot;,&quot;&quot;text&quot;&quot;:&quot;&quot;&quot;&amp;[.T49]&amp;&quot;&quot;&quot;},&quot;;&quot;&quot;) &amp;IF([.U49]&gt;0;&quot;{&quot;&quot;value&quot;&quot;:&quot;&amp;COLUMN([.U49])-10&amp;&quot;,&quot;&quot;text&quot;&quot;:&quot;&quot;&quot;&amp;[.U49]&amp;&quot;&quot;&quot;},&quot;;&quot;&quot;) &amp;IF([.V49]&gt;0;&quot;{&quot;&quot;value&quot;&quot;:&quot;&amp;COLUMN([.V49])-10&amp;&quot;,&quot;&quot;text&quot;&quot;:&quot;&quot;&quot;&amp;[.V49]&amp;&quot;&quot;&quot;},&quot;;&quot;&quot;) &amp;IF([.W49]&gt;0;&quot;{&quot;&quot;value&quot;&quot;:&quot;&amp;COLUMN([.W49])-10&amp;&quot;,&quot;&quot;text&quot;&quot;:&quot;&quot;&quot;&amp;[.W49]&amp;&quot;&quot;&quot;},&quot;;&quot;&quot;) &amp;IF([.X49]&gt;0;&quot;{&quot;&quot;value&quot;&quot;:&quot;&amp;COLUMN([.X49])-10&amp;&quot;,&quot;&quot;text&quot;&quot;:&quot;&quot;&quot;&amp;[.X49]&amp;&quot;&quot;&quot;},&quot;;&quot;&quot;) &amp;IF([.Y49]&gt;0;&quot;{&quot;&quot;value&quot;&quot;:&quot;&amp;COLUMN([.Y49])-10&amp;&quot;,&quot;&quot;text&quot;&quot;:&quot;&quot;&quot;&amp;[.Y49]&amp;&quot;&quot;&quot;},&quot;;&quot;&quot;) &amp;IF([.Z49]&gt;0;&quot;{&quot;&quot;value&quot;&quot;:&quot;&amp;COLUMN([.Z49])-10&amp;&quot;,&quot;&quot;text&quot;&quot;:&quot;&quot;&quot;&amp;[.Z49]&amp;&quot;&quot;&quot;},&quot;;&quot;&quot;) &amp;IF([.AA49]&gt;0;&quot;{&quot;&quot;value&quot;&quot;:&quot;&amp;COLUMN([.AA49])-10&amp;&quot;,&quot;&quot;text&quot;&quot;:&quot;&quot;&quot;&amp;[.AA49]&amp;&quot;&quot;&quot;},&quot;;&quot;&quot;)" office:value-type="string" office:string-value="{&quot;id&quot;:48,&quot;ordinal&quot;:47,&quot;required&quot;:0,&quot;category&quot;:&quot;Weight&quot;,&quot;skip&quot;:&quot;null&quot;,&quot;text&quot;:&quot;Now you have answered the questions about eating, how healthy do you think your diet is?&quot;,&quot;type&quot;:&quot;SC&quot;,&quot;options&quot;:[{&quot;value&quot;:1,&quot;text&quot;:&quot;Very healthy&quot;},{&quot;value&quot;:2,&quot;text&quot;:&quot;It could be healthier&quot;},{&quot;value&quot;:3,&quot;text&quot;:&quot;Not very healthy &quot;},">
            <text:p>{"id":48,"ordinal":47,"required":0,"category":"Weight","skip":"null","text":"Now you have answered the questions about eating, how healthy do you think your diet is?","type":"SC","options":[{"value":1,"text":"Very healthy"},{"value":2,"text":"It could be healthier"},{"value":3,"text":"Not very healthy 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0&amp;&quot;,&quot;&quot;text&quot;&quot;:&quot;&quot;&quot;&amp;[.K50]&amp;&quot;&quot;&quot;},&quot;;&quot;&quot;) &amp;IF([.L50]&gt;0;&quot;{&quot;&quot;value&quot;&quot;:&quot;&amp;COLUMN([.L50])-10&amp;&quot;,&quot;&quot;text&quot;&quot;:&quot;&quot;&quot;&amp;[.L50]&amp;&quot;&quot;&quot;},&quot;;&quot;&quot;) &amp;IF([.M50]&gt;0;&quot;{&quot;&quot;value&quot;&quot;:&quot;&amp;COLUMN([.M50])-10&amp;&quot;,&quot;&quot;text&quot;&quot;:&quot;&quot;&quot;&amp;[.M50]&amp;&quot;&quot;&quot;},&quot;;&quot;&quot;) &amp;IF([.N50]&gt;0;&quot;{&quot;&quot;value&quot;&quot;:&quot;&amp;COLUMN([.N50])-10&amp;&quot;,&quot;&quot;text&quot;&quot;:&quot;&quot;&quot;&amp;[.N50]&amp;&quot;&quot;&quot;},&quot;;&quot;&quot;) &amp;IF([.O50]&gt;0;&quot;{&quot;&quot;value&quot;&quot;:&quot;&amp;COLUMN([.O50])-10&amp;&quot;,&quot;&quot;text&quot;&quot;:&quot;&quot;&quot;&amp;[.O50]&amp;&quot;&quot;&quot;},&quot;;&quot;&quot;) &amp;IF([.P50]&gt;0;&quot;{&quot;&quot;value&quot;&quot;:&quot;&amp;COLUMN([.P50])-10&amp;&quot;,&quot;&quot;text&quot;&quot;:&quot;&quot;&quot;&amp;[.P50]&amp;&quot;&quot;&quot;},&quot;;&quot;&quot;) &amp;IF([.Q50]&gt;0;&quot;{&quot;&quot;value&quot;&quot;:&quot;&amp;COLUMN([.Q50])-10&amp;&quot;,&quot;&quot;text&quot;&quot;:&quot;&quot;&quot;&amp;[.Q50]&amp;&quot;&quot;&quot;},&quot;;&quot;&quot;) &amp;IF([.R50]&gt;0;&quot;{&quot;&quot;value&quot;&quot;:&quot;&amp;COLUMN([.R50])-10&amp;&quot;,&quot;&quot;text&quot;&quot;:&quot;&quot;&quot;&amp;[.R50]&amp;&quot;&quot;&quot;},&quot;;&quot;&quot;) &amp;IF([.S50]&gt;0;&quot;{&quot;&quot;value&quot;&quot;:&quot;&amp;COLUMN([.S50])-10&amp;&quot;,&quot;&quot;text&quot;&quot;:&quot;&quot;&quot;&amp;[.S50]&amp;&quot;&quot;&quot;},&quot;;&quot;&quot;) &amp;IF([.T50]&gt;0;&quot;{&quot;&quot;value&quot;&quot;:&quot;&amp;COLUMN([.T50])-10&amp;&quot;,&quot;&quot;text&quot;&quot;:&quot;&quot;&quot;&amp;[.T50]&amp;&quot;&quot;&quot;},&quot;;&quot;&quot;) &amp;IF([.U50]&gt;0;&quot;{&quot;&quot;value&quot;&quot;:&quot;&amp;COLUMN([.U50])-10&amp;&quot;,&quot;&quot;text&quot;&quot;:&quot;&quot;&quot;&amp;[.U50]&amp;&quot;&quot;&quot;},&quot;;&quot;&quot;) &amp;IF([.V50]&gt;0;&quot;{&quot;&quot;value&quot;&quot;:&quot;&amp;COLUMN([.V50])-10&amp;&quot;,&quot;&quot;text&quot;&quot;:&quot;&quot;&quot;&amp;[.V50]&amp;&quot;&quot;&quot;},&quot;;&quot;&quot;) &amp;IF([.W50]&gt;0;&quot;{&quot;&quot;value&quot;&quot;:&quot;&amp;COLUMN([.W50])-10&amp;&quot;,&quot;&quot;text&quot;&quot;:&quot;&quot;&quot;&amp;[.W50]&amp;&quot;&quot;&quot;},&quot;;&quot;&quot;) &amp;IF([.X50]&gt;0;&quot;{&quot;&quot;value&quot;&quot;:&quot;&amp;COLUMN([.X50])-10&amp;&quot;,&quot;&quot;text&quot;&quot;:&quot;&quot;&quot;&amp;[.X50]&amp;&quot;&quot;&quot;},&quot;;&quot;&quot;) &amp;IF([.Y50]&gt;0;&quot;{&quot;&quot;value&quot;&quot;:&quot;&amp;COLUMN([.Y50])-10&amp;&quot;,&quot;&quot;text&quot;&quot;:&quot;&quot;&quot;&amp;[.Y50]&amp;&quot;&quot;&quot;},&quot;;&quot;&quot;) &amp;IF([.Z50]&gt;0;&quot;{&quot;&quot;value&quot;&quot;:&quot;&amp;COLUMN([.Z50])-10&amp;&quot;,&quot;&quot;text&quot;&quot;:&quot;&quot;&quot;&amp;[.Z50]&amp;&quot;&quot;&quot;},&quot;;&quot;&quot;) &amp;IF([.AA50]&gt;0;&quot;{&quot;&quot;value&quot;&quot;:&quot;&amp;COLUMN([.AA50])-10&amp;&quot;,&quot;&quot;text&quot;&quot;:&quot;&quot;&quot;&amp;[.AA50]&amp;&quot;&quot;&quot;},&quot;;&quot;&quot;)" office:value-type="string" office:string-value="{&quot;id&quot;:49,&quot;ordinal&quot;:48,&quot;required&quot;:0,&quot;category&quot;:&quot;Testing&quot;,&quot;skip&quot;:&quot;null&quot;,&quot;text&quot;:&quot;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49,"ordinal":48,"required":0,"category":"Testing","skip":"null","text":"Do you think you test your blood glucose?","type":"SC","options":[{"value":1,"text":"Just enough"},{"value":2,"text":"Too much"},{"value":3,"text":"Too little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0&amp;&quot;,&quot;&quot;text&quot;&quot;:&quot;&quot;&quot;&amp;[.K51]&amp;&quot;&quot;&quot;},&quot;;&quot;&quot;) &amp;IF([.L51]&gt;0;&quot;{&quot;&quot;value&quot;&quot;:&quot;&amp;COLUMN([.L51])-10&amp;&quot;,&quot;&quot;text&quot;&quot;:&quot;&quot;&quot;&amp;[.L51]&amp;&quot;&quot;&quot;},&quot;;&quot;&quot;) &amp;IF([.M51]&gt;0;&quot;{&quot;&quot;value&quot;&quot;:&quot;&amp;COLUMN([.M51])-10&amp;&quot;,&quot;&quot;text&quot;&quot;:&quot;&quot;&quot;&amp;[.M51]&amp;&quot;&quot;&quot;},&quot;;&quot;&quot;) &amp;IF([.N51]&gt;0;&quot;{&quot;&quot;value&quot;&quot;:&quot;&amp;COLUMN([.N51])-10&amp;&quot;,&quot;&quot;text&quot;&quot;:&quot;&quot;&quot;&amp;[.N51]&amp;&quot;&quot;&quot;},&quot;;&quot;&quot;) &amp;IF([.O51]&gt;0;&quot;{&quot;&quot;value&quot;&quot;:&quot;&amp;COLUMN([.O51])-10&amp;&quot;,&quot;&quot;text&quot;&quot;:&quot;&quot;&quot;&amp;[.O51]&amp;&quot;&quot;&quot;},&quot;;&quot;&quot;) &amp;IF([.P51]&gt;0;&quot;{&quot;&quot;value&quot;&quot;:&quot;&amp;COLUMN([.P51])-10&amp;&quot;,&quot;&quot;text&quot;&quot;:&quot;&quot;&quot;&amp;[.P51]&amp;&quot;&quot;&quot;},&quot;;&quot;&quot;) &amp;IF([.Q51]&gt;0;&quot;{&quot;&quot;value&quot;&quot;:&quot;&amp;COLUMN([.Q51])-10&amp;&quot;,&quot;&quot;text&quot;&quot;:&quot;&quot;&quot;&amp;[.Q51]&amp;&quot;&quot;&quot;},&quot;;&quot;&quot;) &amp;IF([.R51]&gt;0;&quot;{&quot;&quot;value&quot;&quot;:&quot;&amp;COLUMN([.R51])-10&amp;&quot;,&quot;&quot;text&quot;&quot;:&quot;&quot;&quot;&amp;[.R51]&amp;&quot;&quot;&quot;},&quot;;&quot;&quot;) &amp;IF([.S51]&gt;0;&quot;{&quot;&quot;value&quot;&quot;:&quot;&amp;COLUMN([.S51])-10&amp;&quot;,&quot;&quot;text&quot;&quot;:&quot;&quot;&quot;&amp;[.S51]&amp;&quot;&quot;&quot;},&quot;;&quot;&quot;) &amp;IF([.T51]&gt;0;&quot;{&quot;&quot;value&quot;&quot;:&quot;&amp;COLUMN([.T51])-10&amp;&quot;,&quot;&quot;text&quot;&quot;:&quot;&quot;&quot;&amp;[.T51]&amp;&quot;&quot;&quot;},&quot;;&quot;&quot;) &amp;IF([.U51]&gt;0;&quot;{&quot;&quot;value&quot;&quot;:&quot;&amp;COLUMN([.U51])-10&amp;&quot;,&quot;&quot;text&quot;&quot;:&quot;&quot;&quot;&amp;[.U51]&amp;&quot;&quot;&quot;},&quot;;&quot;&quot;) &amp;IF([.V51]&gt;0;&quot;{&quot;&quot;value&quot;&quot;:&quot;&amp;COLUMN([.V51])-10&amp;&quot;,&quot;&quot;text&quot;&quot;:&quot;&quot;&quot;&amp;[.V51]&amp;&quot;&quot;&quot;},&quot;;&quot;&quot;) &amp;IF([.W51]&gt;0;&quot;{&quot;&quot;value&quot;&quot;:&quot;&amp;COLUMN([.W51])-10&amp;&quot;,&quot;&quot;text&quot;&quot;:&quot;&quot;&quot;&amp;[.W51]&amp;&quot;&quot;&quot;},&quot;;&quot;&quot;) &amp;IF([.X51]&gt;0;&quot;{&quot;&quot;value&quot;&quot;:&quot;&amp;COLUMN([.X51])-10&amp;&quot;,&quot;&quot;text&quot;&quot;:&quot;&quot;&quot;&amp;[.X51]&amp;&quot;&quot;&quot;},&quot;;&quot;&quot;) &amp;IF([.Y51]&gt;0;&quot;{&quot;&quot;value&quot;&quot;:&quot;&amp;COLUMN([.Y51])-10&amp;&quot;,&quot;&quot;text&quot;&quot;:&quot;&quot;&quot;&amp;[.Y51]&amp;&quot;&quot;&quot;},&quot;;&quot;&quot;) &amp;IF([.Z51]&gt;0;&quot;{&quot;&quot;value&quot;&quot;:&quot;&amp;COLUMN([.Z51])-10&amp;&quot;,&quot;&quot;text&quot;&quot;:&quot;&quot;&quot;&amp;[.Z51]&amp;&quot;&quot;&quot;},&quot;;&quot;&quot;) &amp;IF([.AA51]&gt;0;&quot;{&quot;&quot;value&quot;&quot;:&quot;&amp;COLUMN([.AA51])-10&amp;&quot;,&quot;&quot;text&quot;&quot;:&quot;&quot;&quot;&amp;[.AA51]&amp;&quot;&quot;&quot;},&quot;;&quot;&quot;)" office:value-type="string" office:string-value="{&quot;id&quot;:50,&quot;ordinal&quot;:49,&quot;required&quot;:0,&quot;category&quot;:&quot;Testing&quot;,&quot;skip&quot;:&quot;null&quot;,&quot;text&quot;:&quot;How often do you normally test your blood glucose in a day?&quot;,&quot;type&quot;:&quot;SC&quot;,&quot;options&quot;:[{&quot;value&quot;:1,&quot;text&quot;:&quot;I do usually test my blood at all&quot;},{&quot;value&quot;:2,&quot;text&quot;:&quot;It varies a lot depending upon where I am or what I am doing&quot;},{&quot;value&quot;:3,&quot;text&quot;:&quot;Once or twice&quot;},{&quot;value&quot;:4,&quot;text&quot;:&quot;3-5 times&quot;},{&quot;value&quot;:5,&quot;text&quot;:&quot;More than 5 times&quot;},">
            <text:p>{"id":50,"ordinal":49,"required":0,"category":"Testing","skip":"null","text":"How often do you normally test your blood glucose in a day?","type":"SC","options":[{"value":1,"text":"I do usually test my blood at all"},{"value":2,"text":"It varies a lot depending upon where I am or what I am doing"},{"value":3,"text":"Once or twice"},{"value":4,"text":"3-5 times"},{"value":5,"text":"More than 5 times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0&amp;&quot;,&quot;&quot;text&quot;&quot;:&quot;&quot;&quot;&amp;[.K52]&amp;&quot;&quot;&quot;},&quot;;&quot;&quot;) &amp;IF([.L52]&gt;0;&quot;{&quot;&quot;value&quot;&quot;:&quot;&amp;COLUMN([.L52])-10&amp;&quot;,&quot;&quot;text&quot;&quot;:&quot;&quot;&quot;&amp;[.L52]&amp;&quot;&quot;&quot;},&quot;;&quot;&quot;) &amp;IF([.M52]&gt;0;&quot;{&quot;&quot;value&quot;&quot;:&quot;&amp;COLUMN([.M52])-10&amp;&quot;,&quot;&quot;text&quot;&quot;:&quot;&quot;&quot;&amp;[.M52]&amp;&quot;&quot;&quot;},&quot;;&quot;&quot;) &amp;IF([.N52]&gt;0;&quot;{&quot;&quot;value&quot;&quot;:&quot;&amp;COLUMN([.N52])-10&amp;&quot;,&quot;&quot;text&quot;&quot;:&quot;&quot;&quot;&amp;[.N52]&amp;&quot;&quot;&quot;},&quot;;&quot;&quot;) &amp;IF([.O52]&gt;0;&quot;{&quot;&quot;value&quot;&quot;:&quot;&amp;COLUMN([.O52])-10&amp;&quot;,&quot;&quot;text&quot;&quot;:&quot;&quot;&quot;&amp;[.O52]&amp;&quot;&quot;&quot;},&quot;;&quot;&quot;) &amp;IF([.P52]&gt;0;&quot;{&quot;&quot;value&quot;&quot;:&quot;&amp;COLUMN([.P52])-10&amp;&quot;,&quot;&quot;text&quot;&quot;:&quot;&quot;&quot;&amp;[.P52]&amp;&quot;&quot;&quot;},&quot;;&quot;&quot;) &amp;IF([.Q52]&gt;0;&quot;{&quot;&quot;value&quot;&quot;:&quot;&amp;COLUMN([.Q52])-10&amp;&quot;,&quot;&quot;text&quot;&quot;:&quot;&quot;&quot;&amp;[.Q52]&amp;&quot;&quot;&quot;},&quot;;&quot;&quot;) &amp;IF([.R52]&gt;0;&quot;{&quot;&quot;value&quot;&quot;:&quot;&amp;COLUMN([.R52])-10&amp;&quot;,&quot;&quot;text&quot;&quot;:&quot;&quot;&quot;&amp;[.R52]&amp;&quot;&quot;&quot;},&quot;;&quot;&quot;) &amp;IF([.S52]&gt;0;&quot;{&quot;&quot;value&quot;&quot;:&quot;&amp;COLUMN([.S52])-10&amp;&quot;,&quot;&quot;text&quot;&quot;:&quot;&quot;&quot;&amp;[.S52]&amp;&quot;&quot;&quot;},&quot;;&quot;&quot;) &amp;IF([.T52]&gt;0;&quot;{&quot;&quot;value&quot;&quot;:&quot;&amp;COLUMN([.T52])-10&amp;&quot;,&quot;&quot;text&quot;&quot;:&quot;&quot;&quot;&amp;[.T52]&amp;&quot;&quot;&quot;},&quot;;&quot;&quot;) &amp;IF([.U52]&gt;0;&quot;{&quot;&quot;value&quot;&quot;:&quot;&amp;COLUMN([.U52])-10&amp;&quot;,&quot;&quot;text&quot;&quot;:&quot;&quot;&quot;&amp;[.U52]&amp;&quot;&quot;&quot;},&quot;;&quot;&quot;) &amp;IF([.V52]&gt;0;&quot;{&quot;&quot;value&quot;&quot;:&quot;&amp;COLUMN([.V52])-10&amp;&quot;,&quot;&quot;text&quot;&quot;:&quot;&quot;&quot;&amp;[.V52]&amp;&quot;&quot;&quot;},&quot;;&quot;&quot;) &amp;IF([.W52]&gt;0;&quot;{&quot;&quot;value&quot;&quot;:&quot;&amp;COLUMN([.W52])-10&amp;&quot;,&quot;&quot;text&quot;&quot;:&quot;&quot;&quot;&amp;[.W52]&amp;&quot;&quot;&quot;},&quot;;&quot;&quot;) &amp;IF([.X52]&gt;0;&quot;{&quot;&quot;value&quot;&quot;:&quot;&amp;COLUMN([.X52])-10&amp;&quot;,&quot;&quot;text&quot;&quot;:&quot;&quot;&quot;&amp;[.X52]&amp;&quot;&quot;&quot;},&quot;;&quot;&quot;) &amp;IF([.Y52]&gt;0;&quot;{&quot;&quot;value&quot;&quot;:&quot;&amp;COLUMN([.Y52])-10&amp;&quot;,&quot;&quot;text&quot;&quot;:&quot;&quot;&quot;&amp;[.Y52]&amp;&quot;&quot;&quot;},&quot;;&quot;&quot;) &amp;IF([.Z52]&gt;0;&quot;{&quot;&quot;value&quot;&quot;:&quot;&amp;COLUMN([.Z52])-10&amp;&quot;,&quot;&quot;text&quot;&quot;:&quot;&quot;&quot;&amp;[.Z52]&amp;&quot;&quot;&quot;},&quot;;&quot;&quot;) &amp;IF([.AA52]&gt;0;&quot;{&quot;&quot;value&quot;&quot;:&quot;&amp;COLUMN([.AA52])-10&amp;&quot;,&quot;&quot;text&quot;&quot;:&quot;&quot;&quot;&amp;[.AA52]&amp;&quot;&quot;&quot;},&quot;;&quot;&quot;)" office:value-type="string" office:string-value="{&quot;id&quot;:51,&quot;ordinal&quot;:50,&quot;required&quot;:0,&quot;category&quot;:&quot;Testing&quot;,&quot;skip&quot;:&quot;null&quot;,&quot;text&quot;:&quot;What motivates you to test your blood glucose?&quot;,&quot;type&quot;:&quot;MC&quot;,&quot;options&quot;:[{&quot;value&quot;:1,&quot;text&quot;:&quot;Mum / dad / carer reminding me&quot;},{&quot;value&quot;:2,&quot;text&quot;:&quot;If I feel high / low&quot;},{&quot;value&quot;:3,&quot;text&quot;:&quot;I always do it before and / or after I have something to eat&quot;},{&quot;value&quot;:4,&quot;text&quot;:&quot;I want to know what my blood glucose levels are&quot;},{&quot;value&quot;:5,&quot;text&quot;:&quot;Doctors / nurses tell me to do it&quot;},{&quot;value&quot;:6,&quot;text&quot;:&quot;I want to get a good HbA1c result&quot;},{&quot;value&quot;:7,&quot;text&quot;:&quot;Nothing would help me to test&quot;},{&quot;value&quot;:8,&quot;text&quot;:&quot;I never do it&quot;},{&quot;value&quot;:9,&quot;text&quot;:&quot;TEXT_OTHER&quot;},">
            <text:p>{"id":51,"ordinal":50,"required":0,"category":"Testing","skip":"null","text":"What motivates you to test your blood glucose?","type":"MC","options":[{"value":1,"text":"Mum / dad / carer reminding me"},{"value":2,"text":"If I feel high / low"},{"value":3,"text":"I always do it before and / or after I have something to eat"},{"value":4,"text":"I want to know what my blood glucose levels are"},{"value":5,"text":"Doctors / nurses tell me to do it"},{"value":6,"text":"I want to get a good HbA1c result"},{"value":7,"text":"Nothing would help me to test"},{"value":8,"text":"I never do it"},{"value":9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0&amp;&quot;,&quot;&quot;text&quot;&quot;:&quot;&quot;&quot;&amp;[.K53]&amp;&quot;&quot;&quot;},&quot;;&quot;&quot;) &amp;IF([.L53]&gt;0;&quot;{&quot;&quot;value&quot;&quot;:&quot;&amp;COLUMN([.L53])-10&amp;&quot;,&quot;&quot;text&quot;&quot;:&quot;&quot;&quot;&amp;[.L53]&amp;&quot;&quot;&quot;},&quot;;&quot;&quot;) &amp;IF([.M53]&gt;0;&quot;{&quot;&quot;value&quot;&quot;:&quot;&amp;COLUMN([.M53])-10&amp;&quot;,&quot;&quot;text&quot;&quot;:&quot;&quot;&quot;&amp;[.M53]&amp;&quot;&quot;&quot;},&quot;;&quot;&quot;) &amp;IF([.N53]&gt;0;&quot;{&quot;&quot;value&quot;&quot;:&quot;&amp;COLUMN([.N53])-10&amp;&quot;,&quot;&quot;text&quot;&quot;:&quot;&quot;&quot;&amp;[.N53]&amp;&quot;&quot;&quot;},&quot;;&quot;&quot;) &amp;IF([.O53]&gt;0;&quot;{&quot;&quot;value&quot;&quot;:&quot;&amp;COLUMN([.O53])-10&amp;&quot;,&quot;&quot;text&quot;&quot;:&quot;&quot;&quot;&amp;[.O53]&amp;&quot;&quot;&quot;},&quot;;&quot;&quot;) &amp;IF([.P53]&gt;0;&quot;{&quot;&quot;value&quot;&quot;:&quot;&amp;COLUMN([.P53])-10&amp;&quot;,&quot;&quot;text&quot;&quot;:&quot;&quot;&quot;&amp;[.P53]&amp;&quot;&quot;&quot;},&quot;;&quot;&quot;) &amp;IF([.Q53]&gt;0;&quot;{&quot;&quot;value&quot;&quot;:&quot;&amp;COLUMN([.Q53])-10&amp;&quot;,&quot;&quot;text&quot;&quot;:&quot;&quot;&quot;&amp;[.Q53]&amp;&quot;&quot;&quot;},&quot;;&quot;&quot;) &amp;IF([.R53]&gt;0;&quot;{&quot;&quot;value&quot;&quot;:&quot;&amp;COLUMN([.R53])-10&amp;&quot;,&quot;&quot;text&quot;&quot;:&quot;&quot;&quot;&amp;[.R53]&amp;&quot;&quot;&quot;},&quot;;&quot;&quot;) &amp;IF([.S53]&gt;0;&quot;{&quot;&quot;value&quot;&quot;:&quot;&amp;COLUMN([.S53])-10&amp;&quot;,&quot;&quot;text&quot;&quot;:&quot;&quot;&quot;&amp;[.S53]&amp;&quot;&quot;&quot;},&quot;;&quot;&quot;) &amp;IF([.T53]&gt;0;&quot;{&quot;&quot;value&quot;&quot;:&quot;&amp;COLUMN([.T53])-10&amp;&quot;,&quot;&quot;text&quot;&quot;:&quot;&quot;&quot;&amp;[.T53]&amp;&quot;&quot;&quot;},&quot;;&quot;&quot;) &amp;IF([.U53]&gt;0;&quot;{&quot;&quot;value&quot;&quot;:&quot;&amp;COLUMN([.U53])-10&amp;&quot;,&quot;&quot;text&quot;&quot;:&quot;&quot;&quot;&amp;[.U53]&amp;&quot;&quot;&quot;},&quot;;&quot;&quot;) &amp;IF([.V53]&gt;0;&quot;{&quot;&quot;value&quot;&quot;:&quot;&amp;COLUMN([.V53])-10&amp;&quot;,&quot;&quot;text&quot;&quot;:&quot;&quot;&quot;&amp;[.V53]&amp;&quot;&quot;&quot;},&quot;;&quot;&quot;) &amp;IF([.W53]&gt;0;&quot;{&quot;&quot;value&quot;&quot;:&quot;&amp;COLUMN([.W53])-10&amp;&quot;,&quot;&quot;text&quot;&quot;:&quot;&quot;&quot;&amp;[.W53]&amp;&quot;&quot;&quot;},&quot;;&quot;&quot;) &amp;IF([.X53]&gt;0;&quot;{&quot;&quot;value&quot;&quot;:&quot;&amp;COLUMN([.X53])-10&amp;&quot;,&quot;&quot;text&quot;&quot;:&quot;&quot;&quot;&amp;[.X53]&amp;&quot;&quot;&quot;},&quot;;&quot;&quot;) &amp;IF([.Y53]&gt;0;&quot;{&quot;&quot;value&quot;&quot;:&quot;&amp;COLUMN([.Y53])-10&amp;&quot;,&quot;&quot;text&quot;&quot;:&quot;&quot;&quot;&amp;[.Y53]&amp;&quot;&quot;&quot;},&quot;;&quot;&quot;) &amp;IF([.Z53]&gt;0;&quot;{&quot;&quot;value&quot;&quot;:&quot;&amp;COLUMN([.Z53])-10&amp;&quot;,&quot;&quot;text&quot;&quot;:&quot;&quot;&quot;&amp;[.Z53]&amp;&quot;&quot;&quot;},&quot;;&quot;&quot;) &amp;IF([.AA53]&gt;0;&quot;{&quot;&quot;value&quot;&quot;:&quot;&amp;COLUMN([.AA53])-10&amp;&quot;,&quot;&quot;text&quot;&quot;:&quot;&quot;&quot;&amp;[.AA53]&amp;&quot;&quot;&quot;},&quot;;&quot;&quot;)" office:value-type="string" office:string-value="{&quot;id&quot;:52,&quot;ordinal&quot;:51,&quot;required&quot;:0,&quot;category&quot;:&quot;Testing&quot;,&quot;skip&quot;:&quot;null&quot;,&quot;text&quot;:&quot;What puts you off testing your blood glucose?&quot;,&quot;type&quot;:&quot;MC&quot;,&quot;options&quot;:[{&quot;value&quot;:1,&quot;text&quot;:&quot;Nothing, I always test when I need to&quot;},{&quot;value&quot;:2,&quot;text&quot;:&quot;Can't be bothered&quot;},{&quot;value&quot;:3,&quot;text&quot;:&quot;Feeling too tired&quot;},{&quot;value&quot;:4,&quot;text&quot;:&quot;Other people watching&quot;},{&quot;value&quot;:5,&quot;text&quot;:&quot;Having to stop when I'm in the middle of something&quot;},{&quot;value&quot;:6,&quot;text&quot;:&quot;Being in school&quot;},{&quot;value&quot;:7,&quot;text&quot;:&quot;Not wanting to take my testing equipment out with me&quot;},{&quot;value&quot;:8,&quot;text&quot;:&quot;It hurts my fingers&quot;},{&quot;value&quot;:9,&quot;text&quot;:&quot;If people remind me it makes me not want to do it&quot;},{&quot;value&quot;:10,&quot;text&quot;:&quot;Scared that the result will be high&quot;},{&quot;value&quot;:11,&quot;text&quot;:&quot;There's no point in testing as I do do anything with the result&quot;},{&quot;value&quot;:12,&quot;text&quot;:&quot;TEXT_OTHER&quot;},">
            <text:p>{"id":52,"ordinal":51,"required":0,"category":"Testing","skip":"null","text":"What puts you off testing your blood glucose?","type":"MC","options":[{"value":1,"text":"Nothing, I always test when I need to"},{"value":2,"text":"Can't be bothered"},{"value":3,"text":"Feeling too tired"},{"value":4,"text":"Other people watching"},{"value":5,"text":"Having to stop when I'm in the middle of something"},{"value":6,"text":"Being in school"},{"value":7,"text":"Not wanting to take my testing equipment out with me"},{"value":8,"text":"It hurts my fingers"},{"value":9,"text":"If people remind me it makes me not want to do it"},{"value":10,"text":"Scared that the result will be high"},{"value":11,"text":"There's no point in testing as I do do anything with the result"},{"value":12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0&amp;&quot;,&quot;&quot;text&quot;&quot;:&quot;&quot;&quot;&amp;[.K54]&amp;&quot;&quot;&quot;},&quot;;&quot;&quot;) &amp;IF([.L54]&gt;0;&quot;{&quot;&quot;value&quot;&quot;:&quot;&amp;COLUMN([.L54])-10&amp;&quot;,&quot;&quot;text&quot;&quot;:&quot;&quot;&quot;&amp;[.L54]&amp;&quot;&quot;&quot;},&quot;;&quot;&quot;) &amp;IF([.M54]&gt;0;&quot;{&quot;&quot;value&quot;&quot;:&quot;&amp;COLUMN([.M54])-10&amp;&quot;,&quot;&quot;text&quot;&quot;:&quot;&quot;&quot;&amp;[.M54]&amp;&quot;&quot;&quot;},&quot;;&quot;&quot;) &amp;IF([.N54]&gt;0;&quot;{&quot;&quot;value&quot;&quot;:&quot;&amp;COLUMN([.N54])-10&amp;&quot;,&quot;&quot;text&quot;&quot;:&quot;&quot;&quot;&amp;[.N54]&amp;&quot;&quot;&quot;},&quot;;&quot;&quot;) &amp;IF([.O54]&gt;0;&quot;{&quot;&quot;value&quot;&quot;:&quot;&amp;COLUMN([.O54])-10&amp;&quot;,&quot;&quot;text&quot;&quot;:&quot;&quot;&quot;&amp;[.O54]&amp;&quot;&quot;&quot;},&quot;;&quot;&quot;) &amp;IF([.P54]&gt;0;&quot;{&quot;&quot;value&quot;&quot;:&quot;&amp;COLUMN([.P54])-10&amp;&quot;,&quot;&quot;text&quot;&quot;:&quot;&quot;&quot;&amp;[.P54]&amp;&quot;&quot;&quot;},&quot;;&quot;&quot;) &amp;IF([.Q54]&gt;0;&quot;{&quot;&quot;value&quot;&quot;:&quot;&amp;COLUMN([.Q54])-10&amp;&quot;,&quot;&quot;text&quot;&quot;:&quot;&quot;&quot;&amp;[.Q54]&amp;&quot;&quot;&quot;},&quot;;&quot;&quot;) &amp;IF([.R54]&gt;0;&quot;{&quot;&quot;value&quot;&quot;:&quot;&amp;COLUMN([.R54])-10&amp;&quot;,&quot;&quot;text&quot;&quot;:&quot;&quot;&quot;&amp;[.R54]&amp;&quot;&quot;&quot;},&quot;;&quot;&quot;) &amp;IF([.S54]&gt;0;&quot;{&quot;&quot;value&quot;&quot;:&quot;&amp;COLUMN([.S54])-10&amp;&quot;,&quot;&quot;text&quot;&quot;:&quot;&quot;&quot;&amp;[.S54]&amp;&quot;&quot;&quot;},&quot;;&quot;&quot;) &amp;IF([.T54]&gt;0;&quot;{&quot;&quot;value&quot;&quot;:&quot;&amp;COLUMN([.T54])-10&amp;&quot;,&quot;&quot;text&quot;&quot;:&quot;&quot;&quot;&amp;[.T54]&amp;&quot;&quot;&quot;},&quot;;&quot;&quot;) &amp;IF([.U54]&gt;0;&quot;{&quot;&quot;value&quot;&quot;:&quot;&amp;COLUMN([.U54])-10&amp;&quot;,&quot;&quot;text&quot;&quot;:&quot;&quot;&quot;&amp;[.U54]&amp;&quot;&quot;&quot;},&quot;;&quot;&quot;) &amp;IF([.V54]&gt;0;&quot;{&quot;&quot;value&quot;&quot;:&quot;&amp;COLUMN([.V54])-10&amp;&quot;,&quot;&quot;text&quot;&quot;:&quot;&quot;&quot;&amp;[.V54]&amp;&quot;&quot;&quot;},&quot;;&quot;&quot;) &amp;IF([.W54]&gt;0;&quot;{&quot;&quot;value&quot;&quot;:&quot;&amp;COLUMN([.W54])-10&amp;&quot;,&quot;&quot;text&quot;&quot;:&quot;&quot;&quot;&amp;[.W54]&amp;&quot;&quot;&quot;},&quot;;&quot;&quot;) &amp;IF([.X54]&gt;0;&quot;{&quot;&quot;value&quot;&quot;:&quot;&amp;COLUMN([.X54])-10&amp;&quot;,&quot;&quot;text&quot;&quot;:&quot;&quot;&quot;&amp;[.X54]&amp;&quot;&quot;&quot;},&quot;;&quot;&quot;) &amp;IF([.Y54]&gt;0;&quot;{&quot;&quot;value&quot;&quot;:&quot;&amp;COLUMN([.Y54])-10&amp;&quot;,&quot;&quot;text&quot;&quot;:&quot;&quot;&quot;&amp;[.Y54]&amp;&quot;&quot;&quot;},&quot;;&quot;&quot;) &amp;IF([.Z54]&gt;0;&quot;{&quot;&quot;value&quot;&quot;:&quot;&amp;COLUMN([.Z54])-10&amp;&quot;,&quot;&quot;text&quot;&quot;:&quot;&quot;&quot;&amp;[.Z54]&amp;&quot;&quot;&quot;},&quot;;&quot;&quot;) &amp;IF([.AA54]&gt;0;&quot;{&quot;&quot;value&quot;&quot;:&quot;&amp;COLUMN([.AA54])-10&amp;&quot;,&quot;&quot;text&quot;&quot;:&quot;&quot;&quot;&amp;[.AA54]&amp;&quot;&quot;&quot;},&quot;;&quot;&quot;)" office:value-type="string" office:string-value="{&quot;id&quot;:53,&quot;ordinal&quot;:52,&quot;required&quot;:0,&quot;category&quot;:&quot;Testing&quot;,&quot;skip&quot;:&quot;null&quot;,&quot;text&quot;:&quot;How would you describe your blood glucose test results?&quot;,&quot;type&quot;:&quot;SC&quot;,&quot;options&quot;:[{&quot;value&quot;:1,&quot;text&quot;:&quot;They are usually high (more than 10 mmols/l)&quot;},{&quot;value&quot;:2,&quot;text&quot;:&quot;They are usually low (less than 4 mmols/l)&quot;},{&quot;value&quot;:3,&quot;text&quot;:&quot;They are generally within the recommended levels (4-10 mmols/l)&quot;},{&quot;value&quot;:4,&quot;text&quot;:&quot;They always go up and down&quot;},{&quot;value&quot;:5,&quot;text&quot;:&quot;I'm not sure&quot;},{&quot;value&quot;:6,&quot;text&quot;:&quot;I do know because I don't usually test my blood&quot;},">
            <text:p>{"id":53,"ordinal":52,"required":0,"category":"Testing","skip":"null","text":"How would you describe your blood glucose test results?","type":"SC","options":[{"value":1,"text":"They are usually high (more than 10 mmols/l)"},{"value":2,"text":"They are usually low (less than 4 mmols/l)"},{"value":3,"text":"They are generally within the recommended levels (4-10 mmols/l)"},{"value":4,"text":"They always go up and down"},{"value":5,"text":"I'm not sure"},{"value":6,"text":"I do know because I don't usually test my blood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0&amp;&quot;,&quot;&quot;text&quot;&quot;:&quot;&quot;&quot;&amp;[.K55]&amp;&quot;&quot;&quot;},&quot;;&quot;&quot;) &amp;IF([.L55]&gt;0;&quot;{&quot;&quot;value&quot;&quot;:&quot;&amp;COLUMN([.L55])-10&amp;&quot;,&quot;&quot;text&quot;&quot;:&quot;&quot;&quot;&amp;[.L55]&amp;&quot;&quot;&quot;},&quot;;&quot;&quot;) &amp;IF([.M55]&gt;0;&quot;{&quot;&quot;value&quot;&quot;:&quot;&amp;COLUMN([.M55])-10&amp;&quot;,&quot;&quot;text&quot;&quot;:&quot;&quot;&quot;&amp;[.M55]&amp;&quot;&quot;&quot;},&quot;;&quot;&quot;) &amp;IF([.N55]&gt;0;&quot;{&quot;&quot;value&quot;&quot;:&quot;&amp;COLUMN([.N55])-10&amp;&quot;,&quot;&quot;text&quot;&quot;:&quot;&quot;&quot;&amp;[.N55]&amp;&quot;&quot;&quot;},&quot;;&quot;&quot;) &amp;IF([.O55]&gt;0;&quot;{&quot;&quot;value&quot;&quot;:&quot;&amp;COLUMN([.O55])-10&amp;&quot;,&quot;&quot;text&quot;&quot;:&quot;&quot;&quot;&amp;[.O55]&amp;&quot;&quot;&quot;},&quot;;&quot;&quot;) &amp;IF([.P55]&gt;0;&quot;{&quot;&quot;value&quot;&quot;:&quot;&amp;COLUMN([.P55])-10&amp;&quot;,&quot;&quot;text&quot;&quot;:&quot;&quot;&quot;&amp;[.P55]&amp;&quot;&quot;&quot;},&quot;;&quot;&quot;) &amp;IF([.Q55]&gt;0;&quot;{&quot;&quot;value&quot;&quot;:&quot;&amp;COLUMN([.Q55])-10&amp;&quot;,&quot;&quot;text&quot;&quot;:&quot;&quot;&quot;&amp;[.Q55]&amp;&quot;&quot;&quot;},&quot;;&quot;&quot;) &amp;IF([.R55]&gt;0;&quot;{&quot;&quot;value&quot;&quot;:&quot;&amp;COLUMN([.R55])-10&amp;&quot;,&quot;&quot;text&quot;&quot;:&quot;&quot;&quot;&amp;[.R55]&amp;&quot;&quot;&quot;},&quot;;&quot;&quot;) &amp;IF([.S55]&gt;0;&quot;{&quot;&quot;value&quot;&quot;:&quot;&amp;COLUMN([.S55])-10&amp;&quot;,&quot;&quot;text&quot;&quot;:&quot;&quot;&quot;&amp;[.S55]&amp;&quot;&quot;&quot;},&quot;;&quot;&quot;) &amp;IF([.T55]&gt;0;&quot;{&quot;&quot;value&quot;&quot;:&quot;&amp;COLUMN([.T55])-10&amp;&quot;,&quot;&quot;text&quot;&quot;:&quot;&quot;&quot;&amp;[.T55]&amp;&quot;&quot;&quot;},&quot;;&quot;&quot;) &amp;IF([.U55]&gt;0;&quot;{&quot;&quot;value&quot;&quot;:&quot;&amp;COLUMN([.U55])-10&amp;&quot;,&quot;&quot;text&quot;&quot;:&quot;&quot;&quot;&amp;[.U55]&amp;&quot;&quot;&quot;},&quot;;&quot;&quot;) &amp;IF([.V55]&gt;0;&quot;{&quot;&quot;value&quot;&quot;:&quot;&amp;COLUMN([.V55])-10&amp;&quot;,&quot;&quot;text&quot;&quot;:&quot;&quot;&quot;&amp;[.V55]&amp;&quot;&quot;&quot;},&quot;;&quot;&quot;) &amp;IF([.W55]&gt;0;&quot;{&quot;&quot;value&quot;&quot;:&quot;&amp;COLUMN([.W55])-10&amp;&quot;,&quot;&quot;text&quot;&quot;:&quot;&quot;&quot;&amp;[.W55]&amp;&quot;&quot;&quot;},&quot;;&quot;&quot;) &amp;IF([.X55]&gt;0;&quot;{&quot;&quot;value&quot;&quot;:&quot;&amp;COLUMN([.X55])-10&amp;&quot;,&quot;&quot;text&quot;&quot;:&quot;&quot;&quot;&amp;[.X55]&amp;&quot;&quot;&quot;},&quot;;&quot;&quot;) &amp;IF([.Y55]&gt;0;&quot;{&quot;&quot;value&quot;&quot;:&quot;&amp;COLUMN([.Y55])-10&amp;&quot;,&quot;&quot;text&quot;&quot;:&quot;&quot;&quot;&amp;[.Y55]&amp;&quot;&quot;&quot;},&quot;;&quot;&quot;) &amp;IF([.Z55]&gt;0;&quot;{&quot;&quot;value&quot;&quot;:&quot;&amp;COLUMN([.Z55])-10&amp;&quot;,&quot;&quot;text&quot;&quot;:&quot;&quot;&quot;&amp;[.Z55]&amp;&quot;&quot;&quot;},&quot;;&quot;&quot;) &amp;IF([.AA55]&gt;0;&quot;{&quot;&quot;value&quot;&quot;:&quot;&amp;COLUMN([.AA55])-10&amp;&quot;,&quot;&quot;text&quot;&quot;:&quot;&quot;&quot;&amp;[.AA55]&amp;&quot;&quot;&quot;},&quot;;&quot;&quot;)" office:value-type="string" office:string-value="{&quot;id&quot;:54,&quot;ordinal&quot;:53,&quot;required&quot;:0,&quot;category&quot;:&quot;Testing&quot;,&quot;skip&quot;:&quot;null&quot;,&quot;text&quot;:&quot;What do you do with your blood glucose test results?&quot;,&quot;type&quot;:&quot;MC&quot;,&quot;options&quot;:[{&quot;value&quot;:1,&quot;text&quot;:&quot;GROUP: Record them in&quot;},{&quot;value&quot;:2,&quot;text&quot;:&quot;Diary / paper chart&quot;},{&quot;value&quot;:3,&quot;text&quot;:&quot;Electronic device&quot;},{&quot;value&quot;:4,&quot;text&quot;:&quot;My pump&quot;},{&quot;value&quot;:5,&quot;text&quot;:&quot;My blood glucose monitor&quot;},{&quot;value&quot;:6,&quot;text&quot;:&quot;Nothing&quot;},{&quot;value&quot;:7,&quot;text&quot;:&quot;GROUP:Use them to work out how much&quot;},{&quot;value&quot;:8,&quot;text&quot;:&quot;Insulin I should take&quot;},{&quot;value&quot;:9,&quot;text&quot;:&quot;How much carbohydrates to eat&quot;},{&quot;value&quot;:10,&quot;text&quot;:&quot;How much exercise to do&quot;},{&quot;value&quot;:11,&quot;text&quot;:&quot;I do test my blood&quot;},{&quot;value&quot;:12,&quot;text&quot;:&quot;TEXT_OTHER&quot;},">
            <text:p>{"id":54,"ordinal":53,"required":0,"category":"Testing","skip":"null","text":"What do you do with your blood glucose test results?","type":"MC","options":[{"value":1,"text":"GROUP: Record them in"},{"value":2,"text":"Diary / paper chart"},{"value":3,"text":"Electronic device"},{"value":4,"text":"My pump"},{"value":5,"text":"My blood glucose monitor"},{"value":6,"text":"Nothing"},{"value":7,"text":"GROUP:Use them to work out how much"},{"value":8,"text":"Insulin I should take"},{"value":9,"text":"How much carbohydrates to eat"},{"value":10,"text":"How much exercise to do"},{"value":11,"text":"I do test my blood"},{"value":12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0&amp;&quot;,&quot;&quot;text&quot;&quot;:&quot;&quot;&quot;&amp;[.K56]&amp;&quot;&quot;&quot;},&quot;;&quot;&quot;) &amp;IF([.L56]&gt;0;&quot;{&quot;&quot;value&quot;&quot;:&quot;&amp;COLUMN([.L56])-10&amp;&quot;,&quot;&quot;text&quot;&quot;:&quot;&quot;&quot;&amp;[.L56]&amp;&quot;&quot;&quot;},&quot;;&quot;&quot;) &amp;IF([.M56]&gt;0;&quot;{&quot;&quot;value&quot;&quot;:&quot;&amp;COLUMN([.M56])-10&amp;&quot;,&quot;&quot;text&quot;&quot;:&quot;&quot;&quot;&amp;[.M56]&amp;&quot;&quot;&quot;},&quot;;&quot;&quot;) &amp;IF([.N56]&gt;0;&quot;{&quot;&quot;value&quot;&quot;:&quot;&amp;COLUMN([.N56])-10&amp;&quot;,&quot;&quot;text&quot;&quot;:&quot;&quot;&quot;&amp;[.N56]&amp;&quot;&quot;&quot;},&quot;;&quot;&quot;) &amp;IF([.O56]&gt;0;&quot;{&quot;&quot;value&quot;&quot;:&quot;&amp;COLUMN([.O56])-10&amp;&quot;,&quot;&quot;text&quot;&quot;:&quot;&quot;&quot;&amp;[.O56]&amp;&quot;&quot;&quot;},&quot;;&quot;&quot;) &amp;IF([.P56]&gt;0;&quot;{&quot;&quot;value&quot;&quot;:&quot;&amp;COLUMN([.P56])-10&amp;&quot;,&quot;&quot;text&quot;&quot;:&quot;&quot;&quot;&amp;[.P56]&amp;&quot;&quot;&quot;},&quot;;&quot;&quot;) &amp;IF([.Q56]&gt;0;&quot;{&quot;&quot;value&quot;&quot;:&quot;&amp;COLUMN([.Q56])-10&amp;&quot;,&quot;&quot;text&quot;&quot;:&quot;&quot;&quot;&amp;[.Q56]&amp;&quot;&quot;&quot;},&quot;;&quot;&quot;) &amp;IF([.R56]&gt;0;&quot;{&quot;&quot;value&quot;&quot;:&quot;&amp;COLUMN([.R56])-10&amp;&quot;,&quot;&quot;text&quot;&quot;:&quot;&quot;&quot;&amp;[.R56]&amp;&quot;&quot;&quot;},&quot;;&quot;&quot;) &amp;IF([.S56]&gt;0;&quot;{&quot;&quot;value&quot;&quot;:&quot;&amp;COLUMN([.S56])-10&amp;&quot;,&quot;&quot;text&quot;&quot;:&quot;&quot;&quot;&amp;[.S56]&amp;&quot;&quot;&quot;},&quot;;&quot;&quot;) &amp;IF([.T56]&gt;0;&quot;{&quot;&quot;value&quot;&quot;:&quot;&amp;COLUMN([.T56])-10&amp;&quot;,&quot;&quot;text&quot;&quot;:&quot;&quot;&quot;&amp;[.T56]&amp;&quot;&quot;&quot;},&quot;;&quot;&quot;) &amp;IF([.U56]&gt;0;&quot;{&quot;&quot;value&quot;&quot;:&quot;&amp;COLUMN([.U56])-10&amp;&quot;,&quot;&quot;text&quot;&quot;:&quot;&quot;&quot;&amp;[.U56]&amp;&quot;&quot;&quot;},&quot;;&quot;&quot;) &amp;IF([.V56]&gt;0;&quot;{&quot;&quot;value&quot;&quot;:&quot;&amp;COLUMN([.V56])-10&amp;&quot;,&quot;&quot;text&quot;&quot;:&quot;&quot;&quot;&amp;[.V56]&amp;&quot;&quot;&quot;},&quot;;&quot;&quot;) &amp;IF([.W56]&gt;0;&quot;{&quot;&quot;value&quot;&quot;:&quot;&amp;COLUMN([.W56])-10&amp;&quot;,&quot;&quot;text&quot;&quot;:&quot;&quot;&quot;&amp;[.W56]&amp;&quot;&quot;&quot;},&quot;;&quot;&quot;) &amp;IF([.X56]&gt;0;&quot;{&quot;&quot;value&quot;&quot;:&quot;&amp;COLUMN([.X56])-10&amp;&quot;,&quot;&quot;text&quot;&quot;:&quot;&quot;&quot;&amp;[.X56]&amp;&quot;&quot;&quot;},&quot;;&quot;&quot;) &amp;IF([.Y56]&gt;0;&quot;{&quot;&quot;value&quot;&quot;:&quot;&amp;COLUMN([.Y56])-10&amp;&quot;,&quot;&quot;text&quot;&quot;:&quot;&quot;&quot;&amp;[.Y56]&amp;&quot;&quot;&quot;},&quot;;&quot;&quot;) &amp;IF([.Z56]&gt;0;&quot;{&quot;&quot;value&quot;&quot;:&quot;&amp;COLUMN([.Z56])-10&amp;&quot;,&quot;&quot;text&quot;&quot;:&quot;&quot;&quot;&amp;[.Z56]&amp;&quot;&quot;&quot;},&quot;;&quot;&quot;) &amp;IF([.AA56]&gt;0;&quot;{&quot;&quot;value&quot;&quot;:&quot;&amp;COLUMN([.AA56])-10&amp;&quot;,&quot;&quot;text&quot;&quot;:&quot;&quot;&quot;&amp;[.AA56]&amp;&quot;&quot;&quot;},&quot;;&quot;&quot;)" office:value-type="string" office:string-value="{&quot;id&quot;:55,&quot;ordinal&quot;:54,&quot;required&quot;:0,&quot;category&quot;:&quot;Testing&quot;,&quot;skip&quot;:&quot;null&quot;,&quot;text&quot;:&quot;Now that you have answered the questions about testing your blood glucose, do you think you test your blood glucose?&quot;,&quot;type&quot;:&quot;SC&quot;,&quot;options&quot;:[{&quot;value&quot;:1,&quot;text&quot;:&quot;Just enough&quot;},{&quot;value&quot;:2,&quot;text&quot;:&quot;Too much&quot;},{&quot;value&quot;:3,&quot;text&quot;:&quot;Too little&quot;},">
            <text:p>{"id":55,"ordinal":54,"required":0,"category":"Testing","skip":"null","text":"Now that you have answered the questions about testing your blood glucose, do you think you test your blood glucose?","type":"SC","options":[{"value":1,"text":"Just enough"},{"value":2,"text":"Too much"},{"value":3,"text":"Too little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0&amp;&quot;,&quot;&quot;text&quot;&quot;:&quot;&quot;&quot;&amp;[.K57]&amp;&quot;&quot;&quot;},&quot;;&quot;&quot;) &amp;IF([.L57]&gt;0;&quot;{&quot;&quot;value&quot;&quot;:&quot;&amp;COLUMN([.L57])-10&amp;&quot;,&quot;&quot;text&quot;&quot;:&quot;&quot;&quot;&amp;[.L57]&amp;&quot;&quot;&quot;},&quot;;&quot;&quot;) &amp;IF([.M57]&gt;0;&quot;{&quot;&quot;value&quot;&quot;:&quot;&amp;COLUMN([.M57])-10&amp;&quot;,&quot;&quot;text&quot;&quot;:&quot;&quot;&quot;&amp;[.M57]&amp;&quot;&quot;&quot;},&quot;;&quot;&quot;) &amp;IF([.N57]&gt;0;&quot;{&quot;&quot;value&quot;&quot;:&quot;&amp;COLUMN([.N57])-10&amp;&quot;,&quot;&quot;text&quot;&quot;:&quot;&quot;&quot;&amp;[.N57]&amp;&quot;&quot;&quot;},&quot;;&quot;&quot;) &amp;IF([.O57]&gt;0;&quot;{&quot;&quot;value&quot;&quot;:&quot;&amp;COLUMN([.O57])-10&amp;&quot;,&quot;&quot;text&quot;&quot;:&quot;&quot;&quot;&amp;[.O57]&amp;&quot;&quot;&quot;},&quot;;&quot;&quot;) &amp;IF([.P57]&gt;0;&quot;{&quot;&quot;value&quot;&quot;:&quot;&amp;COLUMN([.P57])-10&amp;&quot;,&quot;&quot;text&quot;&quot;:&quot;&quot;&quot;&amp;[.P57]&amp;&quot;&quot;&quot;},&quot;;&quot;&quot;) &amp;IF([.Q57]&gt;0;&quot;{&quot;&quot;value&quot;&quot;:&quot;&amp;COLUMN([.Q57])-10&amp;&quot;,&quot;&quot;text&quot;&quot;:&quot;&quot;&quot;&amp;[.Q57]&amp;&quot;&quot;&quot;},&quot;;&quot;&quot;) &amp;IF([.R57]&gt;0;&quot;{&quot;&quot;value&quot;&quot;:&quot;&amp;COLUMN([.R57])-10&amp;&quot;,&quot;&quot;text&quot;&quot;:&quot;&quot;&quot;&amp;[.R57]&amp;&quot;&quot;&quot;},&quot;;&quot;&quot;) &amp;IF([.S57]&gt;0;&quot;{&quot;&quot;value&quot;&quot;:&quot;&amp;COLUMN([.S57])-10&amp;&quot;,&quot;&quot;text&quot;&quot;:&quot;&quot;&quot;&amp;[.S57]&amp;&quot;&quot;&quot;},&quot;;&quot;&quot;) &amp;IF([.T57]&gt;0;&quot;{&quot;&quot;value&quot;&quot;:&quot;&amp;COLUMN([.T57])-10&amp;&quot;,&quot;&quot;text&quot;&quot;:&quot;&quot;&quot;&amp;[.T57]&amp;&quot;&quot;&quot;},&quot;;&quot;&quot;) &amp;IF([.U57]&gt;0;&quot;{&quot;&quot;value&quot;&quot;:&quot;&amp;COLUMN([.U57])-10&amp;&quot;,&quot;&quot;text&quot;&quot;:&quot;&quot;&quot;&amp;[.U57]&amp;&quot;&quot;&quot;},&quot;;&quot;&quot;) &amp;IF([.V57]&gt;0;&quot;{&quot;&quot;value&quot;&quot;:&quot;&amp;COLUMN([.V57])-10&amp;&quot;,&quot;&quot;text&quot;&quot;:&quot;&quot;&quot;&amp;[.V57]&amp;&quot;&quot;&quot;},&quot;;&quot;&quot;) &amp;IF([.W57]&gt;0;&quot;{&quot;&quot;value&quot;&quot;:&quot;&amp;COLUMN([.W57])-10&amp;&quot;,&quot;&quot;text&quot;&quot;:&quot;&quot;&quot;&amp;[.W57]&amp;&quot;&quot;&quot;},&quot;;&quot;&quot;) &amp;IF([.X57]&gt;0;&quot;{&quot;&quot;value&quot;&quot;:&quot;&amp;COLUMN([.X57])-10&amp;&quot;,&quot;&quot;text&quot;&quot;:&quot;&quot;&quot;&amp;[.X57]&amp;&quot;&quot;&quot;},&quot;;&quot;&quot;) &amp;IF([.Y57]&gt;0;&quot;{&quot;&quot;value&quot;&quot;:&quot;&amp;COLUMN([.Y57])-10&amp;&quot;,&quot;&quot;text&quot;&quot;:&quot;&quot;&quot;&amp;[.Y57]&amp;&quot;&quot;&quot;},&quot;;&quot;&quot;) &amp;IF([.Z57]&gt;0;&quot;{&quot;&quot;value&quot;&quot;:&quot;&amp;COLUMN([.Z57])-10&amp;&quot;,&quot;&quot;text&quot;&quot;:&quot;&quot;&quot;&amp;[.Z57]&amp;&quot;&quot;&quot;},&quot;;&quot;&quot;) &amp;IF([.AA57]&gt;0;&quot;{&quot;&quot;value&quot;&quot;:&quot;&amp;COLUMN([.AA57])-10&amp;&quot;,&quot;&quot;text&quot;&quot;:&quot;&quot;&quot;&amp;[.AA57]&amp;&quot;&quot;&quot;},&quot;;&quot;&quot;)" office:value-type="string" office:string-value="{&quot;id&quot;:56,&quot;ordinal&quot;:55,&quot;required&quot;:0,&quot;category&quot;:&quot;Managing&quot;,&quot;skip&quot;:&quot;null&quot;,&quot;text&quot;:&quot;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56,"ordinal":55,"required":0,"category":"Managing","skip":"null","text":"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0&amp;&quot;,&quot;&quot;text&quot;&quot;:&quot;&quot;&quot;&amp;[.K58]&amp;&quot;&quot;&quot;},&quot;;&quot;&quot;) &amp;IF([.L58]&gt;0;&quot;{&quot;&quot;value&quot;&quot;:&quot;&amp;COLUMN([.L58])-10&amp;&quot;,&quot;&quot;text&quot;&quot;:&quot;&quot;&quot;&amp;[.L58]&amp;&quot;&quot;&quot;},&quot;;&quot;&quot;) &amp;IF([.M58]&gt;0;&quot;{&quot;&quot;value&quot;&quot;:&quot;&amp;COLUMN([.M58])-10&amp;&quot;,&quot;&quot;text&quot;&quot;:&quot;&quot;&quot;&amp;[.M58]&amp;&quot;&quot;&quot;},&quot;;&quot;&quot;) &amp;IF([.N58]&gt;0;&quot;{&quot;&quot;value&quot;&quot;:&quot;&amp;COLUMN([.N58])-10&amp;&quot;,&quot;&quot;text&quot;&quot;:&quot;&quot;&quot;&amp;[.N58]&amp;&quot;&quot;&quot;},&quot;;&quot;&quot;) &amp;IF([.O58]&gt;0;&quot;{&quot;&quot;value&quot;&quot;:&quot;&amp;COLUMN([.O58])-10&amp;&quot;,&quot;&quot;text&quot;&quot;:&quot;&quot;&quot;&amp;[.O58]&amp;&quot;&quot;&quot;},&quot;;&quot;&quot;) &amp;IF([.P58]&gt;0;&quot;{&quot;&quot;value&quot;&quot;:&quot;&amp;COLUMN([.P58])-10&amp;&quot;,&quot;&quot;text&quot;&quot;:&quot;&quot;&quot;&amp;[.P58]&amp;&quot;&quot;&quot;},&quot;;&quot;&quot;) &amp;IF([.Q58]&gt;0;&quot;{&quot;&quot;value&quot;&quot;:&quot;&amp;COLUMN([.Q58])-10&amp;&quot;,&quot;&quot;text&quot;&quot;:&quot;&quot;&quot;&amp;[.Q58]&amp;&quot;&quot;&quot;},&quot;;&quot;&quot;) &amp;IF([.R58]&gt;0;&quot;{&quot;&quot;value&quot;&quot;:&quot;&amp;COLUMN([.R58])-10&amp;&quot;,&quot;&quot;text&quot;&quot;:&quot;&quot;&quot;&amp;[.R58]&amp;&quot;&quot;&quot;},&quot;;&quot;&quot;) &amp;IF([.S58]&gt;0;&quot;{&quot;&quot;value&quot;&quot;:&quot;&amp;COLUMN([.S58])-10&amp;&quot;,&quot;&quot;text&quot;&quot;:&quot;&quot;&quot;&amp;[.S58]&amp;&quot;&quot;&quot;},&quot;;&quot;&quot;) &amp;IF([.T58]&gt;0;&quot;{&quot;&quot;value&quot;&quot;:&quot;&amp;COLUMN([.T58])-10&amp;&quot;,&quot;&quot;text&quot;&quot;:&quot;&quot;&quot;&amp;[.T58]&amp;&quot;&quot;&quot;},&quot;;&quot;&quot;) &amp;IF([.U58]&gt;0;&quot;{&quot;&quot;value&quot;&quot;:&quot;&amp;COLUMN([.U58])-10&amp;&quot;,&quot;&quot;text&quot;&quot;:&quot;&quot;&quot;&amp;[.U58]&amp;&quot;&quot;&quot;},&quot;;&quot;&quot;) &amp;IF([.V58]&gt;0;&quot;{&quot;&quot;value&quot;&quot;:&quot;&amp;COLUMN([.V58])-10&amp;&quot;,&quot;&quot;text&quot;&quot;:&quot;&quot;&quot;&amp;[.V58]&amp;&quot;&quot;&quot;},&quot;;&quot;&quot;) &amp;IF([.W58]&gt;0;&quot;{&quot;&quot;value&quot;&quot;:&quot;&amp;COLUMN([.W58])-10&amp;&quot;,&quot;&quot;text&quot;&quot;:&quot;&quot;&quot;&amp;[.W58]&amp;&quot;&quot;&quot;},&quot;;&quot;&quot;) &amp;IF([.X58]&gt;0;&quot;{&quot;&quot;value&quot;&quot;:&quot;&amp;COLUMN([.X58])-10&amp;&quot;,&quot;&quot;text&quot;&quot;:&quot;&quot;&quot;&amp;[.X58]&amp;&quot;&quot;&quot;},&quot;;&quot;&quot;) &amp;IF([.Y58]&gt;0;&quot;{&quot;&quot;value&quot;&quot;:&quot;&amp;COLUMN([.Y58])-10&amp;&quot;,&quot;&quot;text&quot;&quot;:&quot;&quot;&quot;&amp;[.Y58]&amp;&quot;&quot;&quot;},&quot;;&quot;&quot;) &amp;IF([.Z58]&gt;0;&quot;{&quot;&quot;value&quot;&quot;:&quot;&amp;COLUMN([.Z58])-10&amp;&quot;,&quot;&quot;text&quot;&quot;:&quot;&quot;&quot;&amp;[.Z58]&amp;&quot;&quot;&quot;},&quot;;&quot;&quot;) &amp;IF([.AA58]&gt;0;&quot;{&quot;&quot;value&quot;&quot;:&quot;&amp;COLUMN([.AA58])-10&amp;&quot;,&quot;&quot;text&quot;&quot;:&quot;&quot;&quot;&amp;[.AA58]&amp;&quot;&quot;&quot;},&quot;;&quot;&quot;)" office:value-type="string" office:string-value="{&quot;id&quot;:57,&quot;ordinal&quot;:56,&quot;required&quot;:0,&quot;category&quot;:&quot;Managing&quot;,&quot;skip&quot;:&quot;null&quot;,&quot;text&quot;:&quot;How often do you have hypos / low blood glucose (less than 4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57,"ordinal":56,"required":0,"category":"Managing","skip":"null","text":"How often do you have hypos / low blood glucose (less than 4mmols/l)?","type":"SC","options":[{"value":1,"text":"Often"},{"value":2,"text":"Every now and again"},{"value":3,"text":"Rarely / Never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0&amp;&quot;,&quot;&quot;text&quot;&quot;:&quot;&quot;&quot;&amp;[.K59]&amp;&quot;&quot;&quot;},&quot;;&quot;&quot;) &amp;IF([.L59]&gt;0;&quot;{&quot;&quot;value&quot;&quot;:&quot;&amp;COLUMN([.L59])-10&amp;&quot;,&quot;&quot;text&quot;&quot;:&quot;&quot;&quot;&amp;[.L59]&amp;&quot;&quot;&quot;},&quot;;&quot;&quot;) &amp;IF([.M59]&gt;0;&quot;{&quot;&quot;value&quot;&quot;:&quot;&amp;COLUMN([.M59])-10&amp;&quot;,&quot;&quot;text&quot;&quot;:&quot;&quot;&quot;&amp;[.M59]&amp;&quot;&quot;&quot;},&quot;;&quot;&quot;) &amp;IF([.N59]&gt;0;&quot;{&quot;&quot;value&quot;&quot;:&quot;&amp;COLUMN([.N59])-10&amp;&quot;,&quot;&quot;text&quot;&quot;:&quot;&quot;&quot;&amp;[.N59]&amp;&quot;&quot;&quot;},&quot;;&quot;&quot;) &amp;IF([.O59]&gt;0;&quot;{&quot;&quot;value&quot;&quot;:&quot;&amp;COLUMN([.O59])-10&amp;&quot;,&quot;&quot;text&quot;&quot;:&quot;&quot;&quot;&amp;[.O59]&amp;&quot;&quot;&quot;},&quot;;&quot;&quot;) &amp;IF([.P59]&gt;0;&quot;{&quot;&quot;value&quot;&quot;:&quot;&amp;COLUMN([.P59])-10&amp;&quot;,&quot;&quot;text&quot;&quot;:&quot;&quot;&quot;&amp;[.P59]&amp;&quot;&quot;&quot;},&quot;;&quot;&quot;) &amp;IF([.Q59]&gt;0;&quot;{&quot;&quot;value&quot;&quot;:&quot;&amp;COLUMN([.Q59])-10&amp;&quot;,&quot;&quot;text&quot;&quot;:&quot;&quot;&quot;&amp;[.Q59]&amp;&quot;&quot;&quot;},&quot;;&quot;&quot;) &amp;IF([.R59]&gt;0;&quot;{&quot;&quot;value&quot;&quot;:&quot;&amp;COLUMN([.R59])-10&amp;&quot;,&quot;&quot;text&quot;&quot;:&quot;&quot;&quot;&amp;[.R59]&amp;&quot;&quot;&quot;},&quot;;&quot;&quot;) &amp;IF([.S59]&gt;0;&quot;{&quot;&quot;value&quot;&quot;:&quot;&amp;COLUMN([.S59])-10&amp;&quot;,&quot;&quot;text&quot;&quot;:&quot;&quot;&quot;&amp;[.S59]&amp;&quot;&quot;&quot;},&quot;;&quot;&quot;) &amp;IF([.T59]&gt;0;&quot;{&quot;&quot;value&quot;&quot;:&quot;&amp;COLUMN([.T59])-10&amp;&quot;,&quot;&quot;text&quot;&quot;:&quot;&quot;&quot;&amp;[.T59]&amp;&quot;&quot;&quot;},&quot;;&quot;&quot;) &amp;IF([.U59]&gt;0;&quot;{&quot;&quot;value&quot;&quot;:&quot;&amp;COLUMN([.U59])-10&amp;&quot;,&quot;&quot;text&quot;&quot;:&quot;&quot;&quot;&amp;[.U59]&amp;&quot;&quot;&quot;},&quot;;&quot;&quot;) &amp;IF([.V59]&gt;0;&quot;{&quot;&quot;value&quot;&quot;:&quot;&amp;COLUMN([.V59])-10&amp;&quot;,&quot;&quot;text&quot;&quot;:&quot;&quot;&quot;&amp;[.V59]&amp;&quot;&quot;&quot;},&quot;;&quot;&quot;) &amp;IF([.W59]&gt;0;&quot;{&quot;&quot;value&quot;&quot;:&quot;&amp;COLUMN([.W59])-10&amp;&quot;,&quot;&quot;text&quot;&quot;:&quot;&quot;&quot;&amp;[.W59]&amp;&quot;&quot;&quot;},&quot;;&quot;&quot;) &amp;IF([.X59]&gt;0;&quot;{&quot;&quot;value&quot;&quot;:&quot;&amp;COLUMN([.X59])-10&amp;&quot;,&quot;&quot;text&quot;&quot;:&quot;&quot;&quot;&amp;[.X59]&amp;&quot;&quot;&quot;},&quot;;&quot;&quot;) &amp;IF([.Y59]&gt;0;&quot;{&quot;&quot;value&quot;&quot;:&quot;&amp;COLUMN([.Y59])-10&amp;&quot;,&quot;&quot;text&quot;&quot;:&quot;&quot;&quot;&amp;[.Y59]&amp;&quot;&quot;&quot;},&quot;;&quot;&quot;) &amp;IF([.Z59]&gt;0;&quot;{&quot;&quot;value&quot;&quot;:&quot;&amp;COLUMN([.Z59])-10&amp;&quot;,&quot;&quot;text&quot;&quot;:&quot;&quot;&quot;&amp;[.Z59]&amp;&quot;&quot;&quot;},&quot;;&quot;&quot;) &amp;IF([.AA59]&gt;0;&quot;{&quot;&quot;value&quot;&quot;:&quot;&amp;COLUMN([.AA59])-10&amp;&quot;,&quot;&quot;text&quot;&quot;:&quot;&quot;&quot;&amp;[.AA59]&amp;&quot;&quot;&quot;},&quot;;&quot;&quot;)" office:value-type="string" office:string-value="{&quot;id&quot;:58,&quot;ordinal&quot;:57,&quot;required&quot;:0,&quot;category&quot;:&quot;Managing&quot;,&quot;skip&quot;:&quot;null&quot;,&quot;text&quot;:&quot;Do you know when you are going hypo / low without testing your blood glucose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58,"ordinal":57,"required":0,"category":"Managing","skip":"null","text":"Do you know when you are going hypo / low without testing your blood glucose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0&amp;&quot;,&quot;&quot;text&quot;&quot;:&quot;&quot;&quot;&amp;[.K60]&amp;&quot;&quot;&quot;},&quot;;&quot;&quot;) &amp;IF([.L60]&gt;0;&quot;{&quot;&quot;value&quot;&quot;:&quot;&amp;COLUMN([.L60])-10&amp;&quot;,&quot;&quot;text&quot;&quot;:&quot;&quot;&quot;&amp;[.L60]&amp;&quot;&quot;&quot;},&quot;;&quot;&quot;) &amp;IF([.M60]&gt;0;&quot;{&quot;&quot;value&quot;&quot;:&quot;&amp;COLUMN([.M60])-10&amp;&quot;,&quot;&quot;text&quot;&quot;:&quot;&quot;&quot;&amp;[.M60]&amp;&quot;&quot;&quot;},&quot;;&quot;&quot;) &amp;IF([.N60]&gt;0;&quot;{&quot;&quot;value&quot;&quot;:&quot;&amp;COLUMN([.N60])-10&amp;&quot;,&quot;&quot;text&quot;&quot;:&quot;&quot;&quot;&amp;[.N60]&amp;&quot;&quot;&quot;},&quot;;&quot;&quot;) &amp;IF([.O60]&gt;0;&quot;{&quot;&quot;value&quot;&quot;:&quot;&amp;COLUMN([.O60])-10&amp;&quot;,&quot;&quot;text&quot;&quot;:&quot;&quot;&quot;&amp;[.O60]&amp;&quot;&quot;&quot;},&quot;;&quot;&quot;) &amp;IF([.P60]&gt;0;&quot;{&quot;&quot;value&quot;&quot;:&quot;&amp;COLUMN([.P60])-10&amp;&quot;,&quot;&quot;text&quot;&quot;:&quot;&quot;&quot;&amp;[.P60]&amp;&quot;&quot;&quot;},&quot;;&quot;&quot;) &amp;IF([.Q60]&gt;0;&quot;{&quot;&quot;value&quot;&quot;:&quot;&amp;COLUMN([.Q60])-10&amp;&quot;,&quot;&quot;text&quot;&quot;:&quot;&quot;&quot;&amp;[.Q60]&amp;&quot;&quot;&quot;},&quot;;&quot;&quot;) &amp;IF([.R60]&gt;0;&quot;{&quot;&quot;value&quot;&quot;:&quot;&amp;COLUMN([.R60])-10&amp;&quot;,&quot;&quot;text&quot;&quot;:&quot;&quot;&quot;&amp;[.R60]&amp;&quot;&quot;&quot;},&quot;;&quot;&quot;) &amp;IF([.S60]&gt;0;&quot;{&quot;&quot;value&quot;&quot;:&quot;&amp;COLUMN([.S60])-10&amp;&quot;,&quot;&quot;text&quot;&quot;:&quot;&quot;&quot;&amp;[.S60]&amp;&quot;&quot;&quot;},&quot;;&quot;&quot;) &amp;IF([.T60]&gt;0;&quot;{&quot;&quot;value&quot;&quot;:&quot;&amp;COLUMN([.T60])-10&amp;&quot;,&quot;&quot;text&quot;&quot;:&quot;&quot;&quot;&amp;[.T60]&amp;&quot;&quot;&quot;},&quot;;&quot;&quot;) &amp;IF([.U60]&gt;0;&quot;{&quot;&quot;value&quot;&quot;:&quot;&amp;COLUMN([.U60])-10&amp;&quot;,&quot;&quot;text&quot;&quot;:&quot;&quot;&quot;&amp;[.U60]&amp;&quot;&quot;&quot;},&quot;;&quot;&quot;) &amp;IF([.V60]&gt;0;&quot;{&quot;&quot;value&quot;&quot;:&quot;&amp;COLUMN([.V60])-10&amp;&quot;,&quot;&quot;text&quot;&quot;:&quot;&quot;&quot;&amp;[.V60]&amp;&quot;&quot;&quot;},&quot;;&quot;&quot;) &amp;IF([.W60]&gt;0;&quot;{&quot;&quot;value&quot;&quot;:&quot;&amp;COLUMN([.W60])-10&amp;&quot;,&quot;&quot;text&quot;&quot;:&quot;&quot;&quot;&amp;[.W60]&amp;&quot;&quot;&quot;},&quot;;&quot;&quot;) &amp;IF([.X60]&gt;0;&quot;{&quot;&quot;value&quot;&quot;:&quot;&amp;COLUMN([.X60])-10&amp;&quot;,&quot;&quot;text&quot;&quot;:&quot;&quot;&quot;&amp;[.X60]&amp;&quot;&quot;&quot;},&quot;;&quot;&quot;) &amp;IF([.Y60]&gt;0;&quot;{&quot;&quot;value&quot;&quot;:&quot;&amp;COLUMN([.Y60])-10&amp;&quot;,&quot;&quot;text&quot;&quot;:&quot;&quot;&quot;&amp;[.Y60]&amp;&quot;&quot;&quot;},&quot;;&quot;&quot;) &amp;IF([.Z60]&gt;0;&quot;{&quot;&quot;value&quot;&quot;:&quot;&amp;COLUMN([.Z60])-10&amp;&quot;,&quot;&quot;text&quot;&quot;:&quot;&quot;&quot;&amp;[.Z60]&amp;&quot;&quot;&quot;},&quot;;&quot;&quot;) &amp;IF([.AA60]&gt;0;&quot;{&quot;&quot;value&quot;&quot;:&quot;&amp;COLUMN([.AA60])-10&amp;&quot;,&quot;&quot;text&quot;&quot;:&quot;&quot;&quot;&amp;[.AA60]&amp;&quot;&quot;&quot;},&quot;;&quot;&quot;)" office:value-type="string" office:string-value="{&quot;id&quot;:59,&quot;ordinal&quot;:58,&quot;required&quot;:0,&quot;category&quot;:&quot;Managing&quot;,&quot;skip&quot;:&quot;null&quot;,&quot;text&quot;:&quot;How do you feel when your blood glucose is low?&quot;,&quot;type&quot;:&quot;MC&quot;,&quot;options&quot;:[{&quot;value&quot;:1,&quot;text&quot;:&quot;I just want to sit down&quot;},{&quot;value&quot;:2,&quot;text&quot;:&quot;I want to go to sleep&quot;},{&quot;value&quot;:3,&quot;text&quot;:&quot;I get a pain in my head&quot;},{&quot;value&quot;:4,&quot;text&quot;:&quot;I feel a bit shaky&quot;},{&quot;value&quot;:5,&quot;text&quot;:&quot;I feel hot and sweaty&quot;},{&quot;value&quot;:6,&quot;text&quot;:&quot;I feel dizzy&quot;},{&quot;value&quot;:7,&quot;text&quot;:&quot;Really hungry&quot;},{&quot;value&quot;:8,&quot;text&quot;:&quot;Nauseas / sick&quot;},{&quot;value&quot;:9,&quot;text&quot;:&quot;I can't concentrate&quot;},{&quot;value&quot;:10,&quot;text&quot;:&quot;Spaced out&quot;},{&quot;value&quot;:11,&quot;text&quot;:&quot;I go all quiet&quot;},{&quot;value&quot;:12,&quot;text&quot;:&quot;Irritable / moody&quot;},{&quot;value&quot;:13,&quot;text&quot;:&quot;I start to laugh at random things and get on people's nerves&quot;},{&quot;value&quot;:14,&quot;text&quot;:&quot;Sometimes I dream I'm having a hypo, then I wake up and I am having one&quot;},{&quot;value&quot;:15,&quot;text&quot;:&quot;I do feel anything&quot;},{&quot;value&quot;:16,&quot;text&quot;:&quot;Stomach pain&quot;},{&quot;value&quot;:17,&quot;text&quot;:&quot;TEXT_OTHER&quot;},">
            <text:p>{"id":59,"ordinal":58,"required":0,"category":"Managing","skip":"null","text":"How do you feel when your blood glucose is low?","type":"MC","options":[{"value":1,"text":"I just want to sit down"},{"value":2,"text":"I want to go to sleep"},{"value":3,"text":"I get a pain in my head"},{"value":4,"text":"I feel a bit shaky"},{"value":5,"text":"I feel hot and sweaty"},{"value":6,"text":"I feel dizzy"},{"value":7,"text":"Really hungry"},{"value":8,"text":"Nauseas / sick"},{"value":9,"text":"I can't concentrate"},{"value":10,"text":"Spaced out"},{"value":11,"text":"I go all quiet"},{"value":12,"text":"Irritable / moody"},{"value":13,"text":"I start to laugh at random things and get on people's nerves"},{"value":14,"text":"Sometimes I dream I'm having a hypo, then I wake up and I am having one"},{"value":15,"text":"I do feel anything"},{"value":16,"text":"Stomach pain"},{"value":17,"text":"TEXT_OTHER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0&amp;&quot;,&quot;&quot;text&quot;&quot;:&quot;&quot;&quot;&amp;[.K61]&amp;&quot;&quot;&quot;},&quot;;&quot;&quot;) &amp;IF([.L61]&gt;0;&quot;{&quot;&quot;value&quot;&quot;:&quot;&amp;COLUMN([.L61])-10&amp;&quot;,&quot;&quot;text&quot;&quot;:&quot;&quot;&quot;&amp;[.L61]&amp;&quot;&quot;&quot;},&quot;;&quot;&quot;) &amp;IF([.M61]&gt;0;&quot;{&quot;&quot;value&quot;&quot;:&quot;&amp;COLUMN([.M61])-10&amp;&quot;,&quot;&quot;text&quot;&quot;:&quot;&quot;&quot;&amp;[.M61]&amp;&quot;&quot;&quot;},&quot;;&quot;&quot;) &amp;IF([.N61]&gt;0;&quot;{&quot;&quot;value&quot;&quot;:&quot;&amp;COLUMN([.N61])-10&amp;&quot;,&quot;&quot;text&quot;&quot;:&quot;&quot;&quot;&amp;[.N61]&amp;&quot;&quot;&quot;},&quot;;&quot;&quot;) &amp;IF([.O61]&gt;0;&quot;{&quot;&quot;value&quot;&quot;:&quot;&amp;COLUMN([.O61])-10&amp;&quot;,&quot;&quot;text&quot;&quot;:&quot;&quot;&quot;&amp;[.O61]&amp;&quot;&quot;&quot;},&quot;;&quot;&quot;) &amp;IF([.P61]&gt;0;&quot;{&quot;&quot;value&quot;&quot;:&quot;&amp;COLUMN([.P61])-10&amp;&quot;,&quot;&quot;text&quot;&quot;:&quot;&quot;&quot;&amp;[.P61]&amp;&quot;&quot;&quot;},&quot;;&quot;&quot;) &amp;IF([.Q61]&gt;0;&quot;{&quot;&quot;value&quot;&quot;:&quot;&amp;COLUMN([.Q61])-10&amp;&quot;,&quot;&quot;text&quot;&quot;:&quot;&quot;&quot;&amp;[.Q61]&amp;&quot;&quot;&quot;},&quot;;&quot;&quot;) &amp;IF([.R61]&gt;0;&quot;{&quot;&quot;value&quot;&quot;:&quot;&amp;COLUMN([.R61])-10&amp;&quot;,&quot;&quot;text&quot;&quot;:&quot;&quot;&quot;&amp;[.R61]&amp;&quot;&quot;&quot;},&quot;;&quot;&quot;) &amp;IF([.S61]&gt;0;&quot;{&quot;&quot;value&quot;&quot;:&quot;&amp;COLUMN([.S61])-10&amp;&quot;,&quot;&quot;text&quot;&quot;:&quot;&quot;&quot;&amp;[.S61]&amp;&quot;&quot;&quot;},&quot;;&quot;&quot;) &amp;IF([.T61]&gt;0;&quot;{&quot;&quot;value&quot;&quot;:&quot;&amp;COLUMN([.T61])-10&amp;&quot;,&quot;&quot;text&quot;&quot;:&quot;&quot;&quot;&amp;[.T61]&amp;&quot;&quot;&quot;},&quot;;&quot;&quot;) &amp;IF([.U61]&gt;0;&quot;{&quot;&quot;value&quot;&quot;:&quot;&amp;COLUMN([.U61])-10&amp;&quot;,&quot;&quot;text&quot;&quot;:&quot;&quot;&quot;&amp;[.U61]&amp;&quot;&quot;&quot;},&quot;;&quot;&quot;) &amp;IF([.V61]&gt;0;&quot;{&quot;&quot;value&quot;&quot;:&quot;&amp;COLUMN([.V61])-10&amp;&quot;,&quot;&quot;text&quot;&quot;:&quot;&quot;&quot;&amp;[.V61]&amp;&quot;&quot;&quot;},&quot;;&quot;&quot;) &amp;IF([.W61]&gt;0;&quot;{&quot;&quot;value&quot;&quot;:&quot;&amp;COLUMN([.W61])-10&amp;&quot;,&quot;&quot;text&quot;&quot;:&quot;&quot;&quot;&amp;[.W61]&amp;&quot;&quot;&quot;},&quot;;&quot;&quot;) &amp;IF([.X61]&gt;0;&quot;{&quot;&quot;value&quot;&quot;:&quot;&amp;COLUMN([.X61])-10&amp;&quot;,&quot;&quot;text&quot;&quot;:&quot;&quot;&quot;&amp;[.X61]&amp;&quot;&quot;&quot;},&quot;;&quot;&quot;) &amp;IF([.Y61]&gt;0;&quot;{&quot;&quot;value&quot;&quot;:&quot;&amp;COLUMN([.Y61])-10&amp;&quot;,&quot;&quot;text&quot;&quot;:&quot;&quot;&quot;&amp;[.Y61]&amp;&quot;&quot;&quot;},&quot;;&quot;&quot;) &amp;IF([.Z61]&gt;0;&quot;{&quot;&quot;value&quot;&quot;:&quot;&amp;COLUMN([.Z61])-10&amp;&quot;,&quot;&quot;text&quot;&quot;:&quot;&quot;&quot;&amp;[.Z61]&amp;&quot;&quot;&quot;},&quot;;&quot;&quot;) &amp;IF([.AA61]&gt;0;&quot;{&quot;&quot;value&quot;&quot;:&quot;&amp;COLUMN([.AA61])-10&amp;&quot;,&quot;&quot;text&quot;&quot;:&quot;&quot;&quot;&amp;[.AA61]&amp;&quot;&quot;&quot;},&quot;;&quot;&quot;)" office:value-type="string" office:string-value="{&quot;id&quot;:60,&quot;ordinal&quot;:59,&quot;required&quot;:0,&quot;category&quot;:&quot;Managing&quot;,&quot;skip&quot;:&quot;null&quot;,&quot;text&quot;:&quot;What makes you hypo / low?&quot;,&quot;type&quot;:&quot;MC&quot;,&quot;options&quot;:[{&quot;value&quot;:1,&quot;text&quot;:&quot;Physical activity / exercise&quot;},{&quot;value&quot;:2,&quot;text&quot;:&quot;Being stressed / excited&quot;},{&quot;value&quot;:3,&quot;text&quot;:&quot;The weather&quot;},{&quot;value&quot;:4,&quot;text&quot;:&quot;Injecting too much insulin&quot;},{&quot;value&quot;:5,&quot;text&quot;:&quot;Drinking alcohol&quot;},{&quot;value&quot;:6,&quot;text&quot;:&quot;Do know, it just happens&quot;},{&quot;value&quot;:7,&quot;text&quot;:&quot;Missing a meal / not eating enough carbohydrate&quot;},{&quot;value&quot;:8,&quot;text&quot;:&quot;TEXT_OTHER&quot;},">
            <text:p>{"id":60,"ordinal":59,"required":0,"category":"Managing","skip":"null","text":"What makes you hypo / low?","type":"MC","options":[{"value":1,"text":"Physical activity / exercise"},{"value":2,"text":"Being stressed / excited"},{"value":3,"text":"The weather"},{"value":4,"text":"Injecting too much insulin"},{"value":5,"text":"Drinking alcohol"},{"value":6,"text":"Do know, it just happens"},{"value":7,"text":"Missing a meal / not eating enough carbohydrate"},{"value":8,"text":"TEXT_OTHER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0&amp;&quot;,&quot;&quot;text&quot;&quot;:&quot;&quot;&quot;&amp;[.K62]&amp;&quot;&quot;&quot;},&quot;;&quot;&quot;) &amp;IF([.L62]&gt;0;&quot;{&quot;&quot;value&quot;&quot;:&quot;&amp;COLUMN([.L62])-10&amp;&quot;,&quot;&quot;text&quot;&quot;:&quot;&quot;&quot;&amp;[.L62]&amp;&quot;&quot;&quot;},&quot;;&quot;&quot;) &amp;IF([.M62]&gt;0;&quot;{&quot;&quot;value&quot;&quot;:&quot;&amp;COLUMN([.M62])-10&amp;&quot;,&quot;&quot;text&quot;&quot;:&quot;&quot;&quot;&amp;[.M62]&amp;&quot;&quot;&quot;},&quot;;&quot;&quot;) &amp;IF([.N62]&gt;0;&quot;{&quot;&quot;value&quot;&quot;:&quot;&amp;COLUMN([.N62])-10&amp;&quot;,&quot;&quot;text&quot;&quot;:&quot;&quot;&quot;&amp;[.N62]&amp;&quot;&quot;&quot;},&quot;;&quot;&quot;) &amp;IF([.O62]&gt;0;&quot;{&quot;&quot;value&quot;&quot;:&quot;&amp;COLUMN([.O62])-10&amp;&quot;,&quot;&quot;text&quot;&quot;:&quot;&quot;&quot;&amp;[.O62]&amp;&quot;&quot;&quot;},&quot;;&quot;&quot;) &amp;IF([.P62]&gt;0;&quot;{&quot;&quot;value&quot;&quot;:&quot;&amp;COLUMN([.P62])-10&amp;&quot;,&quot;&quot;text&quot;&quot;:&quot;&quot;&quot;&amp;[.P62]&amp;&quot;&quot;&quot;},&quot;;&quot;&quot;) &amp;IF([.Q62]&gt;0;&quot;{&quot;&quot;value&quot;&quot;:&quot;&amp;COLUMN([.Q62])-10&amp;&quot;,&quot;&quot;text&quot;&quot;:&quot;&quot;&quot;&amp;[.Q62]&amp;&quot;&quot;&quot;},&quot;;&quot;&quot;) &amp;IF([.R62]&gt;0;&quot;{&quot;&quot;value&quot;&quot;:&quot;&amp;COLUMN([.R62])-10&amp;&quot;,&quot;&quot;text&quot;&quot;:&quot;&quot;&quot;&amp;[.R62]&amp;&quot;&quot;&quot;},&quot;;&quot;&quot;) &amp;IF([.S62]&gt;0;&quot;{&quot;&quot;value&quot;&quot;:&quot;&amp;COLUMN([.S62])-10&amp;&quot;,&quot;&quot;text&quot;&quot;:&quot;&quot;&quot;&amp;[.S62]&amp;&quot;&quot;&quot;},&quot;;&quot;&quot;) &amp;IF([.T62]&gt;0;&quot;{&quot;&quot;value&quot;&quot;:&quot;&amp;COLUMN([.T62])-10&amp;&quot;,&quot;&quot;text&quot;&quot;:&quot;&quot;&quot;&amp;[.T62]&amp;&quot;&quot;&quot;},&quot;;&quot;&quot;) &amp;IF([.U62]&gt;0;&quot;{&quot;&quot;value&quot;&quot;:&quot;&amp;COLUMN([.U62])-10&amp;&quot;,&quot;&quot;text&quot;&quot;:&quot;&quot;&quot;&amp;[.U62]&amp;&quot;&quot;&quot;},&quot;;&quot;&quot;) &amp;IF([.V62]&gt;0;&quot;{&quot;&quot;value&quot;&quot;:&quot;&amp;COLUMN([.V62])-10&amp;&quot;,&quot;&quot;text&quot;&quot;:&quot;&quot;&quot;&amp;[.V62]&amp;&quot;&quot;&quot;},&quot;;&quot;&quot;) &amp;IF([.W62]&gt;0;&quot;{&quot;&quot;value&quot;&quot;:&quot;&amp;COLUMN([.W62])-10&amp;&quot;,&quot;&quot;text&quot;&quot;:&quot;&quot;&quot;&amp;[.W62]&amp;&quot;&quot;&quot;},&quot;;&quot;&quot;) &amp;IF([.X62]&gt;0;&quot;{&quot;&quot;value&quot;&quot;:&quot;&amp;COLUMN([.X62])-10&amp;&quot;,&quot;&quot;text&quot;&quot;:&quot;&quot;&quot;&amp;[.X62]&amp;&quot;&quot;&quot;},&quot;;&quot;&quot;) &amp;IF([.Y62]&gt;0;&quot;{&quot;&quot;value&quot;&quot;:&quot;&amp;COLUMN([.Y62])-10&amp;&quot;,&quot;&quot;text&quot;&quot;:&quot;&quot;&quot;&amp;[.Y62]&amp;&quot;&quot;&quot;},&quot;;&quot;&quot;) &amp;IF([.Z62]&gt;0;&quot;{&quot;&quot;value&quot;&quot;:&quot;&amp;COLUMN([.Z62])-10&amp;&quot;,&quot;&quot;text&quot;&quot;:&quot;&quot;&quot;&amp;[.Z62]&amp;&quot;&quot;&quot;},&quot;;&quot;&quot;) &amp;IF([.AA62]&gt;0;&quot;{&quot;&quot;value&quot;&quot;:&quot;&amp;COLUMN([.AA62])-10&amp;&quot;,&quot;&quot;text&quot;&quot;:&quot;&quot;&quot;&amp;[.AA62]&amp;&quot;&quot;&quot;},&quot;;&quot;&quot;)" office:value-type="string" office:string-value="{&quot;id&quot;:61,&quot;ordinal&quot;:60,&quot;required&quot;:0,&quot;category&quot;:&quot;Managing&quot;,&quot;skip&quot;:&quot;null&quot;,&quot;text&quot;:&quot;What do you do if you are hypo / low?&quot;,&quot;type&quot;:&quot;MC&quot;,&quot;options&quot;:[{&quot;value&quot;:1,&quot;text&quot;:&quot;Have something to eat / drink that contains carbohydrate&quot;},{&quot;value&quot;:2,&quot;text&quot;:&quot;Have a rest until my levels go back up&quot;},{&quot;value&quot;:3,&quot;text&quot;:&quot;Alter my insulin dose (give less insulin)&quot;},{&quot;value&quot;:4,&quot;text&quot;:&quot;Nothing, just carry on with what I was doing &quot;},{&quot;value&quot;:5,&quot;text&quot;:&quot;Do some exercise&quot;},{&quot;value&quot;:6,&quot;text&quot;:&quot;Tell someone&quot;},{&quot;value&quot;:7,&quot;text&quot;:&quot;TEXT_OTHER&quot;},">
            <text:p>{"id":61,"ordinal":60,"required":0,"category":"Managing","skip":"null","text":"What do you do if you are hypo / low?","type":"MC","options":[{"value":1,"text":"Have something to eat / drink that contains carbohydrate"},{"value":2,"text":"Have a rest until my levels go back up"},{"value":3,"text":"Alter my insulin dose (give less insulin)"},{"value":4,"text":"Nothing, just carry on with what I was doing "},{"value":5,"text":"Do some exercise"},{"value":6,"text":"Tell someone"},{"value":7,"text":"TEXT_OTHER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0&amp;&quot;,&quot;&quot;text&quot;&quot;:&quot;&quot;&quot;&amp;[.K63]&amp;&quot;&quot;&quot;},&quot;;&quot;&quot;) &amp;IF([.M63]&gt;0;&quot;{&quot;&quot;value&quot;&quot;:&quot;&amp;COLUMN([.M63])-10&amp;&quot;,&quot;&quot;text&quot;&quot;:&quot;&quot;&quot;&amp;[.M63]&amp;&quot;&quot;&quot;},&quot;;&quot;&quot;) &amp;IF([.M63]&gt;0;&quot;{&quot;&quot;value&quot;&quot;:&quot;&amp;COLUMN([.M63])-10&amp;&quot;,&quot;&quot;text&quot;&quot;:&quot;&quot;&quot;&amp;[.M63]&amp;&quot;&quot;&quot;},&quot;;&quot;&quot;) &amp;IF([.N63]&gt;0;&quot;{&quot;&quot;value&quot;&quot;:&quot;&amp;COLUMN([.N63])-10&amp;&quot;,&quot;&quot;text&quot;&quot;:&quot;&quot;&quot;&amp;[.N63]&amp;&quot;&quot;&quot;},&quot;;&quot;&quot;) &amp;IF([.O63]&gt;0;&quot;{&quot;&quot;value&quot;&quot;:&quot;&amp;COLUMN([.O63])-10&amp;&quot;,&quot;&quot;text&quot;&quot;:&quot;&quot;&quot;&amp;[.O63]&amp;&quot;&quot;&quot;},&quot;;&quot;&quot;) &amp;IF([.P63]&gt;0;&quot;{&quot;&quot;value&quot;&quot;:&quot;&amp;COLUMN([.P63])-10&amp;&quot;,&quot;&quot;text&quot;&quot;:&quot;&quot;&quot;&amp;[.P63]&amp;&quot;&quot;&quot;},&quot;;&quot;&quot;) &amp;IF([.Q63]&gt;0;&quot;{&quot;&quot;value&quot;&quot;:&quot;&amp;COLUMN([.Q63])-10&amp;&quot;,&quot;&quot;text&quot;&quot;:&quot;&quot;&quot;&amp;[.Q63]&amp;&quot;&quot;&quot;},&quot;;&quot;&quot;) &amp;IF([.R63]&gt;0;&quot;{&quot;&quot;value&quot;&quot;:&quot;&amp;COLUMN([.R63])-10&amp;&quot;,&quot;&quot;text&quot;&quot;:&quot;&quot;&quot;&amp;[.R63]&amp;&quot;&quot;&quot;},&quot;;&quot;&quot;) &amp;IF([.S63]&gt;0;&quot;{&quot;&quot;value&quot;&quot;:&quot;&amp;COLUMN([.S63])-10&amp;&quot;,&quot;&quot;text&quot;&quot;:&quot;&quot;&quot;&amp;[.S63]&amp;&quot;&quot;&quot;},&quot;;&quot;&quot;) &amp;IF([.T63]&gt;0;&quot;{&quot;&quot;value&quot;&quot;:&quot;&amp;COLUMN([.T63])-10&amp;&quot;,&quot;&quot;text&quot;&quot;:&quot;&quot;&quot;&amp;[.T63]&amp;&quot;&quot;&quot;},&quot;;&quot;&quot;) &amp;IF([.U63]&gt;0;&quot;{&quot;&quot;value&quot;&quot;:&quot;&amp;COLUMN([.U63])-10&amp;&quot;,&quot;&quot;text&quot;&quot;:&quot;&quot;&quot;&amp;[.U63]&amp;&quot;&quot;&quot;},&quot;;&quot;&quot;) &amp;IF([.V63]&gt;0;&quot;{&quot;&quot;value&quot;&quot;:&quot;&amp;COLUMN([.V63])-10&amp;&quot;,&quot;&quot;text&quot;&quot;:&quot;&quot;&quot;&amp;[.V63]&amp;&quot;&quot;&quot;},&quot;;&quot;&quot;) &amp;IF([.W63]&gt;0;&quot;{&quot;&quot;value&quot;&quot;:&quot;&amp;COLUMN([.W63])-10&amp;&quot;,&quot;&quot;text&quot;&quot;:&quot;&quot;&quot;&amp;[.W63]&amp;&quot;&quot;&quot;},&quot;;&quot;&quot;) &amp;IF([.X63]&gt;0;&quot;{&quot;&quot;value&quot;&quot;:&quot;&amp;COLUMN([.X63])-10&amp;&quot;,&quot;&quot;text&quot;&quot;:&quot;&quot;&quot;&amp;[.X63]&amp;&quot;&quot;&quot;},&quot;;&quot;&quot;) &amp;IF([.Y63]&gt;0;&quot;{&quot;&quot;value&quot;&quot;:&quot;&amp;COLUMN([.Y63])-10&amp;&quot;,&quot;&quot;text&quot;&quot;:&quot;&quot;&quot;&amp;[.Y63]&amp;&quot;&quot;&quot;},&quot;;&quot;&quot;) &amp;IF([.Z63]&gt;0;&quot;{&quot;&quot;value&quot;&quot;:&quot;&amp;COLUMN([.Z63])-10&amp;&quot;,&quot;&quot;text&quot;&quot;:&quot;&quot;&quot;&amp;[.Z63]&amp;&quot;&quot;&quot;},&quot;;&quot;&quot;) &amp;IF([.AA63]&gt;0;&quot;{&quot;&quot;value&quot;&quot;:&quot;&amp;COLUMN([.AA63])-10&amp;&quot;,&quot;&quot;text&quot;&quot;:&quot;&quot;&quot;&amp;[.AA63]&amp;&quot;&quot;&quot;},&quot;;&quot;&quot;)" office:value-type="string" office:string-value="{&quot;id&quot;:62,&quot;ordinal&quot;:61,&quot;required&quot;:0,&quot;category&quot;:&quot;Managing&quot;,&quot;skip&quot;:&quot;null&quot;,&quot;text&quot;:&quot;Have you been unconscious from a hypo in the last 12 months?&quot;,&quot;type&quot;:&quot;SC&quot;,&quot;options&quot;:[{&quot;value&quot;:1,&quot;text&quot;:&quot;Yes&quot;},{&quot;value&quot;:3,&quot;text&quot;:&quot;No&quot;},{&quot;value&quot;:3,&quot;text&quot;:&quot;No&quot;},">
            <text:p>{"id":62,"ordinal":61,"required":0,"category":"Managing","skip":"null","text":"Have you been unconscious from a hypo in the last 12 months?","type":"SC","options":[{"value":1,"text":"Yes"},{"value":3,"text":"No"},{"value":3,"text":"No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0&amp;&quot;,&quot;&quot;text&quot;&quot;:&quot;&quot;&quot;&amp;[.K64]&amp;&quot;&quot;&quot;},&quot;;&quot;&quot;) &amp;IF([.L64]&gt;0;&quot;{&quot;&quot;value&quot;&quot;:&quot;&amp;COLUMN([.L64])-10&amp;&quot;,&quot;&quot;text&quot;&quot;:&quot;&quot;&quot;&amp;[.L64]&amp;&quot;&quot;&quot;},&quot;;&quot;&quot;) &amp;IF([.M64]&gt;0;&quot;{&quot;&quot;value&quot;&quot;:&quot;&amp;COLUMN([.M64])-10&amp;&quot;,&quot;&quot;text&quot;&quot;:&quot;&quot;&quot;&amp;[.M64]&amp;&quot;&quot;&quot;},&quot;;&quot;&quot;) &amp;IF([.N64]&gt;0;&quot;{&quot;&quot;value&quot;&quot;:&quot;&amp;COLUMN([.N64])-10&amp;&quot;,&quot;&quot;text&quot;&quot;:&quot;&quot;&quot;&amp;[.N64]&amp;&quot;&quot;&quot;},&quot;;&quot;&quot;) &amp;IF([.O64]&gt;0;&quot;{&quot;&quot;value&quot;&quot;:&quot;&amp;COLUMN([.O64])-10&amp;&quot;,&quot;&quot;text&quot;&quot;:&quot;&quot;&quot;&amp;[.O64]&amp;&quot;&quot;&quot;},&quot;;&quot;&quot;) &amp;IF([.P64]&gt;0;&quot;{&quot;&quot;value&quot;&quot;:&quot;&amp;COLUMN([.P64])-10&amp;&quot;,&quot;&quot;text&quot;&quot;:&quot;&quot;&quot;&amp;[.P64]&amp;&quot;&quot;&quot;},&quot;;&quot;&quot;) &amp;IF([.Q64]&gt;0;&quot;{&quot;&quot;value&quot;&quot;:&quot;&amp;COLUMN([.Q64])-10&amp;&quot;,&quot;&quot;text&quot;&quot;:&quot;&quot;&quot;&amp;[.Q64]&amp;&quot;&quot;&quot;},&quot;;&quot;&quot;) &amp;IF([.R64]&gt;0;&quot;{&quot;&quot;value&quot;&quot;:&quot;&amp;COLUMN([.R64])-10&amp;&quot;,&quot;&quot;text&quot;&quot;:&quot;&quot;&quot;&amp;[.R64]&amp;&quot;&quot;&quot;},&quot;;&quot;&quot;) &amp;IF([.S64]&gt;0;&quot;{&quot;&quot;value&quot;&quot;:&quot;&amp;COLUMN([.S64])-10&amp;&quot;,&quot;&quot;text&quot;&quot;:&quot;&quot;&quot;&amp;[.S64]&amp;&quot;&quot;&quot;},&quot;;&quot;&quot;) &amp;IF([.T64]&gt;0;&quot;{&quot;&quot;value&quot;&quot;:&quot;&amp;COLUMN([.T64])-10&amp;&quot;,&quot;&quot;text&quot;&quot;:&quot;&quot;&quot;&amp;[.T64]&amp;&quot;&quot;&quot;},&quot;;&quot;&quot;) &amp;IF([.U64]&gt;0;&quot;{&quot;&quot;value&quot;&quot;:&quot;&amp;COLUMN([.U64])-10&amp;&quot;,&quot;&quot;text&quot;&quot;:&quot;&quot;&quot;&amp;[.U64]&amp;&quot;&quot;&quot;},&quot;;&quot;&quot;) &amp;IF([.V64]&gt;0;&quot;{&quot;&quot;value&quot;&quot;:&quot;&amp;COLUMN([.V64])-10&amp;&quot;,&quot;&quot;text&quot;&quot;:&quot;&quot;&quot;&amp;[.V64]&amp;&quot;&quot;&quot;},&quot;;&quot;&quot;) &amp;IF([.W64]&gt;0;&quot;{&quot;&quot;value&quot;&quot;:&quot;&amp;COLUMN([.W64])-10&amp;&quot;,&quot;&quot;text&quot;&quot;:&quot;&quot;&quot;&amp;[.W64]&amp;&quot;&quot;&quot;},&quot;;&quot;&quot;) &amp;IF([.X64]&gt;0;&quot;{&quot;&quot;value&quot;&quot;:&quot;&amp;COLUMN([.X64])-10&amp;&quot;,&quot;&quot;text&quot;&quot;:&quot;&quot;&quot;&amp;[.X64]&amp;&quot;&quot;&quot;},&quot;;&quot;&quot;) &amp;IF([.Y64]&gt;0;&quot;{&quot;&quot;value&quot;&quot;:&quot;&amp;COLUMN([.Y64])-10&amp;&quot;,&quot;&quot;text&quot;&quot;:&quot;&quot;&quot;&amp;[.Y64]&amp;&quot;&quot;&quot;},&quot;;&quot;&quot;) &amp;IF([.Z64]&gt;0;&quot;{&quot;&quot;value&quot;&quot;:&quot;&amp;COLUMN([.Z64])-10&amp;&quot;,&quot;&quot;text&quot;&quot;:&quot;&quot;&quot;&amp;[.Z64]&amp;&quot;&quot;&quot;},&quot;;&quot;&quot;) &amp;IF([.AA64]&gt;0;&quot;{&quot;&quot;value&quot;&quot;:&quot;&amp;COLUMN([.AA64])-10&amp;&quot;,&quot;&quot;text&quot;&quot;:&quot;&quot;&quot;&amp;[.AA64]&amp;&quot;&quot;&quot;},&quot;;&quot;&quot;)" office:value-type="string" office:string-value="{&quot;id&quot;:63,&quot;ordinal&quot;:62,&quot;required&quot;:0,&quot;category&quot;:&quot;Managing&quot;,&quot;skip&quot;:&quot;62.2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63,"ordinal":62,"required":0,"category":"Managing","skip":"62.2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0&amp;&quot;,&quot;&quot;text&quot;&quot;:&quot;&quot;&quot;&amp;[.K65]&amp;&quot;&quot;&quot;},&quot;;&quot;&quot;) &amp;IF([.L65]&gt;0;&quot;{&quot;&quot;value&quot;&quot;:&quot;&amp;COLUMN([.L65])-10&amp;&quot;,&quot;&quot;text&quot;&quot;:&quot;&quot;&quot;&amp;[.L65]&amp;&quot;&quot;&quot;},&quot;;&quot;&quot;) &amp;IF([.M65]&gt;0;&quot;{&quot;&quot;value&quot;&quot;:&quot;&amp;COLUMN([.M65])-10&amp;&quot;,&quot;&quot;text&quot;&quot;:&quot;&quot;&quot;&amp;[.M65]&amp;&quot;&quot;&quot;},&quot;;&quot;&quot;) &amp;IF([.N65]&gt;0;&quot;{&quot;&quot;value&quot;&quot;:&quot;&amp;COLUMN([.N65])-10&amp;&quot;,&quot;&quot;text&quot;&quot;:&quot;&quot;&quot;&amp;[.N65]&amp;&quot;&quot;&quot;},&quot;;&quot;&quot;) &amp;IF([.O65]&gt;0;&quot;{&quot;&quot;value&quot;&quot;:&quot;&amp;COLUMN([.O65])-10&amp;&quot;,&quot;&quot;text&quot;&quot;:&quot;&quot;&quot;&amp;[.O65]&amp;&quot;&quot;&quot;},&quot;;&quot;&quot;) &amp;IF([.P65]&gt;0;&quot;{&quot;&quot;value&quot;&quot;:&quot;&amp;COLUMN([.P65])-10&amp;&quot;,&quot;&quot;text&quot;&quot;:&quot;&quot;&quot;&amp;[.P65]&amp;&quot;&quot;&quot;},&quot;;&quot;&quot;) &amp;IF([.Q65]&gt;0;&quot;{&quot;&quot;value&quot;&quot;:&quot;&amp;COLUMN([.Q65])-10&amp;&quot;,&quot;&quot;text&quot;&quot;:&quot;&quot;&quot;&amp;[.Q65]&amp;&quot;&quot;&quot;},&quot;;&quot;&quot;) &amp;IF([.R65]&gt;0;&quot;{&quot;&quot;value&quot;&quot;:&quot;&amp;COLUMN([.R65])-10&amp;&quot;,&quot;&quot;text&quot;&quot;:&quot;&quot;&quot;&amp;[.R65]&amp;&quot;&quot;&quot;},&quot;;&quot;&quot;) &amp;IF([.S65]&gt;0;&quot;{&quot;&quot;value&quot;&quot;:&quot;&amp;COLUMN([.S65])-10&amp;&quot;,&quot;&quot;text&quot;&quot;:&quot;&quot;&quot;&amp;[.S65]&amp;&quot;&quot;&quot;},&quot;;&quot;&quot;) &amp;IF([.T65]&gt;0;&quot;{&quot;&quot;value&quot;&quot;:&quot;&amp;COLUMN([.T65])-10&amp;&quot;,&quot;&quot;text&quot;&quot;:&quot;&quot;&quot;&amp;[.T65]&amp;&quot;&quot;&quot;},&quot;;&quot;&quot;) &amp;IF([.U65]&gt;0;&quot;{&quot;&quot;value&quot;&quot;:&quot;&amp;COLUMN([.U65])-10&amp;&quot;,&quot;&quot;text&quot;&quot;:&quot;&quot;&quot;&amp;[.U65]&amp;&quot;&quot;&quot;},&quot;;&quot;&quot;) &amp;IF([.V65]&gt;0;&quot;{&quot;&quot;value&quot;&quot;:&quot;&amp;COLUMN([.V65])-10&amp;&quot;,&quot;&quot;text&quot;&quot;:&quot;&quot;&quot;&amp;[.V65]&amp;&quot;&quot;&quot;},&quot;;&quot;&quot;) &amp;IF([.W65]&gt;0;&quot;{&quot;&quot;value&quot;&quot;:&quot;&amp;COLUMN([.W65])-10&amp;&quot;,&quot;&quot;text&quot;&quot;:&quot;&quot;&quot;&amp;[.W65]&amp;&quot;&quot;&quot;},&quot;;&quot;&quot;) &amp;IF([.X65]&gt;0;&quot;{&quot;&quot;value&quot;&quot;:&quot;&amp;COLUMN([.X65])-10&amp;&quot;,&quot;&quot;text&quot;&quot;:&quot;&quot;&quot;&amp;[.X65]&amp;&quot;&quot;&quot;},&quot;;&quot;&quot;) &amp;IF([.Y65]&gt;0;&quot;{&quot;&quot;value&quot;&quot;:&quot;&amp;COLUMN([.Y65])-10&amp;&quot;,&quot;&quot;text&quot;&quot;:&quot;&quot;&quot;&amp;[.Y65]&amp;&quot;&quot;&quot;},&quot;;&quot;&quot;) &amp;IF([.Z65]&gt;0;&quot;{&quot;&quot;value&quot;&quot;:&quot;&amp;COLUMN([.Z65])-10&amp;&quot;,&quot;&quot;text&quot;&quot;:&quot;&quot;&quot;&amp;[.Z65]&amp;&quot;&quot;&quot;},&quot;;&quot;&quot;) &amp;IF([.AA65]&gt;0;&quot;{&quot;&quot;value&quot;&quot;:&quot;&amp;COLUMN([.AA65])-10&amp;&quot;,&quot;&quot;text&quot;&quot;:&quot;&quot;&quot;&amp;[.AA65]&amp;&quot;&quot;&quot;},&quot;;&quot;&quot;)" office:value-type="string" office:string-value="{&quot;id&quot;:64,&quot;ordinal&quot;:63,&quot;required&quot;:0,&quot;category&quot;:&quot;Managing&quot;,&quot;skip&quot;:&quot;62.2&quot;,&quot;text&quot;:&quot;Have you ever been admitted to hospital for a hypo?&quot;,&quot;type&quot;:&quot;SC&quot;,&quot;options&quot;:[{&quot;value&quot;:1,&quot;text&quot;:&quot;Yes&quot;},{&quot;value&quot;:2,&quot;text&quot;:&quot;No&quot;},{&quot;value&quot;:3,&quot;text&quot;:&quot;Not sure&quot;},">
            <text:p>{"id":64,"ordinal":63,"required":0,"category":"Managing","skip":"62.2","text":"Have you ever been admitted to hospital for a hypo?","type":"SC","options":[{"value":1,"text":"Yes"},{"value":2,"text":"No"},{"value":3,"text":"Not sure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0&amp;&quot;,&quot;&quot;text&quot;&quot;:&quot;&quot;&quot;&amp;[.K66]&amp;&quot;&quot;&quot;},&quot;;&quot;&quot;) &amp;IF([.L66]&gt;0;&quot;{&quot;&quot;value&quot;&quot;:&quot;&amp;COLUMN([.L66])-10&amp;&quot;,&quot;&quot;text&quot;&quot;:&quot;&quot;&quot;&amp;[.L66]&amp;&quot;&quot;&quot;},&quot;;&quot;&quot;) &amp;IF([.M66]&gt;0;&quot;{&quot;&quot;value&quot;&quot;:&quot;&amp;COLUMN([.M66])-10&amp;&quot;,&quot;&quot;text&quot;&quot;:&quot;&quot;&quot;&amp;[.M66]&amp;&quot;&quot;&quot;},&quot;;&quot;&quot;) &amp;IF([.N66]&gt;0;&quot;{&quot;&quot;value&quot;&quot;:&quot;&amp;COLUMN([.N66])-10&amp;&quot;,&quot;&quot;text&quot;&quot;:&quot;&quot;&quot;&amp;[.N66]&amp;&quot;&quot;&quot;},&quot;;&quot;&quot;) &amp;IF([.O66]&gt;0;&quot;{&quot;&quot;value&quot;&quot;:&quot;&amp;COLUMN([.O66])-10&amp;&quot;,&quot;&quot;text&quot;&quot;:&quot;&quot;&quot;&amp;[.O66]&amp;&quot;&quot;&quot;},&quot;;&quot;&quot;) &amp;IF([.P66]&gt;0;&quot;{&quot;&quot;value&quot;&quot;:&quot;&amp;COLUMN([.P66])-10&amp;&quot;,&quot;&quot;text&quot;&quot;:&quot;&quot;&quot;&amp;[.P66]&amp;&quot;&quot;&quot;},&quot;;&quot;&quot;) &amp;IF([.Q66]&gt;0;&quot;{&quot;&quot;value&quot;&quot;:&quot;&amp;COLUMN([.Q66])-10&amp;&quot;,&quot;&quot;text&quot;&quot;:&quot;&quot;&quot;&amp;[.Q66]&amp;&quot;&quot;&quot;},&quot;;&quot;&quot;) &amp;IF([.R66]&gt;0;&quot;{&quot;&quot;value&quot;&quot;:&quot;&amp;COLUMN([.R66])-10&amp;&quot;,&quot;&quot;text&quot;&quot;:&quot;&quot;&quot;&amp;[.R66]&amp;&quot;&quot;&quot;},&quot;;&quot;&quot;) &amp;IF([.S66]&gt;0;&quot;{&quot;&quot;value&quot;&quot;:&quot;&amp;COLUMN([.S66])-10&amp;&quot;,&quot;&quot;text&quot;&quot;:&quot;&quot;&quot;&amp;[.S66]&amp;&quot;&quot;&quot;},&quot;;&quot;&quot;) &amp;IF([.T66]&gt;0;&quot;{&quot;&quot;value&quot;&quot;:&quot;&amp;COLUMN([.T66])-10&amp;&quot;,&quot;&quot;text&quot;&quot;:&quot;&quot;&quot;&amp;[.T66]&amp;&quot;&quot;&quot;},&quot;;&quot;&quot;) &amp;IF([.U66]&gt;0;&quot;{&quot;&quot;value&quot;&quot;:&quot;&amp;COLUMN([.U66])-10&amp;&quot;,&quot;&quot;text&quot;&quot;:&quot;&quot;&quot;&amp;[.U66]&amp;&quot;&quot;&quot;},&quot;;&quot;&quot;) &amp;IF([.V66]&gt;0;&quot;{&quot;&quot;value&quot;&quot;:&quot;&amp;COLUMN([.V66])-10&amp;&quot;,&quot;&quot;text&quot;&quot;:&quot;&quot;&quot;&amp;[.V66]&amp;&quot;&quot;&quot;},&quot;;&quot;&quot;) &amp;IF([.W66]&gt;0;&quot;{&quot;&quot;value&quot;&quot;:&quot;&amp;COLUMN([.W66])-10&amp;&quot;,&quot;&quot;text&quot;&quot;:&quot;&quot;&quot;&amp;[.W66]&amp;&quot;&quot;&quot;},&quot;;&quot;&quot;) &amp;IF([.X66]&gt;0;&quot;{&quot;&quot;value&quot;&quot;:&quot;&amp;COLUMN([.X66])-10&amp;&quot;,&quot;&quot;text&quot;&quot;:&quot;&quot;&quot;&amp;[.X66]&amp;&quot;&quot;&quot;},&quot;;&quot;&quot;) &amp;IF([.Y66]&gt;0;&quot;{&quot;&quot;value&quot;&quot;:&quot;&amp;COLUMN([.Y66])-10&amp;&quot;,&quot;&quot;text&quot;&quot;:&quot;&quot;&quot;&amp;[.Y66]&amp;&quot;&quot;&quot;},&quot;;&quot;&quot;) &amp;IF([.Z66]&gt;0;&quot;{&quot;&quot;value&quot;&quot;:&quot;&amp;COLUMN([.Z66])-10&amp;&quot;,&quot;&quot;text&quot;&quot;:&quot;&quot;&quot;&amp;[.Z66]&amp;&quot;&quot;&quot;},&quot;;&quot;&quot;) &amp;IF([.AA66]&gt;0;&quot;{&quot;&quot;value&quot;&quot;:&quot;&amp;COLUMN([.AA66])-10&amp;&quot;,&quot;&quot;text&quot;&quot;:&quot;&quot;&quot;&amp;[.AA66]&amp;&quot;&quot;&quot;},&quot;;&quot;&quot;)" office:value-type="string" office:string-value="{&quot;id&quot;:65,&quot;ordinal&quot;:64,&quot;required&quot;:0,&quot;category&quot;:&quot;Managing&quot;,&quot;skip&quot;:&quot;62.1,62.2&quot;,&quot;text&quot;:&quot;How did that make you feel?&quot;,&quot;type&quot;:&quot;TEXT&quot;,&quot;options&quot;:[">
            <text:p>{"id":65,"ordinal":64,"required":0,"category":"Managing","skip":"62.1,62.2","text":"How did that make you feel?","type":"TEXT","options":[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0&amp;&quot;,&quot;&quot;text&quot;&quot;:&quot;&quot;&quot;&amp;[.K67]&amp;&quot;&quot;&quot;},&quot;;&quot;&quot;) &amp;IF([.L67]&gt;0;&quot;{&quot;&quot;value&quot;&quot;:&quot;&amp;COLUMN([.L67])-10&amp;&quot;,&quot;&quot;text&quot;&quot;:&quot;&quot;&quot;&amp;[.L67]&amp;&quot;&quot;&quot;},&quot;;&quot;&quot;) &amp;IF([.M67]&gt;0;&quot;{&quot;&quot;value&quot;&quot;:&quot;&amp;COLUMN([.M67])-10&amp;&quot;,&quot;&quot;text&quot;&quot;:&quot;&quot;&quot;&amp;[.M67]&amp;&quot;&quot;&quot;},&quot;;&quot;&quot;) &amp;IF([.N67]&gt;0;&quot;{&quot;&quot;value&quot;&quot;:&quot;&amp;COLUMN([.N67])-10&amp;&quot;,&quot;&quot;text&quot;&quot;:&quot;&quot;&quot;&amp;[.N67]&amp;&quot;&quot;&quot;},&quot;;&quot;&quot;) &amp;IF([.O67]&gt;0;&quot;{&quot;&quot;value&quot;&quot;:&quot;&amp;COLUMN([.O67])-10&amp;&quot;,&quot;&quot;text&quot;&quot;:&quot;&quot;&quot;&amp;[.O67]&amp;&quot;&quot;&quot;},&quot;;&quot;&quot;) &amp;IF([.P67]&gt;0;&quot;{&quot;&quot;value&quot;&quot;:&quot;&amp;COLUMN([.P67])-10&amp;&quot;,&quot;&quot;text&quot;&quot;:&quot;&quot;&quot;&amp;[.P67]&amp;&quot;&quot;&quot;},&quot;;&quot;&quot;) &amp;IF([.Q67]&gt;0;&quot;{&quot;&quot;value&quot;&quot;:&quot;&amp;COLUMN([.Q67])-10&amp;&quot;,&quot;&quot;text&quot;&quot;:&quot;&quot;&quot;&amp;[.Q67]&amp;&quot;&quot;&quot;},&quot;;&quot;&quot;) &amp;IF([.R67]&gt;0;&quot;{&quot;&quot;value&quot;&quot;:&quot;&amp;COLUMN([.R67])-10&amp;&quot;,&quot;&quot;text&quot;&quot;:&quot;&quot;&quot;&amp;[.R67]&amp;&quot;&quot;&quot;},&quot;;&quot;&quot;) &amp;IF([.S67]&gt;0;&quot;{&quot;&quot;value&quot;&quot;:&quot;&amp;COLUMN([.S67])-10&amp;&quot;,&quot;&quot;text&quot;&quot;:&quot;&quot;&quot;&amp;[.S67]&amp;&quot;&quot;&quot;},&quot;;&quot;&quot;) &amp;IF([.T67]&gt;0;&quot;{&quot;&quot;value&quot;&quot;:&quot;&amp;COLUMN([.T67])-10&amp;&quot;,&quot;&quot;text&quot;&quot;:&quot;&quot;&quot;&amp;[.T67]&amp;&quot;&quot;&quot;},&quot;;&quot;&quot;) &amp;IF([.U67]&gt;0;&quot;{&quot;&quot;value&quot;&quot;:&quot;&amp;COLUMN([.U67])-10&amp;&quot;,&quot;&quot;text&quot;&quot;:&quot;&quot;&quot;&amp;[.U67]&amp;&quot;&quot;&quot;},&quot;;&quot;&quot;) &amp;IF([.V67]&gt;0;&quot;{&quot;&quot;value&quot;&quot;:&quot;&amp;COLUMN([.V67])-10&amp;&quot;,&quot;&quot;text&quot;&quot;:&quot;&quot;&quot;&amp;[.V67]&amp;&quot;&quot;&quot;},&quot;;&quot;&quot;) &amp;IF([.W67]&gt;0;&quot;{&quot;&quot;value&quot;&quot;:&quot;&amp;COLUMN([.W67])-10&amp;&quot;,&quot;&quot;text&quot;&quot;:&quot;&quot;&quot;&amp;[.W67]&amp;&quot;&quot;&quot;},&quot;;&quot;&quot;) &amp;IF([.X67]&gt;0;&quot;{&quot;&quot;value&quot;&quot;:&quot;&amp;COLUMN([.X67])-10&amp;&quot;,&quot;&quot;text&quot;&quot;:&quot;&quot;&quot;&amp;[.X67]&amp;&quot;&quot;&quot;},&quot;;&quot;&quot;) &amp;IF([.Y67]&gt;0;&quot;{&quot;&quot;value&quot;&quot;:&quot;&amp;COLUMN([.Y67])-10&amp;&quot;,&quot;&quot;text&quot;&quot;:&quot;&quot;&quot;&amp;[.Y67]&amp;&quot;&quot;&quot;},&quot;;&quot;&quot;) &amp;IF([.Z67]&gt;0;&quot;{&quot;&quot;value&quot;&quot;:&quot;&amp;COLUMN([.Z67])-10&amp;&quot;,&quot;&quot;text&quot;&quot;:&quot;&quot;&quot;&amp;[.Z67]&amp;&quot;&quot;&quot;},&quot;;&quot;&quot;) &amp;IF([.AA67]&gt;0;&quot;{&quot;&quot;value&quot;&quot;:&quot;&amp;COLUMN([.AA67])-10&amp;&quot;,&quot;&quot;text&quot;&quot;:&quot;&quot;&quot;&amp;[.AA67]&amp;&quot;&quot;&quot;},&quot;;&quot;&quot;)" office:value-type="string" office:string-value="{&quot;id&quot;:66,&quot;ordinal&quot;:65,&quot;required&quot;:0,&quot;category&quot;:&quot;Managing&quot;,&quot;skip&quot;:&quot;62.2&quot;,&quot;text&quot;:&quot;How often do you have high blood glucose (more than 10 mmols/l)?&quot;,&quot;type&quot;:&quot;SC&quot;,&quot;options&quot;:[{&quot;value&quot;:1,&quot;text&quot;:&quot;Often&quot;},{&quot;value&quot;:2,&quot;text&quot;:&quot;Every now and again&quot;},{&quot;value&quot;:3,&quot;text&quot;:&quot;Rarely / Never&quot;},">
            <text:p>{"id":66,"ordinal":65,"required":0,"category":"Managing","skip":"62.2","text":"How often do you have high blood glucose (more than 10 mmols/l)?","type":"SC","options":[{"value":1,"text":"Often"},{"value":2,"text":"Every now and again"},{"value":3,"text":"Rarely / Nev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0&amp;&quot;,&quot;&quot;text&quot;&quot;:&quot;&quot;&quot;&amp;[.K68]&amp;&quot;&quot;&quot;},&quot;;&quot;&quot;) &amp;IF([.L68]&gt;0;&quot;{&quot;&quot;value&quot;&quot;:&quot;&amp;COLUMN([.L68])-10&amp;&quot;,&quot;&quot;text&quot;&quot;:&quot;&quot;&quot;&amp;[.L68]&amp;&quot;&quot;&quot;},&quot;;&quot;&quot;) &amp;IF([.M68]&gt;0;&quot;{&quot;&quot;value&quot;&quot;:&quot;&amp;COLUMN([.M68])-10&amp;&quot;,&quot;&quot;text&quot;&quot;:&quot;&quot;&quot;&amp;[.M68]&amp;&quot;&quot;&quot;},&quot;;&quot;&quot;) &amp;IF([.N68]&gt;0;&quot;{&quot;&quot;value&quot;&quot;:&quot;&amp;COLUMN([.N68])-10&amp;&quot;,&quot;&quot;text&quot;&quot;:&quot;&quot;&quot;&amp;[.N68]&amp;&quot;&quot;&quot;},&quot;;&quot;&quot;) &amp;IF([.O68]&gt;0;&quot;{&quot;&quot;value&quot;&quot;:&quot;&amp;COLUMN([.O68])-10&amp;&quot;,&quot;&quot;text&quot;&quot;:&quot;&quot;&quot;&amp;[.O68]&amp;&quot;&quot;&quot;},&quot;;&quot;&quot;) &amp;IF([.P68]&gt;0;&quot;{&quot;&quot;value&quot;&quot;:&quot;&amp;COLUMN([.P68])-10&amp;&quot;,&quot;&quot;text&quot;&quot;:&quot;&quot;&quot;&amp;[.P68]&amp;&quot;&quot;&quot;},&quot;;&quot;&quot;) &amp;IF([.Q68]&gt;0;&quot;{&quot;&quot;value&quot;&quot;:&quot;&amp;COLUMN([.Q68])-10&amp;&quot;,&quot;&quot;text&quot;&quot;:&quot;&quot;&quot;&amp;[.Q68]&amp;&quot;&quot;&quot;},&quot;;&quot;&quot;) &amp;IF([.R68]&gt;0;&quot;{&quot;&quot;value&quot;&quot;:&quot;&amp;COLUMN([.R68])-10&amp;&quot;,&quot;&quot;text&quot;&quot;:&quot;&quot;&quot;&amp;[.R68]&amp;&quot;&quot;&quot;},&quot;;&quot;&quot;) &amp;IF([.S68]&gt;0;&quot;{&quot;&quot;value&quot;&quot;:&quot;&amp;COLUMN([.S68])-10&amp;&quot;,&quot;&quot;text&quot;&quot;:&quot;&quot;&quot;&amp;[.S68]&amp;&quot;&quot;&quot;},&quot;;&quot;&quot;) &amp;IF([.T68]&gt;0;&quot;{&quot;&quot;value&quot;&quot;:&quot;&amp;COLUMN([.T68])-10&amp;&quot;,&quot;&quot;text&quot;&quot;:&quot;&quot;&quot;&amp;[.T68]&amp;&quot;&quot;&quot;},&quot;;&quot;&quot;) &amp;IF([.U68]&gt;0;&quot;{&quot;&quot;value&quot;&quot;:&quot;&amp;COLUMN([.U68])-10&amp;&quot;,&quot;&quot;text&quot;&quot;:&quot;&quot;&quot;&amp;[.U68]&amp;&quot;&quot;&quot;},&quot;;&quot;&quot;) &amp;IF([.V68]&gt;0;&quot;{&quot;&quot;value&quot;&quot;:&quot;&amp;COLUMN([.V68])-10&amp;&quot;,&quot;&quot;text&quot;&quot;:&quot;&quot;&quot;&amp;[.V68]&amp;&quot;&quot;&quot;},&quot;;&quot;&quot;) &amp;IF([.W68]&gt;0;&quot;{&quot;&quot;value&quot;&quot;:&quot;&amp;COLUMN([.W68])-10&amp;&quot;,&quot;&quot;text&quot;&quot;:&quot;&quot;&quot;&amp;[.W68]&amp;&quot;&quot;&quot;},&quot;;&quot;&quot;) &amp;IF([.X68]&gt;0;&quot;{&quot;&quot;value&quot;&quot;:&quot;&amp;COLUMN([.X68])-10&amp;&quot;,&quot;&quot;text&quot;&quot;:&quot;&quot;&quot;&amp;[.X68]&amp;&quot;&quot;&quot;},&quot;;&quot;&quot;) &amp;IF([.Y68]&gt;0;&quot;{&quot;&quot;value&quot;&quot;:&quot;&amp;COLUMN([.Y68])-10&amp;&quot;,&quot;&quot;text&quot;&quot;:&quot;&quot;&quot;&amp;[.Y68]&amp;&quot;&quot;&quot;},&quot;;&quot;&quot;) &amp;IF([.Z68]&gt;0;&quot;{&quot;&quot;value&quot;&quot;:&quot;&amp;COLUMN([.Z68])-10&amp;&quot;,&quot;&quot;text&quot;&quot;:&quot;&quot;&quot;&amp;[.Z68]&amp;&quot;&quot;&quot;},&quot;;&quot;&quot;) &amp;IF([.AA68]&gt;0;&quot;{&quot;&quot;value&quot;&quot;:&quot;&amp;COLUMN([.AA68])-10&amp;&quot;,&quot;&quot;text&quot;&quot;:&quot;&quot;&quot;&amp;[.AA68]&amp;&quot;&quot;&quot;},&quot;;&quot;&quot;)" office:value-type="string" office:string-value="{&quot;id&quot;:67,&quot;ordinal&quot;:66,&quot;required&quot;:0,&quot;category&quot;:&quot;Managing&quot;,&quot;skip&quot;:&quot;62.2&quot;,&quot;text&quot;:&quot;Do you know if your blood glucose is going high without testing your blood?&quot;,&quot;type&quot;:&quot;SC&quot;,&quot;options&quot;:[{&quot;value&quot;:1,&quot;text&quot;:&quot;Yes&quot;},{&quot;value&quot;:2,&quot;text&quot;:&quot;No&quot;},{&quot;value&quot;:3,&quot;text&quot;:&quot;Sometimes&quot;},{&quot;value&quot;:4,&quot;text&quot;:&quot;Not sure&quot;},{&quot;value&quot;:5,&quot;text&quot;:&quot;I can't tell but others notice the change in me&quot;},">
            <text:p>{"id":67,"ordinal":66,"required":0,"category":"Managing","skip":"62.2","text":"Do you know if your blood glucose is going high without testing your blood?","type":"SC","options":[{"value":1,"text":"Yes"},{"value":2,"text":"No"},{"value":3,"text":"Sometimes"},{"value":4,"text":"Not sure"},{"value":5,"text":"I can't tell but others notice the change in m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0&amp;&quot;,&quot;&quot;text&quot;&quot;:&quot;&quot;&quot;&amp;[.K69]&amp;&quot;&quot;&quot;},&quot;;&quot;&quot;) &amp;IF([.L69]&gt;0;&quot;{&quot;&quot;value&quot;&quot;:&quot;&amp;COLUMN([.L69])-10&amp;&quot;,&quot;&quot;text&quot;&quot;:&quot;&quot;&quot;&amp;[.L69]&amp;&quot;&quot;&quot;},&quot;;&quot;&quot;) &amp;IF([.M69]&gt;0;&quot;{&quot;&quot;value&quot;&quot;:&quot;&amp;COLUMN([.M69])-10&amp;&quot;,&quot;&quot;text&quot;&quot;:&quot;&quot;&quot;&amp;[.M69]&amp;&quot;&quot;&quot;},&quot;;&quot;&quot;) &amp;IF([.N69]&gt;0;&quot;{&quot;&quot;value&quot;&quot;:&quot;&amp;COLUMN([.N69])-10&amp;&quot;,&quot;&quot;text&quot;&quot;:&quot;&quot;&quot;&amp;[.N69]&amp;&quot;&quot;&quot;},&quot;;&quot;&quot;) &amp;IF([.O69]&gt;0;&quot;{&quot;&quot;value&quot;&quot;:&quot;&amp;COLUMN([.O69])-10&amp;&quot;,&quot;&quot;text&quot;&quot;:&quot;&quot;&quot;&amp;[.O69]&amp;&quot;&quot;&quot;},&quot;;&quot;&quot;) &amp;IF([.P69]&gt;0;&quot;{&quot;&quot;value&quot;&quot;:&quot;&amp;COLUMN([.P69])-10&amp;&quot;,&quot;&quot;text&quot;&quot;:&quot;&quot;&quot;&amp;[.P69]&amp;&quot;&quot;&quot;},&quot;;&quot;&quot;) &amp;IF([.Q69]&gt;0;&quot;{&quot;&quot;value&quot;&quot;:&quot;&amp;COLUMN([.Q69])-10&amp;&quot;,&quot;&quot;text&quot;&quot;:&quot;&quot;&quot;&amp;[.Q69]&amp;&quot;&quot;&quot;},&quot;;&quot;&quot;) &amp;IF([.R69]&gt;0;&quot;{&quot;&quot;value&quot;&quot;:&quot;&amp;COLUMN([.R69])-10&amp;&quot;,&quot;&quot;text&quot;&quot;:&quot;&quot;&quot;&amp;[.R69]&amp;&quot;&quot;&quot;},&quot;;&quot;&quot;) &amp;IF([.S69]&gt;0;&quot;{&quot;&quot;value&quot;&quot;:&quot;&amp;COLUMN([.S69])-10&amp;&quot;,&quot;&quot;text&quot;&quot;:&quot;&quot;&quot;&amp;[.S69]&amp;&quot;&quot;&quot;},&quot;;&quot;&quot;) &amp;IF([.T69]&gt;0;&quot;{&quot;&quot;value&quot;&quot;:&quot;&amp;COLUMN([.T69])-10&amp;&quot;,&quot;&quot;text&quot;&quot;:&quot;&quot;&quot;&amp;[.T69]&amp;&quot;&quot;&quot;},&quot;;&quot;&quot;) &amp;IF([.U69]&gt;0;&quot;{&quot;&quot;value&quot;&quot;:&quot;&amp;COLUMN([.U69])-10&amp;&quot;,&quot;&quot;text&quot;&quot;:&quot;&quot;&quot;&amp;[.U69]&amp;&quot;&quot;&quot;},&quot;;&quot;&quot;) &amp;IF([.V69]&gt;0;&quot;{&quot;&quot;value&quot;&quot;:&quot;&amp;COLUMN([.V69])-10&amp;&quot;,&quot;&quot;text&quot;&quot;:&quot;&quot;&quot;&amp;[.V69]&amp;&quot;&quot;&quot;},&quot;;&quot;&quot;) &amp;IF([.W69]&gt;0;&quot;{&quot;&quot;value&quot;&quot;:&quot;&amp;COLUMN([.W69])-10&amp;&quot;,&quot;&quot;text&quot;&quot;:&quot;&quot;&quot;&amp;[.W69]&amp;&quot;&quot;&quot;},&quot;;&quot;&quot;) &amp;IF([.X69]&gt;0;&quot;{&quot;&quot;value&quot;&quot;:&quot;&amp;COLUMN([.X69])-10&amp;&quot;,&quot;&quot;text&quot;&quot;:&quot;&quot;&quot;&amp;[.X69]&amp;&quot;&quot;&quot;},&quot;;&quot;&quot;) &amp;IF([.Y69]&gt;0;&quot;{&quot;&quot;value&quot;&quot;:&quot;&amp;COLUMN([.Y69])-10&amp;&quot;,&quot;&quot;text&quot;&quot;:&quot;&quot;&quot;&amp;[.Y69]&amp;&quot;&quot;&quot;},&quot;;&quot;&quot;) &amp;IF([.Z69]&gt;0;&quot;{&quot;&quot;value&quot;&quot;:&quot;&amp;COLUMN([.Z69])-10&amp;&quot;,&quot;&quot;text&quot;&quot;:&quot;&quot;&quot;&amp;[.Z69]&amp;&quot;&quot;&quot;},&quot;;&quot;&quot;) &amp;IF([.AA69]&gt;0;&quot;{&quot;&quot;value&quot;&quot;:&quot;&amp;COLUMN([.AA69])-10&amp;&quot;,&quot;&quot;text&quot;&quot;:&quot;&quot;&quot;&amp;[.AA69]&amp;&quot;&quot;&quot;},&quot;;&quot;&quot;)" office:value-type="string" office:string-value="{&quot;id&quot;:68,&quot;ordinal&quot;:67,&quot;required&quot;:0,&quot;category&quot;:&quot;Managing&quot;,&quot;skip&quot;:&quot;null&quot;,&quot;text&quot;:&quot;How do you feel when your blood glucose is high?&quot;,&quot;type&quot;:&quot;MC&quot;,&quot;options&quot;:[{&quot;value&quot;:1,&quot;text&quot;:&quot;Really thirsty / dehydrated&quot;},{&quot;value&quot;:2,&quot;text&quot;:&quot;I go to the toilet a lot more than usual&quot;},{&quot;value&quot;:3,&quot;text&quot;:&quot;Really hot&quot;},{&quot;value&quot;:4,&quot;text&quot;:&quot;Do feel hungry&quot;},{&quot;value&quot;:5,&quot;text&quot;:&quot;Sick&quot;},{&quot;value&quot;:6,&quot;text&quot;:&quot;I start throwing up&quot;},{&quot;value&quot;:7,&quot;text&quot;:&quot;Faint&quot;},{&quot;value&quot;:8,&quot;text&quot;:&quot;I can't sleep&quot;},{&quot;value&quot;:9,&quot;text&quot;:&quot;I get a headache&quot;},{&quot;value&quot;:10,&quot;text&quot;:&quot;Stiff and 'crampy'&quot;},{&quot;value&quot;:11,&quot;text&quot;:&quot;I can't concentrate&quot;},{&quot;value&quot;:12,&quot;text&quot;:&quot;I do feel anything&quot;},{&quot;value&quot;:13,&quot;text&quot;:&quot;Angry&quot;},{&quot;value&quot;:14,&quot;text&quot;:&quot;I have no energy and can't be bothered doing anything&quot;},{&quot;value&quot;:15,&quot;text&quot;:&quot;TEXT_OTHER&quot;},">
            <text:p>{"id":68,"ordinal":67,"required":0,"category":"Managing","skip":"null","text":"How do you feel when your blood glucose is high?","type":"MC","options":[{"value":1,"text":"Really thirsty / dehydrated"},{"value":2,"text":"I go to the toilet a lot more than usual"},{"value":3,"text":"Really hot"},{"value":4,"text":"Do feel hungry"},{"value":5,"text":"Sick"},{"value":6,"text":"I start throwing up"},{"value":7,"text":"Faint"},{"value":8,"text":"I can't sleep"},{"value":9,"text":"I get a headache"},{"value":10,"text":"Stiff and 'crampy'"},{"value":11,"text":"I can't concentrate"},{"value":12,"text":"I do feel anything"},{"value":13,"text":"Angry"},{"value":14,"text":"I have no energy and can't be bothered doing anything"},{"value":15,"text":"TEXT_OTH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0&amp;&quot;,&quot;&quot;text&quot;&quot;:&quot;&quot;&quot;&amp;[.K70]&amp;&quot;&quot;&quot;},&quot;;&quot;&quot;) &amp;IF([.L70]&gt;0;&quot;{&quot;&quot;value&quot;&quot;:&quot;&amp;COLUMN([.L70])-10&amp;&quot;,&quot;&quot;text&quot;&quot;:&quot;&quot;&quot;&amp;[.L70]&amp;&quot;&quot;&quot;},&quot;;&quot;&quot;) &amp;IF([.M70]&gt;0;&quot;{&quot;&quot;value&quot;&quot;:&quot;&amp;COLUMN([.M70])-10&amp;&quot;,&quot;&quot;text&quot;&quot;:&quot;&quot;&quot;&amp;[.M70]&amp;&quot;&quot;&quot;},&quot;;&quot;&quot;) &amp;IF([.N70]&gt;0;&quot;{&quot;&quot;value&quot;&quot;:&quot;&amp;COLUMN([.N70])-10&amp;&quot;,&quot;&quot;text&quot;&quot;:&quot;&quot;&quot;&amp;[.N70]&amp;&quot;&quot;&quot;},&quot;;&quot;&quot;) &amp;IF([.O70]&gt;0;&quot;{&quot;&quot;value&quot;&quot;:&quot;&amp;COLUMN([.O70])-10&amp;&quot;,&quot;&quot;text&quot;&quot;:&quot;&quot;&quot;&amp;[.O70]&amp;&quot;&quot;&quot;},&quot;;&quot;&quot;) &amp;IF([.P70]&gt;0;&quot;{&quot;&quot;value&quot;&quot;:&quot;&amp;COLUMN([.P70])-10&amp;&quot;,&quot;&quot;text&quot;&quot;:&quot;&quot;&quot;&amp;[.P70]&amp;&quot;&quot;&quot;},&quot;;&quot;&quot;) &amp;IF([.Q70]&gt;0;&quot;{&quot;&quot;value&quot;&quot;:&quot;&amp;COLUMN([.Q70])-10&amp;&quot;,&quot;&quot;text&quot;&quot;:&quot;&quot;&quot;&amp;[.Q70]&amp;&quot;&quot;&quot;},&quot;;&quot;&quot;) &amp;IF([.R70]&gt;0;&quot;{&quot;&quot;value&quot;&quot;:&quot;&amp;COLUMN([.R70])-10&amp;&quot;,&quot;&quot;text&quot;&quot;:&quot;&quot;&quot;&amp;[.R70]&amp;&quot;&quot;&quot;},&quot;;&quot;&quot;) &amp;IF([.S70]&gt;0;&quot;{&quot;&quot;value&quot;&quot;:&quot;&amp;COLUMN([.S70])-10&amp;&quot;,&quot;&quot;text&quot;&quot;:&quot;&quot;&quot;&amp;[.S70]&amp;&quot;&quot;&quot;},&quot;;&quot;&quot;) &amp;IF([.T70]&gt;0;&quot;{&quot;&quot;value&quot;&quot;:&quot;&amp;COLUMN([.T70])-10&amp;&quot;,&quot;&quot;text&quot;&quot;:&quot;&quot;&quot;&amp;[.T70]&amp;&quot;&quot;&quot;},&quot;;&quot;&quot;) &amp;IF([.U70]&gt;0;&quot;{&quot;&quot;value&quot;&quot;:&quot;&amp;COLUMN([.U70])-10&amp;&quot;,&quot;&quot;text&quot;&quot;:&quot;&quot;&quot;&amp;[.U70]&amp;&quot;&quot;&quot;},&quot;;&quot;&quot;) &amp;IF([.V70]&gt;0;&quot;{&quot;&quot;value&quot;&quot;:&quot;&amp;COLUMN([.V70])-10&amp;&quot;,&quot;&quot;text&quot;&quot;:&quot;&quot;&quot;&amp;[.V70]&amp;&quot;&quot;&quot;},&quot;;&quot;&quot;) &amp;IF([.W70]&gt;0;&quot;{&quot;&quot;value&quot;&quot;:&quot;&amp;COLUMN([.W70])-10&amp;&quot;,&quot;&quot;text&quot;&quot;:&quot;&quot;&quot;&amp;[.W70]&amp;&quot;&quot;&quot;},&quot;;&quot;&quot;) &amp;IF([.X70]&gt;0;&quot;{&quot;&quot;value&quot;&quot;:&quot;&amp;COLUMN([.X70])-10&amp;&quot;,&quot;&quot;text&quot;&quot;:&quot;&quot;&quot;&amp;[.X70]&amp;&quot;&quot;&quot;},&quot;;&quot;&quot;) &amp;IF([.Y70]&gt;0;&quot;{&quot;&quot;value&quot;&quot;:&quot;&amp;COLUMN([.Y70])-10&amp;&quot;,&quot;&quot;text&quot;&quot;:&quot;&quot;&quot;&amp;[.Y70]&amp;&quot;&quot;&quot;},&quot;;&quot;&quot;) &amp;IF([.Z70]&gt;0;&quot;{&quot;&quot;value&quot;&quot;:&quot;&amp;COLUMN([.Z70])-10&amp;&quot;,&quot;&quot;text&quot;&quot;:&quot;&quot;&quot;&amp;[.Z70]&amp;&quot;&quot;&quot;},&quot;;&quot;&quot;) &amp;IF([.AA70]&gt;0;&quot;{&quot;&quot;value&quot;&quot;:&quot;&amp;COLUMN([.AA70])-10&amp;&quot;,&quot;&quot;text&quot;&quot;:&quot;&quot;&quot;&amp;[.AA70]&amp;&quot;&quot;&quot;},&quot;;&quot;&quot;)" office:value-type="string" office:string-value="{&quot;id&quot;:69,&quot;ordinal&quot;:68,&quot;required&quot;:0,&quot;category&quot;:&quot;Managing&quot;,&quot;skip&quot;:&quot;null&quot;,&quot;text&quot;:&quot;What makes your blood glucose high?&quot;,&quot;type&quot;:&quot;MC&quot;,&quot;options&quot;:[{&quot;value&quot;:1,&quot;text&quot;:&quot;Physical activity&quot;},{&quot;value&quot;:2,&quot;text&quot;:&quot;Eating too much&quot;},{&quot;value&quot;:3,&quot;text&quot;:&quot;Eating the wrong foods&quot;},{&quot;value&quot;:4,&quot;text&quot;:&quot;Physical activity&quot;},{&quot;value&quot;:5,&quot;text&quot;:&quot;Not enough insulin&quot;},{&quot;value&quot;:6,&quot;text&quot;:&quot;Forgetting an injection&quot;},{&quot;value&quot;:7,&quot;text&quot;:&quot;Forgetting to give insulin through my pump&quot;},{&quot;value&quot;:8,&quot;text&quot;:&quot;The weather / temperature&quot;},{&quot;value&quot;:9,&quot;text&quot;:&quot;Don't know, it just happens&quot;},{&quot;value&quot;:10,&quot;text&quot;:&quot;TEXT_OTHER&quot;},">
            <text:p>{"id":69,"ordinal":68,"required":0,"category":"Managing","skip":"null","text":"What makes your blood glucose high?","type":"MC","options":[{"value":1,"text":"Physical activity"},{"value":2,"text":"Eating too much"},{"value":3,"text":"Eating the wrong foods"},{"value":4,"text":"Physical activity"},{"value":5,"text":"Not enough insulin"},{"value":6,"text":"Forgetting an injection"},{"value":7,"text":"Forgetting to give insulin through my pump"},{"value":8,"text":"The weather / temperature"},{"value":9,"text":"Don't know, it just happens"},{"value":10,"text":"TEXT_OTH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0&amp;&quot;,&quot;&quot;text&quot;&quot;:&quot;&quot;&quot;&amp;[.K71]&amp;&quot;&quot;&quot;},&quot;;&quot;&quot;) &amp;IF([.L71]&gt;0;&quot;{&quot;&quot;value&quot;&quot;:&quot;&amp;COLUMN([.L71])-10&amp;&quot;,&quot;&quot;text&quot;&quot;:&quot;&quot;&quot;&amp;[.L71]&amp;&quot;&quot;&quot;},&quot;;&quot;&quot;) &amp;IF([.M71]&gt;0;&quot;{&quot;&quot;value&quot;&quot;:&quot;&amp;COLUMN([.M71])-10&amp;&quot;,&quot;&quot;text&quot;&quot;:&quot;&quot;&quot;&amp;[.M71]&amp;&quot;&quot;&quot;},&quot;;&quot;&quot;) &amp;IF([.N71]&gt;0;&quot;{&quot;&quot;value&quot;&quot;:&quot;&amp;COLUMN([.N71])-10&amp;&quot;,&quot;&quot;text&quot;&quot;:&quot;&quot;&quot;&amp;[.N71]&amp;&quot;&quot;&quot;},&quot;;&quot;&quot;) &amp;IF([.O71]&gt;0;&quot;{&quot;&quot;value&quot;&quot;:&quot;&amp;COLUMN([.O71])-10&amp;&quot;,&quot;&quot;text&quot;&quot;:&quot;&quot;&quot;&amp;[.O71]&amp;&quot;&quot;&quot;},&quot;;&quot;&quot;) &amp;IF([.P71]&gt;0;&quot;{&quot;&quot;value&quot;&quot;:&quot;&amp;COLUMN([.P71])-10&amp;&quot;,&quot;&quot;text&quot;&quot;:&quot;&quot;&quot;&amp;[.P71]&amp;&quot;&quot;&quot;},&quot;;&quot;&quot;) &amp;IF([.Q71]&gt;0;&quot;{&quot;&quot;value&quot;&quot;:&quot;&amp;COLUMN([.Q71])-10&amp;&quot;,&quot;&quot;text&quot;&quot;:&quot;&quot;&quot;&amp;[.Q71]&amp;&quot;&quot;&quot;},&quot;;&quot;&quot;) &amp;IF([.R71]&gt;0;&quot;{&quot;&quot;value&quot;&quot;:&quot;&amp;COLUMN([.R71])-10&amp;&quot;,&quot;&quot;text&quot;&quot;:&quot;&quot;&quot;&amp;[.R71]&amp;&quot;&quot;&quot;},&quot;;&quot;&quot;) &amp;IF([.S71]&gt;0;&quot;{&quot;&quot;value&quot;&quot;:&quot;&amp;COLUMN([.S71])-10&amp;&quot;,&quot;&quot;text&quot;&quot;:&quot;&quot;&quot;&amp;[.S71]&amp;&quot;&quot;&quot;},&quot;;&quot;&quot;) &amp;IF([.T71]&gt;0;&quot;{&quot;&quot;value&quot;&quot;:&quot;&amp;COLUMN([.T71])-10&amp;&quot;,&quot;&quot;text&quot;&quot;:&quot;&quot;&quot;&amp;[.T71]&amp;&quot;&quot;&quot;},&quot;;&quot;&quot;) &amp;IF([.U71]&gt;0;&quot;{&quot;&quot;value&quot;&quot;:&quot;&amp;COLUMN([.U71])-10&amp;&quot;,&quot;&quot;text&quot;&quot;:&quot;&quot;&quot;&amp;[.U71]&amp;&quot;&quot;&quot;},&quot;;&quot;&quot;) &amp;IF([.V71]&gt;0;&quot;{&quot;&quot;value&quot;&quot;:&quot;&amp;COLUMN([.V71])-10&amp;&quot;,&quot;&quot;text&quot;&quot;:&quot;&quot;&quot;&amp;[.V71]&amp;&quot;&quot;&quot;},&quot;;&quot;&quot;) &amp;IF([.W71]&gt;0;&quot;{&quot;&quot;value&quot;&quot;:&quot;&amp;COLUMN([.W71])-10&amp;&quot;,&quot;&quot;text&quot;&quot;:&quot;&quot;&quot;&amp;[.W71]&amp;&quot;&quot;&quot;},&quot;;&quot;&quot;) &amp;IF([.X71]&gt;0;&quot;{&quot;&quot;value&quot;&quot;:&quot;&amp;COLUMN([.X71])-10&amp;&quot;,&quot;&quot;text&quot;&quot;:&quot;&quot;&quot;&amp;[.X71]&amp;&quot;&quot;&quot;},&quot;;&quot;&quot;) &amp;IF([.Y71]&gt;0;&quot;{&quot;&quot;value&quot;&quot;:&quot;&amp;COLUMN([.Y71])-10&amp;&quot;,&quot;&quot;text&quot;&quot;:&quot;&quot;&quot;&amp;[.Y71]&amp;&quot;&quot;&quot;},&quot;;&quot;&quot;) &amp;IF([.Z71]&gt;0;&quot;{&quot;&quot;value&quot;&quot;:&quot;&amp;COLUMN([.Z71])-10&amp;&quot;,&quot;&quot;text&quot;&quot;:&quot;&quot;&quot;&amp;[.Z71]&amp;&quot;&quot;&quot;},&quot;;&quot;&quot;) &amp;IF([.AA71]&gt;0;&quot;{&quot;&quot;value&quot;&quot;:&quot;&amp;COLUMN([.AA71])-10&amp;&quot;,&quot;&quot;text&quot;&quot;:&quot;&quot;&quot;&amp;[.AA71]&amp;&quot;&quot;&quot;},&quot;;&quot;&quot;)" office:value-type="string" office:string-value="{&quot;id&quot;:70,&quot;ordinal&quot;:69,&quot;required&quot;:0,&quot;category&quot;:&quot;Managing&quot;,&quot;skip&quot;:&quot;null&quot;,&quot;text&quot;:&quot;What would you do if you tested your blood and it was high?&quot;,&quot;type&quot;:&quot;MC&quot;,&quot;options&quot;:[{&quot;value&quot;:1,&quot;text&quot;:&quot;Do some exercise&quot;},{&quot;value&quot;:2,&quot;text&quot;:&quot;Inject some insulin&quot;},{&quot;value&quot;:3,&quot;text&quot;:&quot;Adjust the insulin in my pump to give more insulin&quot;},{&quot;value&quot;:4,&quot;text&quot;:&quot;Have something to eat&quot;},{&quot;value&quot;:5,&quot;text&quot;:&quot;Have a rest&quot;},{&quot;value&quot;:6,&quot;text&quot;:&quot;Tell someone&quot;},{&quot;value&quot;:7,&quot;text&quot;:&quot;Nothing, just carry on with what I was doing&quot;},{&quot;value&quot;:8,&quot;text&quot;:&quot;TEXT_OTHER&quot;},">
            <text:p>{"id":70,"ordinal":69,"required":0,"category":"Managing","skip":"null","text":"What would you do if you tested your blood and it was high?","type":"MC","options":[{"value":1,"text":"Do some exercise"},{"value":2,"text":"Inject some insulin"},{"value":3,"text":"Adjust the insulin in my pump to give more insulin"},{"value":4,"text":"Have something to eat"},{"value":5,"text":"Have a rest"},{"value":6,"text":"Tell someone"},{"value":7,"text":"Nothing, just carry on with what I was doing"},{"value":8,"text":"TEXT_OTHER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0&amp;&quot;,&quot;&quot;text&quot;&quot;:&quot;&quot;&quot;&amp;[.K72]&amp;&quot;&quot;&quot;},&quot;;&quot;&quot;) &amp;IF([.L72]&gt;0;&quot;{&quot;&quot;value&quot;&quot;:&quot;&amp;COLUMN([.L72])-10&amp;&quot;,&quot;&quot;text&quot;&quot;:&quot;&quot;&quot;&amp;[.L72]&amp;&quot;&quot;&quot;},&quot;;&quot;&quot;) &amp;IF([.M72]&gt;0;&quot;{&quot;&quot;value&quot;&quot;:&quot;&amp;COLUMN([.M72])-10&amp;&quot;,&quot;&quot;text&quot;&quot;:&quot;&quot;&quot;&amp;[.M72]&amp;&quot;&quot;&quot;},&quot;;&quot;&quot;) &amp;IF([.N72]&gt;0;&quot;{&quot;&quot;value&quot;&quot;:&quot;&amp;COLUMN([.N72])-10&amp;&quot;,&quot;&quot;text&quot;&quot;:&quot;&quot;&quot;&amp;[.N72]&amp;&quot;&quot;&quot;},&quot;;&quot;&quot;) &amp;IF([.O72]&gt;0;&quot;{&quot;&quot;value&quot;&quot;:&quot;&amp;COLUMN([.O72])-10&amp;&quot;,&quot;&quot;text&quot;&quot;:&quot;&quot;&quot;&amp;[.O72]&amp;&quot;&quot;&quot;},&quot;;&quot;&quot;) &amp;IF([.P72]&gt;0;&quot;{&quot;&quot;value&quot;&quot;:&quot;&amp;COLUMN([.P72])-10&amp;&quot;,&quot;&quot;text&quot;&quot;:&quot;&quot;&quot;&amp;[.P72]&amp;&quot;&quot;&quot;},&quot;;&quot;&quot;) &amp;IF([.Q72]&gt;0;&quot;{&quot;&quot;value&quot;&quot;:&quot;&amp;COLUMN([.Q72])-10&amp;&quot;,&quot;&quot;text&quot;&quot;:&quot;&quot;&quot;&amp;[.Q72]&amp;&quot;&quot;&quot;},&quot;;&quot;&quot;) &amp;IF([.R72]&gt;0;&quot;{&quot;&quot;value&quot;&quot;:&quot;&amp;COLUMN([.R72])-10&amp;&quot;,&quot;&quot;text&quot;&quot;:&quot;&quot;&quot;&amp;[.R72]&amp;&quot;&quot;&quot;},&quot;;&quot;&quot;) &amp;IF([.S72]&gt;0;&quot;{&quot;&quot;value&quot;&quot;:&quot;&amp;COLUMN([.S72])-10&amp;&quot;,&quot;&quot;text&quot;&quot;:&quot;&quot;&quot;&amp;[.S72]&amp;&quot;&quot;&quot;},&quot;;&quot;&quot;) &amp;IF([.T72]&gt;0;&quot;{&quot;&quot;value&quot;&quot;:&quot;&amp;COLUMN([.T72])-10&amp;&quot;,&quot;&quot;text&quot;&quot;:&quot;&quot;&quot;&amp;[.T72]&amp;&quot;&quot;&quot;},&quot;;&quot;&quot;) &amp;IF([.U72]&gt;0;&quot;{&quot;&quot;value&quot;&quot;:&quot;&amp;COLUMN([.U72])-10&amp;&quot;,&quot;&quot;text&quot;&quot;:&quot;&quot;&quot;&amp;[.U72]&amp;&quot;&quot;&quot;},&quot;;&quot;&quot;) &amp;IF([.V72]&gt;0;&quot;{&quot;&quot;value&quot;&quot;:&quot;&amp;COLUMN([.V72])-10&amp;&quot;,&quot;&quot;text&quot;&quot;:&quot;&quot;&quot;&amp;[.V72]&amp;&quot;&quot;&quot;},&quot;;&quot;&quot;) &amp;IF([.W72]&gt;0;&quot;{&quot;&quot;value&quot;&quot;:&quot;&amp;COLUMN([.W72])-10&amp;&quot;,&quot;&quot;text&quot;&quot;:&quot;&quot;&quot;&amp;[.W72]&amp;&quot;&quot;&quot;},&quot;;&quot;&quot;) &amp;IF([.X72]&gt;0;&quot;{&quot;&quot;value&quot;&quot;:&quot;&amp;COLUMN([.X72])-10&amp;&quot;,&quot;&quot;text&quot;&quot;:&quot;&quot;&quot;&amp;[.X72]&amp;&quot;&quot;&quot;},&quot;;&quot;&quot;) &amp;IF([.Y72]&gt;0;&quot;{&quot;&quot;value&quot;&quot;:&quot;&amp;COLUMN([.Y72])-10&amp;&quot;,&quot;&quot;text&quot;&quot;:&quot;&quot;&quot;&amp;[.Y72]&amp;&quot;&quot;&quot;},&quot;;&quot;&quot;) &amp;IF([.Z72]&gt;0;&quot;{&quot;&quot;value&quot;&quot;:&quot;&amp;COLUMN([.Z72])-10&amp;&quot;,&quot;&quot;text&quot;&quot;:&quot;&quot;&quot;&amp;[.Z72]&amp;&quot;&quot;&quot;},&quot;;&quot;&quot;) &amp;IF([.AA72]&gt;0;&quot;{&quot;&quot;value&quot;&quot;:&quot;&amp;COLUMN([.AA72])-10&amp;&quot;,&quot;&quot;text&quot;&quot;:&quot;&quot;&quot;&amp;[.AA72]&amp;&quot;&quot;&quot;},&quot;;&quot;&quot;)" office:value-type="string" office:string-value="{&quot;id&quot;:71,&quot;ordinal&quot;:70,&quot;required&quot;:0,&quot;category&quot;:&quot;Managing&quot;,&quot;skip&quot;:&quot;null&quot;,&quot;text&quot;:&quot;Have you had diabetic ketoacidosis in the last 12 months (not including at diagnosis)?&quot;,&quot;type&quot;:&quot;SC&quot;,&quot;options&quot;:[{&quot;value&quot;:1,&quot;text&quot;:&quot;Yes&quot;},{&quot;value&quot;:2,&quot;text&quot;:&quot;Not sure&quot;},{&quot;value&quot;:3,&quot;text&quot;:&quot;No&quot;},">
            <text:p>{"id":71,"ordinal":70,"required":0,"category":"Managing","skip":"null","text":"Have you had diabetic ketoacidosis in the last 12 months (not including at diagnosis)?","type":"SC","options":[{"value":1,"text":"Yes"},{"value":2,"text":"Not sure"},{"value":3,"text":"No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0&amp;&quot;,&quot;&quot;text&quot;&quot;:&quot;&quot;&quot;&amp;[.K73]&amp;&quot;&quot;&quot;},&quot;;&quot;&quot;) &amp;IF([.L73]&gt;0;&quot;{&quot;&quot;value&quot;&quot;:&quot;&amp;COLUMN([.L73])-10&amp;&quot;,&quot;&quot;text&quot;&quot;:&quot;&quot;&quot;&amp;[.L73]&amp;&quot;&quot;&quot;},&quot;;&quot;&quot;) &amp;IF([.M73]&gt;0;&quot;{&quot;&quot;value&quot;&quot;:&quot;&amp;COLUMN([.M73])-10&amp;&quot;,&quot;&quot;text&quot;&quot;:&quot;&quot;&quot;&amp;[.M73]&amp;&quot;&quot;&quot;},&quot;;&quot;&quot;) &amp;IF([.N73]&gt;0;&quot;{&quot;&quot;value&quot;&quot;:&quot;&amp;COLUMN([.N73])-10&amp;&quot;,&quot;&quot;text&quot;&quot;:&quot;&quot;&quot;&amp;[.N73]&amp;&quot;&quot;&quot;},&quot;;&quot;&quot;) &amp;IF([.O73]&gt;0;&quot;{&quot;&quot;value&quot;&quot;:&quot;&amp;COLUMN([.O73])-10&amp;&quot;,&quot;&quot;text&quot;&quot;:&quot;&quot;&quot;&amp;[.O73]&amp;&quot;&quot;&quot;},&quot;;&quot;&quot;) &amp;IF([.P73]&gt;0;&quot;{&quot;&quot;value&quot;&quot;:&quot;&amp;COLUMN([.P73])-10&amp;&quot;,&quot;&quot;text&quot;&quot;:&quot;&quot;&quot;&amp;[.P73]&amp;&quot;&quot;&quot;},&quot;;&quot;&quot;) &amp;IF([.Q73]&gt;0;&quot;{&quot;&quot;value&quot;&quot;:&quot;&amp;COLUMN([.Q73])-10&amp;&quot;,&quot;&quot;text&quot;&quot;:&quot;&quot;&quot;&amp;[.Q73]&amp;&quot;&quot;&quot;},&quot;;&quot;&quot;) &amp;IF([.R73]&gt;0;&quot;{&quot;&quot;value&quot;&quot;:&quot;&amp;COLUMN([.R73])-10&amp;&quot;,&quot;&quot;text&quot;&quot;:&quot;&quot;&quot;&amp;[.R73]&amp;&quot;&quot;&quot;},&quot;;&quot;&quot;) &amp;IF([.S73]&gt;0;&quot;{&quot;&quot;value&quot;&quot;:&quot;&amp;COLUMN([.S73])-10&amp;&quot;,&quot;&quot;text&quot;&quot;:&quot;&quot;&quot;&amp;[.S73]&amp;&quot;&quot;&quot;},&quot;;&quot;&quot;) &amp;IF([.T73]&gt;0;&quot;{&quot;&quot;value&quot;&quot;:&quot;&amp;COLUMN([.T73])-10&amp;&quot;,&quot;&quot;text&quot;&quot;:&quot;&quot;&quot;&amp;[.T73]&amp;&quot;&quot;&quot;},&quot;;&quot;&quot;) &amp;IF([.U73]&gt;0;&quot;{&quot;&quot;value&quot;&quot;:&quot;&amp;COLUMN([.U73])-10&amp;&quot;,&quot;&quot;text&quot;&quot;:&quot;&quot;&quot;&amp;[.U73]&amp;&quot;&quot;&quot;},&quot;;&quot;&quot;) &amp;IF([.V73]&gt;0;&quot;{&quot;&quot;value&quot;&quot;:&quot;&amp;COLUMN([.V73])-10&amp;&quot;,&quot;&quot;text&quot;&quot;:&quot;&quot;&quot;&amp;[.V73]&amp;&quot;&quot;&quot;},&quot;;&quot;&quot;) &amp;IF([.W73]&gt;0;&quot;{&quot;&quot;value&quot;&quot;:&quot;&amp;COLUMN([.W73])-10&amp;&quot;,&quot;&quot;text&quot;&quot;:&quot;&quot;&quot;&amp;[.W73]&amp;&quot;&quot;&quot;},&quot;;&quot;&quot;) &amp;IF([.X73]&gt;0;&quot;{&quot;&quot;value&quot;&quot;:&quot;&amp;COLUMN([.X73])-10&amp;&quot;,&quot;&quot;text&quot;&quot;:&quot;&quot;&quot;&amp;[.X73]&amp;&quot;&quot;&quot;},&quot;;&quot;&quot;) &amp;IF([.Y73]&gt;0;&quot;{&quot;&quot;value&quot;&quot;:&quot;&amp;COLUMN([.Y73])-10&amp;&quot;,&quot;&quot;text&quot;&quot;:&quot;&quot;&quot;&amp;[.Y73]&amp;&quot;&quot;&quot;},&quot;;&quot;&quot;) &amp;IF([.Z73]&gt;0;&quot;{&quot;&quot;value&quot;&quot;:&quot;&amp;COLUMN([.Z73])-10&amp;&quot;,&quot;&quot;text&quot;&quot;:&quot;&quot;&quot;&amp;[.Z73]&amp;&quot;&quot;&quot;},&quot;;&quot;&quot;) &amp;IF([.AA73]&gt;0;&quot;{&quot;&quot;value&quot;&quot;:&quot;&amp;COLUMN([.AA73])-10&amp;&quot;,&quot;&quot;text&quot;&quot;:&quot;&quot;&quot;&amp;[.AA73]&amp;&quot;&quot;&quot;},&quot;;&quot;&quot;)" office:value-type="string" office:string-value="{&quot;id&quot;:72,&quot;ordinal&quot;:71,&quot;required&quot;:0,&quot;category&quot;:&quot;Managing&quot;,&quot;skip&quot;:&quot;71.2&quot;,&quot;text&quot;:&quot;Did you require assistance from a medical person such as a paramedic or a Doctor or a Nurse or from your mum / dad / carer?&quot;,&quot;type&quot;:&quot;SC&quot;,&quot;options&quot;:[{&quot;value&quot;:1,&quot;text&quot;:&quot;Yes&quot;},{&quot;value&quot;:2,&quot;text&quot;:&quot;No&quot;},{&quot;value&quot;:3,&quot;text&quot;:&quot;Not sure&quot;},">
            <text:p>{"id":72,"ordinal":71,"required":0,"category":"Managing","skip":"71.2","text":"Did you require assistance from a medical person such as a paramedic or a Doctor or a Nurse or from your mum / dad / carer?","type":"SC","options":[{"value":1,"text":"Yes"},{"value":2,"text":"No"},{"value":3,"text":"Not sure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0&amp;&quot;,&quot;&quot;text&quot;&quot;:&quot;&quot;&quot;&amp;[.K74]&amp;&quot;&quot;&quot;},&quot;;&quot;&quot;) &amp;IF([.L74]&gt;0;&quot;{&quot;&quot;value&quot;&quot;:&quot;&amp;COLUMN([.L74])-10&amp;&quot;,&quot;&quot;text&quot;&quot;:&quot;&quot;&quot;&amp;[.L74]&amp;&quot;&quot;&quot;},&quot;;&quot;&quot;) &amp;IF([.M74]&gt;0;&quot;{&quot;&quot;value&quot;&quot;:&quot;&amp;COLUMN([.M74])-10&amp;&quot;,&quot;&quot;text&quot;&quot;:&quot;&quot;&quot;&amp;[.M74]&amp;&quot;&quot;&quot;},&quot;;&quot;&quot;) &amp;IF([.N74]&gt;0;&quot;{&quot;&quot;value&quot;&quot;:&quot;&amp;COLUMN([.N74])-10&amp;&quot;,&quot;&quot;text&quot;&quot;:&quot;&quot;&quot;&amp;[.N74]&amp;&quot;&quot;&quot;},&quot;;&quot;&quot;) &amp;IF([.O74]&gt;0;&quot;{&quot;&quot;value&quot;&quot;:&quot;&amp;COLUMN([.O74])-10&amp;&quot;,&quot;&quot;text&quot;&quot;:&quot;&quot;&quot;&amp;[.O74]&amp;&quot;&quot;&quot;},&quot;;&quot;&quot;) &amp;IF([.P74]&gt;0;&quot;{&quot;&quot;value&quot;&quot;:&quot;&amp;COLUMN([.P74])-10&amp;&quot;,&quot;&quot;text&quot;&quot;:&quot;&quot;&quot;&amp;[.P74]&amp;&quot;&quot;&quot;},&quot;;&quot;&quot;) &amp;IF([.Q74]&gt;0;&quot;{&quot;&quot;value&quot;&quot;:&quot;&amp;COLUMN([.Q74])-10&amp;&quot;,&quot;&quot;text&quot;&quot;:&quot;&quot;&quot;&amp;[.Q74]&amp;&quot;&quot;&quot;},&quot;;&quot;&quot;) &amp;IF([.R74]&gt;0;&quot;{&quot;&quot;value&quot;&quot;:&quot;&amp;COLUMN([.R74])-10&amp;&quot;,&quot;&quot;text&quot;&quot;:&quot;&quot;&quot;&amp;[.R74]&amp;&quot;&quot;&quot;},&quot;;&quot;&quot;) &amp;IF([.S74]&gt;0;&quot;{&quot;&quot;value&quot;&quot;:&quot;&amp;COLUMN([.S74])-10&amp;&quot;,&quot;&quot;text&quot;&quot;:&quot;&quot;&quot;&amp;[.S74]&amp;&quot;&quot;&quot;},&quot;;&quot;&quot;) &amp;IF([.T74]&gt;0;&quot;{&quot;&quot;value&quot;&quot;:&quot;&amp;COLUMN([.T74])-10&amp;&quot;,&quot;&quot;text&quot;&quot;:&quot;&quot;&quot;&amp;[.T74]&amp;&quot;&quot;&quot;},&quot;;&quot;&quot;) &amp;IF([.U74]&gt;0;&quot;{&quot;&quot;value&quot;&quot;:&quot;&amp;COLUMN([.U74])-10&amp;&quot;,&quot;&quot;text&quot;&quot;:&quot;&quot;&quot;&amp;[.U74]&amp;&quot;&quot;&quot;},&quot;;&quot;&quot;) &amp;IF([.V74]&gt;0;&quot;{&quot;&quot;value&quot;&quot;:&quot;&amp;COLUMN([.V74])-10&amp;&quot;,&quot;&quot;text&quot;&quot;:&quot;&quot;&quot;&amp;[.V74]&amp;&quot;&quot;&quot;},&quot;;&quot;&quot;) &amp;IF([.W74]&gt;0;&quot;{&quot;&quot;value&quot;&quot;:&quot;&amp;COLUMN([.W74])-10&amp;&quot;,&quot;&quot;text&quot;&quot;:&quot;&quot;&quot;&amp;[.W74]&amp;&quot;&quot;&quot;},&quot;;&quot;&quot;) &amp;IF([.X74]&gt;0;&quot;{&quot;&quot;value&quot;&quot;:&quot;&amp;COLUMN([.X74])-10&amp;&quot;,&quot;&quot;text&quot;&quot;:&quot;&quot;&quot;&amp;[.X74]&amp;&quot;&quot;&quot;},&quot;;&quot;&quot;) &amp;IF([.Y74]&gt;0;&quot;{&quot;&quot;value&quot;&quot;:&quot;&amp;COLUMN([.Y74])-10&amp;&quot;,&quot;&quot;text&quot;&quot;:&quot;&quot;&quot;&amp;[.Y74]&amp;&quot;&quot;&quot;},&quot;;&quot;&quot;) &amp;IF([.Z74]&gt;0;&quot;{&quot;&quot;value&quot;&quot;:&quot;&amp;COLUMN([.Z74])-10&amp;&quot;,&quot;&quot;text&quot;&quot;:&quot;&quot;&quot;&amp;[.Z74]&amp;&quot;&quot;&quot;},&quot;;&quot;&quot;) &amp;IF([.AA74]&gt;0;&quot;{&quot;&quot;value&quot;&quot;:&quot;&amp;COLUMN([.AA74])-10&amp;&quot;,&quot;&quot;text&quot;&quot;:&quot;&quot;&quot;&amp;[.AA74]&amp;&quot;&quot;&quot;},&quot;;&quot;&quot;)" office:value-type="string" office:string-value="{&quot;id&quot;:73,&quot;ordinal&quot;:72,&quot;required&quot;:0,&quot;category&quot;:&quot;Managing&quot;,&quot;skip&quot;:&quot;71.2&quot;,&quot;text&quot;:&quot;Were you admitted to hospital?&quot;,&quot;type&quot;:&quot;SC&quot;,&quot;options&quot;:[{&quot;value&quot;:1,&quot;text&quot;:&quot;Yes&quot;},{&quot;value&quot;:2,&quot;text&quot;:&quot;No&quot;},{&quot;value&quot;:3,&quot;text&quot;:&quot;Not sure&quot;},">
            <text:p>{"id":73,"ordinal":72,"required":0,"category":"Managing","skip":"71.2","text":"Were you admitted to hospital?","type":"SC","options":[{"value":1,"text":"Yes"},{"value":2,"text":"No"},{"value":3,"text":"Not sure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0&amp;&quot;,&quot;&quot;text&quot;&quot;:&quot;&quot;&quot;&amp;[.K75]&amp;&quot;&quot;&quot;},&quot;;&quot;&quot;) &amp;IF([.L75]&gt;0;&quot;{&quot;&quot;value&quot;&quot;:&quot;&amp;COLUMN([.L75])-10&amp;&quot;,&quot;&quot;text&quot;&quot;:&quot;&quot;&quot;&amp;[.L75]&amp;&quot;&quot;&quot;},&quot;;&quot;&quot;) &amp;IF([.M75]&gt;0;&quot;{&quot;&quot;value&quot;&quot;:&quot;&amp;COLUMN([.M75])-10&amp;&quot;,&quot;&quot;text&quot;&quot;:&quot;&quot;&quot;&amp;[.M75]&amp;&quot;&quot;&quot;},&quot;;&quot;&quot;) &amp;IF([.N75]&gt;0;&quot;{&quot;&quot;value&quot;&quot;:&quot;&amp;COLUMN([.N75])-10&amp;&quot;,&quot;&quot;text&quot;&quot;:&quot;&quot;&quot;&amp;[.N75]&amp;&quot;&quot;&quot;},&quot;;&quot;&quot;) &amp;IF([.O75]&gt;0;&quot;{&quot;&quot;value&quot;&quot;:&quot;&amp;COLUMN([.O75])-10&amp;&quot;,&quot;&quot;text&quot;&quot;:&quot;&quot;&quot;&amp;[.O75]&amp;&quot;&quot;&quot;},&quot;;&quot;&quot;) &amp;IF([.P75]&gt;0;&quot;{&quot;&quot;value&quot;&quot;:&quot;&amp;COLUMN([.P75])-10&amp;&quot;,&quot;&quot;text&quot;&quot;:&quot;&quot;&quot;&amp;[.P75]&amp;&quot;&quot;&quot;},&quot;;&quot;&quot;) &amp;IF([.Q75]&gt;0;&quot;{&quot;&quot;value&quot;&quot;:&quot;&amp;COLUMN([.Q75])-10&amp;&quot;,&quot;&quot;text&quot;&quot;:&quot;&quot;&quot;&amp;[.Q75]&amp;&quot;&quot;&quot;},&quot;;&quot;&quot;) &amp;IF([.R75]&gt;0;&quot;{&quot;&quot;value&quot;&quot;:&quot;&amp;COLUMN([.R75])-10&amp;&quot;,&quot;&quot;text&quot;&quot;:&quot;&quot;&quot;&amp;[.R75]&amp;&quot;&quot;&quot;},&quot;;&quot;&quot;) &amp;IF([.S75]&gt;0;&quot;{&quot;&quot;value&quot;&quot;:&quot;&amp;COLUMN([.S75])-10&amp;&quot;,&quot;&quot;text&quot;&quot;:&quot;&quot;&quot;&amp;[.S75]&amp;&quot;&quot;&quot;},&quot;;&quot;&quot;) &amp;IF([.T75]&gt;0;&quot;{&quot;&quot;value&quot;&quot;:&quot;&amp;COLUMN([.T75])-10&amp;&quot;,&quot;&quot;text&quot;&quot;:&quot;&quot;&quot;&amp;[.T75]&amp;&quot;&quot;&quot;},&quot;;&quot;&quot;) &amp;IF([.U75]&gt;0;&quot;{&quot;&quot;value&quot;&quot;:&quot;&amp;COLUMN([.U75])-10&amp;&quot;,&quot;&quot;text&quot;&quot;:&quot;&quot;&quot;&amp;[.U75]&amp;&quot;&quot;&quot;},&quot;;&quot;&quot;) &amp;IF([.V75]&gt;0;&quot;{&quot;&quot;value&quot;&quot;:&quot;&amp;COLUMN([.V75])-10&amp;&quot;,&quot;&quot;text&quot;&quot;:&quot;&quot;&quot;&amp;[.V75]&amp;&quot;&quot;&quot;},&quot;;&quot;&quot;) &amp;IF([.W75]&gt;0;&quot;{&quot;&quot;value&quot;&quot;:&quot;&amp;COLUMN([.W75])-10&amp;&quot;,&quot;&quot;text&quot;&quot;:&quot;&quot;&quot;&amp;[.W75]&amp;&quot;&quot;&quot;},&quot;;&quot;&quot;) &amp;IF([.X75]&gt;0;&quot;{&quot;&quot;value&quot;&quot;:&quot;&amp;COLUMN([.X75])-10&amp;&quot;,&quot;&quot;text&quot;&quot;:&quot;&quot;&quot;&amp;[.X75]&amp;&quot;&quot;&quot;},&quot;;&quot;&quot;) &amp;IF([.Y75]&gt;0;&quot;{&quot;&quot;value&quot;&quot;:&quot;&amp;COLUMN([.Y75])-10&amp;&quot;,&quot;&quot;text&quot;&quot;:&quot;&quot;&quot;&amp;[.Y75]&amp;&quot;&quot;&quot;},&quot;;&quot;&quot;) &amp;IF([.Z75]&gt;0;&quot;{&quot;&quot;value&quot;&quot;:&quot;&amp;COLUMN([.Z75])-10&amp;&quot;,&quot;&quot;text&quot;&quot;:&quot;&quot;&quot;&amp;[.Z75]&amp;&quot;&quot;&quot;},&quot;;&quot;&quot;) &amp;IF([.AA75]&gt;0;&quot;{&quot;&quot;value&quot;&quot;:&quot;&amp;COLUMN([.AA75])-10&amp;&quot;,&quot;&quot;text&quot;&quot;:&quot;&quot;&quot;&amp;[.AA75]&amp;&quot;&quot;&quot;},&quot;;&quot;&quot;)" office:value-type="string" office:string-value="{&quot;id&quot;:74,&quot;ordinal&quot;:73,&quot;required&quot;:0,&quot;category&quot;:&quot;Managing&quot;,&quot;skip&quot;:&quot;71.1,71.2&quot;,&quot;text&quot;:&quot;How did that make you feel?&quot;,&quot;type&quot;:&quot;TEXT&quot;,&quot;options&quot;:[">
            <text:p>{"id":74,"ordinal":73,"required":0,"category":"Managing","skip":"71.1,71.2","text":"How did that make you feel?","type":"TEXT","options":[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0&amp;&quot;,&quot;&quot;text&quot;&quot;:&quot;&quot;&quot;&amp;[.K76]&amp;&quot;&quot;&quot;},&quot;;&quot;&quot;) &amp;IF([.L76]&gt;0;&quot;{&quot;&quot;value&quot;&quot;:&quot;&amp;COLUMN([.L76])-10&amp;&quot;,&quot;&quot;text&quot;&quot;:&quot;&quot;&quot;&amp;[.L76]&amp;&quot;&quot;&quot;},&quot;;&quot;&quot;) &amp;IF([.M76]&gt;0;&quot;{&quot;&quot;value&quot;&quot;:&quot;&amp;COLUMN([.M76])-10&amp;&quot;,&quot;&quot;text&quot;&quot;:&quot;&quot;&quot;&amp;[.M76]&amp;&quot;&quot;&quot;},&quot;;&quot;&quot;) &amp;IF([.N76]&gt;0;&quot;{&quot;&quot;value&quot;&quot;:&quot;&amp;COLUMN([.N76])-10&amp;&quot;,&quot;&quot;text&quot;&quot;:&quot;&quot;&quot;&amp;[.N76]&amp;&quot;&quot;&quot;},&quot;;&quot;&quot;) &amp;IF([.O76]&gt;0;&quot;{&quot;&quot;value&quot;&quot;:&quot;&amp;COLUMN([.O76])-10&amp;&quot;,&quot;&quot;text&quot;&quot;:&quot;&quot;&quot;&amp;[.O76]&amp;&quot;&quot;&quot;},&quot;;&quot;&quot;) &amp;IF([.P76]&gt;0;&quot;{&quot;&quot;value&quot;&quot;:&quot;&amp;COLUMN([.P76])-10&amp;&quot;,&quot;&quot;text&quot;&quot;:&quot;&quot;&quot;&amp;[.P76]&amp;&quot;&quot;&quot;},&quot;;&quot;&quot;) &amp;IF([.Q76]&gt;0;&quot;{&quot;&quot;value&quot;&quot;:&quot;&amp;COLUMN([.Q76])-10&amp;&quot;,&quot;&quot;text&quot;&quot;:&quot;&quot;&quot;&amp;[.Q76]&amp;&quot;&quot;&quot;},&quot;;&quot;&quot;) &amp;IF([.R76]&gt;0;&quot;{&quot;&quot;value&quot;&quot;:&quot;&amp;COLUMN([.R76])-10&amp;&quot;,&quot;&quot;text&quot;&quot;:&quot;&quot;&quot;&amp;[.R76]&amp;&quot;&quot;&quot;},&quot;;&quot;&quot;) &amp;IF([.S76]&gt;0;&quot;{&quot;&quot;value&quot;&quot;:&quot;&amp;COLUMN([.S76])-10&amp;&quot;,&quot;&quot;text&quot;&quot;:&quot;&quot;&quot;&amp;[.S76]&amp;&quot;&quot;&quot;},&quot;;&quot;&quot;) &amp;IF([.T76]&gt;0;&quot;{&quot;&quot;value&quot;&quot;:&quot;&amp;COLUMN([.T76])-10&amp;&quot;,&quot;&quot;text&quot;&quot;:&quot;&quot;&quot;&amp;[.T76]&amp;&quot;&quot;&quot;},&quot;;&quot;&quot;) &amp;IF([.U76]&gt;0;&quot;{&quot;&quot;value&quot;&quot;:&quot;&amp;COLUMN([.U76])-10&amp;&quot;,&quot;&quot;text&quot;&quot;:&quot;&quot;&quot;&amp;[.U76]&amp;&quot;&quot;&quot;},&quot;;&quot;&quot;) &amp;IF([.V76]&gt;0;&quot;{&quot;&quot;value&quot;&quot;:&quot;&amp;COLUMN([.V76])-10&amp;&quot;,&quot;&quot;text&quot;&quot;:&quot;&quot;&quot;&amp;[.V76]&amp;&quot;&quot;&quot;},&quot;;&quot;&quot;) &amp;IF([.W76]&gt;0;&quot;{&quot;&quot;value&quot;&quot;:&quot;&amp;COLUMN([.W76])-10&amp;&quot;,&quot;&quot;text&quot;&quot;:&quot;&quot;&quot;&amp;[.W76]&amp;&quot;&quot;&quot;},&quot;;&quot;&quot;) &amp;IF([.X76]&gt;0;&quot;{&quot;&quot;value&quot;&quot;:&quot;&amp;COLUMN([.X76])-10&amp;&quot;,&quot;&quot;text&quot;&quot;:&quot;&quot;&quot;&amp;[.X76]&amp;&quot;&quot;&quot;},&quot;;&quot;&quot;) &amp;IF([.Y76]&gt;0;&quot;{&quot;&quot;value&quot;&quot;:&quot;&amp;COLUMN([.Y76])-10&amp;&quot;,&quot;&quot;text&quot;&quot;:&quot;&quot;&quot;&amp;[.Y76]&amp;&quot;&quot;&quot;},&quot;;&quot;&quot;) &amp;IF([.Z76]&gt;0;&quot;{&quot;&quot;value&quot;&quot;:&quot;&amp;COLUMN([.Z76])-10&amp;&quot;,&quot;&quot;text&quot;&quot;:&quot;&quot;&quot;&amp;[.Z76]&amp;&quot;&quot;&quot;},&quot;;&quot;&quot;) &amp;IF([.AA76]&gt;0;&quot;{&quot;&quot;value&quot;&quot;:&quot;&amp;COLUMN([.AA76])-10&amp;&quot;,&quot;&quot;text&quot;&quot;:&quot;&quot;&quot;&amp;[.AA76]&amp;&quot;&quot;&quot;},&quot;;&quot;&quot;)" office:value-type="string" office:string-value="{&quot;id&quot;:75,&quot;ordinal&quot;:74,&quot;required&quot;:0,&quot;category&quot;:&quot;Managing&quot;,&quot;skip&quot;:&quot;null&quot;,&quot;text&quot;:&quot;What was your HbA1c test result when you were last in the clinic?&quot;,&quot;type&quot;:&quot;SC&quot;,&quot;options&quot;:[{&quot;value&quot;:1,&quot;text&quot;:&quot;4.0%-7.5% (or 20-58mmol/l)&quot;},{&quot;value&quot;:2,&quot;text&quot;:&quot;7.6%-9.0% (or 60-75mmol/l)&quot;},{&quot;value&quot;:3,&quot;text&quot;:&quot;9.1% or higher ( or 76 mmol/l or higher)&quot;},{&quot;value&quot;:4,&quot;text&quot;:&quot;I don't know&quot;},">
            <text:p>{"id":75,"ordinal":74,"required":0,"category":"Managing","skip":"null","text":"What was your HbA1c test result when you were last in the clinic?","type":"SC","options":[{"value":1,"text":"4.0%-7.5% (or 20-58mmol/l)"},{"value":2,"text":"7.6%-9.0% (or 60-75mmol/l)"},{"value":3,"text":"9.1% or higher ( or 76 mmol/l or higher)"},{"value":4,"text":"I don't know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0&amp;&quot;,&quot;&quot;text&quot;&quot;:&quot;&quot;&quot;&amp;[.K77]&amp;&quot;&quot;&quot;},&quot;;&quot;&quot;) &amp;IF([.L77]&gt;0;&quot;{&quot;&quot;value&quot;&quot;:&quot;&amp;COLUMN([.L77])-10&amp;&quot;,&quot;&quot;text&quot;&quot;:&quot;&quot;&quot;&amp;[.L77]&amp;&quot;&quot;&quot;},&quot;;&quot;&quot;) &amp;IF([.M77]&gt;0;&quot;{&quot;&quot;value&quot;&quot;:&quot;&amp;COLUMN([.M77])-10&amp;&quot;,&quot;&quot;text&quot;&quot;:&quot;&quot;&quot;&amp;[.M77]&amp;&quot;&quot;&quot;},&quot;;&quot;&quot;) &amp;IF([.N77]&gt;0;&quot;{&quot;&quot;value&quot;&quot;:&quot;&amp;COLUMN([.N77])-10&amp;&quot;,&quot;&quot;text&quot;&quot;:&quot;&quot;&quot;&amp;[.N77]&amp;&quot;&quot;&quot;},&quot;;&quot;&quot;) &amp;IF([.O77]&gt;0;&quot;{&quot;&quot;value&quot;&quot;:&quot;&amp;COLUMN([.O77])-10&amp;&quot;,&quot;&quot;text&quot;&quot;:&quot;&quot;&quot;&amp;[.O77]&amp;&quot;&quot;&quot;},&quot;;&quot;&quot;) &amp;IF([.P77]&gt;0;&quot;{&quot;&quot;value&quot;&quot;:&quot;&amp;COLUMN([.P77])-10&amp;&quot;,&quot;&quot;text&quot;&quot;:&quot;&quot;&quot;&amp;[.P77]&amp;&quot;&quot;&quot;},&quot;;&quot;&quot;) &amp;IF([.Q77]&gt;0;&quot;{&quot;&quot;value&quot;&quot;:&quot;&amp;COLUMN([.Q77])-10&amp;&quot;,&quot;&quot;text&quot;&quot;:&quot;&quot;&quot;&amp;[.Q77]&amp;&quot;&quot;&quot;},&quot;;&quot;&quot;) &amp;IF([.R77]&gt;0;&quot;{&quot;&quot;value&quot;&quot;:&quot;&amp;COLUMN([.R77])-10&amp;&quot;,&quot;&quot;text&quot;&quot;:&quot;&quot;&quot;&amp;[.R77]&amp;&quot;&quot;&quot;},&quot;;&quot;&quot;) &amp;IF([.S77]&gt;0;&quot;{&quot;&quot;value&quot;&quot;:&quot;&amp;COLUMN([.S77])-10&amp;&quot;,&quot;&quot;text&quot;&quot;:&quot;&quot;&quot;&amp;[.S77]&amp;&quot;&quot;&quot;},&quot;;&quot;&quot;) &amp;IF([.T77]&gt;0;&quot;{&quot;&quot;value&quot;&quot;:&quot;&amp;COLUMN([.T77])-10&amp;&quot;,&quot;&quot;text&quot;&quot;:&quot;&quot;&quot;&amp;[.T77]&amp;&quot;&quot;&quot;},&quot;;&quot;&quot;) &amp;IF([.U77]&gt;0;&quot;{&quot;&quot;value&quot;&quot;:&quot;&amp;COLUMN([.U77])-10&amp;&quot;,&quot;&quot;text&quot;&quot;:&quot;&quot;&quot;&amp;[.U77]&amp;&quot;&quot;&quot;},&quot;;&quot;&quot;) &amp;IF([.V77]&gt;0;&quot;{&quot;&quot;value&quot;&quot;:&quot;&amp;COLUMN([.V77])-10&amp;&quot;,&quot;&quot;text&quot;&quot;:&quot;&quot;&quot;&amp;[.V77]&amp;&quot;&quot;&quot;},&quot;;&quot;&quot;) &amp;IF([.W77]&gt;0;&quot;{&quot;&quot;value&quot;&quot;:&quot;&amp;COLUMN([.W77])-10&amp;&quot;,&quot;&quot;text&quot;&quot;:&quot;&quot;&quot;&amp;[.W77]&amp;&quot;&quot;&quot;},&quot;;&quot;&quot;) &amp;IF([.X77]&gt;0;&quot;{&quot;&quot;value&quot;&quot;:&quot;&amp;COLUMN([.X77])-10&amp;&quot;,&quot;&quot;text&quot;&quot;:&quot;&quot;&quot;&amp;[.X77]&amp;&quot;&quot;&quot;},&quot;;&quot;&quot;) &amp;IF([.Y77]&gt;0;&quot;{&quot;&quot;value&quot;&quot;:&quot;&amp;COLUMN([.Y77])-10&amp;&quot;,&quot;&quot;text&quot;&quot;:&quot;&quot;&quot;&amp;[.Y77]&amp;&quot;&quot;&quot;},&quot;;&quot;&quot;) &amp;IF([.Z77]&gt;0;&quot;{&quot;&quot;value&quot;&quot;:&quot;&amp;COLUMN([.Z77])-10&amp;&quot;,&quot;&quot;text&quot;&quot;:&quot;&quot;&quot;&amp;[.Z77]&amp;&quot;&quot;&quot;},&quot;;&quot;&quot;) &amp;IF([.AA77]&gt;0;&quot;{&quot;&quot;value&quot;&quot;:&quot;&amp;COLUMN([.AA77])-10&amp;&quot;,&quot;&quot;text&quot;&quot;:&quot;&quot;&quot;&amp;[.AA77]&amp;&quot;&quot;&quot;},&quot;;&quot;&quot;)" office:value-type="string" office:string-value="{&quot;id&quot;:76,&quot;ordinal&quot;:75,&quot;required&quot;:0,&quot;category&quot;:&quot;Managing&quot;,&quot;skip&quot;:&quot;null&quot;,&quot;text&quot;:&quot;What would you like your HbA1c to be?&quot;,&quot;type&quot;:&quot;SC&quot;,&quot;options&quot;:[{&quot;value&quot;:1,&quot;text&quot;:&quot;4.0%-7.5% (or 20- 58mmol/l)&quot;},{&quot;value&quot;:2,&quot;text&quot;:&quot;7.6%-9.0% (or 60-75mmol/l)&quot;},{&quot;value&quot;:3,&quot;text&quot;:&quot;9.1% or higher ( or 76 mmol/l or higher)&quot;},{&quot;value&quot;:4,&quot;text&quot;:&quot;I don't know    &quot;},">
            <text:p>{"id":76,"ordinal":75,"required":0,"category":"Managing","skip":"null","text":"What would you like your HbA1c to be?","type":"SC","options":[{"value":1,"text":"4.0%-7.5% (or 20- 58mmol/l)"},{"value":2,"text":"7.6%-9.0% (or 60-75mmol/l)"},{"value":3,"text":"9.1% or higher ( or 76 mmol/l or higher)"},{"value":4,"text":"I don't know <text:s text:c="3"/>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0&amp;&quot;,&quot;&quot;text&quot;&quot;:&quot;&quot;&quot;&amp;[.K78]&amp;&quot;&quot;&quot;},&quot;;&quot;&quot;) &amp;IF([.L78]&gt;0;&quot;{&quot;&quot;value&quot;&quot;:&quot;&amp;COLUMN([.L78])-10&amp;&quot;,&quot;&quot;text&quot;&quot;:&quot;&quot;&quot;&amp;[.L78]&amp;&quot;&quot;&quot;},&quot;;&quot;&quot;) &amp;IF([.M78]&gt;0;&quot;{&quot;&quot;value&quot;&quot;:&quot;&amp;COLUMN([.M78])-10&amp;&quot;,&quot;&quot;text&quot;&quot;:&quot;&quot;&quot;&amp;[.M78]&amp;&quot;&quot;&quot;},&quot;;&quot;&quot;) &amp;IF([.N78]&gt;0;&quot;{&quot;&quot;value&quot;&quot;:&quot;&amp;COLUMN([.N78])-10&amp;&quot;,&quot;&quot;text&quot;&quot;:&quot;&quot;&quot;&amp;[.N78]&amp;&quot;&quot;&quot;},&quot;;&quot;&quot;) &amp;IF([.O78]&gt;0;&quot;{&quot;&quot;value&quot;&quot;:&quot;&amp;COLUMN([.O78])-10&amp;&quot;,&quot;&quot;text&quot;&quot;:&quot;&quot;&quot;&amp;[.O78]&amp;&quot;&quot;&quot;},&quot;;&quot;&quot;) &amp;IF([.P78]&gt;0;&quot;{&quot;&quot;value&quot;&quot;:&quot;&amp;COLUMN([.P78])-10&amp;&quot;,&quot;&quot;text&quot;&quot;:&quot;&quot;&quot;&amp;[.P78]&amp;&quot;&quot;&quot;},&quot;;&quot;&quot;) &amp;IF([.Q78]&gt;0;&quot;{&quot;&quot;value&quot;&quot;:&quot;&amp;COLUMN([.Q78])-10&amp;&quot;,&quot;&quot;text&quot;&quot;:&quot;&quot;&quot;&amp;[.Q78]&amp;&quot;&quot;&quot;},&quot;;&quot;&quot;) &amp;IF([.R78]&gt;0;&quot;{&quot;&quot;value&quot;&quot;:&quot;&amp;COLUMN([.R78])-10&amp;&quot;,&quot;&quot;text&quot;&quot;:&quot;&quot;&quot;&amp;[.R78]&amp;&quot;&quot;&quot;},&quot;;&quot;&quot;) &amp;IF([.S78]&gt;0;&quot;{&quot;&quot;value&quot;&quot;:&quot;&amp;COLUMN([.S78])-10&amp;&quot;,&quot;&quot;text&quot;&quot;:&quot;&quot;&quot;&amp;[.S78]&amp;&quot;&quot;&quot;},&quot;;&quot;&quot;) &amp;IF([.T78]&gt;0;&quot;{&quot;&quot;value&quot;&quot;:&quot;&amp;COLUMN([.T78])-10&amp;&quot;,&quot;&quot;text&quot;&quot;:&quot;&quot;&quot;&amp;[.T78]&amp;&quot;&quot;&quot;},&quot;;&quot;&quot;) &amp;IF([.U78]&gt;0;&quot;{&quot;&quot;value&quot;&quot;:&quot;&amp;COLUMN([.U78])-10&amp;&quot;,&quot;&quot;text&quot;&quot;:&quot;&quot;&quot;&amp;[.U78]&amp;&quot;&quot;&quot;},&quot;;&quot;&quot;) &amp;IF([.V78]&gt;0;&quot;{&quot;&quot;value&quot;&quot;:&quot;&amp;COLUMN([.V78])-10&amp;&quot;,&quot;&quot;text&quot;&quot;:&quot;&quot;&quot;&amp;[.V78]&amp;&quot;&quot;&quot;},&quot;;&quot;&quot;) &amp;IF([.W78]&gt;0;&quot;{&quot;&quot;value&quot;&quot;:&quot;&amp;COLUMN([.W78])-10&amp;&quot;,&quot;&quot;text&quot;&quot;:&quot;&quot;&quot;&amp;[.W78]&amp;&quot;&quot;&quot;},&quot;;&quot;&quot;) &amp;IF([.X78]&gt;0;&quot;{&quot;&quot;value&quot;&quot;:&quot;&amp;COLUMN([.X78])-10&amp;&quot;,&quot;&quot;text&quot;&quot;:&quot;&quot;&quot;&amp;[.X78]&amp;&quot;&quot;&quot;},&quot;;&quot;&quot;) &amp;IF([.Y78]&gt;0;&quot;{&quot;&quot;value&quot;&quot;:&quot;&amp;COLUMN([.Y78])-10&amp;&quot;,&quot;&quot;text&quot;&quot;:&quot;&quot;&quot;&amp;[.Y78]&amp;&quot;&quot;&quot;},&quot;;&quot;&quot;) &amp;IF([.Z78]&gt;0;&quot;{&quot;&quot;value&quot;&quot;:&quot;&amp;COLUMN([.Z78])-10&amp;&quot;,&quot;&quot;text&quot;&quot;:&quot;&quot;&quot;&amp;[.Z78]&amp;&quot;&quot;&quot;},&quot;;&quot;&quot;) &amp;IF([.AA78]&gt;0;&quot;{&quot;&quot;value&quot;&quot;:&quot;&amp;COLUMN([.AA78])-10&amp;&quot;,&quot;&quot;text&quot;&quot;:&quot;&quot;&quot;&amp;[.AA78]&amp;&quot;&quot;&quot;},&quot;;&quot;&quot;)" office:value-type="string" office:string-value="{&quot;id&quot;:77,&quot;ordinal&quot;:76,&quot;required&quot;:0,&quot;category&quot;:&quot;Managing&quot;,&quot;skip&quot;:&quot;null&quot;,&quot;text&quot;:&quot;Now you have answered the questions about managing your blood glucose, how do you feel about your blood glucose control in general?&quot;,&quot;type&quot;:&quot;SC&quot;,&quot;options&quot;:[{&quot;value&quot;:1,&quot;text&quot;:&quot;Very happy&quot;},{&quot;value&quot;:2,&quot;text&quot;:&quot;It is improving&quot;},{&quot;value&quot;:3,&quot;text&quot;:&quot;Could do better&quot;},">
            <text:p>{"id":77,"ordinal":76,"required":0,"category":"Managing","skip":"null","text":"Now you have answered the questions about managing your blood glucose, how do you feel about your blood glucose control in general?","type":"SC","options":[{"value":1,"text":"Very happy"},{"value":2,"text":"It is improving"},{"value":3,"text":"Could do better"},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0&amp;&quot;,&quot;&quot;text&quot;&quot;:&quot;&quot;&quot;&amp;[.K79]&amp;&quot;&quot;&quot;},&quot;;&quot;&quot;) &amp;IF([.L79]&gt;0;&quot;{&quot;&quot;value&quot;&quot;:&quot;&amp;COLUMN([.L79])-10&amp;&quot;,&quot;&quot;text&quot;&quot;:&quot;&quot;&quot;&amp;[.L79]&amp;&quot;&quot;&quot;},&quot;;&quot;&quot;) &amp;IF([.M79]&gt;0;&quot;{&quot;&quot;value&quot;&quot;:&quot;&amp;COLUMN([.M79])-10&amp;&quot;,&quot;&quot;text&quot;&quot;:&quot;&quot;&quot;&amp;[.M79]&amp;&quot;&quot;&quot;},&quot;;&quot;&quot;) &amp;IF([.N79]&gt;0;&quot;{&quot;&quot;value&quot;&quot;:&quot;&amp;COLUMN([.N79])-10&amp;&quot;,&quot;&quot;text&quot;&quot;:&quot;&quot;&quot;&amp;[.N79]&amp;&quot;&quot;&quot;},&quot;;&quot;&quot;) &amp;IF([.O79]&gt;0;&quot;{&quot;&quot;value&quot;&quot;:&quot;&amp;COLUMN([.O79])-10&amp;&quot;,&quot;&quot;text&quot;&quot;:&quot;&quot;&quot;&amp;[.O79]&amp;&quot;&quot;&quot;},&quot;;&quot;&quot;) &amp;IF([.P79]&gt;0;&quot;{&quot;&quot;value&quot;&quot;:&quot;&amp;COLUMN([.P79])-10&amp;&quot;,&quot;&quot;text&quot;&quot;:&quot;&quot;&quot;&amp;[.P79]&amp;&quot;&quot;&quot;},&quot;;&quot;&quot;) &amp;IF([.Q79]&gt;0;&quot;{&quot;&quot;value&quot;&quot;:&quot;&amp;COLUMN([.Q79])-10&amp;&quot;,&quot;&quot;text&quot;&quot;:&quot;&quot;&quot;&amp;[.Q79]&amp;&quot;&quot;&quot;},&quot;;&quot;&quot;) &amp;IF([.R79]&gt;0;&quot;{&quot;&quot;value&quot;&quot;:&quot;&amp;COLUMN([.R79])-10&amp;&quot;,&quot;&quot;text&quot;&quot;:&quot;&quot;&quot;&amp;[.R79]&amp;&quot;&quot;&quot;},&quot;;&quot;&quot;) &amp;IF([.S79]&gt;0;&quot;{&quot;&quot;value&quot;&quot;:&quot;&amp;COLUMN([.S79])-10&amp;&quot;,&quot;&quot;text&quot;&quot;:&quot;&quot;&quot;&amp;[.S79]&amp;&quot;&quot;&quot;},&quot;;&quot;&quot;) &amp;IF([.T79]&gt;0;&quot;{&quot;&quot;value&quot;&quot;:&quot;&amp;COLUMN([.T79])-10&amp;&quot;,&quot;&quot;text&quot;&quot;:&quot;&quot;&quot;&amp;[.T79]&amp;&quot;&quot;&quot;},&quot;;&quot;&quot;) &amp;IF([.U79]&gt;0;&quot;{&quot;&quot;value&quot;&quot;:&quot;&amp;COLUMN([.U79])-10&amp;&quot;,&quot;&quot;text&quot;&quot;:&quot;&quot;&quot;&amp;[.U79]&amp;&quot;&quot;&quot;},&quot;;&quot;&quot;) &amp;IF([.V79]&gt;0;&quot;{&quot;&quot;value&quot;&quot;:&quot;&amp;COLUMN([.V79])-10&amp;&quot;,&quot;&quot;text&quot;&quot;:&quot;&quot;&quot;&amp;[.V79]&amp;&quot;&quot;&quot;},&quot;;&quot;&quot;) &amp;IF([.W79]&gt;0;&quot;{&quot;&quot;value&quot;&quot;:&quot;&amp;COLUMN([.W79])-10&amp;&quot;,&quot;&quot;text&quot;&quot;:&quot;&quot;&quot;&amp;[.W79]&amp;&quot;&quot;&quot;},&quot;;&quot;&quot;) &amp;IF([.X79]&gt;0;&quot;{&quot;&quot;value&quot;&quot;:&quot;&amp;COLUMN([.X79])-10&amp;&quot;,&quot;&quot;text&quot;&quot;:&quot;&quot;&quot;&amp;[.X79]&amp;&quot;&quot;&quot;},&quot;;&quot;&quot;) &amp;IF([.Y79]&gt;0;&quot;{&quot;&quot;value&quot;&quot;:&quot;&amp;COLUMN([.Y79])-10&amp;&quot;,&quot;&quot;text&quot;&quot;:&quot;&quot;&quot;&amp;[.Y79]&amp;&quot;&quot;&quot;},&quot;;&quot;&quot;) &amp;IF([.Z79]&gt;0;&quot;{&quot;&quot;value&quot;&quot;:&quot;&amp;COLUMN([.Z79])-10&amp;&quot;,&quot;&quot;text&quot;&quot;:&quot;&quot;&quot;&amp;[.Z79]&amp;&quot;&quot;&quot;},&quot;;&quot;&quot;) &amp;IF([.AA79]&gt;0;&quot;{&quot;&quot;value&quot;&quot;:&quot;&amp;COLUMN([.AA79])-10&amp;&quot;,&quot;&quot;text&quot;&quot;:&quot;&quot;&quot;&amp;[.AA79]&amp;&quot;&quot;&quot;},&quot;;&quot;&quot;)" office:value-type="string" office:string-value="{&quot;id&quot;:78,&quot;ordinal&quot;:77,&quot;required&quot;:0,&quot;category&quot;:&quot;Medication&quot;,&quot;skip&quot;:&quot;null&quot;,&quot;text&quot;:&quot;How do you feel about injecting or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78,"ordinal":77,"required":0,"category":"Medication","skip":"null","text":"How do you feel about injecting or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0&amp;&quot;,&quot;&quot;text&quot;&quot;:&quot;&quot;&quot;&amp;[.K80]&amp;&quot;&quot;&quot;},&quot;;&quot;&quot;) &amp;IF([.L80]&gt;0;&quot;{&quot;&quot;value&quot;&quot;:&quot;&amp;COLUMN([.L80])-10&amp;&quot;,&quot;&quot;text&quot;&quot;:&quot;&quot;&quot;&amp;[.L80]&amp;&quot;&quot;&quot;},&quot;;&quot;&quot;) &amp;IF([.M80]&gt;0;&quot;{&quot;&quot;value&quot;&quot;:&quot;&amp;COLUMN([.M80])-10&amp;&quot;,&quot;&quot;text&quot;&quot;:&quot;&quot;&quot;&amp;[.M80]&amp;&quot;&quot;&quot;},&quot;;&quot;&quot;) &amp;IF([.N80]&gt;0;&quot;{&quot;&quot;value&quot;&quot;:&quot;&amp;COLUMN([.N80])-10&amp;&quot;,&quot;&quot;text&quot;&quot;:&quot;&quot;&quot;&amp;[.N80]&amp;&quot;&quot;&quot;},&quot;;&quot;&quot;) &amp;IF([.O80]&gt;0;&quot;{&quot;&quot;value&quot;&quot;:&quot;&amp;COLUMN([.O80])-10&amp;&quot;,&quot;&quot;text&quot;&quot;:&quot;&quot;&quot;&amp;[.O80]&amp;&quot;&quot;&quot;},&quot;;&quot;&quot;) &amp;IF([.P80]&gt;0;&quot;{&quot;&quot;value&quot;&quot;:&quot;&amp;COLUMN([.P80])-10&amp;&quot;,&quot;&quot;text&quot;&quot;:&quot;&quot;&quot;&amp;[.P80]&amp;&quot;&quot;&quot;},&quot;;&quot;&quot;) &amp;IF([.Q80]&gt;0;&quot;{&quot;&quot;value&quot;&quot;:&quot;&amp;COLUMN([.Q80])-10&amp;&quot;,&quot;&quot;text&quot;&quot;:&quot;&quot;&quot;&amp;[.Q80]&amp;&quot;&quot;&quot;},&quot;;&quot;&quot;) &amp;IF([.R80]&gt;0;&quot;{&quot;&quot;value&quot;&quot;:&quot;&amp;COLUMN([.R80])-10&amp;&quot;,&quot;&quot;text&quot;&quot;:&quot;&quot;&quot;&amp;[.R80]&amp;&quot;&quot;&quot;},&quot;;&quot;&quot;) &amp;IF([.S80]&gt;0;&quot;{&quot;&quot;value&quot;&quot;:&quot;&amp;COLUMN([.S80])-10&amp;&quot;,&quot;&quot;text&quot;&quot;:&quot;&quot;&quot;&amp;[.S80]&amp;&quot;&quot;&quot;},&quot;;&quot;&quot;) &amp;IF([.T80]&gt;0;&quot;{&quot;&quot;value&quot;&quot;:&quot;&amp;COLUMN([.T80])-10&amp;&quot;,&quot;&quot;text&quot;&quot;:&quot;&quot;&quot;&amp;[.T80]&amp;&quot;&quot;&quot;},&quot;;&quot;&quot;) &amp;IF([.U80]&gt;0;&quot;{&quot;&quot;value&quot;&quot;:&quot;&amp;COLUMN([.U80])-10&amp;&quot;,&quot;&quot;text&quot;&quot;:&quot;&quot;&quot;&amp;[.U80]&amp;&quot;&quot;&quot;},&quot;;&quot;&quot;) &amp;IF([.V80]&gt;0;&quot;{&quot;&quot;value&quot;&quot;:&quot;&amp;COLUMN([.V80])-10&amp;&quot;,&quot;&quot;text&quot;&quot;:&quot;&quot;&quot;&amp;[.V80]&amp;&quot;&quot;&quot;},&quot;;&quot;&quot;) &amp;IF([.W80]&gt;0;&quot;{&quot;&quot;value&quot;&quot;:&quot;&amp;COLUMN([.W80])-10&amp;&quot;,&quot;&quot;text&quot;&quot;:&quot;&quot;&quot;&amp;[.W80]&amp;&quot;&quot;&quot;},&quot;;&quot;&quot;) &amp;IF([.X80]&gt;0;&quot;{&quot;&quot;value&quot;&quot;:&quot;&amp;COLUMN([.X80])-10&amp;&quot;,&quot;&quot;text&quot;&quot;:&quot;&quot;&quot;&amp;[.X80]&amp;&quot;&quot;&quot;},&quot;;&quot;&quot;) &amp;IF([.Y80]&gt;0;&quot;{&quot;&quot;value&quot;&quot;:&quot;&amp;COLUMN([.Y80])-10&amp;&quot;,&quot;&quot;text&quot;&quot;:&quot;&quot;&quot;&amp;[.Y80]&amp;&quot;&quot;&quot;},&quot;;&quot;&quot;) &amp;IF([.Z80]&gt;0;&quot;{&quot;&quot;value&quot;&quot;:&quot;&amp;COLUMN([.Z80])-10&amp;&quot;,&quot;&quot;text&quot;&quot;:&quot;&quot;&quot;&amp;[.Z80]&amp;&quot;&quot;&quot;},&quot;;&quot;&quot;) &amp;IF([.AA80]&gt;0;&quot;{&quot;&quot;value&quot;&quot;:&quot;&amp;COLUMN([.AA80])-10&amp;&quot;,&quot;&quot;text&quot;&quot;:&quot;&quot;&quot;&amp;[.AA80]&amp;&quot;&quot;&quot;},&quot;;&quot;&quot;)" office:value-type="string" office:string-value="{&quot;id&quot;:79,&quot;ordinal&quot;:78,&quot;required&quot;:0,&quot;category&quot;:&quot;Medication&quot;,&quot;skip&quot;:&quot;null&quot;,&quot;text&quot;:&quot;Who usually sets up (prepares) your insulin injections or changes the set on your pump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&quot;},{&quot;value&quot;:4,&quot;text&quot;:&quot;Usually my mum / dad / carer but I do some&quot;},{&quot;value&quot;:5,&quot;text&quot;:&quot;TEXT_OTHER&quot;},">
            <text:p>{"id":79,"ordinal":78,"required":0,"category":"Medication","skip":"null","text":"Who usually sets up (prepares) your insulin injections or changes the set on your pump?","type":"SC","options":[{"value":1,"text":"Always me"},{"value":2,"text":"Always my mum / dad / carer"},{"value":3,"text":"Usually me, but my mum / dad / carer do some"},{"value":4,"text":"Usually my mum / dad / carer but I do some"},{"value":5,"text":"TEXT_OTHER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0&amp;&quot;,&quot;&quot;text&quot;&quot;:&quot;&quot;&quot;&amp;[.K81]&amp;&quot;&quot;&quot;},&quot;;&quot;&quot;) &amp;IF([.L81]&gt;0;&quot;{&quot;&quot;value&quot;&quot;:&quot;&amp;COLUMN([.L81])-10&amp;&quot;,&quot;&quot;text&quot;&quot;:&quot;&quot;&quot;&amp;[.L81]&amp;&quot;&quot;&quot;},&quot;;&quot;&quot;) &amp;IF([.M81]&gt;0;&quot;{&quot;&quot;value&quot;&quot;:&quot;&amp;COLUMN([.M81])-10&amp;&quot;,&quot;&quot;text&quot;&quot;:&quot;&quot;&quot;&amp;[.M81]&amp;&quot;&quot;&quot;},&quot;;&quot;&quot;) &amp;IF([.N81]&gt;0;&quot;{&quot;&quot;value&quot;&quot;:&quot;&amp;COLUMN([.N81])-10&amp;&quot;,&quot;&quot;text&quot;&quot;:&quot;&quot;&quot;&amp;[.N81]&amp;&quot;&quot;&quot;},&quot;;&quot;&quot;) &amp;IF([.O81]&gt;0;&quot;{&quot;&quot;value&quot;&quot;:&quot;&amp;COLUMN([.O81])-10&amp;&quot;,&quot;&quot;text&quot;&quot;:&quot;&quot;&quot;&amp;[.O81]&amp;&quot;&quot;&quot;},&quot;;&quot;&quot;) &amp;IF([.P81]&gt;0;&quot;{&quot;&quot;value&quot;&quot;:&quot;&amp;COLUMN([.P81])-10&amp;&quot;,&quot;&quot;text&quot;&quot;:&quot;&quot;&quot;&amp;[.P81]&amp;&quot;&quot;&quot;},&quot;;&quot;&quot;) &amp;IF([.Q81]&gt;0;&quot;{&quot;&quot;value&quot;&quot;:&quot;&amp;COLUMN([.Q81])-10&amp;&quot;,&quot;&quot;text&quot;&quot;:&quot;&quot;&quot;&amp;[.Q81]&amp;&quot;&quot;&quot;},&quot;;&quot;&quot;) &amp;IF([.R81]&gt;0;&quot;{&quot;&quot;value&quot;&quot;:&quot;&amp;COLUMN([.R81])-10&amp;&quot;,&quot;&quot;text&quot;&quot;:&quot;&quot;&quot;&amp;[.R81]&amp;&quot;&quot;&quot;},&quot;;&quot;&quot;) &amp;IF([.S81]&gt;0;&quot;{&quot;&quot;value&quot;&quot;:&quot;&amp;COLUMN([.S81])-10&amp;&quot;,&quot;&quot;text&quot;&quot;:&quot;&quot;&quot;&amp;[.S81]&amp;&quot;&quot;&quot;},&quot;;&quot;&quot;) &amp;IF([.T81]&gt;0;&quot;{&quot;&quot;value&quot;&quot;:&quot;&amp;COLUMN([.T81])-10&amp;&quot;,&quot;&quot;text&quot;&quot;:&quot;&quot;&quot;&amp;[.T81]&amp;&quot;&quot;&quot;},&quot;;&quot;&quot;) &amp;IF([.U81]&gt;0;&quot;{&quot;&quot;value&quot;&quot;:&quot;&amp;COLUMN([.U81])-10&amp;&quot;,&quot;&quot;text&quot;&quot;:&quot;&quot;&quot;&amp;[.U81]&amp;&quot;&quot;&quot;},&quot;;&quot;&quot;) &amp;IF([.V81]&gt;0;&quot;{&quot;&quot;value&quot;&quot;:&quot;&amp;COLUMN([.V81])-10&amp;&quot;,&quot;&quot;text&quot;&quot;:&quot;&quot;&quot;&amp;[.V81]&amp;&quot;&quot;&quot;},&quot;;&quot;&quot;) &amp;IF([.W81]&gt;0;&quot;{&quot;&quot;value&quot;&quot;:&quot;&amp;COLUMN([.W81])-10&amp;&quot;,&quot;&quot;text&quot;&quot;:&quot;&quot;&quot;&amp;[.W81]&amp;&quot;&quot;&quot;},&quot;;&quot;&quot;) &amp;IF([.X81]&gt;0;&quot;{&quot;&quot;value&quot;&quot;:&quot;&amp;COLUMN([.X81])-10&amp;&quot;,&quot;&quot;text&quot;&quot;:&quot;&quot;&quot;&amp;[.X81]&amp;&quot;&quot;&quot;},&quot;;&quot;&quot;) &amp;IF([.Y81]&gt;0;&quot;{&quot;&quot;value&quot;&quot;:&quot;&amp;COLUMN([.Y81])-10&amp;&quot;,&quot;&quot;text&quot;&quot;:&quot;&quot;&quot;&amp;[.Y81]&amp;&quot;&quot;&quot;},&quot;;&quot;&quot;) &amp;IF([.Z81]&gt;0;&quot;{&quot;&quot;value&quot;&quot;:&quot;&amp;COLUMN([.Z81])-10&amp;&quot;,&quot;&quot;text&quot;&quot;:&quot;&quot;&quot;&amp;[.Z81]&amp;&quot;&quot;&quot;},&quot;;&quot;&quot;) &amp;IF([.AA81]&gt;0;&quot;{&quot;&quot;value&quot;&quot;:&quot;&amp;COLUMN([.AA81])-10&amp;&quot;,&quot;&quot;text&quot;&quot;:&quot;&quot;&quot;&amp;[.AA81]&amp;&quot;&quot;&quot;},&quot;;&quot;&quot;)" office:value-type="string" office:string-value="{&quot;id&quot;:80,&quot;ordinal&quot;:79,&quot;required&quot;:0,&quot;category&quot;:&quot;Medication&quot;,&quot;skip&quot;:&quot;null&quot;,&quot;text&quot;:&quot;What motivates you to do your injections or to give insulin through your pump?&quot;,&quot;type&quot;:&quot;MC&quot;,&quot;options&quot;:[{&quot;value&quot;:1,&quot;text&quot;:&quot;My mum / dad / carer reminding me&quot;},{&quot;value&quot;:2,&quot;text&quot;:&quot;My mum / dad / carer setting up the needles for me 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 want to feel ill&quot;},{&quot;value&quot;:6,&quot;text&quot;:&quot;I know that I have to do it&quot;},{&quot;value&quot;:7,&quot;text&quot;:&quot;Nothing&quot;},{&quot;value&quot;:8,&quot;text&quot;:&quot;TEXT_OTHER&quot;},">
            <text:p>{"id":80,"ordinal":79,"required":0,"category":"Medication","skip":"null","text":"What motivates you to do your injections or to give insulin through your pump?","type":"MC","options":[{"value":1,"text":"My mum / dad / carer reminding me"},{"value":2,"text":"My mum / dad / carer setting up the needles for me it's just part of my daily life"},{"value":3,"text":"Knowing that it helps me to control my diabetes"},{"value":4,"text":"I feel a lot happier when I've done my insulin"},{"value":5,"text":"I do want to feel ill"},{"value":6,"text":"I know that I have to do it"},{"value":7,"text":"Nothing"},{"value":8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0&amp;&quot;,&quot;&quot;text&quot;&quot;:&quot;&quot;&quot;&amp;[.K82]&amp;&quot;&quot;&quot;},&quot;;&quot;&quot;) &amp;IF([.L82]&gt;0;&quot;{&quot;&quot;value&quot;&quot;:&quot;&amp;COLUMN([.L82])-10&amp;&quot;,&quot;&quot;text&quot;&quot;:&quot;&quot;&quot;&amp;[.L82]&amp;&quot;&quot;&quot;},&quot;;&quot;&quot;) &amp;IF([.M82]&gt;0;&quot;{&quot;&quot;value&quot;&quot;:&quot;&amp;COLUMN([.M82])-10&amp;&quot;,&quot;&quot;text&quot;&quot;:&quot;&quot;&quot;&amp;[.M82]&amp;&quot;&quot;&quot;},&quot;;&quot;&quot;) &amp;IF([.N82]&gt;0;&quot;{&quot;&quot;value&quot;&quot;:&quot;&amp;COLUMN([.N82])-10&amp;&quot;,&quot;&quot;text&quot;&quot;:&quot;&quot;&quot;&amp;[.N82]&amp;&quot;&quot;&quot;},&quot;;&quot;&quot;) &amp;IF([.O82]&gt;0;&quot;{&quot;&quot;value&quot;&quot;:&quot;&amp;COLUMN([.O82])-10&amp;&quot;,&quot;&quot;text&quot;&quot;:&quot;&quot;&quot;&amp;[.O82]&amp;&quot;&quot;&quot;},&quot;;&quot;&quot;) &amp;IF([.P82]&gt;0;&quot;{&quot;&quot;value&quot;&quot;:&quot;&amp;COLUMN([.P82])-10&amp;&quot;,&quot;&quot;text&quot;&quot;:&quot;&quot;&quot;&amp;[.P82]&amp;&quot;&quot;&quot;},&quot;;&quot;&quot;) &amp;IF([.Q82]&gt;0;&quot;{&quot;&quot;value&quot;&quot;:&quot;&amp;COLUMN([.Q82])-10&amp;&quot;,&quot;&quot;text&quot;&quot;:&quot;&quot;&quot;&amp;[.Q82]&amp;&quot;&quot;&quot;},&quot;;&quot;&quot;) &amp;IF([.R82]&gt;0;&quot;{&quot;&quot;value&quot;&quot;:&quot;&amp;COLUMN([.R82])-10&amp;&quot;,&quot;&quot;text&quot;&quot;:&quot;&quot;&quot;&amp;[.R82]&amp;&quot;&quot;&quot;},&quot;;&quot;&quot;) &amp;IF([.S82]&gt;0;&quot;{&quot;&quot;value&quot;&quot;:&quot;&amp;COLUMN([.S82])-10&amp;&quot;,&quot;&quot;text&quot;&quot;:&quot;&quot;&quot;&amp;[.S82]&amp;&quot;&quot;&quot;},&quot;;&quot;&quot;) &amp;IF([.T82]&gt;0;&quot;{&quot;&quot;value&quot;&quot;:&quot;&amp;COLUMN([.T82])-10&amp;&quot;,&quot;&quot;text&quot;&quot;:&quot;&quot;&quot;&amp;[.T82]&amp;&quot;&quot;&quot;},&quot;;&quot;&quot;) &amp;IF([.U82]&gt;0;&quot;{&quot;&quot;value&quot;&quot;:&quot;&amp;COLUMN([.U82])-10&amp;&quot;,&quot;&quot;text&quot;&quot;:&quot;&quot;&quot;&amp;[.U82]&amp;&quot;&quot;&quot;},&quot;;&quot;&quot;) &amp;IF([.V82]&gt;0;&quot;{&quot;&quot;value&quot;&quot;:&quot;&amp;COLUMN([.V82])-10&amp;&quot;,&quot;&quot;text&quot;&quot;:&quot;&quot;&quot;&amp;[.V82]&amp;&quot;&quot;&quot;},&quot;;&quot;&quot;) &amp;IF([.W82]&gt;0;&quot;{&quot;&quot;value&quot;&quot;:&quot;&amp;COLUMN([.W82])-10&amp;&quot;,&quot;&quot;text&quot;&quot;:&quot;&quot;&quot;&amp;[.W82]&amp;&quot;&quot;&quot;},&quot;;&quot;&quot;) &amp;IF([.X82]&gt;0;&quot;{&quot;&quot;value&quot;&quot;:&quot;&amp;COLUMN([.X82])-10&amp;&quot;,&quot;&quot;text&quot;&quot;:&quot;&quot;&quot;&amp;[.X82]&amp;&quot;&quot;&quot;},&quot;;&quot;&quot;) &amp;IF([.Y82]&gt;0;&quot;{&quot;&quot;value&quot;&quot;:&quot;&amp;COLUMN([.Y82])-10&amp;&quot;,&quot;&quot;text&quot;&quot;:&quot;&quot;&quot;&amp;[.Y82]&amp;&quot;&quot;&quot;},&quot;;&quot;&quot;) &amp;IF([.Z82]&gt;0;&quot;{&quot;&quot;value&quot;&quot;:&quot;&amp;COLUMN([.Z82])-10&amp;&quot;,&quot;&quot;text&quot;&quot;:&quot;&quot;&quot;&amp;[.Z82]&amp;&quot;&quot;&quot;},&quot;;&quot;&quot;) &amp;IF([.AA82]&gt;0;&quot;{&quot;&quot;value&quot;&quot;:&quot;&amp;COLUMN([.AA82])-10&amp;&quot;,&quot;&quot;text&quot;&quot;:&quot;&quot;&quot;&amp;[.AA82]&amp;&quot;&quot;&quot;},&quot;;&quot;&quot;)" office:value-type="string" office:string-value="{&quot;id&quot;:810,&quot;ordinal&quot;:80,&quot;required&quot;:0,&quot;category&quot;:&quot;Insulin&quot;,&quot;skip&quot;:&quot;null&quot;,&quot;text&quot;:&quot;Do you use an insulin pump?&quot;,&quot;type&quot;:&quot;SC&quot;,&quot;options&quot;:[{&quot;value&quot;:1,&quot;text&quot;:&quot;Yes&quot;},{&quot;value&quot;:2,&quot;text&quot;:&quot;No&quot;},">
            <text:p>{"id":810,"ordinal":80,"required":0,"category":"Insulin","skip":"null","text":"Do you use an insulin pump?","type":"SC","options":[{"value":1,"text":"Yes"},{"value":2,"text":"No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0&amp;&quot;,&quot;&quot;text&quot;&quot;:&quot;&quot;&quot;&amp;[.K83]&amp;&quot;&quot;&quot;},&quot;;&quot;&quot;) &amp;IF([.L83]&gt;0;&quot;{&quot;&quot;value&quot;&quot;:&quot;&amp;COLUMN([.L83])-10&amp;&quot;,&quot;&quot;text&quot;&quot;:&quot;&quot;&quot;&amp;[.L83]&amp;&quot;&quot;&quot;},&quot;;&quot;&quot;) &amp;IF([.M83]&gt;0;&quot;{&quot;&quot;value&quot;&quot;:&quot;&amp;COLUMN([.M83])-10&amp;&quot;,&quot;&quot;text&quot;&quot;:&quot;&quot;&quot;&amp;[.M83]&amp;&quot;&quot;&quot;},&quot;;&quot;&quot;) &amp;IF([.N83]&gt;0;&quot;{&quot;&quot;value&quot;&quot;:&quot;&amp;COLUMN([.N83])-10&amp;&quot;,&quot;&quot;text&quot;&quot;:&quot;&quot;&quot;&amp;[.N83]&amp;&quot;&quot;&quot;},&quot;;&quot;&quot;) &amp;IF([.O83]&gt;0;&quot;{&quot;&quot;value&quot;&quot;:&quot;&amp;COLUMN([.O83])-10&amp;&quot;,&quot;&quot;text&quot;&quot;:&quot;&quot;&quot;&amp;[.O83]&amp;&quot;&quot;&quot;},&quot;;&quot;&quot;) &amp;IF([.P83]&gt;0;&quot;{&quot;&quot;value&quot;&quot;:&quot;&amp;COLUMN([.P83])-10&amp;&quot;,&quot;&quot;text&quot;&quot;:&quot;&quot;&quot;&amp;[.P83]&amp;&quot;&quot;&quot;},&quot;;&quot;&quot;) &amp;IF([.Q83]&gt;0;&quot;{&quot;&quot;value&quot;&quot;:&quot;&amp;COLUMN([.Q83])-10&amp;&quot;,&quot;&quot;text&quot;&quot;:&quot;&quot;&quot;&amp;[.Q83]&amp;&quot;&quot;&quot;},&quot;;&quot;&quot;) &amp;IF([.R83]&gt;0;&quot;{&quot;&quot;value&quot;&quot;:&quot;&amp;COLUMN([.R83])-10&amp;&quot;,&quot;&quot;text&quot;&quot;:&quot;&quot;&quot;&amp;[.R83]&amp;&quot;&quot;&quot;},&quot;;&quot;&quot;) &amp;IF([.S83]&gt;0;&quot;{&quot;&quot;value&quot;&quot;:&quot;&amp;COLUMN([.S83])-10&amp;&quot;,&quot;&quot;text&quot;&quot;:&quot;&quot;&quot;&amp;[.S83]&amp;&quot;&quot;&quot;},&quot;;&quot;&quot;) &amp;IF([.T83]&gt;0;&quot;{&quot;&quot;value&quot;&quot;:&quot;&amp;COLUMN([.T83])-10&amp;&quot;,&quot;&quot;text&quot;&quot;:&quot;&quot;&quot;&amp;[.T83]&amp;&quot;&quot;&quot;},&quot;;&quot;&quot;) &amp;IF([.U83]&gt;0;&quot;{&quot;&quot;value&quot;&quot;:&quot;&amp;COLUMN([.U83])-10&amp;&quot;,&quot;&quot;text&quot;&quot;:&quot;&quot;&quot;&amp;[.U83]&amp;&quot;&quot;&quot;},&quot;;&quot;&quot;) &amp;IF([.V83]&gt;0;&quot;{&quot;&quot;value&quot;&quot;:&quot;&amp;COLUMN([.V83])-10&amp;&quot;,&quot;&quot;text&quot;&quot;:&quot;&quot;&quot;&amp;[.V83]&amp;&quot;&quot;&quot;},&quot;;&quot;&quot;) &amp;IF([.W83]&gt;0;&quot;{&quot;&quot;value&quot;&quot;:&quot;&amp;COLUMN([.W83])-10&amp;&quot;,&quot;&quot;text&quot;&quot;:&quot;&quot;&quot;&amp;[.W83]&amp;&quot;&quot;&quot;},&quot;;&quot;&quot;) &amp;IF([.X83]&gt;0;&quot;{&quot;&quot;value&quot;&quot;:&quot;&amp;COLUMN([.X83])-10&amp;&quot;,&quot;&quot;text&quot;&quot;:&quot;&quot;&quot;&amp;[.X83]&amp;&quot;&quot;&quot;},&quot;;&quot;&quot;) &amp;IF([.Y83]&gt;0;&quot;{&quot;&quot;value&quot;&quot;:&quot;&amp;COLUMN([.Y83])-10&amp;&quot;,&quot;&quot;text&quot;&quot;:&quot;&quot;&quot;&amp;[.Y83]&amp;&quot;&quot;&quot;},&quot;;&quot;&quot;) &amp;IF([.Z83]&gt;0;&quot;{&quot;&quot;value&quot;&quot;:&quot;&amp;COLUMN([.Z83])-10&amp;&quot;,&quot;&quot;text&quot;&quot;:&quot;&quot;&quot;&amp;[.Z83]&amp;&quot;&quot;&quot;},&quot;;&quot;&quot;) &amp;IF([.AA83]&gt;0;&quot;{&quot;&quot;value&quot;&quot;:&quot;&amp;COLUMN([.AA83])-10&amp;&quot;,&quot;&quot;text&quot;&quot;:&quot;&quot;&quot;&amp;[.AA83]&amp;&quot;&quot;&quot;},&quot;;&quot;&quot;)" office:value-type="string" office:string-value="{&quot;id&quot;:81,&quot;ordinal&quot;:81,&quot;required&quot;:0,&quot;category&quot;:&quot;NDI&quot;,&quot;skip&quot;:&quot;810.1&quot;,&quot;text&quot;:&quot;Including your background insulin if applicable (basal), how many times do you inject insulin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{&quot;value&quot;:7,&quot;text&quot;:&quot;Not sure&quot;},">
            <text:p>{"id":81,"ordinal":81,"required":0,"category":"NDI","skip":"810.1","text":"Including your background insulin if applicable (basal), how many times do you inject insulin per day?","type":"SC","options":[{"value":1,"text":"Once"},{"value":2,"text":"Twice"},{"value":3,"text":"3 times"},{"value":4,"text":"4 times"},{"value":5,"text":"5 times"},{"value":6,"text":"6 times or more"},{"value":7,"text":"Not sure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0&amp;&quot;,&quot;&quot;text&quot;&quot;:&quot;&quot;&quot;&amp;[.K84]&amp;&quot;&quot;&quot;},&quot;;&quot;&quot;) &amp;IF([.L84]&gt;0;&quot;{&quot;&quot;value&quot;&quot;:&quot;&amp;COLUMN([.L84])-10&amp;&quot;,&quot;&quot;text&quot;&quot;:&quot;&quot;&quot;&amp;[.L84]&amp;&quot;&quot;&quot;},&quot;;&quot;&quot;) &amp;IF([.M84]&gt;0;&quot;{&quot;&quot;value&quot;&quot;:&quot;&amp;COLUMN([.M84])-10&amp;&quot;,&quot;&quot;text&quot;&quot;:&quot;&quot;&quot;&amp;[.M84]&amp;&quot;&quot;&quot;},&quot;;&quot;&quot;) &amp;IF([.N84]&gt;0;&quot;{&quot;&quot;value&quot;&quot;:&quot;&amp;COLUMN([.N84])-10&amp;&quot;,&quot;&quot;text&quot;&quot;:&quot;&quot;&quot;&amp;[.N84]&amp;&quot;&quot;&quot;},&quot;;&quot;&quot;) &amp;IF([.O84]&gt;0;&quot;{&quot;&quot;value&quot;&quot;:&quot;&amp;COLUMN([.O84])-10&amp;&quot;,&quot;&quot;text&quot;&quot;:&quot;&quot;&quot;&amp;[.O84]&amp;&quot;&quot;&quot;},&quot;;&quot;&quot;) &amp;IF([.P84]&gt;0;&quot;{&quot;&quot;value&quot;&quot;:&quot;&amp;COLUMN([.P84])-10&amp;&quot;,&quot;&quot;text&quot;&quot;:&quot;&quot;&quot;&amp;[.P84]&amp;&quot;&quot;&quot;},&quot;;&quot;&quot;) &amp;IF([.Q84]&gt;0;&quot;{&quot;&quot;value&quot;&quot;:&quot;&amp;COLUMN([.Q84])-10&amp;&quot;,&quot;&quot;text&quot;&quot;:&quot;&quot;&quot;&amp;[.Q84]&amp;&quot;&quot;&quot;},&quot;;&quot;&quot;) &amp;IF([.R84]&gt;0;&quot;{&quot;&quot;value&quot;&quot;:&quot;&amp;COLUMN([.R84])-10&amp;&quot;,&quot;&quot;text&quot;&quot;:&quot;&quot;&quot;&amp;[.R84]&amp;&quot;&quot;&quot;},&quot;;&quot;&quot;) &amp;IF([.S84]&gt;0;&quot;{&quot;&quot;value&quot;&quot;:&quot;&amp;COLUMN([.S84])-10&amp;&quot;,&quot;&quot;text&quot;&quot;:&quot;&quot;&quot;&amp;[.S84]&amp;&quot;&quot;&quot;},&quot;;&quot;&quot;) &amp;IF([.T84]&gt;0;&quot;{&quot;&quot;value&quot;&quot;:&quot;&amp;COLUMN([.T84])-10&amp;&quot;,&quot;&quot;text&quot;&quot;:&quot;&quot;&quot;&amp;[.T84]&amp;&quot;&quot;&quot;},&quot;;&quot;&quot;) &amp;IF([.U84]&gt;0;&quot;{&quot;&quot;value&quot;&quot;:&quot;&amp;COLUMN([.U84])-10&amp;&quot;,&quot;&quot;text&quot;&quot;:&quot;&quot;&quot;&amp;[.U84]&amp;&quot;&quot;&quot;},&quot;;&quot;&quot;) &amp;IF([.V84]&gt;0;&quot;{&quot;&quot;value&quot;&quot;:&quot;&amp;COLUMN([.V84])-10&amp;&quot;,&quot;&quot;text&quot;&quot;:&quot;&quot;&quot;&amp;[.V84]&amp;&quot;&quot;&quot;},&quot;;&quot;&quot;) &amp;IF([.W84]&gt;0;&quot;{&quot;&quot;value&quot;&quot;:&quot;&amp;COLUMN([.W84])-10&amp;&quot;,&quot;&quot;text&quot;&quot;:&quot;&quot;&quot;&amp;[.W84]&amp;&quot;&quot;&quot;},&quot;;&quot;&quot;) &amp;IF([.X84]&gt;0;&quot;{&quot;&quot;value&quot;&quot;:&quot;&amp;COLUMN([.X84])-10&amp;&quot;,&quot;&quot;text&quot;&quot;:&quot;&quot;&quot;&amp;[.X84]&amp;&quot;&quot;&quot;},&quot;;&quot;&quot;) &amp;IF([.Y84]&gt;0;&quot;{&quot;&quot;value&quot;&quot;:&quot;&amp;COLUMN([.Y84])-10&amp;&quot;,&quot;&quot;text&quot;&quot;:&quot;&quot;&quot;&amp;[.Y84]&amp;&quot;&quot;&quot;},&quot;;&quot;&quot;) &amp;IF([.Z84]&gt;0;&quot;{&quot;&quot;value&quot;&quot;:&quot;&amp;COLUMN([.Z84])-10&amp;&quot;,&quot;&quot;text&quot;&quot;:&quot;&quot;&quot;&amp;[.Z84]&amp;&quot;&quot;&quot;},&quot;;&quot;&quot;) &amp;IF([.AA84]&gt;0;&quot;{&quot;&quot;value&quot;&quot;:&quot;&amp;COLUMN([.AA84])-10&amp;&quot;,&quot;&quot;text&quot;&quot;:&quot;&quot;&quot;&amp;[.AA84]&amp;&quot;&quot;&quot;},&quot;;&quot;&quot;)" office:value-type="string" office:string-value="{&quot;id&quot;:82,&quot;ordinal&quot;:82,&quot;required&quot;:0,&quot;category&quot;:&quot;NDI&quot;,&quot;skip&quot;:&quot;810.1&quot;,&quot;text&quot;:&quot;Which statement best describes you?&quot;,&quot;type&quot;:&quot;SC&quot;,&quot;options&quot;:[{&quot;value&quot;:1,&quot;text&quot;:&quot;I never miss an insulin injection&quot;},{&quot;value&quot;:2,&quot;text&quot;:&quot;I sometimes miss an insulin injection&quot;},{&quot;value&quot;:3,&quot;text&quot;:&quot;I often miss my insulin injections&quot;},">
            <text:p>{"id":82,"ordinal":82,"required":0,"category":"NDI","skip":"810.1","text":"Which statement best describes you?","type":"SC","options":[{"value":1,"text":"I never miss an insulin injection"},{"value":2,"text":"I sometimes miss an insulin injection"},{"value":3,"text":"I often miss my insulin injections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0&amp;&quot;,&quot;&quot;text&quot;&quot;:&quot;&quot;&quot;&amp;[.K85]&amp;&quot;&quot;&quot;},&quot;;&quot;&quot;) &amp;IF([.L85]&gt;0;&quot;{&quot;&quot;value&quot;&quot;:&quot;&amp;COLUMN([.L85])-10&amp;&quot;,&quot;&quot;text&quot;&quot;:&quot;&quot;&quot;&amp;[.L85]&amp;&quot;&quot;&quot;},&quot;;&quot;&quot;) &amp;IF([.M85]&gt;0;&quot;{&quot;&quot;value&quot;&quot;:&quot;&amp;COLUMN([.M85])-10&amp;&quot;,&quot;&quot;text&quot;&quot;:&quot;&quot;&quot;&amp;[.M85]&amp;&quot;&quot;&quot;},&quot;;&quot;&quot;) &amp;IF([.N85]&gt;0;&quot;{&quot;&quot;value&quot;&quot;:&quot;&amp;COLUMN([.N85])-10&amp;&quot;,&quot;&quot;text&quot;&quot;:&quot;&quot;&quot;&amp;[.N85]&amp;&quot;&quot;&quot;},&quot;;&quot;&quot;) &amp;IF([.O85]&gt;0;&quot;{&quot;&quot;value&quot;&quot;:&quot;&amp;COLUMN([.O85])-10&amp;&quot;,&quot;&quot;text&quot;&quot;:&quot;&quot;&quot;&amp;[.O85]&amp;&quot;&quot;&quot;},&quot;;&quot;&quot;) &amp;IF([.P85]&gt;0;&quot;{&quot;&quot;value&quot;&quot;:&quot;&amp;COLUMN([.P85])-10&amp;&quot;,&quot;&quot;text&quot;&quot;:&quot;&quot;&quot;&amp;[.P85]&amp;&quot;&quot;&quot;},&quot;;&quot;&quot;) &amp;IF([.Q85]&gt;0;&quot;{&quot;&quot;value&quot;&quot;:&quot;&amp;COLUMN([.Q85])-10&amp;&quot;,&quot;&quot;text&quot;&quot;:&quot;&quot;&quot;&amp;[.Q85]&amp;&quot;&quot;&quot;},&quot;;&quot;&quot;) &amp;IF([.R85]&gt;0;&quot;{&quot;&quot;value&quot;&quot;:&quot;&amp;COLUMN([.R85])-10&amp;&quot;,&quot;&quot;text&quot;&quot;:&quot;&quot;&quot;&amp;[.R85]&amp;&quot;&quot;&quot;},&quot;;&quot;&quot;) &amp;IF([.S85]&gt;0;&quot;{&quot;&quot;value&quot;&quot;:&quot;&amp;COLUMN([.S85])-10&amp;&quot;,&quot;&quot;text&quot;&quot;:&quot;&quot;&quot;&amp;[.S85]&amp;&quot;&quot;&quot;},&quot;;&quot;&quot;) &amp;IF([.T85]&gt;0;&quot;{&quot;&quot;value&quot;&quot;:&quot;&amp;COLUMN([.T85])-10&amp;&quot;,&quot;&quot;text&quot;&quot;:&quot;&quot;&quot;&amp;[.T85]&amp;&quot;&quot;&quot;},&quot;;&quot;&quot;) &amp;IF([.U85]&gt;0;&quot;{&quot;&quot;value&quot;&quot;:&quot;&amp;COLUMN([.U85])-10&amp;&quot;,&quot;&quot;text&quot;&quot;:&quot;&quot;&quot;&amp;[.U85]&amp;&quot;&quot;&quot;},&quot;;&quot;&quot;) &amp;IF([.V85]&gt;0;&quot;{&quot;&quot;value&quot;&quot;:&quot;&amp;COLUMN([.V85])-10&amp;&quot;,&quot;&quot;text&quot;&quot;:&quot;&quot;&quot;&amp;[.V85]&amp;&quot;&quot;&quot;},&quot;;&quot;&quot;) &amp;IF([.W85]&gt;0;&quot;{&quot;&quot;value&quot;&quot;:&quot;&amp;COLUMN([.W85])-10&amp;&quot;,&quot;&quot;text&quot;&quot;:&quot;&quot;&quot;&amp;[.W85]&amp;&quot;&quot;&quot;},&quot;;&quot;&quot;) &amp;IF([.X85]&gt;0;&quot;{&quot;&quot;value&quot;&quot;:&quot;&amp;COLUMN([.X85])-10&amp;&quot;,&quot;&quot;text&quot;&quot;:&quot;&quot;&quot;&amp;[.X85]&amp;&quot;&quot;&quot;},&quot;;&quot;&quot;) &amp;IF([.Y85]&gt;0;&quot;{&quot;&quot;value&quot;&quot;:&quot;&amp;COLUMN([.Y85])-10&amp;&quot;,&quot;&quot;text&quot;&quot;:&quot;&quot;&quot;&amp;[.Y85]&amp;&quot;&quot;&quot;},&quot;;&quot;&quot;) &amp;IF([.Z85]&gt;0;&quot;{&quot;&quot;value&quot;&quot;:&quot;&amp;COLUMN([.Z85])-10&amp;&quot;,&quot;&quot;text&quot;&quot;:&quot;&quot;&quot;&amp;[.Z85]&amp;&quot;&quot;&quot;},&quot;;&quot;&quot;) &amp;IF([.AA85]&gt;0;&quot;{&quot;&quot;value&quot;&quot;:&quot;&amp;COLUMN([.AA85])-10&amp;&quot;,&quot;&quot;text&quot;&quot;:&quot;&quot;&quot;&amp;[.AA85]&amp;&quot;&quot;&quot;},&quot;;&quot;&quot;)" office:value-type="string" office:string-value="{&quot;id&quot;:83,&quot;ordinal&quot;:83,&quot;required&quot;:0,&quot;category&quot;:&quot;NDI&quot;,&quot;skip&quot;:&quot;810.1&quot;,&quot;text&quot;:&quot;What might stop you from doing an injection?&quot;,&quot;type&quot;:&quot;MC&quot;,&quot;options&quot;:[{&quot;value&quot;:1,&quot;text&quot;:&quot;I just forget sometimes&quot;},{&quot;value&quot;:2,&quot;text&quot;:&quot;I do like needles&quot;},{&quot;value&quot;:3,&quot;text&quot;:&quot;It hurts&quot;},{&quot;value&quot;:4,&quot;text&quot;:&quot;I do have any insulin left&quot;},{&quot;value&quot;:5,&quot;text&quot;:&quot;I do want my blood glucose to go low&quot;},{&quot;value&quot;:6,&quot;text&quot;:&quot;I ca be bothered&quot;},{&quot;value&quot;:7,&quot;text&quot;:&quot;I do want to leave my friends&quot;},{&quot;value&quot;:8,&quot;text&quot;:&quot;I'm not at home&quot;},{&quot;value&quot;:9,&quot;text&quot;:&quot;If I'm ill&quot;},{&quot;value&quot;:10,&quot;text&quot;:&quot;My weight&quot;},{&quot;value&quot;:11,&quot;text&quot;:&quot;I hate having to inject with every single thing I eat&quot;},{&quot;value&quot;:12,&quot;text&quot;:&quot;I do want to do it in school&quot;},{&quot;value&quot;:13,&quot;text&quot;:&quot;I do want to inject in front of other people&quot;},{&quot;value&quot;:14,&quot;text&quot;:&quot;Nothing&quot;},{&quot;value&quot;:15,&quot;text&quot;:&quot;TEXT_OTHER&quot;},">
            <text:p>{"id":83,"ordinal":83,"required":0,"category":"NDI","skip":"810.1","text":"What might stop you from doing an injection?","type":"MC","options":[{"value":1,"text":"I just forget sometimes"},{"value":2,"text":"I do like needles"},{"value":3,"text":"It hurts"},{"value":4,"text":"I do have any insulin left"},{"value":5,"text":"I do want my blood glucose to go low"},{"value":6,"text":"I ca be bothered"},{"value":7,"text":"I do want to leave my friends"},{"value":8,"text":"I'm not at home"},{"value":9,"text":"If I'm ill"},{"value":10,"text":"My weight"},{"value":11,"text":"I hate having to inject with every single thing I eat"},{"value":12,"text":"I do want to do it in school"},{"value":13,"text":"I do want to inject in front of other people"},{"value":14,"text":"Nothing"},{"value":15,"text":"TEXT_OTHER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0&amp;&quot;,&quot;&quot;text&quot;&quot;:&quot;&quot;&quot;&amp;[.K86]&amp;&quot;&quot;&quot;},&quot;;&quot;&quot;) &amp;IF([.L86]&gt;0;&quot;{&quot;&quot;value&quot;&quot;:&quot;&amp;COLUMN([.L86])-10&amp;&quot;,&quot;&quot;text&quot;&quot;:&quot;&quot;&quot;&amp;[.L86]&amp;&quot;&quot;&quot;},&quot;;&quot;&quot;) &amp;IF([.M86]&gt;0;&quot;{&quot;&quot;value&quot;&quot;:&quot;&amp;COLUMN([.M86])-10&amp;&quot;,&quot;&quot;text&quot;&quot;:&quot;&quot;&quot;&amp;[.M86]&amp;&quot;&quot;&quot;},&quot;;&quot;&quot;) &amp;IF([.N86]&gt;0;&quot;{&quot;&quot;value&quot;&quot;:&quot;&amp;COLUMN([.N86])-10&amp;&quot;,&quot;&quot;text&quot;&quot;:&quot;&quot;&quot;&amp;[.N86]&amp;&quot;&quot;&quot;},&quot;;&quot;&quot;) &amp;IF([.O86]&gt;0;&quot;{&quot;&quot;value&quot;&quot;:&quot;&amp;COLUMN([.O86])-10&amp;&quot;,&quot;&quot;text&quot;&quot;:&quot;&quot;&quot;&amp;[.O86]&amp;&quot;&quot;&quot;},&quot;;&quot;&quot;) &amp;IF([.P86]&gt;0;&quot;{&quot;&quot;value&quot;&quot;:&quot;&amp;COLUMN([.P86])-10&amp;&quot;,&quot;&quot;text&quot;&quot;:&quot;&quot;&quot;&amp;[.P86]&amp;&quot;&quot;&quot;},&quot;;&quot;&quot;) &amp;IF([.Q86]&gt;0;&quot;{&quot;&quot;value&quot;&quot;:&quot;&amp;COLUMN([.Q86])-10&amp;&quot;,&quot;&quot;text&quot;&quot;:&quot;&quot;&quot;&amp;[.Q86]&amp;&quot;&quot;&quot;},&quot;;&quot;&quot;) &amp;IF([.R86]&gt;0;&quot;{&quot;&quot;value&quot;&quot;:&quot;&amp;COLUMN([.R86])-10&amp;&quot;,&quot;&quot;text&quot;&quot;:&quot;&quot;&quot;&amp;[.R86]&amp;&quot;&quot;&quot;},&quot;;&quot;&quot;) &amp;IF([.S86]&gt;0;&quot;{&quot;&quot;value&quot;&quot;:&quot;&amp;COLUMN([.S86])-10&amp;&quot;,&quot;&quot;text&quot;&quot;:&quot;&quot;&quot;&amp;[.S86]&amp;&quot;&quot;&quot;},&quot;;&quot;&quot;) &amp;IF([.T86]&gt;0;&quot;{&quot;&quot;value&quot;&quot;:&quot;&amp;COLUMN([.T86])-10&amp;&quot;,&quot;&quot;text&quot;&quot;:&quot;&quot;&quot;&amp;[.T86]&amp;&quot;&quot;&quot;},&quot;;&quot;&quot;) &amp;IF([.U86]&gt;0;&quot;{&quot;&quot;value&quot;&quot;:&quot;&amp;COLUMN([.U86])-10&amp;&quot;,&quot;&quot;text&quot;&quot;:&quot;&quot;&quot;&amp;[.U86]&amp;&quot;&quot;&quot;},&quot;;&quot;&quot;) &amp;IF([.V86]&gt;0;&quot;{&quot;&quot;value&quot;&quot;:&quot;&amp;COLUMN([.V86])-10&amp;&quot;,&quot;&quot;text&quot;&quot;:&quot;&quot;&quot;&amp;[.V86]&amp;&quot;&quot;&quot;},&quot;;&quot;&quot;) &amp;IF([.W86]&gt;0;&quot;{&quot;&quot;value&quot;&quot;:&quot;&amp;COLUMN([.W86])-10&amp;&quot;,&quot;&quot;text&quot;&quot;:&quot;&quot;&quot;&amp;[.W86]&amp;&quot;&quot;&quot;},&quot;;&quot;&quot;) &amp;IF([.X86]&gt;0;&quot;{&quot;&quot;value&quot;&quot;:&quot;&amp;COLUMN([.X86])-10&amp;&quot;,&quot;&quot;text&quot;&quot;:&quot;&quot;&quot;&amp;[.X86]&amp;&quot;&quot;&quot;},&quot;;&quot;&quot;) &amp;IF([.Y86]&gt;0;&quot;{&quot;&quot;value&quot;&quot;:&quot;&amp;COLUMN([.Y86])-10&amp;&quot;,&quot;&quot;text&quot;&quot;:&quot;&quot;&quot;&amp;[.Y86]&amp;&quot;&quot;&quot;},&quot;;&quot;&quot;) &amp;IF([.Z86]&gt;0;&quot;{&quot;&quot;value&quot;&quot;:&quot;&amp;COLUMN([.Z86])-10&amp;&quot;,&quot;&quot;text&quot;&quot;:&quot;&quot;&quot;&amp;[.Z86]&amp;&quot;&quot;&quot;},&quot;;&quot;&quot;) &amp;IF([.AA86]&gt;0;&quot;{&quot;&quot;value&quot;&quot;:&quot;&amp;COLUMN([.AA86])-10&amp;&quot;,&quot;&quot;text&quot;&quot;:&quot;&quot;&quot;&amp;[.AA86]&amp;&quot;&quot;&quot;},&quot;;&quot;&quot;)" office:value-type="string" office:string-value="{&quot;id&quot;:84,&quot;ordinal&quot;:84,&quot;required&quot;:0,&quot;category&quot;:&quot;InsulinPump&quot;,&quot;skip&quot;:&quot;810.0&quot;,&quot;text&quot;:&quot;How many times (approximately) do you give insulin through your pump per day?&quot;,&quot;type&quot;:&quot;SC&quot;,&quot;options&quot;:[{&quot;value&quot;:1,&quot;text&quot;:&quot;Once&quot;},{&quot;value&quot;:2,&quot;text&quot;:&quot;Twice&quot;},{&quot;value&quot;:3,&quot;text&quot;:&quot;3 times&quot;},{&quot;value&quot;:4,&quot;text&quot;:&quot;4 times&quot;},{&quot;value&quot;:5,&quot;text&quot;:&quot;5 times&quot;},{&quot;value&quot;:6,&quot;text&quot;:&quot;6 times or more&quot;},">
            <text:p>{"id":84,"ordinal":84,"required":0,"category":"InsulinPump","skip":"810.0","text":"How many times (approximately) do you give insulin through your pump per day?","type":"SC","options":[{"value":1,"text":"Once"},{"value":2,"text":"Twice"},{"value":3,"text":"3 times"},{"value":4,"text":"4 times"},{"value":5,"text":"5 times"},{"value":6,"text":"6 times or mo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0&amp;&quot;,&quot;&quot;text&quot;&quot;:&quot;&quot;&quot;&amp;[.K87]&amp;&quot;&quot;&quot;},&quot;;&quot;&quot;) &amp;IF([.L87]&gt;0;&quot;{&quot;&quot;value&quot;&quot;:&quot;&amp;COLUMN([.L87])-10&amp;&quot;,&quot;&quot;text&quot;&quot;:&quot;&quot;&quot;&amp;[.L87]&amp;&quot;&quot;&quot;},&quot;;&quot;&quot;) &amp;IF([.M87]&gt;0;&quot;{&quot;&quot;value&quot;&quot;:&quot;&amp;COLUMN([.M87])-10&amp;&quot;,&quot;&quot;text&quot;&quot;:&quot;&quot;&quot;&amp;[.M87]&amp;&quot;&quot;&quot;},&quot;;&quot;&quot;) &amp;IF([.N87]&gt;0;&quot;{&quot;&quot;value&quot;&quot;:&quot;&amp;COLUMN([.N87])-10&amp;&quot;,&quot;&quot;text&quot;&quot;:&quot;&quot;&quot;&amp;[.N87]&amp;&quot;&quot;&quot;},&quot;;&quot;&quot;) &amp;IF([.O87]&gt;0;&quot;{&quot;&quot;value&quot;&quot;:&quot;&amp;COLUMN([.O87])-10&amp;&quot;,&quot;&quot;text&quot;&quot;:&quot;&quot;&quot;&amp;[.O87]&amp;&quot;&quot;&quot;},&quot;;&quot;&quot;) &amp;IF([.P87]&gt;0;&quot;{&quot;&quot;value&quot;&quot;:&quot;&amp;COLUMN([.P87])-10&amp;&quot;,&quot;&quot;text&quot;&quot;:&quot;&quot;&quot;&amp;[.P87]&amp;&quot;&quot;&quot;},&quot;;&quot;&quot;) &amp;IF([.Q87]&gt;0;&quot;{&quot;&quot;value&quot;&quot;:&quot;&amp;COLUMN([.Q87])-10&amp;&quot;,&quot;&quot;text&quot;&quot;:&quot;&quot;&quot;&amp;[.Q87]&amp;&quot;&quot;&quot;},&quot;;&quot;&quot;) &amp;IF([.R87]&gt;0;&quot;{&quot;&quot;value&quot;&quot;:&quot;&amp;COLUMN([.R87])-10&amp;&quot;,&quot;&quot;text&quot;&quot;:&quot;&quot;&quot;&amp;[.R87]&amp;&quot;&quot;&quot;},&quot;;&quot;&quot;) &amp;IF([.S87]&gt;0;&quot;{&quot;&quot;value&quot;&quot;:&quot;&amp;COLUMN([.S87])-10&amp;&quot;,&quot;&quot;text&quot;&quot;:&quot;&quot;&quot;&amp;[.S87]&amp;&quot;&quot;&quot;},&quot;;&quot;&quot;) &amp;IF([.T87]&gt;0;&quot;{&quot;&quot;value&quot;&quot;:&quot;&amp;COLUMN([.T87])-10&amp;&quot;,&quot;&quot;text&quot;&quot;:&quot;&quot;&quot;&amp;[.T87]&amp;&quot;&quot;&quot;},&quot;;&quot;&quot;) &amp;IF([.U87]&gt;0;&quot;{&quot;&quot;value&quot;&quot;:&quot;&amp;COLUMN([.U87])-10&amp;&quot;,&quot;&quot;text&quot;&quot;:&quot;&quot;&quot;&amp;[.U87]&amp;&quot;&quot;&quot;},&quot;;&quot;&quot;) &amp;IF([.V87]&gt;0;&quot;{&quot;&quot;value&quot;&quot;:&quot;&amp;COLUMN([.V87])-10&amp;&quot;,&quot;&quot;text&quot;&quot;:&quot;&quot;&quot;&amp;[.V87]&amp;&quot;&quot;&quot;},&quot;;&quot;&quot;) &amp;IF([.W87]&gt;0;&quot;{&quot;&quot;value&quot;&quot;:&quot;&amp;COLUMN([.W87])-10&amp;&quot;,&quot;&quot;text&quot;&quot;:&quot;&quot;&quot;&amp;[.W87]&amp;&quot;&quot;&quot;},&quot;;&quot;&quot;) &amp;IF([.X87]&gt;0;&quot;{&quot;&quot;value&quot;&quot;:&quot;&amp;COLUMN([.X87])-10&amp;&quot;,&quot;&quot;text&quot;&quot;:&quot;&quot;&quot;&amp;[.X87]&amp;&quot;&quot;&quot;},&quot;;&quot;&quot;) &amp;IF([.Y87]&gt;0;&quot;{&quot;&quot;value&quot;&quot;:&quot;&amp;COLUMN([.Y87])-10&amp;&quot;,&quot;&quot;text&quot;&quot;:&quot;&quot;&quot;&amp;[.Y87]&amp;&quot;&quot;&quot;},&quot;;&quot;&quot;) &amp;IF([.Z87]&gt;0;&quot;{&quot;&quot;value&quot;&quot;:&quot;&amp;COLUMN([.Z87])-10&amp;&quot;,&quot;&quot;text&quot;&quot;:&quot;&quot;&quot;&amp;[.Z87]&amp;&quot;&quot;&quot;},&quot;;&quot;&quot;) &amp;IF([.AA87]&gt;0;&quot;{&quot;&quot;value&quot;&quot;:&quot;&amp;COLUMN([.AA87])-10&amp;&quot;,&quot;&quot;text&quot;&quot;:&quot;&quot;&quot;&amp;[.AA87]&amp;&quot;&quot;&quot;},&quot;;&quot;&quot;)" office:value-type="string" office:string-value="{&quot;id&quot;:85,&quot;ordinal&quot;:85,&quot;required&quot;:0,&quot;category&quot;:&quot;InsulinPump&quot;,&quot;skip&quot;:&quot;810.0&quot;,&quot;text&quot;:&quot;How often do you change your set?&quot;,&quot;type&quot;:&quot;SC&quot;,&quot;options&quot;:[{&quot;value&quot;:1,&quot;text&quot;:&quot;Every day&quot;},{&quot;value&quot;:2,&quot;text&quot;:&quot;Every other day&quot;},{&quot;value&quot;:3,&quot;text&quot;:&quot;Every three days&quot;},{&quot;value&quot;:4,&quot;text&quot;:&quot;Every four days&quot;},{&quot;value&quot;:5,&quot;text&quot;:&quot;Every five days&quot;},{&quot;value&quot;:6,&quot;text&quot;:&quot;Every six days&quot;},{&quot;value&quot;:7,&quot;text&quot;:&quot;Once a week&quot;},{&quot;value&quot;:8,&quot;text&quot;:&quot;TEXT_OTHER&quot;},">
            <text:p>{"id":85,"ordinal":85,"required":0,"category":"InsulinPump","skip":"810.0","text":"How often do you change your set?","type":"SC","options":[{"value":1,"text":"Every day"},{"value":2,"text":"Every other day"},{"value":3,"text":"Every three days"},{"value":4,"text":"Every four days"},{"value":5,"text":"Every five days"},{"value":6,"text":"Every six days"},{"value":7,"text":"Once a week"},{"value":8,"text":"TEXT_OTHER"},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0&amp;&quot;,&quot;&quot;text&quot;&quot;:&quot;&quot;&quot;&amp;[.K88]&amp;&quot;&quot;&quot;},&quot;;&quot;&quot;) &amp;IF([.L88]&gt;0;&quot;{&quot;&quot;value&quot;&quot;:&quot;&amp;COLUMN([.L88])-10&amp;&quot;,&quot;&quot;text&quot;&quot;:&quot;&quot;&quot;&amp;[.L88]&amp;&quot;&quot;&quot;},&quot;;&quot;&quot;) &amp;IF([.M88]&gt;0;&quot;{&quot;&quot;value&quot;&quot;:&quot;&amp;COLUMN([.M88])-10&amp;&quot;,&quot;&quot;text&quot;&quot;:&quot;&quot;&quot;&amp;[.M88]&amp;&quot;&quot;&quot;},&quot;;&quot;&quot;) &amp;IF([.N88]&gt;0;&quot;{&quot;&quot;value&quot;&quot;:&quot;&amp;COLUMN([.N88])-10&amp;&quot;,&quot;&quot;text&quot;&quot;:&quot;&quot;&quot;&amp;[.N88]&amp;&quot;&quot;&quot;},&quot;;&quot;&quot;) &amp;IF([.O88]&gt;0;&quot;{&quot;&quot;value&quot;&quot;:&quot;&amp;COLUMN([.O88])-10&amp;&quot;,&quot;&quot;text&quot;&quot;:&quot;&quot;&quot;&amp;[.O88]&amp;&quot;&quot;&quot;},&quot;;&quot;&quot;) &amp;IF([.P88]&gt;0;&quot;{&quot;&quot;value&quot;&quot;:&quot;&amp;COLUMN([.P88])-10&amp;&quot;,&quot;&quot;text&quot;&quot;:&quot;&quot;&quot;&amp;[.P88]&amp;&quot;&quot;&quot;},&quot;;&quot;&quot;) &amp;IF([.Q88]&gt;0;&quot;{&quot;&quot;value&quot;&quot;:&quot;&amp;COLUMN([.Q88])-10&amp;&quot;,&quot;&quot;text&quot;&quot;:&quot;&quot;&quot;&amp;[.Q88]&amp;&quot;&quot;&quot;},&quot;;&quot;&quot;) &amp;IF([.R88]&gt;0;&quot;{&quot;&quot;value&quot;&quot;:&quot;&amp;COLUMN([.R88])-10&amp;&quot;,&quot;&quot;text&quot;&quot;:&quot;&quot;&quot;&amp;[.R88]&amp;&quot;&quot;&quot;},&quot;;&quot;&quot;) &amp;IF([.S88]&gt;0;&quot;{&quot;&quot;value&quot;&quot;:&quot;&amp;COLUMN([.S88])-10&amp;&quot;,&quot;&quot;text&quot;&quot;:&quot;&quot;&quot;&amp;[.S88]&amp;&quot;&quot;&quot;},&quot;;&quot;&quot;) &amp;IF([.T88]&gt;0;&quot;{&quot;&quot;value&quot;&quot;:&quot;&amp;COLUMN([.T88])-10&amp;&quot;,&quot;&quot;text&quot;&quot;:&quot;&quot;&quot;&amp;[.T88]&amp;&quot;&quot;&quot;},&quot;;&quot;&quot;) &amp;IF([.U88]&gt;0;&quot;{&quot;&quot;value&quot;&quot;:&quot;&amp;COLUMN([.U88])-10&amp;&quot;,&quot;&quot;text&quot;&quot;:&quot;&quot;&quot;&amp;[.U88]&amp;&quot;&quot;&quot;},&quot;;&quot;&quot;) &amp;IF([.V88]&gt;0;&quot;{&quot;&quot;value&quot;&quot;:&quot;&amp;COLUMN([.V88])-10&amp;&quot;,&quot;&quot;text&quot;&quot;:&quot;&quot;&quot;&amp;[.V88]&amp;&quot;&quot;&quot;},&quot;;&quot;&quot;) &amp;IF([.W88]&gt;0;&quot;{&quot;&quot;value&quot;&quot;:&quot;&amp;COLUMN([.W88])-10&amp;&quot;,&quot;&quot;text&quot;&quot;:&quot;&quot;&quot;&amp;[.W88]&amp;&quot;&quot;&quot;},&quot;;&quot;&quot;) &amp;IF([.X88]&gt;0;&quot;{&quot;&quot;value&quot;&quot;:&quot;&amp;COLUMN([.X88])-10&amp;&quot;,&quot;&quot;text&quot;&quot;:&quot;&quot;&quot;&amp;[.X88]&amp;&quot;&quot;&quot;},&quot;;&quot;&quot;) &amp;IF([.Y88]&gt;0;&quot;{&quot;&quot;value&quot;&quot;:&quot;&amp;COLUMN([.Y88])-10&amp;&quot;,&quot;&quot;text&quot;&quot;:&quot;&quot;&quot;&amp;[.Y88]&amp;&quot;&quot;&quot;},&quot;;&quot;&quot;) &amp;IF([.Z88]&gt;0;&quot;{&quot;&quot;value&quot;&quot;:&quot;&amp;COLUMN([.Z88])-10&amp;&quot;,&quot;&quot;text&quot;&quot;:&quot;&quot;&quot;&amp;[.Z88]&amp;&quot;&quot;&quot;},&quot;;&quot;&quot;) &amp;IF([.AA88]&gt;0;&quot;{&quot;&quot;value&quot;&quot;:&quot;&amp;COLUMN([.AA88])-10&amp;&quot;,&quot;&quot;text&quot;&quot;:&quot;&quot;&quot;&amp;[.AA88]&amp;&quot;&quot;&quot;},&quot;;&quot;&quot;)" office:value-type="string" office:string-value="{&quot;id&quot;:86,&quot;ordinal&quot;:86,&quot;required&quot;:0,&quot;category&quot;:&quot;InsulinPump&quot;,&quot;skip&quot;:&quot;810.0&quot;,&quot;text&quot;:&quot;Who inserts your canula?&quot;,&quot;type&quot;:&quot;SC&quot;,&quot;options&quot;:[{&quot;value&quot;:1,&quot;text&quot;:&quot;Always me&quot;},{&quot;value&quot;:2,&quot;text&quot;:&quot;Always my mum / dad / carer&quot;},{&quot;value&quot;:3,&quot;text&quot;:&quot;Usually me, but my mum / dad / carer do sometimes&quot;},{&quot;value&quot;:4,&quot;text&quot;:&quot;Usually mum mum / dad / carer but I do sometimes&quot;},{&quot;value&quot;:5,&quot;text&quot;:&quot;TEXT_OTHER&quot;},">
            <text:p>{"id":86,"ordinal":86,"required":0,"category":"InsulinPump","skip":"810.0","text":"Who inserts your canula?","type":"SC","options":[{"value":1,"text":"Always me"},{"value":2,"text":"Always my mum / dad / carer"},{"value":3,"text":"Usually me, but my mum / dad / carer do sometimes"},{"value":4,"text":"Usually mum mum / dad / carer but I do sometimes"},{"value":5,"text":"TEXT_OTHER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0&amp;&quot;,&quot;&quot;text&quot;&quot;:&quot;&quot;&quot;&amp;[.K89]&amp;&quot;&quot;&quot;},&quot;;&quot;&quot;) &amp;IF([.L89]&gt;0;&quot;{&quot;&quot;value&quot;&quot;:&quot;&amp;COLUMN([.L89])-10&amp;&quot;,&quot;&quot;text&quot;&quot;:&quot;&quot;&quot;&amp;[.L89]&amp;&quot;&quot;&quot;},&quot;;&quot;&quot;) &amp;IF([.M89]&gt;0;&quot;{&quot;&quot;value&quot;&quot;:&quot;&amp;COLUMN([.M89])-10&amp;&quot;,&quot;&quot;text&quot;&quot;:&quot;&quot;&quot;&amp;[.M89]&amp;&quot;&quot;&quot;},&quot;;&quot;&quot;) &amp;IF([.N89]&gt;0;&quot;{&quot;&quot;value&quot;&quot;:&quot;&amp;COLUMN([.N89])-10&amp;&quot;,&quot;&quot;text&quot;&quot;:&quot;&quot;&quot;&amp;[.N89]&amp;&quot;&quot;&quot;},&quot;;&quot;&quot;) &amp;IF([.O89]&gt;0;&quot;{&quot;&quot;value&quot;&quot;:&quot;&amp;COLUMN([.O89])-10&amp;&quot;,&quot;&quot;text&quot;&quot;:&quot;&quot;&quot;&amp;[.O89]&amp;&quot;&quot;&quot;},&quot;;&quot;&quot;) &amp;IF([.P89]&gt;0;&quot;{&quot;&quot;value&quot;&quot;:&quot;&amp;COLUMN([.P89])-10&amp;&quot;,&quot;&quot;text&quot;&quot;:&quot;&quot;&quot;&amp;[.P89]&amp;&quot;&quot;&quot;},&quot;;&quot;&quot;) &amp;IF([.Q89]&gt;0;&quot;{&quot;&quot;value&quot;&quot;:&quot;&amp;COLUMN([.Q89])-10&amp;&quot;,&quot;&quot;text&quot;&quot;:&quot;&quot;&quot;&amp;[.Q89]&amp;&quot;&quot;&quot;},&quot;;&quot;&quot;) &amp;IF([.R89]&gt;0;&quot;{&quot;&quot;value&quot;&quot;:&quot;&amp;COLUMN([.R89])-10&amp;&quot;,&quot;&quot;text&quot;&quot;:&quot;&quot;&quot;&amp;[.R89]&amp;&quot;&quot;&quot;},&quot;;&quot;&quot;) &amp;IF([.S89]&gt;0;&quot;{&quot;&quot;value&quot;&quot;:&quot;&amp;COLUMN([.S89])-10&amp;&quot;,&quot;&quot;text&quot;&quot;:&quot;&quot;&quot;&amp;[.S89]&amp;&quot;&quot;&quot;},&quot;;&quot;&quot;) &amp;IF([.T89]&gt;0;&quot;{&quot;&quot;value&quot;&quot;:&quot;&amp;COLUMN([.T89])-10&amp;&quot;,&quot;&quot;text&quot;&quot;:&quot;&quot;&quot;&amp;[.T89]&amp;&quot;&quot;&quot;},&quot;;&quot;&quot;) &amp;IF([.U89]&gt;0;&quot;{&quot;&quot;value&quot;&quot;:&quot;&amp;COLUMN([.U89])-10&amp;&quot;,&quot;&quot;text&quot;&quot;:&quot;&quot;&quot;&amp;[.U89]&amp;&quot;&quot;&quot;},&quot;;&quot;&quot;) &amp;IF([.V89]&gt;0;&quot;{&quot;&quot;value&quot;&quot;:&quot;&amp;COLUMN([.V89])-10&amp;&quot;,&quot;&quot;text&quot;&quot;:&quot;&quot;&quot;&amp;[.V89]&amp;&quot;&quot;&quot;},&quot;;&quot;&quot;) &amp;IF([.W89]&gt;0;&quot;{&quot;&quot;value&quot;&quot;:&quot;&amp;COLUMN([.W89])-10&amp;&quot;,&quot;&quot;text&quot;&quot;:&quot;&quot;&quot;&amp;[.W89]&amp;&quot;&quot;&quot;},&quot;;&quot;&quot;) &amp;IF([.X89]&gt;0;&quot;{&quot;&quot;value&quot;&quot;:&quot;&amp;COLUMN([.X89])-10&amp;&quot;,&quot;&quot;text&quot;&quot;:&quot;&quot;&quot;&amp;[.X89]&amp;&quot;&quot;&quot;},&quot;;&quot;&quot;) &amp;IF([.Y89]&gt;0;&quot;{&quot;&quot;value&quot;&quot;:&quot;&amp;COLUMN([.Y89])-10&amp;&quot;,&quot;&quot;text&quot;&quot;:&quot;&quot;&quot;&amp;[.Y89]&amp;&quot;&quot;&quot;},&quot;;&quot;&quot;) &amp;IF([.Z89]&gt;0;&quot;{&quot;&quot;value&quot;&quot;:&quot;&amp;COLUMN([.Z89])-10&amp;&quot;,&quot;&quot;text&quot;&quot;:&quot;&quot;&quot;&amp;[.Z89]&amp;&quot;&quot;&quot;},&quot;;&quot;&quot;) &amp;IF([.AA89]&gt;0;&quot;{&quot;&quot;value&quot;&quot;:&quot;&amp;COLUMN([.AA89])-10&amp;&quot;,&quot;&quot;text&quot;&quot;:&quot;&quot;&quot;&amp;[.AA89]&amp;&quot;&quot;&quot;},&quot;;&quot;&quot;)" office:value-type="string" office:string-value="{&quot;id&quot;:87,&quot;ordinal&quot;:87,&quot;required&quot;:0,&quot;category&quot;:&quot;InsulinPump&quot;,&quot;skip&quot;:&quot;810.0&quot;,&quot;text&quot;:&quot;How often do you change your canula?&quot;,&quot;type&quot;:&quot;SC&quot;,&quot;options&quot;:[{&quot;value&quot;:1,&quot;text&quot;:&quot;Every day&quot;},{&quot;value&quot;:2,&quot;text&quot;:&quot;Every other day&quot;},{&quot;value&quot;:3,&quot;text&quot;:&quot;Every 3 days&quot;},{&quot;value&quot;:4,&quot;text&quot;:&quot;Every 4 days&quot;},{&quot;value&quot;:5,&quot;text&quot;:&quot;Every 5 days&quot;},{&quot;value&quot;:6,&quot;text&quot;:&quot;Every 6 days&quot;},{&quot;value&quot;:7,&quot;text&quot;:&quot;Once a week&quot;},{&quot;value&quot;:8,&quot;text&quot;:&quot;TEXT_OTHER&quot;},">
            <text:p>{"id":87,"ordinal":87,"required":0,"category":"InsulinPump","skip":"810.0","text":"How often do you change your canula?","type":"SC","options":[{"value":1,"text":"Every day"},{"value":2,"text":"Every other day"},{"value":3,"text":"Every 3 days"},{"value":4,"text":"Every 4 days"},{"value":5,"text":"Every 5 days"},{"value":6,"text":"Every 6 days"},{"value":7,"text":"Once a week"},{"value":8,"text":"TEXT_OTHER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0&amp;&quot;,&quot;&quot;text&quot;&quot;:&quot;&quot;&quot;&amp;[.K90]&amp;&quot;&quot;&quot;},&quot;;&quot;&quot;) &amp;IF([.L90]&gt;0;&quot;{&quot;&quot;value&quot;&quot;:&quot;&amp;COLUMN([.L90])-10&amp;&quot;,&quot;&quot;text&quot;&quot;:&quot;&quot;&quot;&amp;[.L90]&amp;&quot;&quot;&quot;},&quot;;&quot;&quot;) &amp;IF([.M90]&gt;0;&quot;{&quot;&quot;value&quot;&quot;:&quot;&amp;COLUMN([.M90])-10&amp;&quot;,&quot;&quot;text&quot;&quot;:&quot;&quot;&quot;&amp;[.M90]&amp;&quot;&quot;&quot;},&quot;;&quot;&quot;) &amp;IF([.N90]&gt;0;&quot;{&quot;&quot;value&quot;&quot;:&quot;&amp;COLUMN([.N90])-10&amp;&quot;,&quot;&quot;text&quot;&quot;:&quot;&quot;&quot;&amp;[.N90]&amp;&quot;&quot;&quot;},&quot;;&quot;&quot;) &amp;IF([.O90]&gt;0;&quot;{&quot;&quot;value&quot;&quot;:&quot;&amp;COLUMN([.O90])-10&amp;&quot;,&quot;&quot;text&quot;&quot;:&quot;&quot;&quot;&amp;[.O90]&amp;&quot;&quot;&quot;},&quot;;&quot;&quot;) &amp;IF([.P90]&gt;0;&quot;{&quot;&quot;value&quot;&quot;:&quot;&amp;COLUMN([.P90])-10&amp;&quot;,&quot;&quot;text&quot;&quot;:&quot;&quot;&quot;&amp;[.P90]&amp;&quot;&quot;&quot;},&quot;;&quot;&quot;) &amp;IF([.Q90]&gt;0;&quot;{&quot;&quot;value&quot;&quot;:&quot;&amp;COLUMN([.Q90])-10&amp;&quot;,&quot;&quot;text&quot;&quot;:&quot;&quot;&quot;&amp;[.Q90]&amp;&quot;&quot;&quot;},&quot;;&quot;&quot;) &amp;IF([.R90]&gt;0;&quot;{&quot;&quot;value&quot;&quot;:&quot;&amp;COLUMN([.R90])-10&amp;&quot;,&quot;&quot;text&quot;&quot;:&quot;&quot;&quot;&amp;[.R90]&amp;&quot;&quot;&quot;},&quot;;&quot;&quot;) &amp;IF([.S90]&gt;0;&quot;{&quot;&quot;value&quot;&quot;:&quot;&amp;COLUMN([.S90])-10&amp;&quot;,&quot;&quot;text&quot;&quot;:&quot;&quot;&quot;&amp;[.S90]&amp;&quot;&quot;&quot;},&quot;;&quot;&quot;) &amp;IF([.T90]&gt;0;&quot;{&quot;&quot;value&quot;&quot;:&quot;&amp;COLUMN([.T90])-10&amp;&quot;,&quot;&quot;text&quot;&quot;:&quot;&quot;&quot;&amp;[.T90]&amp;&quot;&quot;&quot;},&quot;;&quot;&quot;) &amp;IF([.U90]&gt;0;&quot;{&quot;&quot;value&quot;&quot;:&quot;&amp;COLUMN([.U90])-10&amp;&quot;,&quot;&quot;text&quot;&quot;:&quot;&quot;&quot;&amp;[.U90]&amp;&quot;&quot;&quot;},&quot;;&quot;&quot;) &amp;IF([.V90]&gt;0;&quot;{&quot;&quot;value&quot;&quot;:&quot;&amp;COLUMN([.V90])-10&amp;&quot;,&quot;&quot;text&quot;&quot;:&quot;&quot;&quot;&amp;[.V90]&amp;&quot;&quot;&quot;},&quot;;&quot;&quot;) &amp;IF([.W90]&gt;0;&quot;{&quot;&quot;value&quot;&quot;:&quot;&amp;COLUMN([.W90])-10&amp;&quot;,&quot;&quot;text&quot;&quot;:&quot;&quot;&quot;&amp;[.W90]&amp;&quot;&quot;&quot;},&quot;;&quot;&quot;) &amp;IF([.X90]&gt;0;&quot;{&quot;&quot;value&quot;&quot;:&quot;&amp;COLUMN([.X90])-10&amp;&quot;,&quot;&quot;text&quot;&quot;:&quot;&quot;&quot;&amp;[.X90]&amp;&quot;&quot;&quot;},&quot;;&quot;&quot;) &amp;IF([.Y90]&gt;0;&quot;{&quot;&quot;value&quot;&quot;:&quot;&amp;COLUMN([.Y90])-10&amp;&quot;,&quot;&quot;text&quot;&quot;:&quot;&quot;&quot;&amp;[.Y90]&amp;&quot;&quot;&quot;},&quot;;&quot;&quot;) &amp;IF([.Z90]&gt;0;&quot;{&quot;&quot;value&quot;&quot;:&quot;&amp;COLUMN([.Z90])-10&amp;&quot;,&quot;&quot;text&quot;&quot;:&quot;&quot;&quot;&amp;[.Z90]&amp;&quot;&quot;&quot;},&quot;;&quot;&quot;) &amp;IF([.AA90]&gt;0;&quot;{&quot;&quot;value&quot;&quot;:&quot;&amp;COLUMN([.AA90])-10&amp;&quot;,&quot;&quot;text&quot;&quot;:&quot;&quot;&quot;&amp;[.AA90]&amp;&quot;&quot;&quot;},&quot;;&quot;&quot;)" office:value-type="string" office:string-value="{&quot;id&quot;:88,&quot;ordinal&quot;:88,&quot;required&quot;:0,&quot;category&quot;:&quot;InsulinPump&quot;,&quot;skip&quot;:&quot;810.0&quot;,&quot;text&quot;:&quot;Do you use set programs for insulin doses on your pump?&quot;,&quot;type&quot;:&quot;SC&quot;,&quot;options&quot;:[{&quot;value&quot;:1,&quot;text&quot;:&quot;Yes, for several different activities&quot;},{&quot;value&quot;:2,&quot;text&quot;:&quot;Yes, now and again&quot;},{&quot;value&quot;:3,&quot;text&quot;:&quot;No&quot;},{&quot;value&quot;:4,&quot;text&quot;:&quot;TEXT_OTHER&quot;},">
            <text:p>{"id":88,"ordinal":88,"required":0,"category":"InsulinPump","skip":"810.0","text":"Do you use set programs for insulin doses on your pump?","type":"SC","options":[{"value":1,"text":"Yes, for several different activities"},{"value":2,"text":"Yes, now and again"},{"value":3,"text":"No"},{"value":4,"text":"TEXT_OTH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0&amp;&quot;,&quot;&quot;text&quot;&quot;:&quot;&quot;&quot;&amp;[.K91]&amp;&quot;&quot;&quot;},&quot;;&quot;&quot;) &amp;IF([.L91]&gt;0;&quot;{&quot;&quot;value&quot;&quot;:&quot;&amp;COLUMN([.L91])-10&amp;&quot;,&quot;&quot;text&quot;&quot;:&quot;&quot;&quot;&amp;[.L91]&amp;&quot;&quot;&quot;},&quot;;&quot;&quot;) &amp;IF([.M91]&gt;0;&quot;{&quot;&quot;value&quot;&quot;:&quot;&amp;COLUMN([.M91])-10&amp;&quot;,&quot;&quot;text&quot;&quot;:&quot;&quot;&quot;&amp;[.M91]&amp;&quot;&quot;&quot;},&quot;;&quot;&quot;) &amp;IF([.N91]&gt;0;&quot;{&quot;&quot;value&quot;&quot;:&quot;&amp;COLUMN([.N91])-10&amp;&quot;,&quot;&quot;text&quot;&quot;:&quot;&quot;&quot;&amp;[.N91]&amp;&quot;&quot;&quot;},&quot;;&quot;&quot;) &amp;IF([.O91]&gt;0;&quot;{&quot;&quot;value&quot;&quot;:&quot;&amp;COLUMN([.O91])-10&amp;&quot;,&quot;&quot;text&quot;&quot;:&quot;&quot;&quot;&amp;[.O91]&amp;&quot;&quot;&quot;},&quot;;&quot;&quot;) &amp;IF([.P91]&gt;0;&quot;{&quot;&quot;value&quot;&quot;:&quot;&amp;COLUMN([.P91])-10&amp;&quot;,&quot;&quot;text&quot;&quot;:&quot;&quot;&quot;&amp;[.P91]&amp;&quot;&quot;&quot;},&quot;;&quot;&quot;) &amp;IF([.Q91]&gt;0;&quot;{&quot;&quot;value&quot;&quot;:&quot;&amp;COLUMN([.Q91])-10&amp;&quot;,&quot;&quot;text&quot;&quot;:&quot;&quot;&quot;&amp;[.Q91]&amp;&quot;&quot;&quot;},&quot;;&quot;&quot;) &amp;IF([.R91]&gt;0;&quot;{&quot;&quot;value&quot;&quot;:&quot;&amp;COLUMN([.R91])-10&amp;&quot;,&quot;&quot;text&quot;&quot;:&quot;&quot;&quot;&amp;[.R91]&amp;&quot;&quot;&quot;},&quot;;&quot;&quot;) &amp;IF([.S91]&gt;0;&quot;{&quot;&quot;value&quot;&quot;:&quot;&amp;COLUMN([.S91])-10&amp;&quot;,&quot;&quot;text&quot;&quot;:&quot;&quot;&quot;&amp;[.S91]&amp;&quot;&quot;&quot;},&quot;;&quot;&quot;) &amp;IF([.T91]&gt;0;&quot;{&quot;&quot;value&quot;&quot;:&quot;&amp;COLUMN([.T91])-10&amp;&quot;,&quot;&quot;text&quot;&quot;:&quot;&quot;&quot;&amp;[.T91]&amp;&quot;&quot;&quot;},&quot;;&quot;&quot;) &amp;IF([.U91]&gt;0;&quot;{&quot;&quot;value&quot;&quot;:&quot;&amp;COLUMN([.U91])-10&amp;&quot;,&quot;&quot;text&quot;&quot;:&quot;&quot;&quot;&amp;[.U91]&amp;&quot;&quot;&quot;},&quot;;&quot;&quot;) &amp;IF([.V91]&gt;0;&quot;{&quot;&quot;value&quot;&quot;:&quot;&amp;COLUMN([.V91])-10&amp;&quot;,&quot;&quot;text&quot;&quot;:&quot;&quot;&quot;&amp;[.V91]&amp;&quot;&quot;&quot;},&quot;;&quot;&quot;) &amp;IF([.W91]&gt;0;&quot;{&quot;&quot;value&quot;&quot;:&quot;&amp;COLUMN([.W91])-10&amp;&quot;,&quot;&quot;text&quot;&quot;:&quot;&quot;&quot;&amp;[.W91]&amp;&quot;&quot;&quot;},&quot;;&quot;&quot;) &amp;IF([.X91]&gt;0;&quot;{&quot;&quot;value&quot;&quot;:&quot;&amp;COLUMN([.X91])-10&amp;&quot;,&quot;&quot;text&quot;&quot;:&quot;&quot;&quot;&amp;[.X91]&amp;&quot;&quot;&quot;},&quot;;&quot;&quot;) &amp;IF([.Y91]&gt;0;&quot;{&quot;&quot;value&quot;&quot;:&quot;&amp;COLUMN([.Y91])-10&amp;&quot;,&quot;&quot;text&quot;&quot;:&quot;&quot;&quot;&amp;[.Y91]&amp;&quot;&quot;&quot;},&quot;;&quot;&quot;) &amp;IF([.Z91]&gt;0;&quot;{&quot;&quot;value&quot;&quot;:&quot;&amp;COLUMN([.Z91])-10&amp;&quot;,&quot;&quot;text&quot;&quot;:&quot;&quot;&quot;&amp;[.Z91]&amp;&quot;&quot;&quot;},&quot;;&quot;&quot;) &amp;IF([.AA91]&gt;0;&quot;{&quot;&quot;value&quot;&quot;:&quot;&amp;COLUMN([.AA91])-10&amp;&quot;,&quot;&quot;text&quot;&quot;:&quot;&quot;&quot;&amp;[.AA91]&amp;&quot;&quot;&quot;},&quot;;&quot;&quot;)" office:value-type="string" office:string-value="{&quot;id&quot;:89,&quot;ordinal&quot;:89,&quot;required&quot;:0,&quot;category&quot;:&quot;InsulinPump&quot;,&quot;skip&quot;:&quot;810.0&quot;,&quot;text&quot;:&quot;What might stop you from wearing your pump?&quot;,&quot;type&quot;:&quot;MC&quot;,&quot;options&quot;:[{&quot;value&quot;:1,&quot;text&quot;:&quot;I take it off when I'm doing sport&quot;},{&quot;value&quot;:2,&quot;text&quot;:&quot;I forget to put it on sometimes, e.g. after sport&quot;},{&quot;value&quot;:3,&quot;text&quot;:&quot;I take it off to shower / go in the bath&quot;},{&quot;value&quot;:4,&quot;text&quot;:&quot;I take it off because it's uncomfortable&quot;},{&quot;value&quot;:5,&quot;text&quot;:&quot;I do want people to see it&quot;},{&quot;value&quot;:6,&quot;text&quot;:&quot;I can't be bothered&quot;},{&quot;value&quot;:7,&quot;text&quot;:&quot;TEXT_OTHER&quot;},">
            <text:p>{"id":89,"ordinal":89,"required":0,"category":"InsulinPump","skip":"810.0","text":"What might stop you from wearing your pump?","type":"MC","options":[{"value":1,"text":"I take it off when I'm doing sport"},{"value":2,"text":"I forget to put it on sometimes, e.g. after sport"},{"value":3,"text":"I take it off to shower / go in the bath"},{"value":4,"text":"I take it off because it's uncomfortable"},{"value":5,"text":"I do want people to see it"},{"value":6,"text":"I can't be bothered"},{"value":7,"text":"TEXT_OTHER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0&amp;&quot;,&quot;&quot;text&quot;&quot;:&quot;&quot;&quot;&amp;[.K92]&amp;&quot;&quot;&quot;},&quot;;&quot;&quot;) &amp;IF([.L92]&gt;0;&quot;{&quot;&quot;value&quot;&quot;:&quot;&amp;COLUMN([.L92])-10&amp;&quot;,&quot;&quot;text&quot;&quot;:&quot;&quot;&quot;&amp;[.L92]&amp;&quot;&quot;&quot;},&quot;;&quot;&quot;) &amp;IF([.M92]&gt;0;&quot;{&quot;&quot;value&quot;&quot;:&quot;&amp;COLUMN([.M92])-10&amp;&quot;,&quot;&quot;text&quot;&quot;:&quot;&quot;&quot;&amp;[.M92]&amp;&quot;&quot;&quot;},&quot;;&quot;&quot;) &amp;IF([.N92]&gt;0;&quot;{&quot;&quot;value&quot;&quot;:&quot;&amp;COLUMN([.N92])-10&amp;&quot;,&quot;&quot;text&quot;&quot;:&quot;&quot;&quot;&amp;[.N92]&amp;&quot;&quot;&quot;},&quot;;&quot;&quot;) &amp;IF([.O92]&gt;0;&quot;{&quot;&quot;value&quot;&quot;:&quot;&amp;COLUMN([.O92])-10&amp;&quot;,&quot;&quot;text&quot;&quot;:&quot;&quot;&quot;&amp;[.O92]&amp;&quot;&quot;&quot;},&quot;;&quot;&quot;) &amp;IF([.P92]&gt;0;&quot;{&quot;&quot;value&quot;&quot;:&quot;&amp;COLUMN([.P92])-10&amp;&quot;,&quot;&quot;text&quot;&quot;:&quot;&quot;&quot;&amp;[.P92]&amp;&quot;&quot;&quot;},&quot;;&quot;&quot;) &amp;IF([.Q92]&gt;0;&quot;{&quot;&quot;value&quot;&quot;:&quot;&amp;COLUMN([.Q92])-10&amp;&quot;,&quot;&quot;text&quot;&quot;:&quot;&quot;&quot;&amp;[.Q92]&amp;&quot;&quot;&quot;},&quot;;&quot;&quot;) &amp;IF([.R92]&gt;0;&quot;{&quot;&quot;value&quot;&quot;:&quot;&amp;COLUMN([.R92])-10&amp;&quot;,&quot;&quot;text&quot;&quot;:&quot;&quot;&quot;&amp;[.R92]&amp;&quot;&quot;&quot;},&quot;;&quot;&quot;) &amp;IF([.S92]&gt;0;&quot;{&quot;&quot;value&quot;&quot;:&quot;&amp;COLUMN([.S92])-10&amp;&quot;,&quot;&quot;text&quot;&quot;:&quot;&quot;&quot;&amp;[.S92]&amp;&quot;&quot;&quot;},&quot;;&quot;&quot;) &amp;IF([.T92]&gt;0;&quot;{&quot;&quot;value&quot;&quot;:&quot;&amp;COLUMN([.T92])-10&amp;&quot;,&quot;&quot;text&quot;&quot;:&quot;&quot;&quot;&amp;[.T92]&amp;&quot;&quot;&quot;},&quot;;&quot;&quot;) &amp;IF([.U92]&gt;0;&quot;{&quot;&quot;value&quot;&quot;:&quot;&amp;COLUMN([.U92])-10&amp;&quot;,&quot;&quot;text&quot;&quot;:&quot;&quot;&quot;&amp;[.U92]&amp;&quot;&quot;&quot;},&quot;;&quot;&quot;) &amp;IF([.V92]&gt;0;&quot;{&quot;&quot;value&quot;&quot;:&quot;&amp;COLUMN([.V92])-10&amp;&quot;,&quot;&quot;text&quot;&quot;:&quot;&quot;&quot;&amp;[.V92]&amp;&quot;&quot;&quot;},&quot;;&quot;&quot;) &amp;IF([.W92]&gt;0;&quot;{&quot;&quot;value&quot;&quot;:&quot;&amp;COLUMN([.W92])-10&amp;&quot;,&quot;&quot;text&quot;&quot;:&quot;&quot;&quot;&amp;[.W92]&amp;&quot;&quot;&quot;},&quot;;&quot;&quot;) &amp;IF([.X92]&gt;0;&quot;{&quot;&quot;value&quot;&quot;:&quot;&amp;COLUMN([.X92])-10&amp;&quot;,&quot;&quot;text&quot;&quot;:&quot;&quot;&quot;&amp;[.X92]&amp;&quot;&quot;&quot;},&quot;;&quot;&quot;) &amp;IF([.Y92]&gt;0;&quot;{&quot;&quot;value&quot;&quot;:&quot;&amp;COLUMN([.Y92])-10&amp;&quot;,&quot;&quot;text&quot;&quot;:&quot;&quot;&quot;&amp;[.Y92]&amp;&quot;&quot;&quot;},&quot;;&quot;&quot;) &amp;IF([.Z92]&gt;0;&quot;{&quot;&quot;value&quot;&quot;:&quot;&amp;COLUMN([.Z92])-10&amp;&quot;,&quot;&quot;text&quot;&quot;:&quot;&quot;&quot;&amp;[.Z92]&amp;&quot;&quot;&quot;},&quot;;&quot;&quot;) &amp;IF([.AA92]&gt;0;&quot;{&quot;&quot;value&quot;&quot;:&quot;&amp;COLUMN([.AA92])-10&amp;&quot;,&quot;&quot;text&quot;&quot;:&quot;&quot;&quot;&amp;[.AA92]&amp;&quot;&quot;&quot;},&quot;;&quot;&quot;)" office:value-type="string" office:string-value="{&quot;id&quot;:90,&quot;ordinal&quot;:90,&quot;required&quot;:0,&quot;category&quot;:&quot;NDI&quot;,&quot;skip&quot;:&quot;810.1&quot;,&quot;text&quot;:&quot;Now that you have answered the questions about your insulin, how do you feel about injecting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,"ordinal":90,"required":0,"category":"NDI","skip":"810.1","text":"Now that you have answered the questions about your insulin, how do you feel about injecting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0&amp;&quot;,&quot;&quot;text&quot;&quot;:&quot;&quot;&quot;&amp;[.K93]&amp;&quot;&quot;&quot;},&quot;;&quot;&quot;) &amp;IF([.L93]&gt;0;&quot;{&quot;&quot;value&quot;&quot;:&quot;&amp;COLUMN([.L93])-10&amp;&quot;,&quot;&quot;text&quot;&quot;:&quot;&quot;&quot;&amp;[.L93]&amp;&quot;&quot;&quot;},&quot;;&quot;&quot;) &amp;IF([.M93]&gt;0;&quot;{&quot;&quot;value&quot;&quot;:&quot;&amp;COLUMN([.M93])-10&amp;&quot;,&quot;&quot;text&quot;&quot;:&quot;&quot;&quot;&amp;[.M93]&amp;&quot;&quot;&quot;},&quot;;&quot;&quot;) &amp;IF([.N93]&gt;0;&quot;{&quot;&quot;value&quot;&quot;:&quot;&amp;COLUMN([.N93])-10&amp;&quot;,&quot;&quot;text&quot;&quot;:&quot;&quot;&quot;&amp;[.N93]&amp;&quot;&quot;&quot;},&quot;;&quot;&quot;) &amp;IF([.O93]&gt;0;&quot;{&quot;&quot;value&quot;&quot;:&quot;&amp;COLUMN([.O93])-10&amp;&quot;,&quot;&quot;text&quot;&quot;:&quot;&quot;&quot;&amp;[.O93]&amp;&quot;&quot;&quot;},&quot;;&quot;&quot;) &amp;IF([.P93]&gt;0;&quot;{&quot;&quot;value&quot;&quot;:&quot;&amp;COLUMN([.P93])-10&amp;&quot;,&quot;&quot;text&quot;&quot;:&quot;&quot;&quot;&amp;[.P93]&amp;&quot;&quot;&quot;},&quot;;&quot;&quot;) &amp;IF([.Q93]&gt;0;&quot;{&quot;&quot;value&quot;&quot;:&quot;&amp;COLUMN([.Q93])-10&amp;&quot;,&quot;&quot;text&quot;&quot;:&quot;&quot;&quot;&amp;[.Q93]&amp;&quot;&quot;&quot;},&quot;;&quot;&quot;) &amp;IF([.R93]&gt;0;&quot;{&quot;&quot;value&quot;&quot;:&quot;&amp;COLUMN([.R93])-10&amp;&quot;,&quot;&quot;text&quot;&quot;:&quot;&quot;&quot;&amp;[.R93]&amp;&quot;&quot;&quot;},&quot;;&quot;&quot;) &amp;IF([.S93]&gt;0;&quot;{&quot;&quot;value&quot;&quot;:&quot;&amp;COLUMN([.S93])-10&amp;&quot;,&quot;&quot;text&quot;&quot;:&quot;&quot;&quot;&amp;[.S93]&amp;&quot;&quot;&quot;},&quot;;&quot;&quot;) &amp;IF([.T93]&gt;0;&quot;{&quot;&quot;value&quot;&quot;:&quot;&amp;COLUMN([.T93])-10&amp;&quot;,&quot;&quot;text&quot;&quot;:&quot;&quot;&quot;&amp;[.T93]&amp;&quot;&quot;&quot;},&quot;;&quot;&quot;) &amp;IF([.U93]&gt;0;&quot;{&quot;&quot;value&quot;&quot;:&quot;&amp;COLUMN([.U93])-10&amp;&quot;,&quot;&quot;text&quot;&quot;:&quot;&quot;&quot;&amp;[.U93]&amp;&quot;&quot;&quot;},&quot;;&quot;&quot;) &amp;IF([.V93]&gt;0;&quot;{&quot;&quot;value&quot;&quot;:&quot;&amp;COLUMN([.V93])-10&amp;&quot;,&quot;&quot;text&quot;&quot;:&quot;&quot;&quot;&amp;[.V93]&amp;&quot;&quot;&quot;},&quot;;&quot;&quot;) &amp;IF([.W93]&gt;0;&quot;{&quot;&quot;value&quot;&quot;:&quot;&amp;COLUMN([.W93])-10&amp;&quot;,&quot;&quot;text&quot;&quot;:&quot;&quot;&quot;&amp;[.W93]&amp;&quot;&quot;&quot;},&quot;;&quot;&quot;) &amp;IF([.X93]&gt;0;&quot;{&quot;&quot;value&quot;&quot;:&quot;&amp;COLUMN([.X93])-10&amp;&quot;,&quot;&quot;text&quot;&quot;:&quot;&quot;&quot;&amp;[.X93]&amp;&quot;&quot;&quot;},&quot;;&quot;&quot;) &amp;IF([.Y93]&gt;0;&quot;{&quot;&quot;value&quot;&quot;:&quot;&amp;COLUMN([.Y93])-10&amp;&quot;,&quot;&quot;text&quot;&quot;:&quot;&quot;&quot;&amp;[.Y93]&amp;&quot;&quot;&quot;},&quot;;&quot;&quot;) &amp;IF([.Z93]&gt;0;&quot;{&quot;&quot;value&quot;&quot;:&quot;&amp;COLUMN([.Z93])-10&amp;&quot;,&quot;&quot;text&quot;&quot;:&quot;&quot;&quot;&amp;[.Z93]&amp;&quot;&quot;&quot;},&quot;;&quot;&quot;) &amp;IF([.AA93]&gt;0;&quot;{&quot;&quot;value&quot;&quot;:&quot;&amp;COLUMN([.AA93])-10&amp;&quot;,&quot;&quot;text&quot;&quot;:&quot;&quot;&quot;&amp;[.AA93]&amp;&quot;&quot;&quot;},&quot;;&quot;&quot;)" office:value-type="string" office:string-value="{&quot;id&quot;:901,&quot;ordinal&quot;:91,&quot;required&quot;:0,&quot;category&quot;:&quot;InsulinPump&quot;,&quot;skip&quot;:&quot;810.0&quot;,&quot;text&quot;:&quot;Now that you have answered the questions about your insulin pump, how do you feel about using your insulin pump?&quot;,&quot;type&quot;:&quot;SC&quot;,&quot;options&quot;:[{&quot;value&quot;:1,&quot;text&quot;:&quot;I do mind it most of the time&quot;},{&quot;value&quot;:2,&quot;text&quot;:&quot;I do like it some of the time&quot;},{&quot;value&quot;:3,&quot;text&quot;:&quot;I hate it all of the time&quot;},">
            <text:p>{"id":901,"ordinal":91,"required":0,"category":"InsulinPump","skip":"810.0","text":"Now that you have answered the questions about your insulin pump, how do you feel about using your insulin pump?","type":"SC","options":[{"value":1,"text":"I do mind it most of the time"},{"value":2,"text":"I do like it some of the time"},{"value":3,"text":"I hate it all of the time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0&amp;&quot;,&quot;&quot;text&quot;&quot;:&quot;&quot;&quot;&amp;[.K94]&amp;&quot;&quot;&quot;},&quot;;&quot;&quot;) &amp;IF([.L94]&gt;0;&quot;{&quot;&quot;value&quot;&quot;:&quot;&amp;COLUMN([.L94])-10&amp;&quot;,&quot;&quot;text&quot;&quot;:&quot;&quot;&quot;&amp;[.L94]&amp;&quot;&quot;&quot;},&quot;;&quot;&quot;) &amp;IF([.M94]&gt;0;&quot;{&quot;&quot;value&quot;&quot;:&quot;&amp;COLUMN([.M94])-10&amp;&quot;,&quot;&quot;text&quot;&quot;:&quot;&quot;&quot;&amp;[.M94]&amp;&quot;&quot;&quot;},&quot;;&quot;&quot;) &amp;IF([.N94]&gt;0;&quot;{&quot;&quot;value&quot;&quot;:&quot;&amp;COLUMN([.N94])-10&amp;&quot;,&quot;&quot;text&quot;&quot;:&quot;&quot;&quot;&amp;[.N94]&amp;&quot;&quot;&quot;},&quot;;&quot;&quot;) &amp;IF([.O94]&gt;0;&quot;{&quot;&quot;value&quot;&quot;:&quot;&amp;COLUMN([.O94])-10&amp;&quot;,&quot;&quot;text&quot;&quot;:&quot;&quot;&quot;&amp;[.O94]&amp;&quot;&quot;&quot;},&quot;;&quot;&quot;) &amp;IF([.P94]&gt;0;&quot;{&quot;&quot;value&quot;&quot;:&quot;&amp;COLUMN([.P94])-10&amp;&quot;,&quot;&quot;text&quot;&quot;:&quot;&quot;&quot;&amp;[.P94]&amp;&quot;&quot;&quot;},&quot;;&quot;&quot;) &amp;IF([.Q94]&gt;0;&quot;{&quot;&quot;value&quot;&quot;:&quot;&amp;COLUMN([.Q94])-10&amp;&quot;,&quot;&quot;text&quot;&quot;:&quot;&quot;&quot;&amp;[.Q94]&amp;&quot;&quot;&quot;},&quot;;&quot;&quot;) &amp;IF([.R94]&gt;0;&quot;{&quot;&quot;value&quot;&quot;:&quot;&amp;COLUMN([.R94])-10&amp;&quot;,&quot;&quot;text&quot;&quot;:&quot;&quot;&quot;&amp;[.R94]&amp;&quot;&quot;&quot;},&quot;;&quot;&quot;) &amp;IF([.S94]&gt;0;&quot;{&quot;&quot;value&quot;&quot;:&quot;&amp;COLUMN([.S94])-10&amp;&quot;,&quot;&quot;text&quot;&quot;:&quot;&quot;&quot;&amp;[.S94]&amp;&quot;&quot;&quot;},&quot;;&quot;&quot;) &amp;IF([.T94]&gt;0;&quot;{&quot;&quot;value&quot;&quot;:&quot;&amp;COLUMN([.T94])-10&amp;&quot;,&quot;&quot;text&quot;&quot;:&quot;&quot;&quot;&amp;[.T94]&amp;&quot;&quot;&quot;},&quot;;&quot;&quot;) &amp;IF([.U94]&gt;0;&quot;{&quot;&quot;value&quot;&quot;:&quot;&amp;COLUMN([.U94])-10&amp;&quot;,&quot;&quot;text&quot;&quot;:&quot;&quot;&quot;&amp;[.U94]&amp;&quot;&quot;&quot;},&quot;;&quot;&quot;) &amp;IF([.V94]&gt;0;&quot;{&quot;&quot;value&quot;&quot;:&quot;&amp;COLUMN([.V94])-10&amp;&quot;,&quot;&quot;text&quot;&quot;:&quot;&quot;&quot;&amp;[.V94]&amp;&quot;&quot;&quot;},&quot;;&quot;&quot;) &amp;IF([.W94]&gt;0;&quot;{&quot;&quot;value&quot;&quot;:&quot;&amp;COLUMN([.W94])-10&amp;&quot;,&quot;&quot;text&quot;&quot;:&quot;&quot;&quot;&amp;[.W94]&amp;&quot;&quot;&quot;},&quot;;&quot;&quot;) &amp;IF([.X94]&gt;0;&quot;{&quot;&quot;value&quot;&quot;:&quot;&amp;COLUMN([.X94])-10&amp;&quot;,&quot;&quot;text&quot;&quot;:&quot;&quot;&quot;&amp;[.X94]&amp;&quot;&quot;&quot;},&quot;;&quot;&quot;) &amp;IF([.Y94]&gt;0;&quot;{&quot;&quot;value&quot;&quot;:&quot;&amp;COLUMN([.Y94])-10&amp;&quot;,&quot;&quot;text&quot;&quot;:&quot;&quot;&quot;&amp;[.Y94]&amp;&quot;&quot;&quot;},&quot;;&quot;&quot;) &amp;IF([.Z94]&gt;0;&quot;{&quot;&quot;value&quot;&quot;:&quot;&amp;COLUMN([.Z94])-10&amp;&quot;,&quot;&quot;text&quot;&quot;:&quot;&quot;&quot;&amp;[.Z94]&amp;&quot;&quot;&quot;},&quot;;&quot;&quot;) &amp;IF([.AA94]&gt;0;&quot;{&quot;&quot;value&quot;&quot;:&quot;&amp;COLUMN([.AA94])-10&amp;&quot;,&quot;&quot;text&quot;&quot;:&quot;&quot;&quot;&amp;[.AA94]&amp;&quot;&quot;&quot;},&quot;;&quot;&quot;)" office:value-type="string" office:string-value="{&quot;id&quot;:91,&quot;ordinal&quot;:92,&quot;required&quot;:0,&quot;category&quot;:&quot;Living&quot;,&quot;skip&quot;:&quot;null&quot;,&quot;text&quot;:&quot;How does diabetes affect your life?&quot;,&quot;type&quot;:&quot;SC&quot;,&quot;options&quot;:[{&quot;value&quot;:1,&quot;text&quot;:&quot;My diabetes does stop me from doing anything&quot;},{&quot;value&quot;:2,&quot;text&quot;:&quot;I can't always do what I want, but I manage&quot;},{&quot;value&quot;:3,&quot;text&quot;:&quot;My diabetes stops me from doing lots of things&quot;},">
            <text:p>{"id":91,"ordinal":92,"required":0,"category":"Living","skip":"null","text":"How does diabetes affect your life?","type":"SC","options":[{"value":1,"text":"My diabetes does stop me from doing anything"},{"value":2,"text":"I can't always do what I want, but I manage"},{"value":3,"text":"My diabetes stops me from doing lots of things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0&amp;&quot;,&quot;&quot;text&quot;&quot;:&quot;&quot;&quot;&amp;[.K95]&amp;&quot;&quot;&quot;},&quot;;&quot;&quot;) &amp;IF([.L95]&gt;0;&quot;{&quot;&quot;value&quot;&quot;:&quot;&amp;COLUMN([.L95])-10&amp;&quot;,&quot;&quot;text&quot;&quot;:&quot;&quot;&quot;&amp;[.L95]&amp;&quot;&quot;&quot;},&quot;;&quot;&quot;) &amp;IF([.M95]&gt;0;&quot;{&quot;&quot;value&quot;&quot;:&quot;&amp;COLUMN([.M95])-10&amp;&quot;,&quot;&quot;text&quot;&quot;:&quot;&quot;&quot;&amp;[.M95]&amp;&quot;&quot;&quot;},&quot;;&quot;&quot;) &amp;IF([.N95]&gt;0;&quot;{&quot;&quot;value&quot;&quot;:&quot;&amp;COLUMN([.N95])-10&amp;&quot;,&quot;&quot;text&quot;&quot;:&quot;&quot;&quot;&amp;[.N95]&amp;&quot;&quot;&quot;},&quot;;&quot;&quot;) &amp;IF([.O95]&gt;0;&quot;{&quot;&quot;value&quot;&quot;:&quot;&amp;COLUMN([.O95])-10&amp;&quot;,&quot;&quot;text&quot;&quot;:&quot;&quot;&quot;&amp;[.O95]&amp;&quot;&quot;&quot;},&quot;;&quot;&quot;) &amp;IF([.P95]&gt;0;&quot;{&quot;&quot;value&quot;&quot;:&quot;&amp;COLUMN([.P95])-10&amp;&quot;,&quot;&quot;text&quot;&quot;:&quot;&quot;&quot;&amp;[.P95]&amp;&quot;&quot;&quot;},&quot;;&quot;&quot;) &amp;IF([.Q95]&gt;0;&quot;{&quot;&quot;value&quot;&quot;:&quot;&amp;COLUMN([.Q95])-10&amp;&quot;,&quot;&quot;text&quot;&quot;:&quot;&quot;&quot;&amp;[.Q95]&amp;&quot;&quot;&quot;},&quot;;&quot;&quot;) &amp;IF([.R95]&gt;0;&quot;{&quot;&quot;value&quot;&quot;:&quot;&amp;COLUMN([.R95])-10&amp;&quot;,&quot;&quot;text&quot;&quot;:&quot;&quot;&quot;&amp;[.R95]&amp;&quot;&quot;&quot;},&quot;;&quot;&quot;) &amp;IF([.S95]&gt;0;&quot;{&quot;&quot;value&quot;&quot;:&quot;&amp;COLUMN([.S95])-10&amp;&quot;,&quot;&quot;text&quot;&quot;:&quot;&quot;&quot;&amp;[.S95]&amp;&quot;&quot;&quot;},&quot;;&quot;&quot;) &amp;IF([.T95]&gt;0;&quot;{&quot;&quot;value&quot;&quot;:&quot;&amp;COLUMN([.T95])-10&amp;&quot;,&quot;&quot;text&quot;&quot;:&quot;&quot;&quot;&amp;[.T95]&amp;&quot;&quot;&quot;},&quot;;&quot;&quot;) &amp;IF([.U95]&gt;0;&quot;{&quot;&quot;value&quot;&quot;:&quot;&amp;COLUMN([.U95])-10&amp;&quot;,&quot;&quot;text&quot;&quot;:&quot;&quot;&quot;&amp;[.U95]&amp;&quot;&quot;&quot;},&quot;;&quot;&quot;) &amp;IF([.V95]&gt;0;&quot;{&quot;&quot;value&quot;&quot;:&quot;&amp;COLUMN([.V95])-10&amp;&quot;,&quot;&quot;text&quot;&quot;:&quot;&quot;&quot;&amp;[.V95]&amp;&quot;&quot;&quot;},&quot;;&quot;&quot;) &amp;IF([.W95]&gt;0;&quot;{&quot;&quot;value&quot;&quot;:&quot;&amp;COLUMN([.W95])-10&amp;&quot;,&quot;&quot;text&quot;&quot;:&quot;&quot;&quot;&amp;[.W95]&amp;&quot;&quot;&quot;},&quot;;&quot;&quot;) &amp;IF([.X95]&gt;0;&quot;{&quot;&quot;value&quot;&quot;:&quot;&amp;COLUMN([.X95])-10&amp;&quot;,&quot;&quot;text&quot;&quot;:&quot;&quot;&quot;&amp;[.X95]&amp;&quot;&quot;&quot;},&quot;;&quot;&quot;) &amp;IF([.Y95]&gt;0;&quot;{&quot;&quot;value&quot;&quot;:&quot;&amp;COLUMN([.Y95])-10&amp;&quot;,&quot;&quot;text&quot;&quot;:&quot;&quot;&quot;&amp;[.Y95]&amp;&quot;&quot;&quot;},&quot;;&quot;&quot;) &amp;IF([.Z95]&gt;0;&quot;{&quot;&quot;value&quot;&quot;:&quot;&amp;COLUMN([.Z95])-10&amp;&quot;,&quot;&quot;text&quot;&quot;:&quot;&quot;&quot;&amp;[.Z95]&amp;&quot;&quot;&quot;},&quot;;&quot;&quot;) &amp;IF([.AA95]&gt;0;&quot;{&quot;&quot;value&quot;&quot;:&quot;&amp;COLUMN([.AA95])-10&amp;&quot;,&quot;&quot;text&quot;&quot;:&quot;&quot;&quot;&amp;[.AA95]&amp;&quot;&quot;&quot;},&quot;;&quot;&quot;)" office:value-type="string" office:string-value="{&quot;id&quot;:92,&quot;ordinal&quot;:93,&quot;required&quot;:0,&quot;category&quot;:&quot;Illness&quot;,&quot;skip&quot;:&quot;null&quot;,&quot;text&quot;:&quot;What would you do if you were ill with an infection (e.g. sickness / flu) and it made your blood glucose high?&quot;,&quot;type&quot;:&quot;MC&quot;,&quot;options&quot;:[{&quot;value&quot;:1,&quot;text&quot;:&quot;My mum / dad / carer would look after my diabetes&quot;},{&quot;value&quot;:2,&quot;text&quot;:&quot;Contact my nurse or doctor&quot;},{&quot;value&quot;:3,&quot;text&quot;:&quot;Test my wee for ketones&quot;},{&quot;value&quot;:4,&quot;text&quot;:&quot;Test my blood glucose more than usual&quot;},{&quot;value&quot;:5,&quot;text&quot;:&quot;Take more insulin if needed&quot;},{&quot;value&quot;:6,&quot;text&quot;:&quot;Drink lots of water&quot;},{&quot;value&quot;:7,&quot;text&quot;:&quot;Just carry on as normal&quot;},{&quot;value&quot;:8,&quot;text&quot;:&quot;Eat more&quot;},{&quot;value&quot;:9,&quot;text&quot;:&quot;Eat less&quot;},{&quot;value&quot;:10,&quot;text&quot;:&quot;Re-program my pump&quot;},{&quot;value&quot;:11,&quot;text&quot;:&quot;Take less insulin&quot;},{&quot;value&quot;:12,&quot;text&quot;:&quot;I am not sure what I would do&quot;},{&quot;value&quot;:13,&quot;text&quot;:&quot;TEXT_OTHER&quot;},">
            <text:p>{"id":92,"ordinal":93,"required":0,"category":"Illness","skip":"null","text":"What would you do if you were ill with an infection (e.g. sickness / flu) and it made your blood glucose high?","type":"MC","options":[{"value":1,"text":"My mum / dad / carer would look after my diabetes"},{"value":2,"text":"Contact my nurse or doctor"},{"value":3,"text":"Test my wee for ketones"},{"value":4,"text":"Test my blood glucose more than usual"},{"value":5,"text":"Take more insulin if needed"},{"value":6,"text":"Drink lots of water"},{"value":7,"text":"Just carry on as normal"},{"value":8,"text":"Eat more"},{"value":9,"text":"Eat less"},{"value":10,"text":"Re-program my pump"},{"value":11,"text":"Take less insulin"},{"value":12,"text":"I am not sure what I would do"},{"value":13,"text":"TEXT_OTHER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0&amp;&quot;,&quot;&quot;text&quot;&quot;:&quot;&quot;&quot;&amp;[.K96]&amp;&quot;&quot;&quot;},&quot;;&quot;&quot;) &amp;IF([.L96]&gt;0;&quot;{&quot;&quot;value&quot;&quot;:&quot;&amp;COLUMN([.L96])-10&amp;&quot;,&quot;&quot;text&quot;&quot;:&quot;&quot;&quot;&amp;[.L96]&amp;&quot;&quot;&quot;},&quot;;&quot;&quot;) &amp;IF([.M96]&gt;0;&quot;{&quot;&quot;value&quot;&quot;:&quot;&amp;COLUMN([.M96])-10&amp;&quot;,&quot;&quot;text&quot;&quot;:&quot;&quot;&quot;&amp;[.M96]&amp;&quot;&quot;&quot;},&quot;;&quot;&quot;) &amp;IF([.N96]&gt;0;&quot;{&quot;&quot;value&quot;&quot;:&quot;&amp;COLUMN([.N96])-10&amp;&quot;,&quot;&quot;text&quot;&quot;:&quot;&quot;&quot;&amp;[.N96]&amp;&quot;&quot;&quot;},&quot;;&quot;&quot;) &amp;IF([.O96]&gt;0;&quot;{&quot;&quot;value&quot;&quot;:&quot;&amp;COLUMN([.O96])-10&amp;&quot;,&quot;&quot;text&quot;&quot;:&quot;&quot;&quot;&amp;[.O96]&amp;&quot;&quot;&quot;},&quot;;&quot;&quot;) &amp;IF([.P96]&gt;0;&quot;{&quot;&quot;value&quot;&quot;:&quot;&amp;COLUMN([.P96])-10&amp;&quot;,&quot;&quot;text&quot;&quot;:&quot;&quot;&quot;&amp;[.P96]&amp;&quot;&quot;&quot;},&quot;;&quot;&quot;) &amp;IF([.Q96]&gt;0;&quot;{&quot;&quot;value&quot;&quot;:&quot;&amp;COLUMN([.Q96])-10&amp;&quot;,&quot;&quot;text&quot;&quot;:&quot;&quot;&quot;&amp;[.Q96]&amp;&quot;&quot;&quot;},&quot;;&quot;&quot;) &amp;IF([.R96]&gt;0;&quot;{&quot;&quot;value&quot;&quot;:&quot;&amp;COLUMN([.R96])-10&amp;&quot;,&quot;&quot;text&quot;&quot;:&quot;&quot;&quot;&amp;[.R96]&amp;&quot;&quot;&quot;},&quot;;&quot;&quot;) &amp;IF([.S96]&gt;0;&quot;{&quot;&quot;value&quot;&quot;:&quot;&amp;COLUMN([.S96])-10&amp;&quot;,&quot;&quot;text&quot;&quot;:&quot;&quot;&quot;&amp;[.S96]&amp;&quot;&quot;&quot;},&quot;;&quot;&quot;) &amp;IF([.T96]&gt;0;&quot;{&quot;&quot;value&quot;&quot;:&quot;&amp;COLUMN([.T96])-10&amp;&quot;,&quot;&quot;text&quot;&quot;:&quot;&quot;&quot;&amp;[.T96]&amp;&quot;&quot;&quot;},&quot;;&quot;&quot;) &amp;IF([.U96]&gt;0;&quot;{&quot;&quot;value&quot;&quot;:&quot;&amp;COLUMN([.U96])-10&amp;&quot;,&quot;&quot;text&quot;&quot;:&quot;&quot;&quot;&amp;[.U96]&amp;&quot;&quot;&quot;},&quot;;&quot;&quot;) &amp;IF([.V96]&gt;0;&quot;{&quot;&quot;value&quot;&quot;:&quot;&amp;COLUMN([.V96])-10&amp;&quot;,&quot;&quot;text&quot;&quot;:&quot;&quot;&quot;&amp;[.V96]&amp;&quot;&quot;&quot;},&quot;;&quot;&quot;) &amp;IF([.W96]&gt;0;&quot;{&quot;&quot;value&quot;&quot;:&quot;&amp;COLUMN([.W96])-10&amp;&quot;,&quot;&quot;text&quot;&quot;:&quot;&quot;&quot;&amp;[.W96]&amp;&quot;&quot;&quot;},&quot;;&quot;&quot;) &amp;IF([.X96]&gt;0;&quot;{&quot;&quot;value&quot;&quot;:&quot;&amp;COLUMN([.X96])-10&amp;&quot;,&quot;&quot;text&quot;&quot;:&quot;&quot;&quot;&amp;[.X96]&amp;&quot;&quot;&quot;},&quot;;&quot;&quot;) &amp;IF([.Y96]&gt;0;&quot;{&quot;&quot;value&quot;&quot;:&quot;&amp;COLUMN([.Y96])-10&amp;&quot;,&quot;&quot;text&quot;&quot;:&quot;&quot;&quot;&amp;[.Y96]&amp;&quot;&quot;&quot;},&quot;;&quot;&quot;) &amp;IF([.Z96]&gt;0;&quot;{&quot;&quot;value&quot;&quot;:&quot;&amp;COLUMN([.Z96])-10&amp;&quot;,&quot;&quot;text&quot;&quot;:&quot;&quot;&quot;&amp;[.Z96]&amp;&quot;&quot;&quot;},&quot;;&quot;&quot;) &amp;IF([.AA96]&gt;0;&quot;{&quot;&quot;value&quot;&quot;:&quot;&amp;COLUMN([.AA96])-10&amp;&quot;,&quot;&quot;text&quot;&quot;:&quot;&quot;&quot;&amp;[.AA96]&amp;&quot;&quot;&quot;},&quot;;&quot;&quot;)" office:value-type="string" office:string-value="{&quot;id&quot;:93,&quot;ordinal&quot;:94,&quot;required&quot;:0,&quot;category&quot;:&quot;OutForTheDay&quot;,&quot;skip&quot;:&quot;null&quot;,&quot;text&quot;:&quot;You are going on a day trip with your friends. Which of the following would you ALWAYS take with you?&quot;,&quot;type&quot;:&quot;MC&quot;,&quot;options&quot;:[{&quot;value&quot;:1,&quot;text&quot;:&quot;Insulin&quot;},{&quot;value&quot;:2,&quot;text&quot;:&quot;Food to treat hypos (e.g. Lucozade / glucose tablets / banana / biscuit)&quot;},{&quot;value&quot;:3,&quot;text&quot;:&quot;Diabetes ID card or wear ID jewellery&quot;},{&quot;value&quot;:4,&quot;text&quot;:&quot;Blood glucose testing equipment&quot;},{&quot;value&quot;:5,&quot;text&quot;:&quot;None of the above&quot;},{&quot;value&quot;:6,&quot;text&quot;:&quot;TEXT_OTHER&quot;},">
            <text:p>{"id":93,"ordinal":94,"required":0,"category":"OutForTheDay","skip":"null","text":"You are going on a day trip with your friends. Which of the following would you ALWAYS take with you?","type":"MC","options":[{"value":1,"text":"Insulin"},{"value":2,"text":"Food to treat hypos (e.g. Lucozade / glucose tablets / banana / biscuit)"},{"value":3,"text":"Diabetes ID card or wear ID jewellery"},{"value":4,"text":"Blood glucose testing equipment"},{"value":5,"text":"None of the above"},{"value":6,"text":"TEXT_OTHER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0&amp;&quot;,&quot;&quot;text&quot;&quot;:&quot;&quot;&quot;&amp;[.K97]&amp;&quot;&quot;&quot;},&quot;;&quot;&quot;) &amp;IF([.L97]&gt;0;&quot;{&quot;&quot;value&quot;&quot;:&quot;&amp;COLUMN([.L97])-10&amp;&quot;,&quot;&quot;text&quot;&quot;:&quot;&quot;&quot;&amp;[.L97]&amp;&quot;&quot;&quot;},&quot;;&quot;&quot;) &amp;IF([.M97]&gt;0;&quot;{&quot;&quot;value&quot;&quot;:&quot;&amp;COLUMN([.M97])-10&amp;&quot;,&quot;&quot;text&quot;&quot;:&quot;&quot;&quot;&amp;[.M97]&amp;&quot;&quot;&quot;},&quot;;&quot;&quot;) &amp;IF([.N97]&gt;0;&quot;{&quot;&quot;value&quot;&quot;:&quot;&amp;COLUMN([.N97])-10&amp;&quot;,&quot;&quot;text&quot;&quot;:&quot;&quot;&quot;&amp;[.N97]&amp;&quot;&quot;&quot;},&quot;;&quot;&quot;) &amp;IF([.O97]&gt;0;&quot;{&quot;&quot;value&quot;&quot;:&quot;&amp;COLUMN([.O97])-10&amp;&quot;,&quot;&quot;text&quot;&quot;:&quot;&quot;&quot;&amp;[.O97]&amp;&quot;&quot;&quot;},&quot;;&quot;&quot;) &amp;IF([.P97]&gt;0;&quot;{&quot;&quot;value&quot;&quot;:&quot;&amp;COLUMN([.P97])-10&amp;&quot;,&quot;&quot;text&quot;&quot;:&quot;&quot;&quot;&amp;[.P97]&amp;&quot;&quot;&quot;},&quot;;&quot;&quot;) &amp;IF([.Q97]&gt;0;&quot;{&quot;&quot;value&quot;&quot;:&quot;&amp;COLUMN([.Q97])-10&amp;&quot;,&quot;&quot;text&quot;&quot;:&quot;&quot;&quot;&amp;[.Q97]&amp;&quot;&quot;&quot;},&quot;;&quot;&quot;) &amp;IF([.R97]&gt;0;&quot;{&quot;&quot;value&quot;&quot;:&quot;&amp;COLUMN([.R97])-10&amp;&quot;,&quot;&quot;text&quot;&quot;:&quot;&quot;&quot;&amp;[.R97]&amp;&quot;&quot;&quot;},&quot;;&quot;&quot;) &amp;IF([.S97]&gt;0;&quot;{&quot;&quot;value&quot;&quot;:&quot;&amp;COLUMN([.S97])-10&amp;&quot;,&quot;&quot;text&quot;&quot;:&quot;&quot;&quot;&amp;[.S97]&amp;&quot;&quot;&quot;},&quot;;&quot;&quot;) &amp;IF([.T97]&gt;0;&quot;{&quot;&quot;value&quot;&quot;:&quot;&amp;COLUMN([.T97])-10&amp;&quot;,&quot;&quot;text&quot;&quot;:&quot;&quot;&quot;&amp;[.T97]&amp;&quot;&quot;&quot;},&quot;;&quot;&quot;) &amp;IF([.U97]&gt;0;&quot;{&quot;&quot;value&quot;&quot;:&quot;&amp;COLUMN([.U97])-10&amp;&quot;,&quot;&quot;text&quot;&quot;:&quot;&quot;&quot;&amp;[.U97]&amp;&quot;&quot;&quot;},&quot;;&quot;&quot;) &amp;IF([.V97]&gt;0;&quot;{&quot;&quot;value&quot;&quot;:&quot;&amp;COLUMN([.V97])-10&amp;&quot;,&quot;&quot;text&quot;&quot;:&quot;&quot;&quot;&amp;[.V97]&amp;&quot;&quot;&quot;},&quot;;&quot;&quot;) &amp;IF([.W97]&gt;0;&quot;{&quot;&quot;value&quot;&quot;:&quot;&amp;COLUMN([.W97])-10&amp;&quot;,&quot;&quot;text&quot;&quot;:&quot;&quot;&quot;&amp;[.W97]&amp;&quot;&quot;&quot;},&quot;;&quot;&quot;) &amp;IF([.X97]&gt;0;&quot;{&quot;&quot;value&quot;&quot;:&quot;&amp;COLUMN([.X97])-10&amp;&quot;,&quot;&quot;text&quot;&quot;:&quot;&quot;&quot;&amp;[.X97]&amp;&quot;&quot;&quot;},&quot;;&quot;&quot;) &amp;IF([.Y97]&gt;0;&quot;{&quot;&quot;value&quot;&quot;:&quot;&amp;COLUMN([.Y97])-10&amp;&quot;,&quot;&quot;text&quot;&quot;:&quot;&quot;&quot;&amp;[.Y97]&amp;&quot;&quot;&quot;},&quot;;&quot;&quot;) &amp;IF([.Z97]&gt;0;&quot;{&quot;&quot;value&quot;&quot;:&quot;&amp;COLUMN([.Z97])-10&amp;&quot;,&quot;&quot;text&quot;&quot;:&quot;&quot;&quot;&amp;[.Z97]&amp;&quot;&quot;&quot;},&quot;;&quot;&quot;) &amp;IF([.AA97]&gt;0;&quot;{&quot;&quot;value&quot;&quot;:&quot;&amp;COLUMN([.AA97])-10&amp;&quot;,&quot;&quot;text&quot;&quot;:&quot;&quot;&quot;&amp;[.AA97]&amp;&quot;&quot;&quot;},&quot;;&quot;&quot;)" office:value-type="string" office:string-value="{&quot;id&quot;:94,&quot;ordinal&quot;:95,&quot;required&quot;:0,&quot;category&quot;:&quot;StayOver&quot;,&quot;skip&quot;:&quot;null&quot;,&quot;text&quot;:&quot;You are staying over at your friend's house. Which of the following would you do?&quot;,&quot;type&quot;:&quot;MC&quot;,&quot;options&quot;:[{&quot;value&quot;:1,&quot;text&quot;:&quot;Make sure my friend knows about my diabetes&quot;},{&quot;value&quot;:2,&quot;text&quot;:&quot;Make sure my friend's parents know about diabetes&quot;},{&quot;value&quot;:3,&quot;text&quot;:&quot;Take snacks in case I needed them&quot;},{&quot;value&quot;:4,&quot;text&quot;:&quot;Take my blood glucose meter with me&quot;},{&quot;value&quot;:5,&quot;text&quot;:&quot;Take my insulin equipment with me&quot;},{&quot;value&quot;:6,&quot;text&quot;:&quot;None of the above&quot;},{&quot;value&quot;:7,&quot;text&quot;:&quot;TEXT_OTHER&quot;},">
            <text:p>{"id":94,"ordinal":95,"required":0,"category":"StayOver","skip":"null","text":"You are staying over at your friend's house. Which of the following would you do?","type":"MC","options":[{"value":1,"text":"Make sure my friend knows about my diabetes"},{"value":2,"text":"Make sure my friend's parents know about diabetes"},{"value":3,"text":"Take snacks in case I needed them"},{"value":4,"text":"Take my blood glucose meter with me"},{"value":5,"text":"Take my insulin equipment with me"},{"value":6,"text":"None of the above"},{"value":7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0&amp;&quot;,&quot;&quot;text&quot;&quot;:&quot;&quot;&quot;&amp;[.K98]&amp;&quot;&quot;&quot;},&quot;;&quot;&quot;) &amp;IF([.L98]&gt;0;&quot;{&quot;&quot;value&quot;&quot;:&quot;&amp;COLUMN([.L98])-10&amp;&quot;,&quot;&quot;text&quot;&quot;:&quot;&quot;&quot;&amp;[.L98]&amp;&quot;&quot;&quot;},&quot;;&quot;&quot;) &amp;IF([.M98]&gt;0;&quot;{&quot;&quot;value&quot;&quot;:&quot;&amp;COLUMN([.M98])-10&amp;&quot;,&quot;&quot;text&quot;&quot;:&quot;&quot;&quot;&amp;[.M98]&amp;&quot;&quot;&quot;},&quot;;&quot;&quot;) &amp;IF([.N98]&gt;0;&quot;{&quot;&quot;value&quot;&quot;:&quot;&amp;COLUMN([.N98])-10&amp;&quot;,&quot;&quot;text&quot;&quot;:&quot;&quot;&quot;&amp;[.N98]&amp;&quot;&quot;&quot;},&quot;;&quot;&quot;) &amp;IF([.O98]&gt;0;&quot;{&quot;&quot;value&quot;&quot;:&quot;&amp;COLUMN([.O98])-10&amp;&quot;,&quot;&quot;text&quot;&quot;:&quot;&quot;&quot;&amp;[.O98]&amp;&quot;&quot;&quot;},&quot;;&quot;&quot;) &amp;IF([.P98]&gt;0;&quot;{&quot;&quot;value&quot;&quot;:&quot;&amp;COLUMN([.P98])-10&amp;&quot;,&quot;&quot;text&quot;&quot;:&quot;&quot;&quot;&amp;[.P98]&amp;&quot;&quot;&quot;},&quot;;&quot;&quot;) &amp;IF([.Q98]&gt;0;&quot;{&quot;&quot;value&quot;&quot;:&quot;&amp;COLUMN([.Q98])-10&amp;&quot;,&quot;&quot;text&quot;&quot;:&quot;&quot;&quot;&amp;[.Q98]&amp;&quot;&quot;&quot;},&quot;;&quot;&quot;) &amp;IF([.R98]&gt;0;&quot;{&quot;&quot;value&quot;&quot;:&quot;&amp;COLUMN([.R98])-10&amp;&quot;,&quot;&quot;text&quot;&quot;:&quot;&quot;&quot;&amp;[.R98]&amp;&quot;&quot;&quot;},&quot;;&quot;&quot;) &amp;IF([.S98]&gt;0;&quot;{&quot;&quot;value&quot;&quot;:&quot;&amp;COLUMN([.S98])-10&amp;&quot;,&quot;&quot;text&quot;&quot;:&quot;&quot;&quot;&amp;[.S98]&amp;&quot;&quot;&quot;},&quot;;&quot;&quot;) &amp;IF([.T98]&gt;0;&quot;{&quot;&quot;value&quot;&quot;:&quot;&amp;COLUMN([.T98])-10&amp;&quot;,&quot;&quot;text&quot;&quot;:&quot;&quot;&quot;&amp;[.T98]&amp;&quot;&quot;&quot;},&quot;;&quot;&quot;) &amp;IF([.U98]&gt;0;&quot;{&quot;&quot;value&quot;&quot;:&quot;&amp;COLUMN([.U98])-10&amp;&quot;,&quot;&quot;text&quot;&quot;:&quot;&quot;&quot;&amp;[.U98]&amp;&quot;&quot;&quot;},&quot;;&quot;&quot;) &amp;IF([.V98]&gt;0;&quot;{&quot;&quot;value&quot;&quot;:&quot;&amp;COLUMN([.V98])-10&amp;&quot;,&quot;&quot;text&quot;&quot;:&quot;&quot;&quot;&amp;[.V98]&amp;&quot;&quot;&quot;},&quot;;&quot;&quot;) &amp;IF([.W98]&gt;0;&quot;{&quot;&quot;value&quot;&quot;:&quot;&amp;COLUMN([.W98])-10&amp;&quot;,&quot;&quot;text&quot;&quot;:&quot;&quot;&quot;&amp;[.W98]&amp;&quot;&quot;&quot;},&quot;;&quot;&quot;) &amp;IF([.X98]&gt;0;&quot;{&quot;&quot;value&quot;&quot;:&quot;&amp;COLUMN([.X98])-10&amp;&quot;,&quot;&quot;text&quot;&quot;:&quot;&quot;&quot;&amp;[.X98]&amp;&quot;&quot;&quot;},&quot;;&quot;&quot;) &amp;IF([.Y98]&gt;0;&quot;{&quot;&quot;value&quot;&quot;:&quot;&amp;COLUMN([.Y98])-10&amp;&quot;,&quot;&quot;text&quot;&quot;:&quot;&quot;&quot;&amp;[.Y98]&amp;&quot;&quot;&quot;},&quot;;&quot;&quot;) &amp;IF([.Z98]&gt;0;&quot;{&quot;&quot;value&quot;&quot;:&quot;&amp;COLUMN([.Z98])-10&amp;&quot;,&quot;&quot;text&quot;&quot;:&quot;&quot;&quot;&amp;[.Z98]&amp;&quot;&quot;&quot;},&quot;;&quot;&quot;) &amp;IF([.AA98]&gt;0;&quot;{&quot;&quot;value&quot;&quot;:&quot;&amp;COLUMN([.AA98])-10&amp;&quot;,&quot;&quot;text&quot;&quot;:&quot;&quot;&quot;&amp;[.AA98]&amp;&quot;&quot;&quot;},&quot;;&quot;&quot;)" office:value-type="string" office:string-value="{&quot;id&quot;:95,&quot;ordinal&quot;:96,&quot;required&quot;:0,&quot;category&quot;:&quot;Eye&quot;,&quot;skip&quot;:&quot;null&quot;,&quot;text&quot;:&quot;Have you had a diabetes eye examination?&quot;,&quot;type&quot;:&quot;SC&quot;,&quot;options&quot;:[{&quot;value&quot;:1,&quot;text&quot;:&quot;Within the last 12 months&quot;},{&quot;value&quot;:2,&quot;text&quot;:&quot;12 months-2 years ago&quot;},{&quot;value&quot;:3,&quot;text&quot;:&quot;More than 2 years ago&quot;},{&quot;value&quot;:4,&quot;text&quot;:&quot;Never&quot;},{&quot;value&quot;:5,&quot;text&quot;:&quot;Can't remember&quot;},{&quot;value&quot;:6,&quot;text&quot;:&quot;I don't know&quot;},">
            <text:p>{"id":95,"ordinal":96,"required":0,"category":"Eye","skip":"null","text":"Have you had a diabetes eye examination?","type":"SC","options":[{"value":1,"text":"Within the last 12 months"},{"value":2,"text":"12 months-2 years ago"},{"value":3,"text":"More than 2 years ago"},{"value":4,"text":"Never"},{"value":5,"text":"Can't remember"},{"value":6,"text":"I don't know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0&amp;&quot;,&quot;&quot;text&quot;&quot;:&quot;&quot;&quot;&amp;[.K99]&amp;&quot;&quot;&quot;},&quot;;&quot;&quot;) &amp;IF([.L99]&gt;0;&quot;{&quot;&quot;value&quot;&quot;:&quot;&amp;COLUMN([.L99])-10&amp;&quot;,&quot;&quot;text&quot;&quot;:&quot;&quot;&quot;&amp;[.L99]&amp;&quot;&quot;&quot;},&quot;;&quot;&quot;) &amp;IF([.M99]&gt;0;&quot;{&quot;&quot;value&quot;&quot;:&quot;&amp;COLUMN([.M99])-10&amp;&quot;,&quot;&quot;text&quot;&quot;:&quot;&quot;&quot;&amp;[.M99]&amp;&quot;&quot;&quot;},&quot;;&quot;&quot;) &amp;IF([.N99]&gt;0;&quot;{&quot;&quot;value&quot;&quot;:&quot;&amp;COLUMN([.N99])-10&amp;&quot;,&quot;&quot;text&quot;&quot;:&quot;&quot;&quot;&amp;[.N99]&amp;&quot;&quot;&quot;},&quot;;&quot;&quot;) &amp;IF([.O99]&gt;0;&quot;{&quot;&quot;value&quot;&quot;:&quot;&amp;COLUMN([.O99])-10&amp;&quot;,&quot;&quot;text&quot;&quot;:&quot;&quot;&quot;&amp;[.O99]&amp;&quot;&quot;&quot;},&quot;;&quot;&quot;) &amp;IF([.P99]&gt;0;&quot;{&quot;&quot;value&quot;&quot;:&quot;&amp;COLUMN([.P99])-10&amp;&quot;,&quot;&quot;text&quot;&quot;:&quot;&quot;&quot;&amp;[.P99]&amp;&quot;&quot;&quot;},&quot;;&quot;&quot;) &amp;IF([.Q99]&gt;0;&quot;{&quot;&quot;value&quot;&quot;:&quot;&amp;COLUMN([.Q99])-10&amp;&quot;,&quot;&quot;text&quot;&quot;:&quot;&quot;&quot;&amp;[.Q99]&amp;&quot;&quot;&quot;},&quot;;&quot;&quot;) &amp;IF([.R99]&gt;0;&quot;{&quot;&quot;value&quot;&quot;:&quot;&amp;COLUMN([.R99])-10&amp;&quot;,&quot;&quot;text&quot;&quot;:&quot;&quot;&quot;&amp;[.R99]&amp;&quot;&quot;&quot;},&quot;;&quot;&quot;) &amp;IF([.S99]&gt;0;&quot;{&quot;&quot;value&quot;&quot;:&quot;&amp;COLUMN([.S99])-10&amp;&quot;,&quot;&quot;text&quot;&quot;:&quot;&quot;&quot;&amp;[.S99]&amp;&quot;&quot;&quot;},&quot;;&quot;&quot;) &amp;IF([.T99]&gt;0;&quot;{&quot;&quot;value&quot;&quot;:&quot;&amp;COLUMN([.T99])-10&amp;&quot;,&quot;&quot;text&quot;&quot;:&quot;&quot;&quot;&amp;[.T99]&amp;&quot;&quot;&quot;},&quot;;&quot;&quot;) &amp;IF([.U99]&gt;0;&quot;{&quot;&quot;value&quot;&quot;:&quot;&amp;COLUMN([.U99])-10&amp;&quot;,&quot;&quot;text&quot;&quot;:&quot;&quot;&quot;&amp;[.U99]&amp;&quot;&quot;&quot;},&quot;;&quot;&quot;) &amp;IF([.V99]&gt;0;&quot;{&quot;&quot;value&quot;&quot;:&quot;&amp;COLUMN([.V99])-10&amp;&quot;,&quot;&quot;text&quot;&quot;:&quot;&quot;&quot;&amp;[.V99]&amp;&quot;&quot;&quot;},&quot;;&quot;&quot;) &amp;IF([.W99]&gt;0;&quot;{&quot;&quot;value&quot;&quot;:&quot;&amp;COLUMN([.W99])-10&amp;&quot;,&quot;&quot;text&quot;&quot;:&quot;&quot;&quot;&amp;[.W99]&amp;&quot;&quot;&quot;},&quot;;&quot;&quot;) &amp;IF([.X99]&gt;0;&quot;{&quot;&quot;value&quot;&quot;:&quot;&amp;COLUMN([.X99])-10&amp;&quot;,&quot;&quot;text&quot;&quot;:&quot;&quot;&quot;&amp;[.X99]&amp;&quot;&quot;&quot;},&quot;;&quot;&quot;) &amp;IF([.Y99]&gt;0;&quot;{&quot;&quot;value&quot;&quot;:&quot;&amp;COLUMN([.Y99])-10&amp;&quot;,&quot;&quot;text&quot;&quot;:&quot;&quot;&quot;&amp;[.Y99]&amp;&quot;&quot;&quot;},&quot;;&quot;&quot;) &amp;IF([.Z99]&gt;0;&quot;{&quot;&quot;value&quot;&quot;:&quot;&amp;COLUMN([.Z99])-10&amp;&quot;,&quot;&quot;text&quot;&quot;:&quot;&quot;&quot;&amp;[.Z99]&amp;&quot;&quot;&quot;},&quot;;&quot;&quot;) &amp;IF([.AA99]&gt;0;&quot;{&quot;&quot;value&quot;&quot;:&quot;&amp;COLUMN([.AA99])-10&amp;&quot;,&quot;&quot;text&quot;&quot;:&quot;&quot;&quot;&amp;[.AA99]&amp;&quot;&quot;&quot;},&quot;;&quot;&quot;)" office:value-type="string" office:string-value="{&quot;id&quot;:96,&quot;ordinal&quot;:97,&quot;required&quot;:0,&quot;category&quot;:&quot;Eye&quot;,&quot;skip&quot;:&quot;95.3,95.4,95.5&quot;,&quot;text&quot;:&quot;Where do you go to have your eyes examined?&quot;,&quot;type&quot;:&quot;MC&quot;,&quot;options&quot;:[{&quot;value&quot;:1,&quot;text&quot;:&quot;Diabetes clinic&quot;},{&quot;value&quot;:2,&quot;text&quot;:&quot;Mobile unit&quot;},{&quot;value&quot;:3,&quot;text&quot;:&quot;Opticians&quot;},{&quot;value&quot;:4,&quot;text&quot;:&quot;GP practice&quot;},{&quot;value&quot;:5,&quot;text&quot;:&quot;I do know&quot;},{&quot;value&quot;:6,&quot;text&quot;:&quot;TEXT_OTHER&quot;},">
            <text:p>{"id":96,"ordinal":97,"required":0,"category":"Eye","skip":"95.3,95.4,95.5","text":"Where do you go to have your eyes examined?","type":"MC","options":[{"value":1,"text":"Diabetes clinic"},{"value":2,"text":"Mobile unit"},{"value":3,"text":"Opticians"},{"value":4,"text":"GP practice"},{"value":5,"text":"I do know"},{"value":6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0&amp;&quot;,&quot;&quot;text&quot;&quot;:&quot;&quot;&quot;&amp;[.K100]&amp;&quot;&quot;&quot;},&quot;;&quot;&quot;) &amp;IF([.L100]&gt;0;&quot;{&quot;&quot;value&quot;&quot;:&quot;&amp;COLUMN([.L100])-10&amp;&quot;,&quot;&quot;text&quot;&quot;:&quot;&quot;&quot;&amp;[.L100]&amp;&quot;&quot;&quot;},&quot;;&quot;&quot;) &amp;IF([.M100]&gt;0;&quot;{&quot;&quot;value&quot;&quot;:&quot;&amp;COLUMN([.M100])-10&amp;&quot;,&quot;&quot;text&quot;&quot;:&quot;&quot;&quot;&amp;[.M100]&amp;&quot;&quot;&quot;},&quot;;&quot;&quot;) &amp;IF([.N100]&gt;0;&quot;{&quot;&quot;value&quot;&quot;:&quot;&amp;COLUMN([.N100])-10&amp;&quot;,&quot;&quot;text&quot;&quot;:&quot;&quot;&quot;&amp;[.N100]&amp;&quot;&quot;&quot;},&quot;;&quot;&quot;) &amp;IF([.O100]&gt;0;&quot;{&quot;&quot;value&quot;&quot;:&quot;&amp;COLUMN([.O100])-10&amp;&quot;,&quot;&quot;text&quot;&quot;:&quot;&quot;&quot;&amp;[.O100]&amp;&quot;&quot;&quot;},&quot;;&quot;&quot;) &amp;IF([.P100]&gt;0;&quot;{&quot;&quot;value&quot;&quot;:&quot;&amp;COLUMN([.P100])-10&amp;&quot;,&quot;&quot;text&quot;&quot;:&quot;&quot;&quot;&amp;[.P100]&amp;&quot;&quot;&quot;},&quot;;&quot;&quot;) &amp;IF([.Q100]&gt;0;&quot;{&quot;&quot;value&quot;&quot;:&quot;&amp;COLUMN([.Q100])-10&amp;&quot;,&quot;&quot;text&quot;&quot;:&quot;&quot;&quot;&amp;[.Q100]&amp;&quot;&quot;&quot;},&quot;;&quot;&quot;) &amp;IF([.R100]&gt;0;&quot;{&quot;&quot;value&quot;&quot;:&quot;&amp;COLUMN([.R100])-10&amp;&quot;,&quot;&quot;text&quot;&quot;:&quot;&quot;&quot;&amp;[.R100]&amp;&quot;&quot;&quot;},&quot;;&quot;&quot;) &amp;IF([.S100]&gt;0;&quot;{&quot;&quot;value&quot;&quot;:&quot;&amp;COLUMN([.S100])-10&amp;&quot;,&quot;&quot;text&quot;&quot;:&quot;&quot;&quot;&amp;[.S100]&amp;&quot;&quot;&quot;},&quot;;&quot;&quot;) &amp;IF([.T100]&gt;0;&quot;{&quot;&quot;value&quot;&quot;:&quot;&amp;COLUMN([.T100])-10&amp;&quot;,&quot;&quot;text&quot;&quot;:&quot;&quot;&quot;&amp;[.T100]&amp;&quot;&quot;&quot;},&quot;;&quot;&quot;) &amp;IF([.U100]&gt;0;&quot;{&quot;&quot;value&quot;&quot;:&quot;&amp;COLUMN([.U100])-10&amp;&quot;,&quot;&quot;text&quot;&quot;:&quot;&quot;&quot;&amp;[.U100]&amp;&quot;&quot;&quot;},&quot;;&quot;&quot;) &amp;IF([.V100]&gt;0;&quot;{&quot;&quot;value&quot;&quot;:&quot;&amp;COLUMN([.V100])-10&amp;&quot;,&quot;&quot;text&quot;&quot;:&quot;&quot;&quot;&amp;[.V100]&amp;&quot;&quot;&quot;},&quot;;&quot;&quot;) &amp;IF([.W100]&gt;0;&quot;{&quot;&quot;value&quot;&quot;:&quot;&amp;COLUMN([.W100])-10&amp;&quot;,&quot;&quot;text&quot;&quot;:&quot;&quot;&quot;&amp;[.W100]&amp;&quot;&quot;&quot;},&quot;;&quot;&quot;) &amp;IF([.X100]&gt;0;&quot;{&quot;&quot;value&quot;&quot;:&quot;&amp;COLUMN([.X100])-10&amp;&quot;,&quot;&quot;text&quot;&quot;:&quot;&quot;&quot;&amp;[.X100]&amp;&quot;&quot;&quot;},&quot;;&quot;&quot;) &amp;IF([.Y100]&gt;0;&quot;{&quot;&quot;value&quot;&quot;:&quot;&amp;COLUMN([.Y100])-10&amp;&quot;,&quot;&quot;text&quot;&quot;:&quot;&quot;&quot;&amp;[.Y100]&amp;&quot;&quot;&quot;},&quot;;&quot;&quot;) &amp;IF([.Z100]&gt;0;&quot;{&quot;&quot;value&quot;&quot;:&quot;&amp;COLUMN([.Z100])-10&amp;&quot;,&quot;&quot;text&quot;&quot;:&quot;&quot;&quot;&amp;[.Z100]&amp;&quot;&quot;&quot;},&quot;;&quot;&quot;) &amp;IF([.AA100]&gt;0;&quot;{&quot;&quot;value&quot;&quot;:&quot;&amp;COLUMN([.AA100])-10&amp;&quot;,&quot;&quot;text&quot;&quot;:&quot;&quot;&quot;&amp;[.AA100]&amp;&quot;&quot;&quot;},&quot;;&quot;&quot;)" office:value-type="string" office:string-value="{&quot;id&quot;:97,&quot;ordinal&quot;:98,&quot;required&quot;:0,&quot;category&quot;:&quot;Foot&quot;,&quot;skip&quot;:&quot;null&quot;,&quot;text&quot;:&quot;Have you had a diabetic foot examination?&quot;,&quot;type&quot;:&quot;SC&quot;,&quot;options&quot;:[{&quot;value&quot;:1,&quot;text&quot;:&quot;Within the last 12 months&quot;},{&quot;value&quot;:2,&quot;text&quot;:&quot;12 months- 2 years ago&quot;},{&quot;value&quot;:3,&quot;text&quot;:&quot;More than 2 years ago&quot;},{&quot;value&quot;:4,&quot;text&quot;:&quot;Never&quot;},">
            <text:p>{"id":97,"ordinal":98,"required":0,"category":"Foot","skip":"null","text":"Have you had a diabetic foot examination?","type":"SC","options":[{"value":1,"text":"Within the last 12 months"},{"value":2,"text":"12 months- 2 years ago"},{"value":3,"text":"More than 2 years ago"},{"value":4,"text":"Nev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0&amp;&quot;,&quot;&quot;text&quot;&quot;:&quot;&quot;&quot;&amp;[.K101]&amp;&quot;&quot;&quot;},&quot;;&quot;&quot;) &amp;IF([.L101]&gt;0;&quot;{&quot;&quot;value&quot;&quot;:&quot;&amp;COLUMN([.L101])-10&amp;&quot;,&quot;&quot;text&quot;&quot;:&quot;&quot;&quot;&amp;[.L101]&amp;&quot;&quot;&quot;},&quot;;&quot;&quot;) &amp;IF([.M101]&gt;0;&quot;{&quot;&quot;value&quot;&quot;:&quot;&amp;COLUMN([.M101])-10&amp;&quot;,&quot;&quot;text&quot;&quot;:&quot;&quot;&quot;&amp;[.M101]&amp;&quot;&quot;&quot;},&quot;;&quot;&quot;) &amp;IF([.N101]&gt;0;&quot;{&quot;&quot;value&quot;&quot;:&quot;&amp;COLUMN([.N101])-10&amp;&quot;,&quot;&quot;text&quot;&quot;:&quot;&quot;&quot;&amp;[.N101]&amp;&quot;&quot;&quot;},&quot;;&quot;&quot;) &amp;IF([.O101]&gt;0;&quot;{&quot;&quot;value&quot;&quot;:&quot;&amp;COLUMN([.O101])-10&amp;&quot;,&quot;&quot;text&quot;&quot;:&quot;&quot;&quot;&amp;[.O101]&amp;&quot;&quot;&quot;},&quot;;&quot;&quot;) &amp;IF([.P101]&gt;0;&quot;{&quot;&quot;value&quot;&quot;:&quot;&amp;COLUMN([.P101])-10&amp;&quot;,&quot;&quot;text&quot;&quot;:&quot;&quot;&quot;&amp;[.P101]&amp;&quot;&quot;&quot;},&quot;;&quot;&quot;) &amp;IF([.Q101]&gt;0;&quot;{&quot;&quot;value&quot;&quot;:&quot;&amp;COLUMN([.Q101])-10&amp;&quot;,&quot;&quot;text&quot;&quot;:&quot;&quot;&quot;&amp;[.Q101]&amp;&quot;&quot;&quot;},&quot;;&quot;&quot;) &amp;IF([.R101]&gt;0;&quot;{&quot;&quot;value&quot;&quot;:&quot;&amp;COLUMN([.R101])-10&amp;&quot;,&quot;&quot;text&quot;&quot;:&quot;&quot;&quot;&amp;[.R101]&amp;&quot;&quot;&quot;},&quot;;&quot;&quot;) &amp;IF([.S101]&gt;0;&quot;{&quot;&quot;value&quot;&quot;:&quot;&amp;COLUMN([.S101])-10&amp;&quot;,&quot;&quot;text&quot;&quot;:&quot;&quot;&quot;&amp;[.S101]&amp;&quot;&quot;&quot;},&quot;;&quot;&quot;) &amp;IF([.T101]&gt;0;&quot;{&quot;&quot;value&quot;&quot;:&quot;&amp;COLUMN([.T101])-10&amp;&quot;,&quot;&quot;text&quot;&quot;:&quot;&quot;&quot;&amp;[.T101]&amp;&quot;&quot;&quot;},&quot;;&quot;&quot;) &amp;IF([.U101]&gt;0;&quot;{&quot;&quot;value&quot;&quot;:&quot;&amp;COLUMN([.U101])-10&amp;&quot;,&quot;&quot;text&quot;&quot;:&quot;&quot;&quot;&amp;[.U101]&amp;&quot;&quot;&quot;},&quot;;&quot;&quot;) &amp;IF([.V101]&gt;0;&quot;{&quot;&quot;value&quot;&quot;:&quot;&amp;COLUMN([.V101])-10&amp;&quot;,&quot;&quot;text&quot;&quot;:&quot;&quot;&quot;&amp;[.V101]&amp;&quot;&quot;&quot;},&quot;;&quot;&quot;) &amp;IF([.W101]&gt;0;&quot;{&quot;&quot;value&quot;&quot;:&quot;&amp;COLUMN([.W101])-10&amp;&quot;,&quot;&quot;text&quot;&quot;:&quot;&quot;&quot;&amp;[.W101]&amp;&quot;&quot;&quot;},&quot;;&quot;&quot;) &amp;IF([.X101]&gt;0;&quot;{&quot;&quot;value&quot;&quot;:&quot;&amp;COLUMN([.X101])-10&amp;&quot;,&quot;&quot;text&quot;&quot;:&quot;&quot;&quot;&amp;[.X101]&amp;&quot;&quot;&quot;},&quot;;&quot;&quot;) &amp;IF([.Y101]&gt;0;&quot;{&quot;&quot;value&quot;&quot;:&quot;&amp;COLUMN([.Y101])-10&amp;&quot;,&quot;&quot;text&quot;&quot;:&quot;&quot;&quot;&amp;[.Y101]&amp;&quot;&quot;&quot;},&quot;;&quot;&quot;) &amp;IF([.Z101]&gt;0;&quot;{&quot;&quot;value&quot;&quot;:&quot;&amp;COLUMN([.Z101])-10&amp;&quot;,&quot;&quot;text&quot;&quot;:&quot;&quot;&quot;&amp;[.Z101]&amp;&quot;&quot;&quot;},&quot;;&quot;&quot;) &amp;IF([.AA101]&gt;0;&quot;{&quot;&quot;value&quot;&quot;:&quot;&amp;COLUMN([.AA101])-10&amp;&quot;,&quot;&quot;text&quot;&quot;:&quot;&quot;&quot;&amp;[.AA101]&amp;&quot;&quot;&quot;},&quot;;&quot;&quot;)" office:value-type="string" office:string-value="{&quot;id&quot;:98,&quot;ordinal&quot;:99,&quot;required&quot;:0,&quot;category&quot;:&quot;Foot&quot;,&quot;skip&quot;:&quot;97.3&quot;,&quot;text&quot;:&quot;Where do you go to have your feet examined?&quot;,&quot;type&quot;:&quot;MC&quot;,&quot;options&quot;:[{&quot;value&quot;:1,&quot;text&quot;:&quot;The diabetes clinic&quot;},{&quot;value&quot;:2,&quot;text&quot;:&quot;GP / Practice Nurse&quot;},{&quot;value&quot;:3,&quot;text&quot;:&quot;Podiatrist / Chiropodist&quot;},{&quot;value&quot;:4,&quot;text&quot;:&quot;I do know&quot;},{&quot;value&quot;:5,&quot;text&quot;:&quot;TEXT_OTHER&quot;},">
            <text:p>{"id":98,"ordinal":99,"required":0,"category":"Foot","skip":"97.3","text":"Where do you go to have your feet examined?","type":"MC","options":[{"value":1,"text":"The diabetes clinic"},{"value":2,"text":"GP / Practice Nurse"},{"value":3,"text":"Podiatrist / Chiropodist"},{"value":4,"text":"I do know"},{"value":5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0&amp;&quot;,&quot;&quot;text&quot;&quot;:&quot;&quot;&quot;&amp;[.K102]&amp;&quot;&quot;&quot;},&quot;;&quot;&quot;) &amp;IF([.L102]&gt;0;&quot;{&quot;&quot;value&quot;&quot;:&quot;&amp;COLUMN([.L102])-10&amp;&quot;,&quot;&quot;text&quot;&quot;:&quot;&quot;&quot;&amp;[.L102]&amp;&quot;&quot;&quot;},&quot;;&quot;&quot;) &amp;IF([.M102]&gt;0;&quot;{&quot;&quot;value&quot;&quot;:&quot;&amp;COLUMN([.M102])-10&amp;&quot;,&quot;&quot;text&quot;&quot;:&quot;&quot;&quot;&amp;[.M102]&amp;&quot;&quot;&quot;},&quot;;&quot;&quot;) &amp;IF([.N102]&gt;0;&quot;{&quot;&quot;value&quot;&quot;:&quot;&amp;COLUMN([.N102])-10&amp;&quot;,&quot;&quot;text&quot;&quot;:&quot;&quot;&quot;&amp;[.N102]&amp;&quot;&quot;&quot;},&quot;;&quot;&quot;) &amp;IF([.O102]&gt;0;&quot;{&quot;&quot;value&quot;&quot;:&quot;&amp;COLUMN([.O102])-10&amp;&quot;,&quot;&quot;text&quot;&quot;:&quot;&quot;&quot;&amp;[.O102]&amp;&quot;&quot;&quot;},&quot;;&quot;&quot;) &amp;IF([.P102]&gt;0;&quot;{&quot;&quot;value&quot;&quot;:&quot;&amp;COLUMN([.P102])-10&amp;&quot;,&quot;&quot;text&quot;&quot;:&quot;&quot;&quot;&amp;[.P102]&amp;&quot;&quot;&quot;},&quot;;&quot;&quot;) &amp;IF([.Q102]&gt;0;&quot;{&quot;&quot;value&quot;&quot;:&quot;&amp;COLUMN([.Q102])-10&amp;&quot;,&quot;&quot;text&quot;&quot;:&quot;&quot;&quot;&amp;[.Q102]&amp;&quot;&quot;&quot;},&quot;;&quot;&quot;) &amp;IF([.R102]&gt;0;&quot;{&quot;&quot;value&quot;&quot;:&quot;&amp;COLUMN([.R102])-10&amp;&quot;,&quot;&quot;text&quot;&quot;:&quot;&quot;&quot;&amp;[.R102]&amp;&quot;&quot;&quot;},&quot;;&quot;&quot;) &amp;IF([.S102]&gt;0;&quot;{&quot;&quot;value&quot;&quot;:&quot;&amp;COLUMN([.S102])-10&amp;&quot;,&quot;&quot;text&quot;&quot;:&quot;&quot;&quot;&amp;[.S102]&amp;&quot;&quot;&quot;},&quot;;&quot;&quot;) &amp;IF([.T102]&gt;0;&quot;{&quot;&quot;value&quot;&quot;:&quot;&amp;COLUMN([.T102])-10&amp;&quot;,&quot;&quot;text&quot;&quot;:&quot;&quot;&quot;&amp;[.T102]&amp;&quot;&quot;&quot;},&quot;;&quot;&quot;) &amp;IF([.U102]&gt;0;&quot;{&quot;&quot;value&quot;&quot;:&quot;&amp;COLUMN([.U102])-10&amp;&quot;,&quot;&quot;text&quot;&quot;:&quot;&quot;&quot;&amp;[.U102]&amp;&quot;&quot;&quot;},&quot;;&quot;&quot;) &amp;IF([.V102]&gt;0;&quot;{&quot;&quot;value&quot;&quot;:&quot;&amp;COLUMN([.V102])-10&amp;&quot;,&quot;&quot;text&quot;&quot;:&quot;&quot;&quot;&amp;[.V102]&amp;&quot;&quot;&quot;},&quot;;&quot;&quot;) &amp;IF([.W102]&gt;0;&quot;{&quot;&quot;value&quot;&quot;:&quot;&amp;COLUMN([.W102])-10&amp;&quot;,&quot;&quot;text&quot;&quot;:&quot;&quot;&quot;&amp;[.W102]&amp;&quot;&quot;&quot;},&quot;;&quot;&quot;) &amp;IF([.X102]&gt;0;&quot;{&quot;&quot;value&quot;&quot;:&quot;&amp;COLUMN([.X102])-10&amp;&quot;,&quot;&quot;text&quot;&quot;:&quot;&quot;&quot;&amp;[.X102]&amp;&quot;&quot;&quot;},&quot;;&quot;&quot;) &amp;IF([.Y102]&gt;0;&quot;{&quot;&quot;value&quot;&quot;:&quot;&amp;COLUMN([.Y102])-10&amp;&quot;,&quot;&quot;text&quot;&quot;:&quot;&quot;&quot;&amp;[.Y102]&amp;&quot;&quot;&quot;},&quot;;&quot;&quot;) &amp;IF([.Z102]&gt;0;&quot;{&quot;&quot;value&quot;&quot;:&quot;&amp;COLUMN([.Z102])-10&amp;&quot;,&quot;&quot;text&quot;&quot;:&quot;&quot;&quot;&amp;[.Z102]&amp;&quot;&quot;&quot;},&quot;;&quot;&quot;) &amp;IF([.AA102]&gt;0;&quot;{&quot;&quot;value&quot;&quot;:&quot;&amp;COLUMN([.AA102])-10&amp;&quot;,&quot;&quot;text&quot;&quot;:&quot;&quot;&quot;&amp;[.AA102]&amp;&quot;&quot;&quot;},&quot;;&quot;&quot;)" office:value-type="string" office:string-value="{&quot;id&quot;:99,&quot;ordinal&quot;:100,&quot;required&quot;:0,&quot;category&quot;:&quot;Smoking&quot;,&quot;skip&quot;:&quot;null&quot;,&quot;text&quot;:&quot;Do you smoke?&quot;,&quot;type&quot;:&quot;SC&quot;,&quot;options&quot;:[{&quot;value&quot;:1,&quot;text&quot;:&quot;Yes&quot;},{&quot;value&quot;:2,&quot;text&quot;:&quot;No&quot;},">
            <text:p>{"id":99,"ordinal":100,"required":0,"category":"Smoking","skip":"null","text":"Do you smoke?","type":"SC","options":[{"value":1,"text":"Yes"},{"value":2,"text":"No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0&amp;&quot;,&quot;&quot;text&quot;&quot;:&quot;&quot;&quot;&amp;[.K103]&amp;&quot;&quot;&quot;},&quot;;&quot;&quot;) &amp;IF([.L103]&gt;0;&quot;{&quot;&quot;value&quot;&quot;:&quot;&amp;COLUMN([.L103])-10&amp;&quot;,&quot;&quot;text&quot;&quot;:&quot;&quot;&quot;&amp;[.L103]&amp;&quot;&quot;&quot;},&quot;;&quot;&quot;) &amp;IF([.M103]&gt;0;&quot;{&quot;&quot;value&quot;&quot;:&quot;&amp;COLUMN([.M103])-10&amp;&quot;,&quot;&quot;text&quot;&quot;:&quot;&quot;&quot;&amp;[.M103]&amp;&quot;&quot;&quot;},&quot;;&quot;&quot;) &amp;IF([.N103]&gt;0;&quot;{&quot;&quot;value&quot;&quot;:&quot;&amp;COLUMN([.N103])-10&amp;&quot;,&quot;&quot;text&quot;&quot;:&quot;&quot;&quot;&amp;[.N103]&amp;&quot;&quot;&quot;},&quot;;&quot;&quot;) &amp;IF([.O103]&gt;0;&quot;{&quot;&quot;value&quot;&quot;:&quot;&amp;COLUMN([.O103])-10&amp;&quot;,&quot;&quot;text&quot;&quot;:&quot;&quot;&quot;&amp;[.O103]&amp;&quot;&quot;&quot;},&quot;;&quot;&quot;) &amp;IF([.P103]&gt;0;&quot;{&quot;&quot;value&quot;&quot;:&quot;&amp;COLUMN([.P103])-10&amp;&quot;,&quot;&quot;text&quot;&quot;:&quot;&quot;&quot;&amp;[.P103]&amp;&quot;&quot;&quot;},&quot;;&quot;&quot;) &amp;IF([.Q103]&gt;0;&quot;{&quot;&quot;value&quot;&quot;:&quot;&amp;COLUMN([.Q103])-10&amp;&quot;,&quot;&quot;text&quot;&quot;:&quot;&quot;&quot;&amp;[.Q103]&amp;&quot;&quot;&quot;},&quot;;&quot;&quot;) &amp;IF([.R103]&gt;0;&quot;{&quot;&quot;value&quot;&quot;:&quot;&amp;COLUMN([.R103])-10&amp;&quot;,&quot;&quot;text&quot;&quot;:&quot;&quot;&quot;&amp;[.R103]&amp;&quot;&quot;&quot;},&quot;;&quot;&quot;) &amp;IF([.S103]&gt;0;&quot;{&quot;&quot;value&quot;&quot;:&quot;&amp;COLUMN([.S103])-10&amp;&quot;,&quot;&quot;text&quot;&quot;:&quot;&quot;&quot;&amp;[.S103]&amp;&quot;&quot;&quot;},&quot;;&quot;&quot;) &amp;IF([.T103]&gt;0;&quot;{&quot;&quot;value&quot;&quot;:&quot;&amp;COLUMN([.T103])-10&amp;&quot;,&quot;&quot;text&quot;&quot;:&quot;&quot;&quot;&amp;[.T103]&amp;&quot;&quot;&quot;},&quot;;&quot;&quot;) &amp;IF([.U103]&gt;0;&quot;{&quot;&quot;value&quot;&quot;:&quot;&amp;COLUMN([.U103])-10&amp;&quot;,&quot;&quot;text&quot;&quot;:&quot;&quot;&quot;&amp;[.U103]&amp;&quot;&quot;&quot;},&quot;;&quot;&quot;) &amp;IF([.V103]&gt;0;&quot;{&quot;&quot;value&quot;&quot;:&quot;&amp;COLUMN([.V103])-10&amp;&quot;,&quot;&quot;text&quot;&quot;:&quot;&quot;&quot;&amp;[.V103]&amp;&quot;&quot;&quot;},&quot;;&quot;&quot;) &amp;IF([.W103]&gt;0;&quot;{&quot;&quot;value&quot;&quot;:&quot;&amp;COLUMN([.W103])-10&amp;&quot;,&quot;&quot;text&quot;&quot;:&quot;&quot;&quot;&amp;[.W103]&amp;&quot;&quot;&quot;},&quot;;&quot;&quot;) &amp;IF([.X103]&gt;0;&quot;{&quot;&quot;value&quot;&quot;:&quot;&amp;COLUMN([.X103])-10&amp;&quot;,&quot;&quot;text&quot;&quot;:&quot;&quot;&quot;&amp;[.X103]&amp;&quot;&quot;&quot;},&quot;;&quot;&quot;) &amp;IF([.Y103]&gt;0;&quot;{&quot;&quot;value&quot;&quot;:&quot;&amp;COLUMN([.Y103])-10&amp;&quot;,&quot;&quot;text&quot;&quot;:&quot;&quot;&quot;&amp;[.Y103]&amp;&quot;&quot;&quot;},&quot;;&quot;&quot;) &amp;IF([.Z103]&gt;0;&quot;{&quot;&quot;value&quot;&quot;:&quot;&amp;COLUMN([.Z103])-10&amp;&quot;,&quot;&quot;text&quot;&quot;:&quot;&quot;&quot;&amp;[.Z103]&amp;&quot;&quot;&quot;},&quot;;&quot;&quot;) &amp;IF([.AA103]&gt;0;&quot;{&quot;&quot;value&quot;&quot;:&quot;&amp;COLUMN([.AA103])-10&amp;&quot;,&quot;&quot;text&quot;&quot;:&quot;&quot;&quot;&amp;[.AA103]&amp;&quot;&quot;&quot;},&quot;;&quot;&quot;)" office:value-type="string" office:string-value="{&quot;id&quot;:100,&quot;ordinal&quot;:101,&quot;required&quot;:0,&quot;category&quot;:&quot;Smoking&quot;,&quot;skip&quot;:&quot;99.1&quot;,&quot;text&quot;:&quot;How many cigarettes do you smoke in a usual day?&quot;,&quot;type&quot;:&quot;SC&quot;,&quot;options&quot;:[{&quot;value&quot;:1,&quot;text&quot;:&quot;I smoke occasionally, not every day&quot;},{&quot;value&quot;:2,&quot;text&quot;:&quot;1-5&quot;},{&quot;value&quot;:3,&quot;text&quot;:&quot;6-10&quot;},{&quot;value&quot;:4,&quot;text&quot;:&quot;11-15&quot;},{&quot;value&quot;:5,&quot;text&quot;:&quot;16-20&quot;},{&quot;value&quot;:6,&quot;text&quot;:&quot;More than 20&quot;},">
            <text:p>{"id":100,"ordinal":101,"required":0,"category":"Smoking","skip":"99.1","text":"How many cigarettes do you smoke in a usual day?","type":"SC","options":[{"value":1,"text":"I smoke occasionally, not every day"},{"value":2,"text":"1-5"},{"value":3,"text":"6-10"},{"value":4,"text":"11-15"},{"value":5,"text":"16-20"},{"value":6,"text":"More than 20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0&amp;&quot;,&quot;&quot;text&quot;&quot;:&quot;&quot;&quot;&amp;[.K104]&amp;&quot;&quot;&quot;},&quot;;&quot;&quot;) &amp;IF([.L104]&gt;0;&quot;{&quot;&quot;value&quot;&quot;:&quot;&amp;COLUMN([.L104])-10&amp;&quot;,&quot;&quot;text&quot;&quot;:&quot;&quot;&quot;&amp;[.L104]&amp;&quot;&quot;&quot;},&quot;;&quot;&quot;) &amp;IF([.M104]&gt;0;&quot;{&quot;&quot;value&quot;&quot;:&quot;&amp;COLUMN([.M104])-10&amp;&quot;,&quot;&quot;text&quot;&quot;:&quot;&quot;&quot;&amp;[.M104]&amp;&quot;&quot;&quot;},&quot;;&quot;&quot;) &amp;IF([.N104]&gt;0;&quot;{&quot;&quot;value&quot;&quot;:&quot;&amp;COLUMN([.N104])-10&amp;&quot;,&quot;&quot;text&quot;&quot;:&quot;&quot;&quot;&amp;[.N104]&amp;&quot;&quot;&quot;},&quot;;&quot;&quot;) &amp;IF([.O104]&gt;0;&quot;{&quot;&quot;value&quot;&quot;:&quot;&amp;COLUMN([.O104])-10&amp;&quot;,&quot;&quot;text&quot;&quot;:&quot;&quot;&quot;&amp;[.O104]&amp;&quot;&quot;&quot;},&quot;;&quot;&quot;) &amp;IF([.P104]&gt;0;&quot;{&quot;&quot;value&quot;&quot;:&quot;&amp;COLUMN([.P104])-10&amp;&quot;,&quot;&quot;text&quot;&quot;:&quot;&quot;&quot;&amp;[.P104]&amp;&quot;&quot;&quot;},&quot;;&quot;&quot;) &amp;IF([.Q104]&gt;0;&quot;{&quot;&quot;value&quot;&quot;:&quot;&amp;COLUMN([.Q104])-10&amp;&quot;,&quot;&quot;text&quot;&quot;:&quot;&quot;&quot;&amp;[.Q104]&amp;&quot;&quot;&quot;},&quot;;&quot;&quot;) &amp;IF([.R104]&gt;0;&quot;{&quot;&quot;value&quot;&quot;:&quot;&amp;COLUMN([.R104])-10&amp;&quot;,&quot;&quot;text&quot;&quot;:&quot;&quot;&quot;&amp;[.R104]&amp;&quot;&quot;&quot;},&quot;;&quot;&quot;) &amp;IF([.S104]&gt;0;&quot;{&quot;&quot;value&quot;&quot;:&quot;&amp;COLUMN([.S104])-10&amp;&quot;,&quot;&quot;text&quot;&quot;:&quot;&quot;&quot;&amp;[.S104]&amp;&quot;&quot;&quot;},&quot;;&quot;&quot;) &amp;IF([.T104]&gt;0;&quot;{&quot;&quot;value&quot;&quot;:&quot;&amp;COLUMN([.T104])-10&amp;&quot;,&quot;&quot;text&quot;&quot;:&quot;&quot;&quot;&amp;[.T104]&amp;&quot;&quot;&quot;},&quot;;&quot;&quot;) &amp;IF([.U104]&gt;0;&quot;{&quot;&quot;value&quot;&quot;:&quot;&amp;COLUMN([.U104])-10&amp;&quot;,&quot;&quot;text&quot;&quot;:&quot;&quot;&quot;&amp;[.U104]&amp;&quot;&quot;&quot;},&quot;;&quot;&quot;) &amp;IF([.V104]&gt;0;&quot;{&quot;&quot;value&quot;&quot;:&quot;&amp;COLUMN([.V104])-10&amp;&quot;,&quot;&quot;text&quot;&quot;:&quot;&quot;&quot;&amp;[.V104]&amp;&quot;&quot;&quot;},&quot;;&quot;&quot;) &amp;IF([.W104]&gt;0;&quot;{&quot;&quot;value&quot;&quot;:&quot;&amp;COLUMN([.W104])-10&amp;&quot;,&quot;&quot;text&quot;&quot;:&quot;&quot;&quot;&amp;[.W104]&amp;&quot;&quot;&quot;},&quot;;&quot;&quot;) &amp;IF([.X104]&gt;0;&quot;{&quot;&quot;value&quot;&quot;:&quot;&amp;COLUMN([.X104])-10&amp;&quot;,&quot;&quot;text&quot;&quot;:&quot;&quot;&quot;&amp;[.X104]&amp;&quot;&quot;&quot;},&quot;;&quot;&quot;) &amp;IF([.Y104]&gt;0;&quot;{&quot;&quot;value&quot;&quot;:&quot;&amp;COLUMN([.Y104])-10&amp;&quot;,&quot;&quot;text&quot;&quot;:&quot;&quot;&quot;&amp;[.Y104]&amp;&quot;&quot;&quot;},&quot;;&quot;&quot;) &amp;IF([.Z104]&gt;0;&quot;{&quot;&quot;value&quot;&quot;:&quot;&amp;COLUMN([.Z104])-10&amp;&quot;,&quot;&quot;text&quot;&quot;:&quot;&quot;&quot;&amp;[.Z104]&amp;&quot;&quot;&quot;},&quot;;&quot;&quot;) &amp;IF([.AA104]&gt;0;&quot;{&quot;&quot;value&quot;&quot;:&quot;&amp;COLUMN([.AA104])-10&amp;&quot;,&quot;&quot;text&quot;&quot;:&quot;&quot;&quot;&amp;[.AA104]&amp;&quot;&quot;&quot;},&quot;;&quot;&quot;)" office:value-type="string" office:string-value="{&quot;id&quot;:101,&quot;ordinal&quot;:102,&quot;required&quot;:0,&quot;category&quot;:&quot;Smoking&quot;,&quot;skip&quot;:&quot;99.1&quot;,&quot;text&quot;:&quot;Why do you smoke?&quot;,&quot;type&quot;:&quot;MC&quot;,&quot;options&quot;:[{&quot;value&quot;:1,&quot;text&quot;:&quot;I enjoy it&quot;},{&quot;value&quot;:2,&quot;text&quot;:&quot;It stops me feeling stressed&quot;},{&quot;value&quot;:3,&quot;text&quot;:&quot;All my friends smoke&quot;},{&quot;value&quot;:4,&quot;text&quot;:&quot;I do want to smoke but I am addicted&quot;},{&quot;value&quot;:5,&quot;text&quot;:&quot;I do know&quot;},{&quot;value&quot;:6,&quot;text&quot;:&quot;TEXT_OTHER&quot;},">
            <text:p>{"id":101,"ordinal":102,"required":0,"category":"Smoking","skip":"99.1","text":"Why do you smoke?","type":"MC","options":[{"value":1,"text":"I enjoy it"},{"value":2,"text":"It stops me feeling stressed"},{"value":3,"text":"All my friends smoke"},{"value":4,"text":"I do want to smoke but I am addicted"},{"value":5,"text":"I do know"},{"value":6,"text":"TEXT_OTHER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0&amp;&quot;,&quot;&quot;text&quot;&quot;:&quot;&quot;&quot;&amp;[.K105]&amp;&quot;&quot;&quot;},&quot;;&quot;&quot;) &amp;IF([.L105]&gt;0;&quot;{&quot;&quot;value&quot;&quot;:&quot;&amp;COLUMN([.L105])-10&amp;&quot;,&quot;&quot;text&quot;&quot;:&quot;&quot;&quot;&amp;[.L105]&amp;&quot;&quot;&quot;},&quot;;&quot;&quot;) &amp;IF([.M105]&gt;0;&quot;{&quot;&quot;value&quot;&quot;:&quot;&amp;COLUMN([.M105])-10&amp;&quot;,&quot;&quot;text&quot;&quot;:&quot;&quot;&quot;&amp;[.M105]&amp;&quot;&quot;&quot;},&quot;;&quot;&quot;) &amp;IF([.N105]&gt;0;&quot;{&quot;&quot;value&quot;&quot;:&quot;&amp;COLUMN([.N105])-10&amp;&quot;,&quot;&quot;text&quot;&quot;:&quot;&quot;&quot;&amp;[.N105]&amp;&quot;&quot;&quot;},&quot;;&quot;&quot;) &amp;IF([.O105]&gt;0;&quot;{&quot;&quot;value&quot;&quot;:&quot;&amp;COLUMN([.O105])-10&amp;&quot;,&quot;&quot;text&quot;&quot;:&quot;&quot;&quot;&amp;[.O105]&amp;&quot;&quot;&quot;},&quot;;&quot;&quot;) &amp;IF([.P105]&gt;0;&quot;{&quot;&quot;value&quot;&quot;:&quot;&amp;COLUMN([.P105])-10&amp;&quot;,&quot;&quot;text&quot;&quot;:&quot;&quot;&quot;&amp;[.P105]&amp;&quot;&quot;&quot;},&quot;;&quot;&quot;) &amp;IF([.Q105]&gt;0;&quot;{&quot;&quot;value&quot;&quot;:&quot;&amp;COLUMN([.Q105])-10&amp;&quot;,&quot;&quot;text&quot;&quot;:&quot;&quot;&quot;&amp;[.Q105]&amp;&quot;&quot;&quot;},&quot;;&quot;&quot;) &amp;IF([.R105]&gt;0;&quot;{&quot;&quot;value&quot;&quot;:&quot;&amp;COLUMN([.R105])-10&amp;&quot;,&quot;&quot;text&quot;&quot;:&quot;&quot;&quot;&amp;[.R105]&amp;&quot;&quot;&quot;},&quot;;&quot;&quot;) &amp;IF([.S105]&gt;0;&quot;{&quot;&quot;value&quot;&quot;:&quot;&amp;COLUMN([.S105])-10&amp;&quot;,&quot;&quot;text&quot;&quot;:&quot;&quot;&quot;&amp;[.S105]&amp;&quot;&quot;&quot;},&quot;;&quot;&quot;) &amp;IF([.T105]&gt;0;&quot;{&quot;&quot;value&quot;&quot;:&quot;&amp;COLUMN([.T105])-10&amp;&quot;,&quot;&quot;text&quot;&quot;:&quot;&quot;&quot;&amp;[.T105]&amp;&quot;&quot;&quot;},&quot;;&quot;&quot;) &amp;IF([.U105]&gt;0;&quot;{&quot;&quot;value&quot;&quot;:&quot;&amp;COLUMN([.U105])-10&amp;&quot;,&quot;&quot;text&quot;&quot;:&quot;&quot;&quot;&amp;[.U105]&amp;&quot;&quot;&quot;},&quot;;&quot;&quot;) &amp;IF([.V105]&gt;0;&quot;{&quot;&quot;value&quot;&quot;:&quot;&amp;COLUMN([.V105])-10&amp;&quot;,&quot;&quot;text&quot;&quot;:&quot;&quot;&quot;&amp;[.V105]&amp;&quot;&quot;&quot;},&quot;;&quot;&quot;) &amp;IF([.W105]&gt;0;&quot;{&quot;&quot;value&quot;&quot;:&quot;&amp;COLUMN([.W105])-10&amp;&quot;,&quot;&quot;text&quot;&quot;:&quot;&quot;&quot;&amp;[.W105]&amp;&quot;&quot;&quot;},&quot;;&quot;&quot;) &amp;IF([.X105]&gt;0;&quot;{&quot;&quot;value&quot;&quot;:&quot;&amp;COLUMN([.X105])-10&amp;&quot;,&quot;&quot;text&quot;&quot;:&quot;&quot;&quot;&amp;[.X105]&amp;&quot;&quot;&quot;},&quot;;&quot;&quot;) &amp;IF([.Y105]&gt;0;&quot;{&quot;&quot;value&quot;&quot;:&quot;&amp;COLUMN([.Y105])-10&amp;&quot;,&quot;&quot;text&quot;&quot;:&quot;&quot;&quot;&amp;[.Y105]&amp;&quot;&quot;&quot;},&quot;;&quot;&quot;) &amp;IF([.Z105]&gt;0;&quot;{&quot;&quot;value&quot;&quot;:&quot;&amp;COLUMN([.Z105])-10&amp;&quot;,&quot;&quot;text&quot;&quot;:&quot;&quot;&quot;&amp;[.Z105]&amp;&quot;&quot;&quot;},&quot;;&quot;&quot;) &amp;IF([.AA105]&gt;0;&quot;{&quot;&quot;value&quot;&quot;:&quot;&amp;COLUMN([.AA105])-10&amp;&quot;,&quot;&quot;text&quot;&quot;:&quot;&quot;&quot;&amp;[.AA105]&amp;&quot;&quot;&quot;},&quot;;&quot;&quot;)" office:value-type="string" office:string-value="{&quot;id&quot;:102,&quot;ordinal&quot;:103,&quot;required&quot;:0,&quot;category&quot;:&quot;Smoking&quot;,&quot;skip&quot;:&quot;99.1&quot;,&quot;text&quot;:&quot;Would you like help to give up smoking?&quot;,&quot;type&quot;:&quot;SC&quot;,&quot;options&quot;:[{&quot;value&quot;:1,&quot;text&quot;:&quot;Yes&quot;},{&quot;value&quot;:2,&quot;text&quot;:&quot;No&quot;},">
            <text:p>{"id":102,"ordinal":103,"required":0,"category":"Smoking","skip":"99.1","text":"Would you like help to give up smoking?","type":"SC","options":[{"value":1,"text":"Yes"},{"value":2,"text":"No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0&amp;&quot;,&quot;&quot;text&quot;&quot;:&quot;&quot;&quot;&amp;[.K106]&amp;&quot;&quot;&quot;},&quot;;&quot;&quot;) &amp;IF([.L106]&gt;0;&quot;{&quot;&quot;value&quot;&quot;:&quot;&amp;COLUMN([.L106])-10&amp;&quot;,&quot;&quot;text&quot;&quot;:&quot;&quot;&quot;&amp;[.L106]&amp;&quot;&quot;&quot;},&quot;;&quot;&quot;) &amp;IF([.M106]&gt;0;&quot;{&quot;&quot;value&quot;&quot;:&quot;&amp;COLUMN([.M106])-10&amp;&quot;,&quot;&quot;text&quot;&quot;:&quot;&quot;&quot;&amp;[.M106]&amp;&quot;&quot;&quot;},&quot;;&quot;&quot;) &amp;IF([.N106]&gt;0;&quot;{&quot;&quot;value&quot;&quot;:&quot;&amp;COLUMN([.N106])-10&amp;&quot;,&quot;&quot;text&quot;&quot;:&quot;&quot;&quot;&amp;[.N106]&amp;&quot;&quot;&quot;},&quot;;&quot;&quot;) &amp;IF([.O106]&gt;0;&quot;{&quot;&quot;value&quot;&quot;:&quot;&amp;COLUMN([.O106])-10&amp;&quot;,&quot;&quot;text&quot;&quot;:&quot;&quot;&quot;&amp;[.O106]&amp;&quot;&quot;&quot;},&quot;;&quot;&quot;) &amp;IF([.P106]&gt;0;&quot;{&quot;&quot;value&quot;&quot;:&quot;&amp;COLUMN([.P106])-10&amp;&quot;,&quot;&quot;text&quot;&quot;:&quot;&quot;&quot;&amp;[.P106]&amp;&quot;&quot;&quot;},&quot;;&quot;&quot;) &amp;IF([.Q106]&gt;0;&quot;{&quot;&quot;value&quot;&quot;:&quot;&amp;COLUMN([.Q106])-10&amp;&quot;,&quot;&quot;text&quot;&quot;:&quot;&quot;&quot;&amp;[.Q106]&amp;&quot;&quot;&quot;},&quot;;&quot;&quot;) &amp;IF([.R106]&gt;0;&quot;{&quot;&quot;value&quot;&quot;:&quot;&amp;COLUMN([.R106])-10&amp;&quot;,&quot;&quot;text&quot;&quot;:&quot;&quot;&quot;&amp;[.R106]&amp;&quot;&quot;&quot;},&quot;;&quot;&quot;) &amp;IF([.S106]&gt;0;&quot;{&quot;&quot;value&quot;&quot;:&quot;&amp;COLUMN([.S106])-10&amp;&quot;,&quot;&quot;text&quot;&quot;:&quot;&quot;&quot;&amp;[.S106]&amp;&quot;&quot;&quot;},&quot;;&quot;&quot;) &amp;IF([.T106]&gt;0;&quot;{&quot;&quot;value&quot;&quot;:&quot;&amp;COLUMN([.T106])-10&amp;&quot;,&quot;&quot;text&quot;&quot;:&quot;&quot;&quot;&amp;[.T106]&amp;&quot;&quot;&quot;},&quot;;&quot;&quot;) &amp;IF([.U106]&gt;0;&quot;{&quot;&quot;value&quot;&quot;:&quot;&amp;COLUMN([.U106])-10&amp;&quot;,&quot;&quot;text&quot;&quot;:&quot;&quot;&quot;&amp;[.U106]&amp;&quot;&quot;&quot;},&quot;;&quot;&quot;) &amp;IF([.V106]&gt;0;&quot;{&quot;&quot;value&quot;&quot;:&quot;&amp;COLUMN([.V106])-10&amp;&quot;,&quot;&quot;text&quot;&quot;:&quot;&quot;&quot;&amp;[.V106]&amp;&quot;&quot;&quot;},&quot;;&quot;&quot;) &amp;IF([.W106]&gt;0;&quot;{&quot;&quot;value&quot;&quot;:&quot;&amp;COLUMN([.W106])-10&amp;&quot;,&quot;&quot;text&quot;&quot;:&quot;&quot;&quot;&amp;[.W106]&amp;&quot;&quot;&quot;},&quot;;&quot;&quot;) &amp;IF([.X106]&gt;0;&quot;{&quot;&quot;value&quot;&quot;:&quot;&amp;COLUMN([.X106])-10&amp;&quot;,&quot;&quot;text&quot;&quot;:&quot;&quot;&quot;&amp;[.X106]&amp;&quot;&quot;&quot;},&quot;;&quot;&quot;) &amp;IF([.Y106]&gt;0;&quot;{&quot;&quot;value&quot;&quot;:&quot;&amp;COLUMN([.Y106])-10&amp;&quot;,&quot;&quot;text&quot;&quot;:&quot;&quot;&quot;&amp;[.Y106]&amp;&quot;&quot;&quot;},&quot;;&quot;&quot;) &amp;IF([.Z106]&gt;0;&quot;{&quot;&quot;value&quot;&quot;:&quot;&amp;COLUMN([.Z106])-10&amp;&quot;,&quot;&quot;text&quot;&quot;:&quot;&quot;&quot;&amp;[.Z106]&amp;&quot;&quot;&quot;},&quot;;&quot;&quot;) &amp;IF([.AA106]&gt;0;&quot;{&quot;&quot;value&quot;&quot;:&quot;&amp;COLUMN([.AA106])-10&amp;&quot;,&quot;&quot;text&quot;&quot;:&quot;&quot;&quot;&amp;[.AA106]&amp;&quot;&quot;&quot;},&quot;;&quot;&quot;)" office:value-type="string" office:string-value="{&quot;id&quot;:103,&quot;ordinal&quot;:104,&quot;required&quot;:0,&quot;category&quot;:&quot;Alchohol&quot;,&quot;skip&quot;:&quot;null&quot;,&quot;text&quot;:&quot;Do you drink alcohol regularly?&quot;,&quot;type&quot;:&quot;SC&quot;,&quot;options&quot;:[{&quot;value&quot;:1,&quot;text&quot;:&quot;Yes&quot;},{&quot;value&quot;:2,&quot;text&quot;:&quot;No&quot;},">
            <text:p>{"id":103,"ordinal":104,"required":0,"category":"Alchohol","skip":"null","text":"Do you drink alcohol regularly?","type":"SC","options":[{"value":1,"text":"Yes"},{"value":2,"text":"No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0&amp;&quot;,&quot;&quot;text&quot;&quot;:&quot;&quot;&quot;&amp;[.K107]&amp;&quot;&quot;&quot;},&quot;;&quot;&quot;) &amp;IF([.L107]&gt;0;&quot;{&quot;&quot;value&quot;&quot;:&quot;&amp;COLUMN([.L107])-10&amp;&quot;,&quot;&quot;text&quot;&quot;:&quot;&quot;&quot;&amp;[.L107]&amp;&quot;&quot;&quot;},&quot;;&quot;&quot;) &amp;IF([.M107]&gt;0;&quot;{&quot;&quot;value&quot;&quot;:&quot;&amp;COLUMN([.M107])-10&amp;&quot;,&quot;&quot;text&quot;&quot;:&quot;&quot;&quot;&amp;[.M107]&amp;&quot;&quot;&quot;},&quot;;&quot;&quot;) &amp;IF([.N107]&gt;0;&quot;{&quot;&quot;value&quot;&quot;:&quot;&amp;COLUMN([.N107])-10&amp;&quot;,&quot;&quot;text&quot;&quot;:&quot;&quot;&quot;&amp;[.N107]&amp;&quot;&quot;&quot;},&quot;;&quot;&quot;) &amp;IF([.O107]&gt;0;&quot;{&quot;&quot;value&quot;&quot;:&quot;&amp;COLUMN([.O107])-10&amp;&quot;,&quot;&quot;text&quot;&quot;:&quot;&quot;&quot;&amp;[.O107]&amp;&quot;&quot;&quot;},&quot;;&quot;&quot;) &amp;IF([.P107]&gt;0;&quot;{&quot;&quot;value&quot;&quot;:&quot;&amp;COLUMN([.P107])-10&amp;&quot;,&quot;&quot;text&quot;&quot;:&quot;&quot;&quot;&amp;[.P107]&amp;&quot;&quot;&quot;},&quot;;&quot;&quot;) &amp;IF([.Q107]&gt;0;&quot;{&quot;&quot;value&quot;&quot;:&quot;&amp;COLUMN([.Q107])-10&amp;&quot;,&quot;&quot;text&quot;&quot;:&quot;&quot;&quot;&amp;[.Q107]&amp;&quot;&quot;&quot;},&quot;;&quot;&quot;) &amp;IF([.R107]&gt;0;&quot;{&quot;&quot;value&quot;&quot;:&quot;&amp;COLUMN([.R107])-10&amp;&quot;,&quot;&quot;text&quot;&quot;:&quot;&quot;&quot;&amp;[.R107]&amp;&quot;&quot;&quot;},&quot;;&quot;&quot;) &amp;IF([.S107]&gt;0;&quot;{&quot;&quot;value&quot;&quot;:&quot;&amp;COLUMN([.S107])-10&amp;&quot;,&quot;&quot;text&quot;&quot;:&quot;&quot;&quot;&amp;[.S107]&amp;&quot;&quot;&quot;},&quot;;&quot;&quot;) &amp;IF([.T107]&gt;0;&quot;{&quot;&quot;value&quot;&quot;:&quot;&amp;COLUMN([.T107])-10&amp;&quot;,&quot;&quot;text&quot;&quot;:&quot;&quot;&quot;&amp;[.T107]&amp;&quot;&quot;&quot;},&quot;;&quot;&quot;) &amp;IF([.U107]&gt;0;&quot;{&quot;&quot;value&quot;&quot;:&quot;&amp;COLUMN([.U107])-10&amp;&quot;,&quot;&quot;text&quot;&quot;:&quot;&quot;&quot;&amp;[.U107]&amp;&quot;&quot;&quot;},&quot;;&quot;&quot;) &amp;IF([.V107]&gt;0;&quot;{&quot;&quot;value&quot;&quot;:&quot;&amp;COLUMN([.V107])-10&amp;&quot;,&quot;&quot;text&quot;&quot;:&quot;&quot;&quot;&amp;[.V107]&amp;&quot;&quot;&quot;},&quot;;&quot;&quot;) &amp;IF([.W107]&gt;0;&quot;{&quot;&quot;value&quot;&quot;:&quot;&amp;COLUMN([.W107])-10&amp;&quot;,&quot;&quot;text&quot;&quot;:&quot;&quot;&quot;&amp;[.W107]&amp;&quot;&quot;&quot;},&quot;;&quot;&quot;) &amp;IF([.X107]&gt;0;&quot;{&quot;&quot;value&quot;&quot;:&quot;&amp;COLUMN([.X107])-10&amp;&quot;,&quot;&quot;text&quot;&quot;:&quot;&quot;&quot;&amp;[.X107]&amp;&quot;&quot;&quot;},&quot;;&quot;&quot;) &amp;IF([.Y107]&gt;0;&quot;{&quot;&quot;value&quot;&quot;:&quot;&amp;COLUMN([.Y107])-10&amp;&quot;,&quot;&quot;text&quot;&quot;:&quot;&quot;&quot;&amp;[.Y107]&amp;&quot;&quot;&quot;},&quot;;&quot;&quot;) &amp;IF([.Z107]&gt;0;&quot;{&quot;&quot;value&quot;&quot;:&quot;&amp;COLUMN([.Z107])-10&amp;&quot;,&quot;&quot;text&quot;&quot;:&quot;&quot;&quot;&amp;[.Z107]&amp;&quot;&quot;&quot;},&quot;;&quot;&quot;) &amp;IF([.AA107]&gt;0;&quot;{&quot;&quot;value&quot;&quot;:&quot;&amp;COLUMN([.AA107])-10&amp;&quot;,&quot;&quot;text&quot;&quot;:&quot;&quot;&quot;&amp;[.AA107]&amp;&quot;&quot;&quot;},&quot;;&quot;&quot;)" office:value-type="string" office:string-value="{&quot;id&quot;:104,&quot;ordinal&quot;:105,&quot;required&quot;:0,&quot;category&quot;:&quot;Alchohol&quot;,&quot;skip&quot;:&quot;103.1&quot;,&quot;text&quot;:&quot;What type of alcohol do you drink?&quot;,&quot;type&quot;:&quot;MC&quot;,&quot;options&quot;:[{&quot;value&quot;:1,&quot;text&quot;:&quot;Beer / lager&quot;},{&quot;value&quot;:2,&quot;text&quot;:&quot;Cider&quot;},{&quot;value&quot;:3,&quot;text&quot;:&quot;Alcopops&quot;},{&quot;value&quot;:4,&quot;text&quot;:&quot;Wine&quot;},{&quot;value&quot;:5,&quot;text&quot;:&quot;Spirits (e.g. vodka&quot;},{&quot;value&quot;:6,&quot;text&quot;:&quot; whisky&quot;},{&quot;value&quot;:7,&quot;text&quot;:&quot; gin)&quot;},{&quot;value&quot;:8,&quot;text&quot;:&quot;TEXT_OTHER&quot;},">
            <text:p>{"id":104,"ordinal":105,"required":0,"category":"Alchohol","skip":"103.1","text":"What type of alcohol do you drink?","type":"MC","options":[{"value":1,"text":"Beer / lager"},{"value":2,"text":"Cider"},{"value":3,"text":"Alcopops"},{"value":4,"text":"Wine"},{"value":5,"text":"Spirits (e.g. vodka"},{"value":6,"text":" whisky"},{"value":7,"text":" gin)"},{"value":8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0&amp;&quot;,&quot;&quot;text&quot;&quot;:&quot;&quot;&quot;&amp;[.K108]&amp;&quot;&quot;&quot;},&quot;;&quot;&quot;) &amp;IF([.L108]&gt;0;&quot;{&quot;&quot;value&quot;&quot;:&quot;&amp;COLUMN([.L108])-10&amp;&quot;,&quot;&quot;text&quot;&quot;:&quot;&quot;&quot;&amp;[.L108]&amp;&quot;&quot;&quot;},&quot;;&quot;&quot;) &amp;IF([.M108]&gt;0;&quot;{&quot;&quot;value&quot;&quot;:&quot;&amp;COLUMN([.M108])-10&amp;&quot;,&quot;&quot;text&quot;&quot;:&quot;&quot;&quot;&amp;[.M108]&amp;&quot;&quot;&quot;},&quot;;&quot;&quot;) &amp;IF([.N108]&gt;0;&quot;{&quot;&quot;value&quot;&quot;:&quot;&amp;COLUMN([.N108])-10&amp;&quot;,&quot;&quot;text&quot;&quot;:&quot;&quot;&quot;&amp;[.N108]&amp;&quot;&quot;&quot;},&quot;;&quot;&quot;) &amp;IF([.O108]&gt;0;&quot;{&quot;&quot;value&quot;&quot;:&quot;&amp;COLUMN([.O108])-10&amp;&quot;,&quot;&quot;text&quot;&quot;:&quot;&quot;&quot;&amp;[.O108]&amp;&quot;&quot;&quot;},&quot;;&quot;&quot;) &amp;IF([.P108]&gt;0;&quot;{&quot;&quot;value&quot;&quot;:&quot;&amp;COLUMN([.P108])-10&amp;&quot;,&quot;&quot;text&quot;&quot;:&quot;&quot;&quot;&amp;[.P108]&amp;&quot;&quot;&quot;},&quot;;&quot;&quot;) &amp;IF([.Q108]&gt;0;&quot;{&quot;&quot;value&quot;&quot;:&quot;&amp;COLUMN([.Q108])-10&amp;&quot;,&quot;&quot;text&quot;&quot;:&quot;&quot;&quot;&amp;[.Q108]&amp;&quot;&quot;&quot;},&quot;;&quot;&quot;) &amp;IF([.R108]&gt;0;&quot;{&quot;&quot;value&quot;&quot;:&quot;&amp;COLUMN([.R108])-10&amp;&quot;,&quot;&quot;text&quot;&quot;:&quot;&quot;&quot;&amp;[.R108]&amp;&quot;&quot;&quot;},&quot;;&quot;&quot;) &amp;IF([.S108]&gt;0;&quot;{&quot;&quot;value&quot;&quot;:&quot;&amp;COLUMN([.S108])-10&amp;&quot;,&quot;&quot;text&quot;&quot;:&quot;&quot;&quot;&amp;[.S108]&amp;&quot;&quot;&quot;},&quot;;&quot;&quot;) &amp;IF([.T108]&gt;0;&quot;{&quot;&quot;value&quot;&quot;:&quot;&amp;COLUMN([.T108])-10&amp;&quot;,&quot;&quot;text&quot;&quot;:&quot;&quot;&quot;&amp;[.T108]&amp;&quot;&quot;&quot;},&quot;;&quot;&quot;) &amp;IF([.U108]&gt;0;&quot;{&quot;&quot;value&quot;&quot;:&quot;&amp;COLUMN([.U108])-10&amp;&quot;,&quot;&quot;text&quot;&quot;:&quot;&quot;&quot;&amp;[.U108]&amp;&quot;&quot;&quot;},&quot;;&quot;&quot;) &amp;IF([.V108]&gt;0;&quot;{&quot;&quot;value&quot;&quot;:&quot;&amp;COLUMN([.V108])-10&amp;&quot;,&quot;&quot;text&quot;&quot;:&quot;&quot;&quot;&amp;[.V108]&amp;&quot;&quot;&quot;},&quot;;&quot;&quot;) &amp;IF([.W108]&gt;0;&quot;{&quot;&quot;value&quot;&quot;:&quot;&amp;COLUMN([.W108])-10&amp;&quot;,&quot;&quot;text&quot;&quot;:&quot;&quot;&quot;&amp;[.W108]&amp;&quot;&quot;&quot;},&quot;;&quot;&quot;) &amp;IF([.X108]&gt;0;&quot;{&quot;&quot;value&quot;&quot;:&quot;&amp;COLUMN([.X108])-10&amp;&quot;,&quot;&quot;text&quot;&quot;:&quot;&quot;&quot;&amp;[.X108]&amp;&quot;&quot;&quot;},&quot;;&quot;&quot;) &amp;IF([.Y108]&gt;0;&quot;{&quot;&quot;value&quot;&quot;:&quot;&amp;COLUMN([.Y108])-10&amp;&quot;,&quot;&quot;text&quot;&quot;:&quot;&quot;&quot;&amp;[.Y108]&amp;&quot;&quot;&quot;},&quot;;&quot;&quot;) &amp;IF([.Z108]&gt;0;&quot;{&quot;&quot;value&quot;&quot;:&quot;&amp;COLUMN([.Z108])-10&amp;&quot;,&quot;&quot;text&quot;&quot;:&quot;&quot;&quot;&amp;[.Z108]&amp;&quot;&quot;&quot;},&quot;;&quot;&quot;) &amp;IF([.AA108]&gt;0;&quot;{&quot;&quot;value&quot;&quot;:&quot;&amp;COLUMN([.AA108])-10&amp;&quot;,&quot;&quot;text&quot;&quot;:&quot;&quot;&quot;&amp;[.AA108]&amp;&quot;&quot;&quot;},&quot;;&quot;&quot;)" office:value-type="string" office:string-value="{&quot;id&quot;:105,&quot;ordinal&quot;:106,&quot;required&quot;:0,&quot;category&quot;:&quot;Alchohol&quot;,&quot;skip&quot;:&quot;103.1&quot;,&quot;text&quot;:&quot;How many times do you drink alcohol in a typical week?&quot;,&quot;type&quot;:&quot;SC&quot;,&quot;options&quot;:[{&quot;value&quot;:1,&quot;text&quot;:&quot;Less than once&quot;},{&quot;value&quot;:2,&quot;text&quot;:&quot;Once or twice&quot;},{&quot;value&quot;:3,&quot;text&quot;:&quot;3-4 times&quot;},{&quot;value&quot;:4,&quot;text&quot;:&quot;5-6 times&quot;},{&quot;value&quot;:5,&quot;text&quot;:&quot;Every day&quot;},">
            <text:p>{"id":105,"ordinal":106,"required":0,"category":"Alchohol","skip":"103.1","text":"How many times do you drink alcohol in a typical week?","type":"SC","options":[{"value":1,"text":"Less than once"},{"value":2,"text":"Once or twice"},{"value":3,"text":"3-4 times"},{"value":4,"text":"5-6 times"},{"value":5,"text":"Every day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0&amp;&quot;,&quot;&quot;text&quot;&quot;:&quot;&quot;&quot;&amp;[.K109]&amp;&quot;&quot;&quot;},&quot;;&quot;&quot;) &amp;IF([.L109]&gt;0;&quot;{&quot;&quot;value&quot;&quot;:&quot;&amp;COLUMN([.L109])-10&amp;&quot;,&quot;&quot;text&quot;&quot;:&quot;&quot;&quot;&amp;[.L109]&amp;&quot;&quot;&quot;},&quot;;&quot;&quot;) &amp;IF([.M109]&gt;0;&quot;{&quot;&quot;value&quot;&quot;:&quot;&amp;COLUMN([.M109])-10&amp;&quot;,&quot;&quot;text&quot;&quot;:&quot;&quot;&quot;&amp;[.M109]&amp;&quot;&quot;&quot;},&quot;;&quot;&quot;) &amp;IF([.N109]&gt;0;&quot;{&quot;&quot;value&quot;&quot;:&quot;&amp;COLUMN([.N109])-10&amp;&quot;,&quot;&quot;text&quot;&quot;:&quot;&quot;&quot;&amp;[.N109]&amp;&quot;&quot;&quot;},&quot;;&quot;&quot;) &amp;IF([.O109]&gt;0;&quot;{&quot;&quot;value&quot;&quot;:&quot;&amp;COLUMN([.O109])-10&amp;&quot;,&quot;&quot;text&quot;&quot;:&quot;&quot;&quot;&amp;[.O109]&amp;&quot;&quot;&quot;},&quot;;&quot;&quot;) &amp;IF([.P109]&gt;0;&quot;{&quot;&quot;value&quot;&quot;:&quot;&amp;COLUMN([.P109])-10&amp;&quot;,&quot;&quot;text&quot;&quot;:&quot;&quot;&quot;&amp;[.P109]&amp;&quot;&quot;&quot;},&quot;;&quot;&quot;) &amp;IF([.Q109]&gt;0;&quot;{&quot;&quot;value&quot;&quot;:&quot;&amp;COLUMN([.Q109])-10&amp;&quot;,&quot;&quot;text&quot;&quot;:&quot;&quot;&quot;&amp;[.Q109]&amp;&quot;&quot;&quot;},&quot;;&quot;&quot;) &amp;IF([.R109]&gt;0;&quot;{&quot;&quot;value&quot;&quot;:&quot;&amp;COLUMN([.R109])-10&amp;&quot;,&quot;&quot;text&quot;&quot;:&quot;&quot;&quot;&amp;[.R109]&amp;&quot;&quot;&quot;},&quot;;&quot;&quot;) &amp;IF([.S109]&gt;0;&quot;{&quot;&quot;value&quot;&quot;:&quot;&amp;COLUMN([.S109])-10&amp;&quot;,&quot;&quot;text&quot;&quot;:&quot;&quot;&quot;&amp;[.S109]&amp;&quot;&quot;&quot;},&quot;;&quot;&quot;) &amp;IF([.T109]&gt;0;&quot;{&quot;&quot;value&quot;&quot;:&quot;&amp;COLUMN([.T109])-10&amp;&quot;,&quot;&quot;text&quot;&quot;:&quot;&quot;&quot;&amp;[.T109]&amp;&quot;&quot;&quot;},&quot;;&quot;&quot;) &amp;IF([.U109]&gt;0;&quot;{&quot;&quot;value&quot;&quot;:&quot;&amp;COLUMN([.U109])-10&amp;&quot;,&quot;&quot;text&quot;&quot;:&quot;&quot;&quot;&amp;[.U109]&amp;&quot;&quot;&quot;},&quot;;&quot;&quot;) &amp;IF([.V109]&gt;0;&quot;{&quot;&quot;value&quot;&quot;:&quot;&amp;COLUMN([.V109])-10&amp;&quot;,&quot;&quot;text&quot;&quot;:&quot;&quot;&quot;&amp;[.V109]&amp;&quot;&quot;&quot;},&quot;;&quot;&quot;) &amp;IF([.W109]&gt;0;&quot;{&quot;&quot;value&quot;&quot;:&quot;&amp;COLUMN([.W109])-10&amp;&quot;,&quot;&quot;text&quot;&quot;:&quot;&quot;&quot;&amp;[.W109]&amp;&quot;&quot;&quot;},&quot;;&quot;&quot;) &amp;IF([.X109]&gt;0;&quot;{&quot;&quot;value&quot;&quot;:&quot;&amp;COLUMN([.X109])-10&amp;&quot;,&quot;&quot;text&quot;&quot;:&quot;&quot;&quot;&amp;[.X109]&amp;&quot;&quot;&quot;},&quot;;&quot;&quot;) &amp;IF([.Y109]&gt;0;&quot;{&quot;&quot;value&quot;&quot;:&quot;&amp;COLUMN([.Y109])-10&amp;&quot;,&quot;&quot;text&quot;&quot;:&quot;&quot;&quot;&amp;[.Y109]&amp;&quot;&quot;&quot;},&quot;;&quot;&quot;) &amp;IF([.Z109]&gt;0;&quot;{&quot;&quot;value&quot;&quot;:&quot;&amp;COLUMN([.Z109])-10&amp;&quot;,&quot;&quot;text&quot;&quot;:&quot;&quot;&quot;&amp;[.Z109]&amp;&quot;&quot;&quot;},&quot;;&quot;&quot;) &amp;IF([.AA109]&gt;0;&quot;{&quot;&quot;value&quot;&quot;:&quot;&amp;COLUMN([.AA109])-10&amp;&quot;,&quot;&quot;text&quot;&quot;:&quot;&quot;&quot;&amp;[.AA109]&amp;&quot;&quot;&quot;},&quot;;&quot;&quot;)" office:value-type="string" office:string-value="{&quot;id&quot;:106,&quot;ordinal&quot;:107,&quot;required&quot;:0,&quot;category&quot;:&quot;Alchohol&quot;,&quot;skip&quot;:&quot;103.1&quot;,&quot;text&quot;:&quot;How much do you usually drink in one sitting?&quot;,&quot;type&quot;:&quot;TEXT&quot;,&quot;options&quot;:[">
            <text:p>{"id":106,"ordinal":107,"required":0,"category":"Alchohol","skip":"103.1","text":"How much do you usually drink in one sitting?","type":"TEXT","options":[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0&amp;&quot;,&quot;&quot;text&quot;&quot;:&quot;&quot;&quot;&amp;[.K110]&amp;&quot;&quot;&quot;},&quot;;&quot;&quot;) &amp;IF([.L110]&gt;0;&quot;{&quot;&quot;value&quot;&quot;:&quot;&amp;COLUMN([.L110])-10&amp;&quot;,&quot;&quot;text&quot;&quot;:&quot;&quot;&quot;&amp;[.L110]&amp;&quot;&quot;&quot;},&quot;;&quot;&quot;) &amp;IF([.M110]&gt;0;&quot;{&quot;&quot;value&quot;&quot;:&quot;&amp;COLUMN([.M110])-10&amp;&quot;,&quot;&quot;text&quot;&quot;:&quot;&quot;&quot;&amp;[.M110]&amp;&quot;&quot;&quot;},&quot;;&quot;&quot;) &amp;IF([.N110]&gt;0;&quot;{&quot;&quot;value&quot;&quot;:&quot;&amp;COLUMN([.N110])-10&amp;&quot;,&quot;&quot;text&quot;&quot;:&quot;&quot;&quot;&amp;[.N110]&amp;&quot;&quot;&quot;},&quot;;&quot;&quot;) &amp;IF([.O110]&gt;0;&quot;{&quot;&quot;value&quot;&quot;:&quot;&amp;COLUMN([.O110])-10&amp;&quot;,&quot;&quot;text&quot;&quot;:&quot;&quot;&quot;&amp;[.O110]&amp;&quot;&quot;&quot;},&quot;;&quot;&quot;) &amp;IF([.P110]&gt;0;&quot;{&quot;&quot;value&quot;&quot;:&quot;&amp;COLUMN([.P110])-10&amp;&quot;,&quot;&quot;text&quot;&quot;:&quot;&quot;&quot;&amp;[.P110]&amp;&quot;&quot;&quot;},&quot;;&quot;&quot;) &amp;IF([.Q110]&gt;0;&quot;{&quot;&quot;value&quot;&quot;:&quot;&amp;COLUMN([.Q110])-10&amp;&quot;,&quot;&quot;text&quot;&quot;:&quot;&quot;&quot;&amp;[.Q110]&amp;&quot;&quot;&quot;},&quot;;&quot;&quot;) &amp;IF([.R110]&gt;0;&quot;{&quot;&quot;value&quot;&quot;:&quot;&amp;COLUMN([.R110])-10&amp;&quot;,&quot;&quot;text&quot;&quot;:&quot;&quot;&quot;&amp;[.R110]&amp;&quot;&quot;&quot;},&quot;;&quot;&quot;) &amp;IF([.S110]&gt;0;&quot;{&quot;&quot;value&quot;&quot;:&quot;&amp;COLUMN([.S110])-10&amp;&quot;,&quot;&quot;text&quot;&quot;:&quot;&quot;&quot;&amp;[.S110]&amp;&quot;&quot;&quot;},&quot;;&quot;&quot;) &amp;IF([.T110]&gt;0;&quot;{&quot;&quot;value&quot;&quot;:&quot;&amp;COLUMN([.T110])-10&amp;&quot;,&quot;&quot;text&quot;&quot;:&quot;&quot;&quot;&amp;[.T110]&amp;&quot;&quot;&quot;},&quot;;&quot;&quot;) &amp;IF([.U110]&gt;0;&quot;{&quot;&quot;value&quot;&quot;:&quot;&amp;COLUMN([.U110])-10&amp;&quot;,&quot;&quot;text&quot;&quot;:&quot;&quot;&quot;&amp;[.U110]&amp;&quot;&quot;&quot;},&quot;;&quot;&quot;) &amp;IF([.V110]&gt;0;&quot;{&quot;&quot;value&quot;&quot;:&quot;&amp;COLUMN([.V110])-10&amp;&quot;,&quot;&quot;text&quot;&quot;:&quot;&quot;&quot;&amp;[.V110]&amp;&quot;&quot;&quot;},&quot;;&quot;&quot;) &amp;IF([.W110]&gt;0;&quot;{&quot;&quot;value&quot;&quot;:&quot;&amp;COLUMN([.W110])-10&amp;&quot;,&quot;&quot;text&quot;&quot;:&quot;&quot;&quot;&amp;[.W110]&amp;&quot;&quot;&quot;},&quot;;&quot;&quot;) &amp;IF([.X110]&gt;0;&quot;{&quot;&quot;value&quot;&quot;:&quot;&amp;COLUMN([.X110])-10&amp;&quot;,&quot;&quot;text&quot;&quot;:&quot;&quot;&quot;&amp;[.X110]&amp;&quot;&quot;&quot;},&quot;;&quot;&quot;) &amp;IF([.Y110]&gt;0;&quot;{&quot;&quot;value&quot;&quot;:&quot;&amp;COLUMN([.Y110])-10&amp;&quot;,&quot;&quot;text&quot;&quot;:&quot;&quot;&quot;&amp;[.Y110]&amp;&quot;&quot;&quot;},&quot;;&quot;&quot;) &amp;IF([.Z110]&gt;0;&quot;{&quot;&quot;value&quot;&quot;:&quot;&amp;COLUMN([.Z110])-10&amp;&quot;,&quot;&quot;text&quot;&quot;:&quot;&quot;&quot;&amp;[.Z110]&amp;&quot;&quot;&quot;},&quot;;&quot;&quot;) &amp;IF([.AA110]&gt;0;&quot;{&quot;&quot;value&quot;&quot;:&quot;&amp;COLUMN([.AA110])-10&amp;&quot;,&quot;&quot;text&quot;&quot;:&quot;&quot;&quot;&amp;[.AA110]&amp;&quot;&quot;&quot;},&quot;;&quot;&quot;)" office:value-type="string" office:string-value="{&quot;id&quot;:107,&quot;ordinal&quot;:108,&quot;required&quot;:0,&quot;category&quot;:&quot;Alchohol&quot;,&quot;skip&quot;:&quot;103.1&quot;,&quot;text&quot;:&quot;Why do you drink alcohol?&quot;,&quot;type&quot;:&quot;MC&quot;,&quot;options&quot;:[{&quot;value&quot;:1,&quot;text&quot;:&quot;I enjoy it&quot;},{&quot;value&quot;:2,&quot;text&quot;:&quot;It stops me feeling stressed&quot;},{&quot;value&quot;:3,&quot;text&quot;:&quot;All my friends drink&quot;},{&quot;value&quot;:4,&quot;text&quot;:&quot;I drink it with my family&quot;},{&quot;value&quot;:5,&quot;text&quot;:&quot;It tastes nice&quot;},{&quot;value&quot;:6,&quot;text&quot;:&quot;To socialise with friends&quot;},{&quot;value&quot;:7,&quot;text&quot;:&quot;I can't do without it&quot;},{&quot;value&quot;:8,&quot;text&quot;:&quot;TEXT_OTHER&quot;},">
            <text:p>{"id":107,"ordinal":108,"required":0,"category":"Alchohol","skip":"103.1","text":"Why do you drink alcohol?","type":"MC","options":[{"value":1,"text":"I enjoy it"},{"value":2,"text":"It stops me feeling stressed"},{"value":3,"text":"All my friends drink"},{"value":4,"text":"I drink it with my family"},{"value":5,"text":"It tastes nice"},{"value":6,"text":"To socialise with friends"},{"value":7,"text":"I can't do without it"},{"value":8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0&amp;&quot;,&quot;&quot;text&quot;&quot;:&quot;&quot;&quot;&amp;[.K111]&amp;&quot;&quot;&quot;},&quot;;&quot;&quot;) &amp;IF([.L111]&gt;0;&quot;{&quot;&quot;value&quot;&quot;:&quot;&amp;COLUMN([.L111])-10&amp;&quot;,&quot;&quot;text&quot;&quot;:&quot;&quot;&quot;&amp;[.L111]&amp;&quot;&quot;&quot;},&quot;;&quot;&quot;) &amp;IF([.M111]&gt;0;&quot;{&quot;&quot;value&quot;&quot;:&quot;&amp;COLUMN([.M111])-10&amp;&quot;,&quot;&quot;text&quot;&quot;:&quot;&quot;&quot;&amp;[.M111]&amp;&quot;&quot;&quot;},&quot;;&quot;&quot;) &amp;IF([.N111]&gt;0;&quot;{&quot;&quot;value&quot;&quot;:&quot;&amp;COLUMN([.N111])-10&amp;&quot;,&quot;&quot;text&quot;&quot;:&quot;&quot;&quot;&amp;[.N111]&amp;&quot;&quot;&quot;},&quot;;&quot;&quot;) &amp;IF([.O111]&gt;0;&quot;{&quot;&quot;value&quot;&quot;:&quot;&amp;COLUMN([.O111])-10&amp;&quot;,&quot;&quot;text&quot;&quot;:&quot;&quot;&quot;&amp;[.O111]&amp;&quot;&quot;&quot;},&quot;;&quot;&quot;) &amp;IF([.P111]&gt;0;&quot;{&quot;&quot;value&quot;&quot;:&quot;&amp;COLUMN([.P111])-10&amp;&quot;,&quot;&quot;text&quot;&quot;:&quot;&quot;&quot;&amp;[.P111]&amp;&quot;&quot;&quot;},&quot;;&quot;&quot;) &amp;IF([.Q111]&gt;0;&quot;{&quot;&quot;value&quot;&quot;:&quot;&amp;COLUMN([.Q111])-10&amp;&quot;,&quot;&quot;text&quot;&quot;:&quot;&quot;&quot;&amp;[.Q111]&amp;&quot;&quot;&quot;},&quot;;&quot;&quot;) &amp;IF([.R111]&gt;0;&quot;{&quot;&quot;value&quot;&quot;:&quot;&amp;COLUMN([.R111])-10&amp;&quot;,&quot;&quot;text&quot;&quot;:&quot;&quot;&quot;&amp;[.R111]&amp;&quot;&quot;&quot;},&quot;;&quot;&quot;) &amp;IF([.S111]&gt;0;&quot;{&quot;&quot;value&quot;&quot;:&quot;&amp;COLUMN([.S111])-10&amp;&quot;,&quot;&quot;text&quot;&quot;:&quot;&quot;&quot;&amp;[.S111]&amp;&quot;&quot;&quot;},&quot;;&quot;&quot;) &amp;IF([.T111]&gt;0;&quot;{&quot;&quot;value&quot;&quot;:&quot;&amp;COLUMN([.T111])-10&amp;&quot;,&quot;&quot;text&quot;&quot;:&quot;&quot;&quot;&amp;[.T111]&amp;&quot;&quot;&quot;},&quot;;&quot;&quot;) &amp;IF([.U111]&gt;0;&quot;{&quot;&quot;value&quot;&quot;:&quot;&amp;COLUMN([.U111])-10&amp;&quot;,&quot;&quot;text&quot;&quot;:&quot;&quot;&quot;&amp;[.U111]&amp;&quot;&quot;&quot;},&quot;;&quot;&quot;) &amp;IF([.V111]&gt;0;&quot;{&quot;&quot;value&quot;&quot;:&quot;&amp;COLUMN([.V111])-10&amp;&quot;,&quot;&quot;text&quot;&quot;:&quot;&quot;&quot;&amp;[.V111]&amp;&quot;&quot;&quot;},&quot;;&quot;&quot;) &amp;IF([.W111]&gt;0;&quot;{&quot;&quot;value&quot;&quot;:&quot;&amp;COLUMN([.W111])-10&amp;&quot;,&quot;&quot;text&quot;&quot;:&quot;&quot;&quot;&amp;[.W111]&amp;&quot;&quot;&quot;},&quot;;&quot;&quot;) &amp;IF([.X111]&gt;0;&quot;{&quot;&quot;value&quot;&quot;:&quot;&amp;COLUMN([.X111])-10&amp;&quot;,&quot;&quot;text&quot;&quot;:&quot;&quot;&quot;&amp;[.X111]&amp;&quot;&quot;&quot;},&quot;;&quot;&quot;) &amp;IF([.Y111]&gt;0;&quot;{&quot;&quot;value&quot;&quot;:&quot;&amp;COLUMN([.Y111])-10&amp;&quot;,&quot;&quot;text&quot;&quot;:&quot;&quot;&quot;&amp;[.Y111]&amp;&quot;&quot;&quot;},&quot;;&quot;&quot;) &amp;IF([.Z111]&gt;0;&quot;{&quot;&quot;value&quot;&quot;:&quot;&amp;COLUMN([.Z111])-10&amp;&quot;,&quot;&quot;text&quot;&quot;:&quot;&quot;&quot;&amp;[.Z111]&amp;&quot;&quot;&quot;},&quot;;&quot;&quot;) &amp;IF([.AA111]&gt;0;&quot;{&quot;&quot;value&quot;&quot;:&quot;&amp;COLUMN([.AA111])-10&amp;&quot;,&quot;&quot;text&quot;&quot;:&quot;&quot;&quot;&amp;[.AA111]&amp;&quot;&quot;&quot;},&quot;;&quot;&quot;)" office:value-type="string" office:string-value="{&quot;id&quot;:108,&quot;ordinal&quot;:109,&quot;required&quot;:0,&quot;category&quot;:&quot;Alchohol&quot;,&quot;skip&quot;:&quot;103.1&quot;,&quot;text&quot;:&quot;Do you think you drink too much alcohol?&quot;,&quot;type&quot;:&quot;SC&quot;,&quot;options&quot;:[{&quot;value&quot;:1,&quot;text&quot;:&quot;Yes&quot;},{&quot;value&quot;:2,&quot;text&quot;:&quot;No&quot;},{&quot;value&quot;:3,&quot;text&quot;:&quot;I'm not sure&quot;},">
            <text:p>{"id":108,"ordinal":109,"required":0,"category":"Alchohol","skip":"103.1","text":"Do you think you drink too much alcohol?","type":"SC","options":[{"value":1,"text":"Yes"},{"value":2,"text":"No"},{"value":3,"text":"I'm not sure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0&amp;&quot;,&quot;&quot;text&quot;&quot;:&quot;&quot;&quot;&amp;[.K112]&amp;&quot;&quot;&quot;},&quot;;&quot;&quot;) &amp;IF([.L112]&gt;0;&quot;{&quot;&quot;value&quot;&quot;:&quot;&amp;COLUMN([.L112])-10&amp;&quot;,&quot;&quot;text&quot;&quot;:&quot;&quot;&quot;&amp;[.L112]&amp;&quot;&quot;&quot;},&quot;;&quot;&quot;) &amp;IF([.M112]&gt;0;&quot;{&quot;&quot;value&quot;&quot;:&quot;&amp;COLUMN([.M112])-10&amp;&quot;,&quot;&quot;text&quot;&quot;:&quot;&quot;&quot;&amp;[.M112]&amp;&quot;&quot;&quot;},&quot;;&quot;&quot;) &amp;IF([.N112]&gt;0;&quot;{&quot;&quot;value&quot;&quot;:&quot;&amp;COLUMN([.N112])-10&amp;&quot;,&quot;&quot;text&quot;&quot;:&quot;&quot;&quot;&amp;[.N112]&amp;&quot;&quot;&quot;},&quot;;&quot;&quot;) &amp;IF([.O112]&gt;0;&quot;{&quot;&quot;value&quot;&quot;:&quot;&amp;COLUMN([.O112])-10&amp;&quot;,&quot;&quot;text&quot;&quot;:&quot;&quot;&quot;&amp;[.O112]&amp;&quot;&quot;&quot;},&quot;;&quot;&quot;) &amp;IF([.P112]&gt;0;&quot;{&quot;&quot;value&quot;&quot;:&quot;&amp;COLUMN([.P112])-10&amp;&quot;,&quot;&quot;text&quot;&quot;:&quot;&quot;&quot;&amp;[.P112]&amp;&quot;&quot;&quot;},&quot;;&quot;&quot;) &amp;IF([.Q112]&gt;0;&quot;{&quot;&quot;value&quot;&quot;:&quot;&amp;COLUMN([.Q112])-10&amp;&quot;,&quot;&quot;text&quot;&quot;:&quot;&quot;&quot;&amp;[.Q112]&amp;&quot;&quot;&quot;},&quot;;&quot;&quot;) &amp;IF([.R112]&gt;0;&quot;{&quot;&quot;value&quot;&quot;:&quot;&amp;COLUMN([.R112])-10&amp;&quot;,&quot;&quot;text&quot;&quot;:&quot;&quot;&quot;&amp;[.R112]&amp;&quot;&quot;&quot;},&quot;;&quot;&quot;) &amp;IF([.S112]&gt;0;&quot;{&quot;&quot;value&quot;&quot;:&quot;&amp;COLUMN([.S112])-10&amp;&quot;,&quot;&quot;text&quot;&quot;:&quot;&quot;&quot;&amp;[.S112]&amp;&quot;&quot;&quot;},&quot;;&quot;&quot;) &amp;IF([.T112]&gt;0;&quot;{&quot;&quot;value&quot;&quot;:&quot;&amp;COLUMN([.T112])-10&amp;&quot;,&quot;&quot;text&quot;&quot;:&quot;&quot;&quot;&amp;[.T112]&amp;&quot;&quot;&quot;},&quot;;&quot;&quot;) &amp;IF([.U112]&gt;0;&quot;{&quot;&quot;value&quot;&quot;:&quot;&amp;COLUMN([.U112])-10&amp;&quot;,&quot;&quot;text&quot;&quot;:&quot;&quot;&quot;&amp;[.U112]&amp;&quot;&quot;&quot;},&quot;;&quot;&quot;) &amp;IF([.V112]&gt;0;&quot;{&quot;&quot;value&quot;&quot;:&quot;&amp;COLUMN([.V112])-10&amp;&quot;,&quot;&quot;text&quot;&quot;:&quot;&quot;&quot;&amp;[.V112]&amp;&quot;&quot;&quot;},&quot;;&quot;&quot;) &amp;IF([.W112]&gt;0;&quot;{&quot;&quot;value&quot;&quot;:&quot;&amp;COLUMN([.W112])-10&amp;&quot;,&quot;&quot;text&quot;&quot;:&quot;&quot;&quot;&amp;[.W112]&amp;&quot;&quot;&quot;},&quot;;&quot;&quot;) &amp;IF([.X112]&gt;0;&quot;{&quot;&quot;value&quot;&quot;:&quot;&amp;COLUMN([.X112])-10&amp;&quot;,&quot;&quot;text&quot;&quot;:&quot;&quot;&quot;&amp;[.X112]&amp;&quot;&quot;&quot;},&quot;;&quot;&quot;) &amp;IF([.Y112]&gt;0;&quot;{&quot;&quot;value&quot;&quot;:&quot;&amp;COLUMN([.Y112])-10&amp;&quot;,&quot;&quot;text&quot;&quot;:&quot;&quot;&quot;&amp;[.Y112]&amp;&quot;&quot;&quot;},&quot;;&quot;&quot;) &amp;IF([.Z112]&gt;0;&quot;{&quot;&quot;value&quot;&quot;:&quot;&amp;COLUMN([.Z112])-10&amp;&quot;,&quot;&quot;text&quot;&quot;:&quot;&quot;&quot;&amp;[.Z112]&amp;&quot;&quot;&quot;},&quot;;&quot;&quot;) &amp;IF([.AA112]&gt;0;&quot;{&quot;&quot;value&quot;&quot;:&quot;&amp;COLUMN([.AA112])-10&amp;&quot;,&quot;&quot;text&quot;&quot;:&quot;&quot;&quot;&amp;[.AA112]&amp;&quot;&quot;&quot;},&quot;;&quot;&quot;)" office:value-type="string" office:string-value="{&quot;id&quot;:109,&quot;ordinal&quot;:110,&quot;required&quot;:0,&quot;category&quot;:&quot;Alchohol&quot;,&quot;skip&quot;:&quot;103.1&quot;,&quot;text&quot;:&quot;Do you know how to manage your diabetes when drinking alcohol?&quot;,&quot;type&quot;:&quot;SC&quot;,&quot;options&quot;:[{&quot;value&quot;:1,&quot;text&quot;:&quot;Yes&quot;},{&quot;value&quot;:2,&quot;text&quot;:&quot;No&quot;},{&quot;value&quot;:3,&quot;text&quot;:&quot;I'm not sure&quot;},">
            <text:p>{"id":109,"ordinal":110,"required":0,"category":"Alchohol","skip":"103.1","text":"Do you know how to manage your diabetes when drinking alcohol?","type":"SC","options":[{"value":1,"text":"Yes"},{"value":2,"text":"No"},{"value":3,"text":"I'm not sure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0&amp;&quot;,&quot;&quot;text&quot;&quot;:&quot;&quot;&quot;&amp;[.K113]&amp;&quot;&quot;&quot;},&quot;;&quot;&quot;) &amp;IF([.L113]&gt;0;&quot;{&quot;&quot;value&quot;&quot;:&quot;&amp;COLUMN([.L113])-10&amp;&quot;,&quot;&quot;text&quot;&quot;:&quot;&quot;&quot;&amp;[.L113]&amp;&quot;&quot;&quot;},&quot;;&quot;&quot;) &amp;IF([.M113]&gt;0;&quot;{&quot;&quot;value&quot;&quot;:&quot;&amp;COLUMN([.M113])-10&amp;&quot;,&quot;&quot;text&quot;&quot;:&quot;&quot;&quot;&amp;[.M113]&amp;&quot;&quot;&quot;},&quot;;&quot;&quot;) &amp;IF([.N113]&gt;0;&quot;{&quot;&quot;value&quot;&quot;:&quot;&amp;COLUMN([.N113])-10&amp;&quot;,&quot;&quot;text&quot;&quot;:&quot;&quot;&quot;&amp;[.N113]&amp;&quot;&quot;&quot;},&quot;;&quot;&quot;) &amp;IF([.O113]&gt;0;&quot;{&quot;&quot;value&quot;&quot;:&quot;&amp;COLUMN([.O113])-10&amp;&quot;,&quot;&quot;text&quot;&quot;:&quot;&quot;&quot;&amp;[.O113]&amp;&quot;&quot;&quot;},&quot;;&quot;&quot;) &amp;IF([.P113]&gt;0;&quot;{&quot;&quot;value&quot;&quot;:&quot;&amp;COLUMN([.P113])-10&amp;&quot;,&quot;&quot;text&quot;&quot;:&quot;&quot;&quot;&amp;[.P113]&amp;&quot;&quot;&quot;},&quot;;&quot;&quot;) &amp;IF([.Q113]&gt;0;&quot;{&quot;&quot;value&quot;&quot;:&quot;&amp;COLUMN([.Q113])-10&amp;&quot;,&quot;&quot;text&quot;&quot;:&quot;&quot;&quot;&amp;[.Q113]&amp;&quot;&quot;&quot;},&quot;;&quot;&quot;) &amp;IF([.R113]&gt;0;&quot;{&quot;&quot;value&quot;&quot;:&quot;&amp;COLUMN([.R113])-10&amp;&quot;,&quot;&quot;text&quot;&quot;:&quot;&quot;&quot;&amp;[.R113]&amp;&quot;&quot;&quot;},&quot;;&quot;&quot;) &amp;IF([.S113]&gt;0;&quot;{&quot;&quot;value&quot;&quot;:&quot;&amp;COLUMN([.S113])-10&amp;&quot;,&quot;&quot;text&quot;&quot;:&quot;&quot;&quot;&amp;[.S113]&amp;&quot;&quot;&quot;},&quot;;&quot;&quot;) &amp;IF([.T113]&gt;0;&quot;{&quot;&quot;value&quot;&quot;:&quot;&amp;COLUMN([.T113])-10&amp;&quot;,&quot;&quot;text&quot;&quot;:&quot;&quot;&quot;&amp;[.T113]&amp;&quot;&quot;&quot;},&quot;;&quot;&quot;) &amp;IF([.U113]&gt;0;&quot;{&quot;&quot;value&quot;&quot;:&quot;&amp;COLUMN([.U113])-10&amp;&quot;,&quot;&quot;text&quot;&quot;:&quot;&quot;&quot;&amp;[.U113]&amp;&quot;&quot;&quot;},&quot;;&quot;&quot;) &amp;IF([.V113]&gt;0;&quot;{&quot;&quot;value&quot;&quot;:&quot;&amp;COLUMN([.V113])-10&amp;&quot;,&quot;&quot;text&quot;&quot;:&quot;&quot;&quot;&amp;[.V113]&amp;&quot;&quot;&quot;},&quot;;&quot;&quot;) &amp;IF([.W113]&gt;0;&quot;{&quot;&quot;value&quot;&quot;:&quot;&amp;COLUMN([.W113])-10&amp;&quot;,&quot;&quot;text&quot;&quot;:&quot;&quot;&quot;&amp;[.W113]&amp;&quot;&quot;&quot;},&quot;;&quot;&quot;) &amp;IF([.X113]&gt;0;&quot;{&quot;&quot;value&quot;&quot;:&quot;&amp;COLUMN([.X113])-10&amp;&quot;,&quot;&quot;text&quot;&quot;:&quot;&quot;&quot;&amp;[.X113]&amp;&quot;&quot;&quot;},&quot;;&quot;&quot;) &amp;IF([.Y113]&gt;0;&quot;{&quot;&quot;value&quot;&quot;:&quot;&amp;COLUMN([.Y113])-10&amp;&quot;,&quot;&quot;text&quot;&quot;:&quot;&quot;&quot;&amp;[.Y113]&amp;&quot;&quot;&quot;},&quot;;&quot;&quot;) &amp;IF([.Z113]&gt;0;&quot;{&quot;&quot;value&quot;&quot;:&quot;&amp;COLUMN([.Z113])-10&amp;&quot;,&quot;&quot;text&quot;&quot;:&quot;&quot;&quot;&amp;[.Z113]&amp;&quot;&quot;&quot;},&quot;;&quot;&quot;) &amp;IF([.AA113]&gt;0;&quot;{&quot;&quot;value&quot;&quot;:&quot;&amp;COLUMN([.AA113])-10&amp;&quot;,&quot;&quot;text&quot;&quot;:&quot;&quot;&quot;&amp;[.AA113]&amp;&quot;&quot;&quot;},&quot;;&quot;&quot;)" office:value-type="string" office:string-value="{&quot;id&quot;:110,&quot;ordinal&quot;:111,&quot;required&quot;:0,&quot;category&quot;:&quot;Alchohol&quot;,&quot;skip&quot;:&quot;103.1&quot;,&quot;text&quot;:&quot;Would you like help with your alcohol drinking?&quot;,&quot;type&quot;:&quot;SC&quot;,&quot;options&quot;:[{&quot;value&quot;:1,&quot;text&quot;:&quot;Yes&quot;},{&quot;value&quot;:2,&quot;text&quot;:&quot;No&quot;},{&quot;value&quot;:3,&quot;text&quot;:&quot;I'm not sure&quot;},">
            <text:p>{"id":110,"ordinal":111,"required":0,"category":"Alchohol","skip":"103.1","text":"Would you like help with your alcohol drinking?","type":"SC","options":[{"value":1,"text":"Yes"},{"value":2,"text":"No"},{"value":3,"text":"I'm not sure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0&amp;&quot;,&quot;&quot;text&quot;&quot;:&quot;&quot;&quot;&amp;[.K114]&amp;&quot;&quot;&quot;},&quot;;&quot;&quot;) &amp;IF([.L114]&gt;0;&quot;{&quot;&quot;value&quot;&quot;:&quot;&amp;COLUMN([.L114])-10&amp;&quot;,&quot;&quot;text&quot;&quot;:&quot;&quot;&quot;&amp;[.L114]&amp;&quot;&quot;&quot;},&quot;;&quot;&quot;) &amp;IF([.M114]&gt;0;&quot;{&quot;&quot;value&quot;&quot;:&quot;&amp;COLUMN([.M114])-10&amp;&quot;,&quot;&quot;text&quot;&quot;:&quot;&quot;&quot;&amp;[.M114]&amp;&quot;&quot;&quot;},&quot;;&quot;&quot;) &amp;IF([.N114]&gt;0;&quot;{&quot;&quot;value&quot;&quot;:&quot;&amp;COLUMN([.N114])-10&amp;&quot;,&quot;&quot;text&quot;&quot;:&quot;&quot;&quot;&amp;[.N114]&amp;&quot;&quot;&quot;},&quot;;&quot;&quot;) &amp;IF([.O114]&gt;0;&quot;{&quot;&quot;value&quot;&quot;:&quot;&amp;COLUMN([.O114])-10&amp;&quot;,&quot;&quot;text&quot;&quot;:&quot;&quot;&quot;&amp;[.O114]&amp;&quot;&quot;&quot;},&quot;;&quot;&quot;) &amp;IF([.P114]&gt;0;&quot;{&quot;&quot;value&quot;&quot;:&quot;&amp;COLUMN([.P114])-10&amp;&quot;,&quot;&quot;text&quot;&quot;:&quot;&quot;&quot;&amp;[.P114]&amp;&quot;&quot;&quot;},&quot;;&quot;&quot;) &amp;IF([.Q114]&gt;0;&quot;{&quot;&quot;value&quot;&quot;:&quot;&amp;COLUMN([.Q114])-10&amp;&quot;,&quot;&quot;text&quot;&quot;:&quot;&quot;&quot;&amp;[.Q114]&amp;&quot;&quot;&quot;},&quot;;&quot;&quot;) &amp;IF([.R114]&gt;0;&quot;{&quot;&quot;value&quot;&quot;:&quot;&amp;COLUMN([.R114])-10&amp;&quot;,&quot;&quot;text&quot;&quot;:&quot;&quot;&quot;&amp;[.R114]&amp;&quot;&quot;&quot;},&quot;;&quot;&quot;) &amp;IF([.S114]&gt;0;&quot;{&quot;&quot;value&quot;&quot;:&quot;&amp;COLUMN([.S114])-10&amp;&quot;,&quot;&quot;text&quot;&quot;:&quot;&quot;&quot;&amp;[.S114]&amp;&quot;&quot;&quot;},&quot;;&quot;&quot;) &amp;IF([.T114]&gt;0;&quot;{&quot;&quot;value&quot;&quot;:&quot;&amp;COLUMN([.T114])-10&amp;&quot;,&quot;&quot;text&quot;&quot;:&quot;&quot;&quot;&amp;[.T114]&amp;&quot;&quot;&quot;},&quot;;&quot;&quot;) &amp;IF([.U114]&gt;0;&quot;{&quot;&quot;value&quot;&quot;:&quot;&amp;COLUMN([.U114])-10&amp;&quot;,&quot;&quot;text&quot;&quot;:&quot;&quot;&quot;&amp;[.U114]&amp;&quot;&quot;&quot;},&quot;;&quot;&quot;) &amp;IF([.V114]&gt;0;&quot;{&quot;&quot;value&quot;&quot;:&quot;&amp;COLUMN([.V114])-10&amp;&quot;,&quot;&quot;text&quot;&quot;:&quot;&quot;&quot;&amp;[.V114]&amp;&quot;&quot;&quot;},&quot;;&quot;&quot;) &amp;IF([.W114]&gt;0;&quot;{&quot;&quot;value&quot;&quot;:&quot;&amp;COLUMN([.W114])-10&amp;&quot;,&quot;&quot;text&quot;&quot;:&quot;&quot;&quot;&amp;[.W114]&amp;&quot;&quot;&quot;},&quot;;&quot;&quot;) &amp;IF([.X114]&gt;0;&quot;{&quot;&quot;value&quot;&quot;:&quot;&amp;COLUMN([.X114])-10&amp;&quot;,&quot;&quot;text&quot;&quot;:&quot;&quot;&quot;&amp;[.X114]&amp;&quot;&quot;&quot;},&quot;;&quot;&quot;) &amp;IF([.Y114]&gt;0;&quot;{&quot;&quot;value&quot;&quot;:&quot;&amp;COLUMN([.Y114])-10&amp;&quot;,&quot;&quot;text&quot;&quot;:&quot;&quot;&quot;&amp;[.Y114]&amp;&quot;&quot;&quot;},&quot;;&quot;&quot;) &amp;IF([.Z114]&gt;0;&quot;{&quot;&quot;value&quot;&quot;:&quot;&amp;COLUMN([.Z114])-10&amp;&quot;,&quot;&quot;text&quot;&quot;:&quot;&quot;&quot;&amp;[.Z114]&amp;&quot;&quot;&quot;},&quot;;&quot;&quot;) &amp;IF([.AA114]&gt;0;&quot;{&quot;&quot;value&quot;&quot;:&quot;&amp;COLUMN([.AA114])-10&amp;&quot;,&quot;&quot;text&quot;&quot;:&quot;&quot;&quot;&amp;[.AA114]&amp;&quot;&quot;&quot;},&quot;;&quot;&quot;)" office:value-type="string" office:string-value="{&quot;id&quot;:111,&quot;ordinal&quot;:112,&quot;required&quot;:0,&quot;category&quot;:&quot;Parties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1,&quot;text&quot;:&quot;I would go to the party but I would drink any alcohol&quot;},{&quot;value&quot;:2,&quot;text&quot;:&quot;I would go to the party and have a drink but I would monitor my blood glucose levels to make sure I was ok &quot;},{&quot;value&quot;:3,&quot;text&quot;:&quot;I would go to the party, drink the same as my friends and not worry about my diabetes &quot;},{&quot;value&quot;:4,&quot;text&quot;:&quot;I would not go to the party &quot;},{&quot;value&quot;:5,&quot;text&quot;:&quot;TEXT_OTHER&quot;},">
            <text:p>{"id":111,"ordinal":112,"required":0,"category":"Parties","skip":"null","text":"You are going to a party one Friday night with your friends and you know that they will be drinking alcohol. Which statement best describes what you would do?","type":"SC","options":[{"value":1,"text":"I would go to the party but I would drink any alcohol"},{"value":2,"text":"I would go to the party and have a drink but I would monitor my blood glucose levels to make sure I was ok "},{"value":3,"text":"I would go to the party, drink the same as my friends and not worry about my diabetes "},{"value":4,"text":"I would not go to the party "},{"value":5,"text":"TEXT_OTHER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0&amp;&quot;,&quot;&quot;text&quot;&quot;:&quot;&quot;&quot;&amp;[.K115]&amp;&quot;&quot;&quot;},&quot;;&quot;&quot;) &amp;IF([.L115]&gt;0;&quot;{&quot;&quot;value&quot;&quot;:&quot;&amp;COLUMN([.L115])-10&amp;&quot;,&quot;&quot;text&quot;&quot;:&quot;&quot;&quot;&amp;[.L115]&amp;&quot;&quot;&quot;},&quot;;&quot;&quot;) &amp;IF([.M115]&gt;0;&quot;{&quot;&quot;value&quot;&quot;:&quot;&amp;COLUMN([.M115])-10&amp;&quot;,&quot;&quot;text&quot;&quot;:&quot;&quot;&quot;&amp;[.M115]&amp;&quot;&quot;&quot;},&quot;;&quot;&quot;) &amp;IF([.N115]&gt;0;&quot;{&quot;&quot;value&quot;&quot;:&quot;&amp;COLUMN([.N115])-10&amp;&quot;,&quot;&quot;text&quot;&quot;:&quot;&quot;&quot;&amp;[.N115]&amp;&quot;&quot;&quot;},&quot;;&quot;&quot;) &amp;IF([.O115]&gt;0;&quot;{&quot;&quot;value&quot;&quot;:&quot;&amp;COLUMN([.O115])-10&amp;&quot;,&quot;&quot;text&quot;&quot;:&quot;&quot;&quot;&amp;[.O115]&amp;&quot;&quot;&quot;},&quot;;&quot;&quot;) &amp;IF([.P115]&gt;0;&quot;{&quot;&quot;value&quot;&quot;:&quot;&amp;COLUMN([.P115])-10&amp;&quot;,&quot;&quot;text&quot;&quot;:&quot;&quot;&quot;&amp;[.P115]&amp;&quot;&quot;&quot;},&quot;;&quot;&quot;) &amp;IF([.Q115]&gt;0;&quot;{&quot;&quot;value&quot;&quot;:&quot;&amp;COLUMN([.Q115])-10&amp;&quot;,&quot;&quot;text&quot;&quot;:&quot;&quot;&quot;&amp;[.Q115]&amp;&quot;&quot;&quot;},&quot;;&quot;&quot;) &amp;IF([.R115]&gt;0;&quot;{&quot;&quot;value&quot;&quot;:&quot;&amp;COLUMN([.R115])-10&amp;&quot;,&quot;&quot;text&quot;&quot;:&quot;&quot;&quot;&amp;[.R115]&amp;&quot;&quot;&quot;},&quot;;&quot;&quot;) &amp;IF([.S115]&gt;0;&quot;{&quot;&quot;value&quot;&quot;:&quot;&amp;COLUMN([.S115])-10&amp;&quot;,&quot;&quot;text&quot;&quot;:&quot;&quot;&quot;&amp;[.S115]&amp;&quot;&quot;&quot;},&quot;;&quot;&quot;) &amp;IF([.T115]&gt;0;&quot;{&quot;&quot;value&quot;&quot;:&quot;&amp;COLUMN([.T115])-10&amp;&quot;,&quot;&quot;text&quot;&quot;:&quot;&quot;&quot;&amp;[.T115]&amp;&quot;&quot;&quot;},&quot;;&quot;&quot;) &amp;IF([.U115]&gt;0;&quot;{&quot;&quot;value&quot;&quot;:&quot;&amp;COLUMN([.U115])-10&amp;&quot;,&quot;&quot;text&quot;&quot;:&quot;&quot;&quot;&amp;[.U115]&amp;&quot;&quot;&quot;},&quot;;&quot;&quot;) &amp;IF([.V115]&gt;0;&quot;{&quot;&quot;value&quot;&quot;:&quot;&amp;COLUMN([.V115])-10&amp;&quot;,&quot;&quot;text&quot;&quot;:&quot;&quot;&quot;&amp;[.V115]&amp;&quot;&quot;&quot;},&quot;;&quot;&quot;) &amp;IF([.W115]&gt;0;&quot;{&quot;&quot;value&quot;&quot;:&quot;&amp;COLUMN([.W115])-10&amp;&quot;,&quot;&quot;text&quot;&quot;:&quot;&quot;&quot;&amp;[.W115]&amp;&quot;&quot;&quot;},&quot;;&quot;&quot;) &amp;IF([.X115]&gt;0;&quot;{&quot;&quot;value&quot;&quot;:&quot;&amp;COLUMN([.X115])-10&amp;&quot;,&quot;&quot;text&quot;&quot;:&quot;&quot;&quot;&amp;[.X115]&amp;&quot;&quot;&quot;},&quot;;&quot;&quot;) &amp;IF([.Y115]&gt;0;&quot;{&quot;&quot;value&quot;&quot;:&quot;&amp;COLUMN([.Y115])-10&amp;&quot;,&quot;&quot;text&quot;&quot;:&quot;&quot;&quot;&amp;[.Y115]&amp;&quot;&quot;&quot;},&quot;;&quot;&quot;) &amp;IF([.Z115]&gt;0;&quot;{&quot;&quot;value&quot;&quot;:&quot;&amp;COLUMN([.Z115])-10&amp;&quot;,&quot;&quot;text&quot;&quot;:&quot;&quot;&quot;&amp;[.Z115]&amp;&quot;&quot;&quot;},&quot;;&quot;&quot;) &amp;IF([.AA115]&gt;0;&quot;{&quot;&quot;value&quot;&quot;:&quot;&amp;COLUMN([.AA115])-10&amp;&quot;,&quot;&quot;text&quot;&quot;:&quot;&quot;&quot;&amp;[.AA115]&amp;&quot;&quot;&quot;},&quot;;&quot;&quot;)" office:value-type="string" office:string-value="{&quot;id&quot;:112,&quot;ordinal&quot;:113,&quot;required&quot;:0,&quot;category&quot;:&quot;Parties&quot;,&quot;skip&quot;:&quot;null&quot;,&quot;text&quot;:&quot;Which statement best describes you?&quot;,&quot;type&quot;:&quot;SC&quot;,&quot;options&quot;:[{&quot;value&quot;:1,&quot;text&quot;:&quot;I do have a problem with diabetes, it's just a part of my life &quot;},{&quot;value&quot;:2,&quot;text&quot;:&quot;I sometimes wish I did have diabetes, but I just get on with it because I have to &quot;},{&quot;value&quot;:3,&quot;text&quot;:&quot;I hate having diabetes &quot;},">
            <text:p>{"id":112,"ordinal":113,"required":0,"category":"Parties","skip":"null","text":"Which statement best describes you?","type":"SC","options":[{"value":1,"text":"I do have a problem with diabetes, it's just a part of my life "},{"value":2,"text":"I sometimes wish I did have diabetes, but I just get on with it because I have to "},{"value":3,"text":"I hate having diabetes 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0&amp;&quot;,&quot;&quot;text&quot;&quot;:&quot;&quot;&quot;&amp;[.K116]&amp;&quot;&quot;&quot;},&quot;;&quot;&quot;) &amp;IF([.L116]&gt;0;&quot;{&quot;&quot;value&quot;&quot;:&quot;&amp;COLUMN([.L116])-10&amp;&quot;,&quot;&quot;text&quot;&quot;:&quot;&quot;&quot;&amp;[.L116]&amp;&quot;&quot;&quot;},&quot;;&quot;&quot;) &amp;IF([.M116]&gt;0;&quot;{&quot;&quot;value&quot;&quot;:&quot;&amp;COLUMN([.M116])-10&amp;&quot;,&quot;&quot;text&quot;&quot;:&quot;&quot;&quot;&amp;[.M116]&amp;&quot;&quot;&quot;},&quot;;&quot;&quot;) &amp;IF([.N116]&gt;0;&quot;{&quot;&quot;value&quot;&quot;:&quot;&amp;COLUMN([.N116])-10&amp;&quot;,&quot;&quot;text&quot;&quot;:&quot;&quot;&quot;&amp;[.N116]&amp;&quot;&quot;&quot;},&quot;;&quot;&quot;) &amp;IF([.O116]&gt;0;&quot;{&quot;&quot;value&quot;&quot;:&quot;&amp;COLUMN([.O116])-10&amp;&quot;,&quot;&quot;text&quot;&quot;:&quot;&quot;&quot;&amp;[.O116]&amp;&quot;&quot;&quot;},&quot;;&quot;&quot;) &amp;IF([.P116]&gt;0;&quot;{&quot;&quot;value&quot;&quot;:&quot;&amp;COLUMN([.P116])-10&amp;&quot;,&quot;&quot;text&quot;&quot;:&quot;&quot;&quot;&amp;[.P116]&amp;&quot;&quot;&quot;},&quot;;&quot;&quot;) &amp;IF([.Q116]&gt;0;&quot;{&quot;&quot;value&quot;&quot;:&quot;&amp;COLUMN([.Q116])-10&amp;&quot;,&quot;&quot;text&quot;&quot;:&quot;&quot;&quot;&amp;[.Q116]&amp;&quot;&quot;&quot;},&quot;;&quot;&quot;) &amp;IF([.R116]&gt;0;&quot;{&quot;&quot;value&quot;&quot;:&quot;&amp;COLUMN([.R116])-10&amp;&quot;,&quot;&quot;text&quot;&quot;:&quot;&quot;&quot;&amp;[.R116]&amp;&quot;&quot;&quot;},&quot;;&quot;&quot;) &amp;IF([.S116]&gt;0;&quot;{&quot;&quot;value&quot;&quot;:&quot;&amp;COLUMN([.S116])-10&amp;&quot;,&quot;&quot;text&quot;&quot;:&quot;&quot;&quot;&amp;[.S116]&amp;&quot;&quot;&quot;},&quot;;&quot;&quot;) &amp;IF([.T116]&gt;0;&quot;{&quot;&quot;value&quot;&quot;:&quot;&amp;COLUMN([.T116])-10&amp;&quot;,&quot;&quot;text&quot;&quot;:&quot;&quot;&quot;&amp;[.T116]&amp;&quot;&quot;&quot;},&quot;;&quot;&quot;) &amp;IF([.U116]&gt;0;&quot;{&quot;&quot;value&quot;&quot;:&quot;&amp;COLUMN([.U116])-10&amp;&quot;,&quot;&quot;text&quot;&quot;:&quot;&quot;&quot;&amp;[.U116]&amp;&quot;&quot;&quot;},&quot;;&quot;&quot;) &amp;IF([.V116]&gt;0;&quot;{&quot;&quot;value&quot;&quot;:&quot;&amp;COLUMN([.V116])-10&amp;&quot;,&quot;&quot;text&quot;&quot;:&quot;&quot;&quot;&amp;[.V116]&amp;&quot;&quot;&quot;},&quot;;&quot;&quot;) &amp;IF([.W116]&gt;0;&quot;{&quot;&quot;value&quot;&quot;:&quot;&amp;COLUMN([.W116])-10&amp;&quot;,&quot;&quot;text&quot;&quot;:&quot;&quot;&quot;&amp;[.W116]&amp;&quot;&quot;&quot;},&quot;;&quot;&quot;) &amp;IF([.X116]&gt;0;&quot;{&quot;&quot;value&quot;&quot;:&quot;&amp;COLUMN([.X116])-10&amp;&quot;,&quot;&quot;text&quot;&quot;:&quot;&quot;&quot;&amp;[.X116]&amp;&quot;&quot;&quot;},&quot;;&quot;&quot;) &amp;IF([.Y116]&gt;0;&quot;{&quot;&quot;value&quot;&quot;:&quot;&amp;COLUMN([.Y116])-10&amp;&quot;,&quot;&quot;text&quot;&quot;:&quot;&quot;&quot;&amp;[.Y116]&amp;&quot;&quot;&quot;},&quot;;&quot;&quot;) &amp;IF([.Z116]&gt;0;&quot;{&quot;&quot;value&quot;&quot;:&quot;&amp;COLUMN([.Z116])-10&amp;&quot;,&quot;&quot;text&quot;&quot;:&quot;&quot;&quot;&amp;[.Z116]&amp;&quot;&quot;&quot;},&quot;;&quot;&quot;) &amp;IF([.AA116]&gt;0;&quot;{&quot;&quot;value&quot;&quot;:&quot;&amp;COLUMN([.AA116])-10&amp;&quot;,&quot;&quot;text&quot;&quot;:&quot;&quot;&quot;&amp;[.AA116]&amp;&quot;&quot;&quot;},&quot;;&quot;&quot;)" office:value-type="string" office:string-value="{&quot;id&quot;:113,&quot;ordinal&quot;:114,&quot;required&quot;:0,&quot;category&quot;:&quot;Living&quot;,&quot;skip&quot;:&quot;null&quot;,&quot;text&quot;:&quot;Now you have answered the questions about living with diabetes, how does diabetes affect your life?&quot;,&quot;type&quot;:&quot;SC&quot;,&quot;options&quot;:[{&quot;value&quot;:1,&quot;text&quot;:&quot;My diabetes doesn't stop me from doing anything&quot;},{&quot;value&quot;:2,&quot;text&quot;:&quot;I ca always do what I want, but I manage&quot;},{&quot;value&quot;:3,&quot;text&quot;:&quot;My diabetes stops me from doing lots of things&quot;},">
            <text:p>{"id":113,"ordinal":114,"required":0,"category":"Living","skip":"null","text":"Now you have answered the questions about living with diabetes, how does diabetes affect your life?","type":"SC","options":[{"value":1,"text":"My diabetes doesn't stop me from doing anything"},{"value":2,"text":"I ca always do what I want, but I manage"},{"value":3,"text":"My diabetes stops me from doing lots of things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0&amp;&quot;,&quot;&quot;text&quot;&quot;:&quot;&quot;&quot;&amp;[.K117]&amp;&quot;&quot;&quot;},&quot;;&quot;&quot;) &amp;IF([.L117]&gt;0;&quot;{&quot;&quot;value&quot;&quot;:&quot;&amp;COLUMN([.L117])-10&amp;&quot;,&quot;&quot;text&quot;&quot;:&quot;&quot;&quot;&amp;[.L117]&amp;&quot;&quot;&quot;},&quot;;&quot;&quot;) &amp;IF([.M117]&gt;0;&quot;{&quot;&quot;value&quot;&quot;:&quot;&amp;COLUMN([.M117])-10&amp;&quot;,&quot;&quot;text&quot;&quot;:&quot;&quot;&quot;&amp;[.M117]&amp;&quot;&quot;&quot;},&quot;;&quot;&quot;) &amp;IF([.N117]&gt;0;&quot;{&quot;&quot;value&quot;&quot;:&quot;&amp;COLUMN([.N117])-10&amp;&quot;,&quot;&quot;text&quot;&quot;:&quot;&quot;&quot;&amp;[.N117]&amp;&quot;&quot;&quot;},&quot;;&quot;&quot;) &amp;IF([.O117]&gt;0;&quot;{&quot;&quot;value&quot;&quot;:&quot;&amp;COLUMN([.O117])-10&amp;&quot;,&quot;&quot;text&quot;&quot;:&quot;&quot;&quot;&amp;[.O117]&amp;&quot;&quot;&quot;},&quot;;&quot;&quot;) &amp;IF([.P117]&gt;0;&quot;{&quot;&quot;value&quot;&quot;:&quot;&amp;COLUMN([.P117])-10&amp;&quot;,&quot;&quot;text&quot;&quot;:&quot;&quot;&quot;&amp;[.P117]&amp;&quot;&quot;&quot;},&quot;;&quot;&quot;) &amp;IF([.Q117]&gt;0;&quot;{&quot;&quot;value&quot;&quot;:&quot;&amp;COLUMN([.Q117])-10&amp;&quot;,&quot;&quot;text&quot;&quot;:&quot;&quot;&quot;&amp;[.Q117]&amp;&quot;&quot;&quot;},&quot;;&quot;&quot;) &amp;IF([.R117]&gt;0;&quot;{&quot;&quot;value&quot;&quot;:&quot;&amp;COLUMN([.R117])-10&amp;&quot;,&quot;&quot;text&quot;&quot;:&quot;&quot;&quot;&amp;[.R117]&amp;&quot;&quot;&quot;},&quot;;&quot;&quot;) &amp;IF([.S117]&gt;0;&quot;{&quot;&quot;value&quot;&quot;:&quot;&amp;COLUMN([.S117])-10&amp;&quot;,&quot;&quot;text&quot;&quot;:&quot;&quot;&quot;&amp;[.S117]&amp;&quot;&quot;&quot;},&quot;;&quot;&quot;) &amp;IF([.T117]&gt;0;&quot;{&quot;&quot;value&quot;&quot;:&quot;&amp;COLUMN([.T117])-10&amp;&quot;,&quot;&quot;text&quot;&quot;:&quot;&quot;&quot;&amp;[.T117]&amp;&quot;&quot;&quot;},&quot;;&quot;&quot;) &amp;IF([.U117]&gt;0;&quot;{&quot;&quot;value&quot;&quot;:&quot;&amp;COLUMN([.U117])-10&amp;&quot;,&quot;&quot;text&quot;&quot;:&quot;&quot;&quot;&amp;[.U117]&amp;&quot;&quot;&quot;},&quot;;&quot;&quot;) &amp;IF([.V117]&gt;0;&quot;{&quot;&quot;value&quot;&quot;:&quot;&amp;COLUMN([.V117])-10&amp;&quot;,&quot;&quot;text&quot;&quot;:&quot;&quot;&quot;&amp;[.V117]&amp;&quot;&quot;&quot;},&quot;;&quot;&quot;) &amp;IF([.W117]&gt;0;&quot;{&quot;&quot;value&quot;&quot;:&quot;&amp;COLUMN([.W117])-10&amp;&quot;,&quot;&quot;text&quot;&quot;:&quot;&quot;&quot;&amp;[.W117]&amp;&quot;&quot;&quot;},&quot;;&quot;&quot;) &amp;IF([.X117]&gt;0;&quot;{&quot;&quot;value&quot;&quot;:&quot;&amp;COLUMN([.X117])-10&amp;&quot;,&quot;&quot;text&quot;&quot;:&quot;&quot;&quot;&amp;[.X117]&amp;&quot;&quot;&quot;},&quot;;&quot;&quot;) &amp;IF([.Y117]&gt;0;&quot;{&quot;&quot;value&quot;&quot;:&quot;&amp;COLUMN([.Y117])-10&amp;&quot;,&quot;&quot;text&quot;&quot;:&quot;&quot;&quot;&amp;[.Y117]&amp;&quot;&quot;&quot;},&quot;;&quot;&quot;) &amp;IF([.Z117]&gt;0;&quot;{&quot;&quot;value&quot;&quot;:&quot;&amp;COLUMN([.Z117])-10&amp;&quot;,&quot;&quot;text&quot;&quot;:&quot;&quot;&quot;&amp;[.Z117]&amp;&quot;&quot;&quot;},&quot;;&quot;&quot;) &amp;IF([.AA117]&gt;0;&quot;{&quot;&quot;value&quot;&quot;:&quot;&amp;COLUMN([.AA117])-10&amp;&quot;,&quot;&quot;text&quot;&quot;:&quot;&quot;&quot;&amp;[.AA117]&amp;&quot;&quot;&quot;},&quot;;&quot;&quot;)" office:value-type="string" office:string-value="{&quot;id&quot;:114,&quot;ordinal&quot;:115,&quot;required&quot;:0,&quot;category&quot;:&quot;Living&quot;,&quot;skip&quot;:&quot;null&quot;,&quot;text&quot;:&quot;Which of the following people do you feel support you with managing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4,"ordinal":115,"required":0,"category":"Living","skip":"null","text":"Which of the following people do you feel support you with managing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0&amp;&quot;,&quot;&quot;text&quot;&quot;:&quot;&quot;&quot;&amp;[.K118]&amp;&quot;&quot;&quot;},&quot;;&quot;&quot;) &amp;IF([.L118]&gt;0;&quot;{&quot;&quot;value&quot;&quot;:&quot;&amp;COLUMN([.L118])-10&amp;&quot;,&quot;&quot;text&quot;&quot;:&quot;&quot;&quot;&amp;[.L118]&amp;&quot;&quot;&quot;},&quot;;&quot;&quot;) &amp;IF([.M118]&gt;0;&quot;{&quot;&quot;value&quot;&quot;:&quot;&amp;COLUMN([.M118])-10&amp;&quot;,&quot;&quot;text&quot;&quot;:&quot;&quot;&quot;&amp;[.M118]&amp;&quot;&quot;&quot;},&quot;;&quot;&quot;) &amp;IF([.N118]&gt;0;&quot;{&quot;&quot;value&quot;&quot;:&quot;&amp;COLUMN([.N118])-10&amp;&quot;,&quot;&quot;text&quot;&quot;:&quot;&quot;&quot;&amp;[.N118]&amp;&quot;&quot;&quot;},&quot;;&quot;&quot;) &amp;IF([.O118]&gt;0;&quot;{&quot;&quot;value&quot;&quot;:&quot;&amp;COLUMN([.O118])-10&amp;&quot;,&quot;&quot;text&quot;&quot;:&quot;&quot;&quot;&amp;[.O118]&amp;&quot;&quot;&quot;},&quot;;&quot;&quot;) &amp;IF([.P118]&gt;0;&quot;{&quot;&quot;value&quot;&quot;:&quot;&amp;COLUMN([.P118])-10&amp;&quot;,&quot;&quot;text&quot;&quot;:&quot;&quot;&quot;&amp;[.P118]&amp;&quot;&quot;&quot;},&quot;;&quot;&quot;) &amp;IF([.Q118]&gt;0;&quot;{&quot;&quot;value&quot;&quot;:&quot;&amp;COLUMN([.Q118])-10&amp;&quot;,&quot;&quot;text&quot;&quot;:&quot;&quot;&quot;&amp;[.Q118]&amp;&quot;&quot;&quot;},&quot;;&quot;&quot;) &amp;IF([.R118]&gt;0;&quot;{&quot;&quot;value&quot;&quot;:&quot;&amp;COLUMN([.R118])-10&amp;&quot;,&quot;&quot;text&quot;&quot;:&quot;&quot;&quot;&amp;[.R118]&amp;&quot;&quot;&quot;},&quot;;&quot;&quot;) &amp;IF([.S118]&gt;0;&quot;{&quot;&quot;value&quot;&quot;:&quot;&amp;COLUMN([.S118])-10&amp;&quot;,&quot;&quot;text&quot;&quot;:&quot;&quot;&quot;&amp;[.S118]&amp;&quot;&quot;&quot;},&quot;;&quot;&quot;) &amp;IF([.T118]&gt;0;&quot;{&quot;&quot;value&quot;&quot;:&quot;&amp;COLUMN([.T118])-10&amp;&quot;,&quot;&quot;text&quot;&quot;:&quot;&quot;&quot;&amp;[.T118]&amp;&quot;&quot;&quot;},&quot;;&quot;&quot;) &amp;IF([.U118]&gt;0;&quot;{&quot;&quot;value&quot;&quot;:&quot;&amp;COLUMN([.U118])-10&amp;&quot;,&quot;&quot;text&quot;&quot;:&quot;&quot;&quot;&amp;[.U118]&amp;&quot;&quot;&quot;},&quot;;&quot;&quot;) &amp;IF([.V118]&gt;0;&quot;{&quot;&quot;value&quot;&quot;:&quot;&amp;COLUMN([.V118])-10&amp;&quot;,&quot;&quot;text&quot;&quot;:&quot;&quot;&quot;&amp;[.V118]&amp;&quot;&quot;&quot;},&quot;;&quot;&quot;) &amp;IF([.W118]&gt;0;&quot;{&quot;&quot;value&quot;&quot;:&quot;&amp;COLUMN([.W118])-10&amp;&quot;,&quot;&quot;text&quot;&quot;:&quot;&quot;&quot;&amp;[.W118]&amp;&quot;&quot;&quot;},&quot;;&quot;&quot;) &amp;IF([.X118]&gt;0;&quot;{&quot;&quot;value&quot;&quot;:&quot;&amp;COLUMN([.X118])-10&amp;&quot;,&quot;&quot;text&quot;&quot;:&quot;&quot;&quot;&amp;[.X118]&amp;&quot;&quot;&quot;},&quot;;&quot;&quot;) &amp;IF([.Y118]&gt;0;&quot;{&quot;&quot;value&quot;&quot;:&quot;&amp;COLUMN([.Y118])-10&amp;&quot;,&quot;&quot;text&quot;&quot;:&quot;&quot;&quot;&amp;[.Y118]&amp;&quot;&quot;&quot;},&quot;;&quot;&quot;) &amp;IF([.Z118]&gt;0;&quot;{&quot;&quot;value&quot;&quot;:&quot;&amp;COLUMN([.Z118])-10&amp;&quot;,&quot;&quot;text&quot;&quot;:&quot;&quot;&quot;&amp;[.Z118]&amp;&quot;&quot;&quot;},&quot;;&quot;&quot;) &amp;IF([.AA118]&gt;0;&quot;{&quot;&quot;value&quot;&quot;:&quot;&amp;COLUMN([.AA118])-10&amp;&quot;,&quot;&quot;text&quot;&quot;:&quot;&quot;&quot;&amp;[.AA118]&amp;&quot;&quot;&quot;},&quot;;&quot;&quot;)" office:value-type="string" office:string-value="{&quot;id&quot;:115,&quot;ordinal&quot;:116,&quot;required&quot;:0,&quot;category&quot;:&quot;Living&quot;,&quot;skip&quot;:&quot;null&quot;,&quot;text&quot;:&quot;Which of the following people do you feel understand your diabetes?&quot;,&quot;type&quot;:&quot;MC&quot;,&quot;options&quot;:[{&quot;value&quot;:1,&quot;text&quot;:&quot;Parent(s) / carer(s) / guardian(s)&quot;},{&quot;value&quot;:2,&quot;text&quot;:&quot;Brother(s) / sister(s)&quot;},{&quot;value&quot;:3,&quot;text&quot;:&quot;Auntie(s) / uncle(s)&quot;},{&quot;value&quot;:4,&quot;text&quot;:&quot;Grandparent(s)&quot;},{&quot;value&quot;:5,&quot;text&quot;:&quot;Cousin(s)&quot;},{&quot;value&quot;:6,&quot;text&quot;:&quot;Au pair / nanny&quot;},{&quot;value&quot;:7,&quot;text&quot;:&quot;Friends&quot;},{&quot;value&quot;:8,&quot;text&quot;:&quot;Teachers / employers&quot;},{&quot;value&quot;:9,&quot;text&quot;:&quot;Diabetes nurse&quot;},{&quot;value&quot;:10,&quot;text&quot;:&quot;Diabetes consultant (doctor)&quot;},{&quot;value&quot;:11,&quot;text&quot;:&quot;Diabetes dietician&quot;},{&quot;value&quot;:12,&quot;text&quot;:&quot;Nobody&quot;},{&quot;value&quot;:13,&quot;text&quot;:&quot;Counsellor / psychologist&quot;},{&quot;value&quot;:14,&quot;text&quot;:&quot;TEXT_OTHER&quot;},">
            <text:p>{"id":115,"ordinal":116,"required":0,"category":"Living","skip":"null","text":"Which of the following people do you feel understand your diabetes?","type":"MC","options":[{"value":1,"text":"Parent(s) / carer(s) / guardian(s)"},{"value":2,"text":"Brother(s) / sister(s)"},{"value":3,"text":"Auntie(s) / uncle(s)"},{"value":4,"text":"Grandparent(s)"},{"value":5,"text":"Cousin(s)"},{"value":6,"text":"Au pair / nanny"},{"value":7,"text":"Friends"},{"value":8,"text":"Teachers / employers"},{"value":9,"text":"Diabetes nurse"},{"value":10,"text":"Diabetes consultant (doctor)"},{"value":11,"text":"Diabetes dietician"},{"value":12,"text":"Nobody"},{"value":13,"text":"Counsellor / psychologist"},{"value":14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0&amp;&quot;,&quot;&quot;text&quot;&quot;:&quot;&quot;&quot;&amp;[.K119]&amp;&quot;&quot;&quot;},&quot;;&quot;&quot;) &amp;IF([.L119]&gt;0;&quot;{&quot;&quot;value&quot;&quot;:&quot;&amp;COLUMN([.L119])-10&amp;&quot;,&quot;&quot;text&quot;&quot;:&quot;&quot;&quot;&amp;[.L119]&amp;&quot;&quot;&quot;},&quot;;&quot;&quot;) &amp;IF([.M119]&gt;0;&quot;{&quot;&quot;value&quot;&quot;:&quot;&amp;COLUMN([.M119])-10&amp;&quot;,&quot;&quot;text&quot;&quot;:&quot;&quot;&quot;&amp;[.M119]&amp;&quot;&quot;&quot;},&quot;;&quot;&quot;) &amp;IF([.N119]&gt;0;&quot;{&quot;&quot;value&quot;&quot;:&quot;&amp;COLUMN([.N119])-10&amp;&quot;,&quot;&quot;text&quot;&quot;:&quot;&quot;&quot;&amp;[.N119]&amp;&quot;&quot;&quot;},&quot;;&quot;&quot;) &amp;IF([.O119]&gt;0;&quot;{&quot;&quot;value&quot;&quot;:&quot;&amp;COLUMN([.O119])-10&amp;&quot;,&quot;&quot;text&quot;&quot;:&quot;&quot;&quot;&amp;[.O119]&amp;&quot;&quot;&quot;},&quot;;&quot;&quot;) &amp;IF([.P119]&gt;0;&quot;{&quot;&quot;value&quot;&quot;:&quot;&amp;COLUMN([.P119])-10&amp;&quot;,&quot;&quot;text&quot;&quot;:&quot;&quot;&quot;&amp;[.P119]&amp;&quot;&quot;&quot;},&quot;;&quot;&quot;) &amp;IF([.Q119]&gt;0;&quot;{&quot;&quot;value&quot;&quot;:&quot;&amp;COLUMN([.Q119])-10&amp;&quot;,&quot;&quot;text&quot;&quot;:&quot;&quot;&quot;&amp;[.Q119]&amp;&quot;&quot;&quot;},&quot;;&quot;&quot;) &amp;IF([.R119]&gt;0;&quot;{&quot;&quot;value&quot;&quot;:&quot;&amp;COLUMN([.R119])-10&amp;&quot;,&quot;&quot;text&quot;&quot;:&quot;&quot;&quot;&amp;[.R119]&amp;&quot;&quot;&quot;},&quot;;&quot;&quot;) &amp;IF([.S119]&gt;0;&quot;{&quot;&quot;value&quot;&quot;:&quot;&amp;COLUMN([.S119])-10&amp;&quot;,&quot;&quot;text&quot;&quot;:&quot;&quot;&quot;&amp;[.S119]&amp;&quot;&quot;&quot;},&quot;;&quot;&quot;) &amp;IF([.T119]&gt;0;&quot;{&quot;&quot;value&quot;&quot;:&quot;&amp;COLUMN([.T119])-10&amp;&quot;,&quot;&quot;text&quot;&quot;:&quot;&quot;&quot;&amp;[.T119]&amp;&quot;&quot;&quot;},&quot;;&quot;&quot;) &amp;IF([.U119]&gt;0;&quot;{&quot;&quot;value&quot;&quot;:&quot;&amp;COLUMN([.U119])-10&amp;&quot;,&quot;&quot;text&quot;&quot;:&quot;&quot;&quot;&amp;[.U119]&amp;&quot;&quot;&quot;},&quot;;&quot;&quot;) &amp;IF([.V119]&gt;0;&quot;{&quot;&quot;value&quot;&quot;:&quot;&amp;COLUMN([.V119])-10&amp;&quot;,&quot;&quot;text&quot;&quot;:&quot;&quot;&quot;&amp;[.V119]&amp;&quot;&quot;&quot;},&quot;;&quot;&quot;) &amp;IF([.W119]&gt;0;&quot;{&quot;&quot;value&quot;&quot;:&quot;&amp;COLUMN([.W119])-10&amp;&quot;,&quot;&quot;text&quot;&quot;:&quot;&quot;&quot;&amp;[.W119]&amp;&quot;&quot;&quot;},&quot;;&quot;&quot;) &amp;IF([.X119]&gt;0;&quot;{&quot;&quot;value&quot;&quot;:&quot;&amp;COLUMN([.X119])-10&amp;&quot;,&quot;&quot;text&quot;&quot;:&quot;&quot;&quot;&amp;[.X119]&amp;&quot;&quot;&quot;},&quot;;&quot;&quot;) &amp;IF([.Y119]&gt;0;&quot;{&quot;&quot;value&quot;&quot;:&quot;&amp;COLUMN([.Y119])-10&amp;&quot;,&quot;&quot;text&quot;&quot;:&quot;&quot;&quot;&amp;[.Y119]&amp;&quot;&quot;&quot;},&quot;;&quot;&quot;) &amp;IF([.Z119]&gt;0;&quot;{&quot;&quot;value&quot;&quot;:&quot;&amp;COLUMN([.Z119])-10&amp;&quot;,&quot;&quot;text&quot;&quot;:&quot;&quot;&quot;&amp;[.Z119]&amp;&quot;&quot;&quot;},&quot;;&quot;&quot;) &amp;IF([.AA119]&gt;0;&quot;{&quot;&quot;value&quot;&quot;:&quot;&amp;COLUMN([.AA119])-10&amp;&quot;,&quot;&quot;text&quot;&quot;:&quot;&quot;&quot;&amp;[.AA119]&amp;&quot;&quot;&quot;},&quot;;&quot;&quot;)" office:value-type="string" office:string-value="{&quot;id&quot;:116,&quot;ordinal&quot;:117,&quot;required&quot;:0,&quot;category&quot;:&quot;Living&quot;,&quot;skip&quot;:&quot;null&quot;,&quot;text&quot;:&quot;Rate how you feel about your life at the moment in relation to.....?&quot;,&quot;type&quot;:&quot;MCV&quot;,&quot;options&quot;:[{&quot;value&quot;:1,&quot;text&quot;:&quot;Very happy&quot;},{&quot;value&quot;:2,&quot;text&quot;:&quot;Things could be better&quot;},{&quot;value&quot;:3,&quot;text&quot;:&quot;Unhappy&quot;},{&quot;value&quot;:4,&quot;text&quot;:&quot;School / college / work&quot;},{&quot;value&quot;:5,&quot;text&quot;:&quot;Friends&quot;},{&quot;value&quot;:6,&quot;text&quot;:&quot;Family&quot;},{&quot;value&quot;:7,&quot;text&quot;:&quot;Well-being&quot;},{&quot;value&quot;:8,&quot;text&quot;:&quot;My future&quot;},">
            <text:p>{"id":116,"ordinal":117,"required":0,"category":"Living","skip":"null","text":"Rate how you feel about your life at the moment in relation to.....?","type":"MCV","options":[{"value":1,"text":"Very happy"},{"value":2,"text":"Things could be better"},{"value":3,"text":"Unhappy"},{"value":4,"text":"School / college / work"},{"value":5,"text":"Friends"},{"value":6,"text":"Family"},{"value":7,"text":"Well-being"},{"value":8,"text":"My future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0&amp;&quot;,&quot;&quot;text&quot;&quot;:&quot;&quot;&quot;&amp;[.K120]&amp;&quot;&quot;&quot;},&quot;;&quot;&quot;) &amp;IF([.L120]&gt;0;&quot;{&quot;&quot;value&quot;&quot;:&quot;&amp;COLUMN([.L120])-10&amp;&quot;,&quot;&quot;text&quot;&quot;:&quot;&quot;&quot;&amp;[.L120]&amp;&quot;&quot;&quot;},&quot;;&quot;&quot;) &amp;IF([.M120]&gt;0;&quot;{&quot;&quot;value&quot;&quot;:&quot;&amp;COLUMN([.M120])-10&amp;&quot;,&quot;&quot;text&quot;&quot;:&quot;&quot;&quot;&amp;[.M120]&amp;&quot;&quot;&quot;},&quot;;&quot;&quot;) &amp;IF([.N120]&gt;0;&quot;{&quot;&quot;value&quot;&quot;:&quot;&amp;COLUMN([.N120])-10&amp;&quot;,&quot;&quot;text&quot;&quot;:&quot;&quot;&quot;&amp;[.N120]&amp;&quot;&quot;&quot;},&quot;;&quot;&quot;) &amp;IF([.O120]&gt;0;&quot;{&quot;&quot;value&quot;&quot;:&quot;&amp;COLUMN([.O120])-10&amp;&quot;,&quot;&quot;text&quot;&quot;:&quot;&quot;&quot;&amp;[.O120]&amp;&quot;&quot;&quot;},&quot;;&quot;&quot;) &amp;IF([.P120]&gt;0;&quot;{&quot;&quot;value&quot;&quot;:&quot;&amp;COLUMN([.P120])-10&amp;&quot;,&quot;&quot;text&quot;&quot;:&quot;&quot;&quot;&amp;[.P120]&amp;&quot;&quot;&quot;},&quot;;&quot;&quot;) &amp;IF([.Q120]&gt;0;&quot;{&quot;&quot;value&quot;&quot;:&quot;&amp;COLUMN([.Q120])-10&amp;&quot;,&quot;&quot;text&quot;&quot;:&quot;&quot;&quot;&amp;[.Q120]&amp;&quot;&quot;&quot;},&quot;;&quot;&quot;) &amp;IF([.R120]&gt;0;&quot;{&quot;&quot;value&quot;&quot;:&quot;&amp;COLUMN([.R120])-10&amp;&quot;,&quot;&quot;text&quot;&quot;:&quot;&quot;&quot;&amp;[.R120]&amp;&quot;&quot;&quot;},&quot;;&quot;&quot;) &amp;IF([.S120]&gt;0;&quot;{&quot;&quot;value&quot;&quot;:&quot;&amp;COLUMN([.S120])-10&amp;&quot;,&quot;&quot;text&quot;&quot;:&quot;&quot;&quot;&amp;[.S120]&amp;&quot;&quot;&quot;},&quot;;&quot;&quot;) &amp;IF([.T120]&gt;0;&quot;{&quot;&quot;value&quot;&quot;:&quot;&amp;COLUMN([.T120])-10&amp;&quot;,&quot;&quot;text&quot;&quot;:&quot;&quot;&quot;&amp;[.T120]&amp;&quot;&quot;&quot;},&quot;;&quot;&quot;) &amp;IF([.U120]&gt;0;&quot;{&quot;&quot;value&quot;&quot;:&quot;&amp;COLUMN([.U120])-10&amp;&quot;,&quot;&quot;text&quot;&quot;:&quot;&quot;&quot;&amp;[.U120]&amp;&quot;&quot;&quot;},&quot;;&quot;&quot;) &amp;IF([.V120]&gt;0;&quot;{&quot;&quot;value&quot;&quot;:&quot;&amp;COLUMN([.V120])-10&amp;&quot;,&quot;&quot;text&quot;&quot;:&quot;&quot;&quot;&amp;[.V120]&amp;&quot;&quot;&quot;},&quot;;&quot;&quot;) &amp;IF([.W120]&gt;0;&quot;{&quot;&quot;value&quot;&quot;:&quot;&amp;COLUMN([.W120])-10&amp;&quot;,&quot;&quot;text&quot;&quot;:&quot;&quot;&quot;&amp;[.W120]&amp;&quot;&quot;&quot;},&quot;;&quot;&quot;) &amp;IF([.X120]&gt;0;&quot;{&quot;&quot;value&quot;&quot;:&quot;&amp;COLUMN([.X120])-10&amp;&quot;,&quot;&quot;text&quot;&quot;:&quot;&quot;&quot;&amp;[.X120]&amp;&quot;&quot;&quot;},&quot;;&quot;&quot;) &amp;IF([.Y120]&gt;0;&quot;{&quot;&quot;value&quot;&quot;:&quot;&amp;COLUMN([.Y120])-10&amp;&quot;,&quot;&quot;text&quot;&quot;:&quot;&quot;&quot;&amp;[.Y120]&amp;&quot;&quot;&quot;},&quot;;&quot;&quot;) &amp;IF([.Z120]&gt;0;&quot;{&quot;&quot;value&quot;&quot;:&quot;&amp;COLUMN([.Z120])-10&amp;&quot;,&quot;&quot;text&quot;&quot;:&quot;&quot;&quot;&amp;[.Z120]&amp;&quot;&quot;&quot;},&quot;;&quot;&quot;) &amp;IF([.AA120]&gt;0;&quot;{&quot;&quot;value&quot;&quot;:&quot;&amp;COLUMN([.AA120])-10&amp;&quot;,&quot;&quot;text&quot;&quot;:&quot;&quot;&quot;&amp;[.AA120]&amp;&quot;&quot;&quot;},&quot;;&quot;&quot;)" office:value-type="string" office:string-value="{&quot;id&quot;:117,&quot;ordinal&quot;:118,&quot;required&quot;:0,&quot;category&quot;:&quot;Living&quot;,&quot;skip&quot;:&quot;null&quot;,&quot;text&quot;:&quot;And to finish......now you have answered all the questions, how do you feel about your diabetes at the moment?&quot;,&quot;type&quot;:&quot;SC&quot;,&quot;options&quot;:[{&quot;value&quot;:1,&quot;text&quot;:&quot;OK&quot;},{&quot;value&quot;:2,&quot;text&quot;:&quot;Things could be better&quot;},{&quot;value&quot;:3,&quot;text&quot;:&quot;Unhappy&quot;},">
            <text:p>{"id":117,"ordinal":118,"required":0,"category":"Living","skip":"null","text":"And to finish......now you have answered all the questions, how do you feel about your diabetes at the moment?","type":"SC","options":[{"value":1,"text":"OK"},{"value":2,"text":"Things could be better"},{"value":3,"text":"Unhapp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2" table:number-rows-repeated="1048455">
          <table:table-cell table:number-columns-repeated="60"/>
        </table:table-row>
        <table:table-row table:style-name="ro2">
          <table:table-cell table:number-columns-repeated="60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2-12-30T17:55:11</dc:date>
    <dc:creator>Eric Link</dc:creator>
    <meta:editing-duration>PT15M31S</meta:editing-duration>
    <meta:editing-cycles>10</meta:editing-cycles>
    <meta:generator>LibreOffice/3.5$MacOSX_x86 LibreOffice_project/e0fbe70-dcba98b-297ab39-994e618-0f858f0</meta:generator>
    <meta:document-statistic meta:table-count="3" meta:cell-count="7557" meta:object-count="0"/>
  </office:meta>
</office:document-meta>
</file>